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style:font-name="AncientGreek"/>
    </style:style>
    <style:style style:name="P70"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71" style:family="paragraph" style:parent-style-name="Standard">
      <style:paragraph-properties fo:text-align="center" style:justify-single-word="false" fo:orphans="0" fo:widows="0"/>
      <style:text-properties style:font-name="AncientGreek" fo:font-weight="bold" style:font-weight-asian="bold" style:font-weight-complex="bold"/>
    </style:style>
    <style:style style:name="P72" style:family="paragraph" style:parent-style-name="Standard">
      <style:paragraph-properties fo:orphans="0" fo:widows="0"/>
      <style:text-properties style:font-name="AncientGreek" fo:language="el" fo:country="GR"/>
    </style:style>
    <style:style style:name="P7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74" style:family="paragraph" style:parent-style-name="Standard">
      <style:paragraph-properties fo:text-align="center" style:justify-single-word="false" fo:orphans="0" fo:widows="0"/>
    </style:style>
    <style:style style:name="P7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76" style:family="paragraph" style:parent-style-name="Standard">
      <style:paragraph-properties fo:orphans="0" fo:widows="0"/>
      <style:text-properties style:font-name="Times New Roman"/>
    </style:style>
    <style:style style:name="P77"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78"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80" style:family="paragraph" style:parent-style-name="Standard">
      <style:paragraph-properties fo:orphans="0" fo:widows="0"/>
      <style:text-properties fo:color="#202122" loext:opacity="100%" style:font-name="Times New Roman"/>
    </style:style>
    <style:style style:name="P81" style:family="paragraph" style:parent-style-name="Standard">
      <style:paragraph-properties fo:orphans="0" fo:widows="0"/>
      <style:text-properties fo:color="#202122" loext:opacity="100%" style:font-name="sans-serif" fo:font-size="10.5pt" style:font-size-asian="10.5pt"/>
    </style:style>
    <style:style style:name="P82" style:family="paragraph" style:parent-style-name="Standard">
      <style:paragraph-properties fo:orphans="0" fo:widows="0"/>
      <style:text-properties fo:color="#202122" loext:opacity="100%" style:font-name="sans-serif" fo:font-size="10.5pt" fo:language="el" fo:country="GR" style:font-size-asian="10.5pt"/>
    </style:style>
    <style:style style:name="P83" style:family="paragraph" style:parent-style-name="Text_20_body">
      <style:paragraph-properties fo:orphans="0" fo:widows="0"/>
      <style:text-properties style:font-name="AncientGreek"/>
    </style:style>
    <style:style style:name="P84" style:family="paragraph" style:parent-style-name="Text_20_body">
      <style:text-properties fo:color="#202122" loext:opacity="100%" style:font-name="Times New Roman" fo:font-size="10.5pt" style:font-size-asian="10.5pt"/>
    </style:style>
    <style:style style:name="P85" style:family="paragraph" style:parent-style-name="Text_20_body">
      <style:text-properties fo:color="#202122" loext:opacity="100%" style:font-name="Times New Roman" fo:font-size="11pt" style:font-size-asian="11pt" style:font-size-complex="11pt"/>
    </style:style>
    <style:style style:name="P86" style:family="paragraph" style:parent-style-name="Text_20_body">
      <style:paragraph-properties fo:margin-top="0in" fo:margin-bottom="0in" style:contextual-spacing="false"/>
    </style:style>
    <style:style style:name="P87"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88"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89" style:family="paragraph" style:parent-style-name="Standard" style:master-page-name="MP0">
      <style:paragraph-properties style:page-number="auto" fo:break-before="page"/>
    </style:style>
    <style:style style:name="P90" style:family="paragraph" style:parent-style-name="Standard">
      <style:paragraph-properties fo:orphans="0" fo:widows="0"/>
      <style:text-properties style:font-name="AncientGreek" officeooo:paragraph-rsid="0015b01c"/>
    </style:style>
    <style:style style:name="P91" style:family="paragraph" style:parent-style-name="Standard">
      <style:paragraph-properties fo:orphans="0" fo:widows="0"/>
      <style:text-properties style:font-name="AncientGreek" officeooo:paragraph-rsid="0017f0b2"/>
    </style:style>
    <style:style style:name="P92"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3" style:family="paragraph" style:parent-style-name="Standard">
      <style:paragraph-properties fo:orphans="0" fo:widows="0"/>
      <style:text-properties style:font-name="Times New Roman"/>
    </style:style>
    <style:style style:name="P94" style:family="paragraph" style:parent-style-name="Standard">
      <style:paragraph-properties fo:orphans="0" fo:widows="0"/>
      <style:text-properties style:font-name="Times New Roman" officeooo:paragraph-rsid="0017f0b2"/>
    </style:style>
    <style:style style:name="P9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6" style:family="paragraph" style:parent-style-name="Standard">
      <style:paragraph-properties fo:orphans="0" fo:widows="0"/>
      <style:text-properties style:font-name="Times New Roman" fo:language="el" fo:country="GR"/>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font-weight-complex="bold"/>
    </style:style>
    <style:style style:name="T6" style:family="text">
      <style:text-properties fo:language="el" fo:country="GR" style:font-size-complex="14pt" style:font-weight-complex="bold"/>
    </style:style>
    <style:style style:name="T7" style:family="text">
      <style:text-properties style:font-weight-complex="bold"/>
    </style:style>
    <style:style style:name="T8" style:family="text">
      <style:text-properties style:font-name="AncientGreek"/>
    </style:style>
    <style:style style:name="T9" style:family="text">
      <style:text-properties style:font-name="AncientGreek" fo:language="el" fo:country="GR"/>
    </style:style>
    <style:style style:name="T10" style:family="text">
      <style:text-properties style:font-name="AncientGreek" officeooo:rsid="0017f0b2"/>
    </style:style>
    <style:style style:name="T11" style:family="text">
      <style:text-properties style:font-name="AncientGreek" officeooo:rsid="001926f6"/>
    </style:style>
    <style:style style:name="T12" style:family="text">
      <style:text-properties fo:color="#000000" loext:opacity="100%" style:font-weight-complex="bold"/>
    </style:style>
    <style:style style:name="T13" style:family="text">
      <style:text-properties fo:color="#000000" loext:opacity="100%" fo:language="el" fo:country="GR" style:font-weight-complex="bold"/>
    </style:style>
    <style:style style:name="T14" style:family="text">
      <style:text-properties fo:color="#000000" loext:opacity="100%" fo:language="el" fo:country="GR" style:font-size-complex="14pt" style:font-weight-complex="bold"/>
    </style:style>
    <style:style style:name="T15" style:family="text">
      <style:text-properties fo:color="#000000" loext:opacity="100%" style:font-name="New Athena Unicode"/>
    </style:style>
    <style:style style:name="T16" style:family="text">
      <style:text-properties fo:color="#000000" loext:opacity="100%" style:font-name="Times New Roman" fo:font-size="11pt" style:font-size-asian="11pt" style:font-size-complex="11pt" style:font-weight-complex="bold"/>
    </style:style>
    <style:style style:name="T17" style:family="text">
      <style:text-properties fo:color="#000000" loext:opacity="100%" style:font-name="Times New Roman" style:font-size-complex="14pt" style:font-weight-complex="bold"/>
    </style:style>
    <style:style style:name="T18" style:family="text">
      <style:text-properties fo:color="#000000" loext:opacity="100%" style:font-size-complex="14pt" style:font-weight-complex="bold"/>
    </style:style>
    <style:style style:name="T19" style:family="text">
      <style:text-properties style:text-position="super 67%" style:font-weight-complex="bold"/>
    </style:style>
    <style:style style:name="T20" style:family="text">
      <style:text-properties fo:color="#383838" loext:opacity="100%" style:font-name="Times New Roman" fo:font-size="10.5pt" style:font-size-asian="10.5pt"/>
    </style:style>
    <style:style style:name="T21" style:family="text">
      <style:text-properties style:font-name="Times New Roman"/>
    </style:style>
    <style:style style:name="T22" style:family="text">
      <style:text-properties style:font-name="Times New Roman" fo:language="el" fo:country="GR"/>
    </style:style>
    <style:style style:name="T23" style:family="text">
      <style:text-properties style:font-name="Times New Roman" fo:language="el" fo:country="GR" style:font-weight-complex="bold"/>
    </style:style>
    <style:style style:name="T24" style:family="text">
      <style:text-properties style:font-name="Times New Roman" fo:language="el" fo:country="GR" style:font-size-complex="14pt" style:font-weight-complex="bold"/>
    </style:style>
    <style:style style:name="T25" style:family="text">
      <style:text-properties style:font-name="Times New Roman" style:font-weight-complex="bold"/>
    </style:style>
    <style:style style:name="T26" style:family="text">
      <style:text-properties style:font-name="Times New Roman" fo:font-size="16pt" fo:font-weight="bold" style:font-size-asian="16pt" style:font-weight-asian="bold" style:font-size-complex="16pt" style:font-weight-complex="bold"/>
    </style:style>
    <style:style style:name="T27" style:family="text">
      <style:text-properties style:font-name="Times New Roman" fo:font-size="16pt" fo:language="el" fo:country="GR" fo:font-weight="bold" style:font-size-asian="16pt" style:font-weight-asian="bold" style:font-size-complex="16pt" style:font-weight-complex="bold"/>
    </style:style>
    <style:style style:name="T28" style:family="text">
      <style:text-properties style:font-name="Times New Roman" fo:font-size="11pt" fo:language="el" fo:country="GR" style:font-size-asian="11pt" style:font-size-complex="11pt" style:font-weight-complex="bold"/>
    </style:style>
    <style:style style:name="T29" style:family="text">
      <style:text-properties style:font-name="Times New Roman" fo:font-size="11pt" style:font-size-asian="11pt" style:font-size-complex="11pt" style:font-weight-complex="bold"/>
    </style:style>
    <style:style style:name="T30" style:family="text">
      <style:text-properties style:font-name="Times New Roman" style:font-size-complex="14pt" style:font-weight-complex="bold"/>
    </style:style>
    <style:style style:name="T31" style:family="text">
      <style:text-properties style:font-name="Times New Roman" fo:font-weight="bold" style:font-weight-asian="bold" style:font-weight-complex="bold"/>
    </style:style>
    <style:style style:name="T32" style:family="text">
      <style:text-properties fo:color="#001133" loext:opacity="100%" style:font-weight-complex="bold"/>
    </style:style>
    <style:style style:name="T33" style:family="text">
      <style:text-properties fo:color="#202122" loext:opacity="100%" style:font-name="Times New Roman"/>
    </style:style>
    <style:style style:name="T34" style:family="text">
      <style:text-properties fo:color="#202122" loext:opacity="100%" style:font-name="Times New Roman" fo:font-size="16pt" fo:font-weight="bold" style:font-size-asian="16pt" style:font-weight-asian="bold" style:font-size-complex="16pt" style:font-weight-complex="bold"/>
    </style:style>
    <style:style style:name="T35" style:family="text">
      <style:text-properties fo:color="#202122" loext:opacity="100%" style:font-name="Times New Roman" fo:font-size="10.5pt" style:font-size-asian="10.5pt"/>
    </style:style>
    <style:style style:name="T36" style:family="text">
      <style:text-properties fo:color="#202122" loext:opacity="100%" style:font-name="Times New Roman" fo:font-size="11pt" style:font-size-asian="11pt" style:font-size-complex="11pt"/>
    </style:style>
    <style:style style:name="T37" style:family="text">
      <style:text-properties fo:color="#202122" loext:opacity="100%" style:font-name="sans-serif" fo:font-size="10.5pt" style:font-size-asian="10.5pt"/>
    </style:style>
    <style:style style:name="T38" style:family="text">
      <style:text-properties fo:color="#202122" loext:opacity="100%" style:font-name="sans-serif" fo:font-size="10.5pt" fo:language="el" fo:country="GR" style:font-size-asian="10.5pt"/>
    </style:style>
    <style:style style:name="T39" style:family="text">
      <style:text-properties style:font-size-complex="14pt" style:font-weight-complex="bold"/>
    </style:style>
    <style:style style:name="T40" style:family="text">
      <style:text-properties officeooo:rsid="0015b01c"/>
    </style:style>
    <style:style style:name="T41" style:family="text">
      <style:text-properties officeooo:rsid="00178c07"/>
    </style:style>
    <style:style style:name="T42" style:family="text">
      <style:text-properties officeooo:rsid="0017f0b2"/>
    </style:style>
    <style:style style:name="T43" style:family="text">
      <style:text-properties style:font-name="Times New Roman"/>
    </style:style>
    <style:style style:name="T44" style:family="text">
      <style:text-properties style:font-name="Times New Roman" officeooo:rsid="0017f0b2"/>
    </style:style>
    <style:style style:name="T45" style:family="text">
      <style:text-properties style:font-name="Times New Roman" officeooo:rsid="001926f6"/>
    </style:style>
    <style:style style:name="T46" style:family="text">
      <style:text-properties style:font-name="Times New Roman" fo:language="el" fo:country="GR" style:font-size-complex="14pt" style:font-weight-complex="bold"/>
    </style:style>
    <style:style style:name="T47" style:family="text">
      <style:text-properties style:font-name="Times New Roman" fo:language="en" fo:country="US"/>
    </style:style>
    <style:style style:name="T48" style:family="text">
      <style:text-properties style:font-name="Times New Roman" fo:language="en" fo:country="US" style:font-size-complex="14pt" style:font-weight-complex="bold"/>
    </style:style>
    <style:style style:name="T49" style:family="text">
      <style:text-properties style:font-name="Times New Roman" fo:language="en" fo:country="US" officeooo:rsid="0017f0b2" style:font-size-complex="14pt" style:font-weight-complex="bold"/>
    </style:style>
    <style:style style:name="T50" style:family="text">
      <style:text-properties fo:language="en" fo:country="US"/>
    </style:style>
    <style:style style:name="T51" style:family="text">
      <style:text-properties fo:language="en" fo:country="US" style:font-size-complex="14pt" style:font-weight-complex="bold"/>
    </style:style>
    <style:style style:name="T52" style:family="text">
      <style:text-properties fo:language="en" fo:country="US" officeooo:rsid="0017f0b2" style:font-size-complex="14pt" style:font-weight-complex="bold"/>
    </style:style>
    <style:style style:name="T53" style:family="text">
      <style:text-properties officeooo:rsid="00190929"/>
    </style:style>
    <style:style style:name="T54" style:family="text">
      <style:text-properties officeooo:rsid="001926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5">Δρυτόμοι</text:span></text:span><text:span text:style-name="AncientGreek_3a__20_Ἀρχαία_20_ἑλληνικά"><text:span text:style-name="T7"> </text:span></text:span><text:span text:style-name="AncientGreek_3a__20_Ἀρχαία_20_ἑλληνικά"><text:span text:style-name="T5">ἔσχιζόν</text:span></text:span><text:span text:style-name="AncientGreek_3a__20_Ἀρχαία_20_ἑλληνικά"><text:span text:style-name="T7"> </text:span></text:span><text:span text:style-name="AncientGreek_3a__20_Ἀρχαία_20_ἑλληνικά"><text:span text:style-name="T5">τινα</text:span></text:span><text:span text:style-name="AncientGreek_3a__20_Ἀρχαία_20_ἑλληνικά"><text:span text:style-name="T7"> </text:span></text:span><text:span text:style-name="AncientGreek_3a__20_Ἀρχαία_20_ἑλληνικά"><text:span text:style-name="T5">πεύκην</text:span></text:span><text:span text:style-name="AncientGreek_3a__20_Ἀρχαία_20_ἑλληνικά"><text:span text:style-name="T7">• </text:span></text:span><text:span text:style-name="AncientGreek_3a__20_Ἀρχαία_20_ἑλληνικά"><text:span text:style-name="T5">σφῆνα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ξ</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πεποιηκότες</text:span></text:span><text:span text:style-name="AncientGreek_3a__20_Ἀρχαία_20_ἑλληνικά"><text:span text:style-name="T7"> </text:span></text:span><text:span text:style-name="AncientGreek_3a__20_Ἀρχαία_20_ἑλληνικά"><text:span text:style-name="T5">εὐκόλως</text:span></text:span><text:span text:style-name="AncientGreek_3a__20_Ἀρχαία_20_ἑλληνικά"><text:span text:style-name="T7"> </text:span></text:span><text:span text:style-name="AncientGreek_3a__20_Ἀρχαία_20_ἑλληνικά"><text:span text:style-name="T5">ἔσχιζο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τοσοῦτον</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κόψαντα</text:span></text:span><text:span text:style-name="AncientGreek_3a__20_Ἀρχαία_20_ἑλληνικά"><text:span text:style-name="T7"> </text:span></text:span><text:span text:style-name="AncientGreek_3a__20_Ἀρχαία_20_ἑλληνικά"><text:span text:style-name="T5">πέλεκυν</text:span></text:span><text:span text:style-name="AncientGreek_3a__20_Ἀρχαία_20_ἑλληνικά"><text:span text:style-name="T7"> </text:span></text:span><text:span text:style-name="AncientGreek_3a__20_Ἀρχαία_20_ἑλληνικά"><text:span text:style-name="T5">μέμφομαι</text:span></text:span><text:span text:style-name="AncientGreek_3a__20_Ἀρχαία_20_ἑλληνικά"><text:span text:style-name="T7"> </text:span></text:span><text:span text:style-name="AncientGreek_3a__20_Ἀρχαία_20_ἑλληνικά"><text:span text:style-name="T5">ὅσον</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ἐξ</text:span></text:span><text:span text:style-name="AncientGreek_3a__20_Ἀρχαία_20_ἑλληνικά"><text:span text:style-name="T7"> </text:span></text:span><text:span text:style-name="AncientGreek_3a__20_Ἀρχαία_20_ἑλληνικά"><text:span text:style-name="T5">ἐμοῦ</text:span></text:span><text:span text:style-name="AncientGreek_3a__20_Ἀρχαία_20_ἑλληνικά"><text:span text:style-name="T7"> </text:span></text:span><text:span text:style-name="AncientGreek_3a__20_Ἀρχαία_20_ἑλληνικά"><text:span text:style-name="T5">γεννηθέντας</text:span></text:span><text:span text:style-name="AncientGreek_3a__20_Ἀρχαία_20_ἑλληνικά"><text:span text:style-name="T7"> </text:span></text:span><text:span text:style-name="AncientGreek_3a__20_Ἀρχαία_20_ἑλληνικά"><text:span text:style-name="T5">σφῆνας</text:span></text:span><text:span text:style-name="AncientGreek_3a__20_Ἀρχαία_20_ἑλληνικά"><text:span text:style-name="T7">. »</text:span></text:span></text:p>
            <text:p text:style-name="P38"><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τοσοῦτόν</text:span></text:span><text:span text:style-name="AncientGreek_3a__20_Ἀρχαία_20_ἑλληνικά"><text:span text:style-name="T7"> </text:span></text:span><text:span text:style-name="AncientGreek_3a__20_Ἀρχαία_20_ἑλληνικά"><text:span text:style-name="T5">ἐστι</text:span></text:span><text:span text:style-name="AncientGreek_3a__20_Ἀρχαία_20_ἑλληνικά"><text:span text:style-name="T7"> </text:span></text:span><text:span text:style-name="AncientGreek_3a__20_Ἀρχαία_20_ἑλληνικά"><text:span text:style-name="T5">δεινόν</text:span></text:span><text:span text:style-name="AncientGreek_3a__20_Ἀρχαία_20_ἑλληνικά"><text:span text:style-name="T7">, </text:span></text:span><text:span text:style-name="AncientGreek_3a__20_Ἀρχαία_20_ἑλληνικά"><text:span text:style-name="T5">ὅτε</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ἀλλοτρίω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πάθῃ</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παισίων</text:span></text:span><text:span text:style-name="AncientGreek_3a__20_Ἀρχαία_20_ἑλληνικά"><text:span text:style-name="T7"> </text:span></text:span><text:span text:style-name="AncientGreek_3a__20_Ἀρχαία_20_ἑλληνικά"><text:span text:style-name="T5">ὅσον</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οἰκείων</text:span></text:span><text:span text:style-name="AncientGreek_3a__20_Ἀρχαία_20_ἑλληνικά"><text:span text:style-name="T7">.</text:span></text:span></text:p>
          </table:table-cell>
          <table:table-cell table:style-name="Table1.A1" office:value-type="string">
            <text:p text:style-name="P69">Some Loggers and a Pine Tree</text:p>
            <text:p text:style-name="P69">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69"/>
            <text:p text:style-name="P37"><text:span text:style-name="AncientGreek_3a__20_Ἀρχαία_20_ἑλληνικά"><text:span text:style-name="T5">σφῆνας</text:span></text:span><text:span text:style-name="AncientGreek_3a__20_Ἀρχαία_20_ἑλληνικά"><text:span text:style-name="T7"> = </text:span></text:span><text:span text:style-name="Default_20_Paragraph_20_Font"><text:span text:style-name="T8">ὁ σφήν, σφηνός<text:line-break/></text:span></text:span><text:span text:style-name="AncientGreek_3a__20_Ἀρχαία_20_ἑλληνικά"><text:span text:style-name="T5">ἀπαισίων</text:span></text:span><text:span text:style-name="AncientGreek_3a__20_Ἀρχαία_20_ἑλληνικά"><text:span text:style-name="T7"> = </text:span></text:span><text:span text:style-name="Default_20_Paragraph_20_Font"><text:span text:style-name="T8">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5">Ἤριζο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ἀλλήλας</text:span></text:span><text:span text:style-name="AncientGreek_3a__20_Ἀρχαία_20_ἑλληνικά"><text:span text:style-name="T7"> </text:span></text:span><text:span text:style-name="AncientGreek_3a__20_Ἀρχαία_20_ἑλληνικά"><text:span text:style-name="T5">ἐλάτη</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βάτος</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λάτη</text:span></text:span><text:span text:style-name="AncientGreek_3a__20_Ἀρχαία_20_ἑλληνικά"><text:span text:style-name="T7"> </text:span></text:span><text:span text:style-name="AncientGreek_3a__20_Ἀρχαία_20_ἑλληνικά"><text:span text:style-name="T5">ἑαυτὴν</text:span></text:span><text:span text:style-name="AncientGreek_3a__20_Ἀρχαία_20_ἑλληνικά"><text:span text:style-name="T7"> </text:span></text:span><text:span text:style-name="AncientGreek_3a__20_Ἀρχαία_20_ἑλληνικά"><text:span text:style-name="T5">ἐπαινοῦσα</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 </text:span></text:span><text:span text:style-name="AncientGreek_3a__20_Ἀρχαία_20_ἑλληνικά"><text:span text:style-name="T5">καλή</text:span></text:span><text:span text:style-name="AncientGreek_3a__20_Ἀρχαία_20_ἑλληνικά"><text:span text:style-name="T7"> </text:span></text:span><text:span text:style-name="AncientGreek_3a__20_Ἀρχαία_20_ἑλληνικά"><text:span text:style-name="T5">εἰμ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εὐμήκη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ὑψηλὴ</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χρησιμεύω</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ναῶν</text:span></text:span><text:span text:style-name="AncientGreek_3a__20_Ἀρχαία_20_ἑλληνικά"><text:span text:style-name="T7"> </text:span></text:span><text:span text:style-name="AncientGreek_3a__20_Ἀρχαία_20_ἑλληνικά"><text:span text:style-name="T5">στέγη</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πλοῖα</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ῶς</text:span></text:span><text:span text:style-name="AncientGreek_3a__20_Ἀρχαία_20_ἑλληνικά"><text:span text:style-name="T7"> </text:span></text:span><text:span text:style-name="AncientGreek_3a__20_Ἀρχαία_20_ἑλληνικά"><text:span text:style-name="T5">ἐμοὶ</text:span></text:span><text:span text:style-name="AncientGreek_3a__20_Ἀρχαία_20_ἑλληνικά"><text:span text:style-name="T7"> </text:span></text:span><text:span text:style-name="AncientGreek_3a__20_Ἀρχαία_20_ἑλληνικά"><text:span text:style-name="T5">συγκρίνῃ</text:span></text:span><text:span text:style-name="AncientGreek_3a__20_Ἀρχαία_20_ἑλληνικά"><text:span text:style-name="T7">; »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βάτος</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 </text:span></text:span><text:span text:style-name="AncientGreek_3a__20_Ἀρχαία_20_ἑλληνικά"><text:span text:style-name="T5">Εἰ</text:span></text:span><text:span text:style-name="AncientGreek_3a__20_Ἀρχαία_20_ἑλληνικά"><text:span text:style-name="T7"> </text:span></text:span><text:span text:style-name="AncientGreek_3a__20_Ἀρχαία_20_ἑλληνικά"><text:span text:style-name="T5">μνησθῇς</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πελέκεω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πριόνω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σε</text:span></text:span><text:span text:style-name="AncientGreek_3a__20_Ἀρχαία_20_ἑλληνικά"><text:span text:style-name="T7"> </text:span></text:span><text:span text:style-name="AncientGreek_3a__20_Ἀρχαία_20_ἑλληνικά"><text:span text:style-name="T5">κοπτόντων</text:span></text:span><text:span text:style-name="AncientGreek_3a__20_Ἀρχαία_20_ἑλληνικά"><text:span text:style-name="T7">, </text:span></text:span><text:span text:style-name="AncientGreek_3a__20_Ἀρχαία_20_ἑλληνικά"><text:span text:style-name="T5">βάτος</text:span></text:span><text:span text:style-name="AncientGreek_3a__20_Ἀρχαία_20_ἑλληνικά"><text:span text:style-name="T7"> </text:span></text:span><text:span text:style-name="AncientGreek_3a__20_Ἀρχαία_20_ἑλληνικά"><text:span text:style-name="T5">γενέσθα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σὺ</text:span></text:span><text:span text:style-name="AncientGreek_3a__20_Ἀρχαία_20_ἑλληνικά"><text:span text:style-name="T7"> </text:span></text:span><text:span text:style-name="AncientGreek_3a__20_Ἀρχαία_20_ἑλληνικά"><text:span text:style-name="T5">μᾶλλον</text:span></text:span><text:span text:style-name="AncientGreek_3a__20_Ἀρχαία_20_ἑλληνικά"><text:span text:style-name="T7"> </text:span></text:span><text:span text:style-name="AncientGreek_3a__20_Ἀρχαία_20_ἑλληνικά"><text:span text:style-name="T5">θελήσεις</text:span></text:span><text:span text:style-name="AncientGreek_3a__20_Ἀρχαία_20_ἑλληνικά"><text:span text:style-name="T7">. »</text:span></text:span></text:p>
            <text:p text:style-name="P39"><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δεῖ</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βίῳ</text:span></text:span><text:span text:style-name="AncientGreek_3a__20_Ἀρχαία_20_ἑλληνικά"><text:span text:style-name="T7"> </text:span></text:span><text:span text:style-name="AncientGreek_3a__20_Ἀρχαία_20_ἑλληνικά"><text:span text:style-name="T5">ὄντας</text:span></text:span><text:span text:style-name="AncientGreek_3a__20_Ἀρχαία_20_ἑλληνικά"><text:span text:style-name="T7"> </text:span></text:span><text:span text:style-name="AncientGreek_3a__20_Ἀρχαία_20_ἑλληνικά"><text:span text:style-name="T5">ἐπαίρεσθαι</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τῇ</text:span></text:span><text:span text:style-name="AncientGreek_3a__20_Ἀρχαία_20_ἑλληνικά"><text:span text:style-name="T7"> </text:span></text:span><text:span text:style-name="AncientGreek_3a__20_Ἀρχαία_20_ἑλληνικά"><text:span text:style-name="T5">δόξῃ</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εὐτελῶν</text:span></text:span><text:span text:style-name="AncientGreek_3a__20_Ἀρχαία_20_ἑλληνικά"><text:span text:style-name="T7"> </text:span></text:span><text:span text:style-name="AncientGreek_3a__20_Ἀρχαία_20_ἑλληνικά"><text:span text:style-name="T5">ἀκίνδυνός</text:span></text:span><text:span text:style-name="AncientGreek_3a__20_Ἀρχαία_20_ἑλληνικά"><text:span text:style-name="T7"> </text:span></text:span><text:span text:style-name="AncientGreek_3a__20_Ἀρχαία_20_ἑλληνικά"><text:span text:style-name="T5">ἐστι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βίος</text:span></text:span><text:span text:style-name="AncientGreek_3a__20_Ἀρχαία_20_ἑλληνικά"><text:span text:style-name="T7">.</text:span></text:span></text:p>
          </table:table-cell>
          <table:table-cell table:style-name="Table1.A1" office:value-type="string">
            <text:p text:style-name="P69">A Fir Tree and Thorn Bush</text:p>
            <text:p text:style-name="P69">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69">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69">A Deer at a Stream and a Lion</text:p>
            <text:p text:style-name="P37"><text:span text:style-name="Default_20_Paragraph_20_Font"><text:span text:style-name="T8">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5">συσχεθεῖσα</text:span></text:span><text:span text:style-name="AncientGreek_3a__20_Ἀρχαία_20_ἑλληνικά"><text:span text:style-name="T7"> = συνέχω (aor. pass. part.)</text:span></text:span><text:span text:style-name="Default_20_Paragraph_20_Font"><text:span text:style-name="T8"><text:line-break/></text:span></text:span><text:span text:style-name="AncientGreek_3a__20_Ἀρχαία_20_ἑλληνικά"><text:span text:style-name="T5">ἤχθετο</text:span></text:span><text:span text:style-name="AncientGreek_3a__20_Ἀρχαία_20_ἑλληνικά"><text:span text:style-name="T7"> = ἄχθομαι</text:span></text:span><text:span text:style-name="AncientGreek_3a__20_Ἀρχαία_20_ἑλληνικά"><text:span text:style-name="T12">: to be grieved, to be loaded</text:span></text:span></text:p>
            <text:p text:style-name="P37"><text:span text:style-name="AncientGreek_3a__20_Ἀρχαία_20_ἑλληνικά"><text:span text:style-name="T13">προεῖχεν</text:span></text:span><text:span text:style-name="AncientGreek_3a__20_Ἀρχαία_20_ἑλληνικά"><text:span text:style-name="T12"> = προέχω</text:span></text:span></text:p>
            <text:p text:style-name="P37"><text:span text:style-name="AncientGreek_3a__20_Ἀρχαία_20_ἑλληνικά"><text:span text:style-name="T13">τηνικαῦτα</text:span></text:span><text:span text:style-name="AncientGreek_3a__20_Ἀρχαία_20_ἑλληνικά"><text:span text:style-name="T12"> = at that time (adv.)<text:line-break/></text:span></text:span><text:span text:style-name="AncientGreek_3a__20_Ἀρχαία_20_ἑλληνικά"><text:span text:style-name="T13">Δειλαία </text:span></text:span><text:span text:style-name="AncientGreek_3a__20_Ἀρχαία_20_ἑλληνικά"><text:span text:style-name="T12">=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5">Ἔλαφος</text:span></text:span><text:span text:style-name="AncientGreek_3a__20_Ἀρχαία_20_ἑλληνικά"><text:span text:style-name="T7"> </text:span></text:span><text:span text:style-name="AncientGreek_3a__20_Ἀρχαία_20_ἑλληνικά"><text:span text:style-name="T5">κυνηγοὺς</text:span></text:span><text:span text:style-name="AncientGreek_3a__20_Ἀρχαία_20_ἑλληνικά"><text:span text:style-name="T7"> </text:span></text:span><text:span text:style-name="AncientGreek_3a__20_Ἀρχαία_20_ἑλληνικά"><text:span text:style-name="T5">φεύγουσα</text:span></text:span><text:span text:style-name="AncientGreek_3a__20_Ἀρχαία_20_ἑλληνικά"><text:span text:style-name="T7"> </text:span></text:span><text:span text:style-name="AncientGreek_3a__20_Ἀρχαία_20_ἑλληνικά"><text:span text:style-name="T5">ὑπ᾿</text:span></text:span><text:span text:style-name="AncientGreek_3a__20_Ἀρχαία_20_ἑλληνικά"><text:span text:style-name="T7"> </text:span></text:span><text:span text:style-name="AncientGreek_3a__20_Ἀρχαία_20_ἑλληνικά"><text:span text:style-name="T5">ἀμπέλῳ</text:span></text:span><text:span text:style-name="AncientGreek_3a__20_Ἀρχαία_20_ἑλληνικά"><text:span text:style-name="T7"> </text:span></text:span><text:span text:style-name="AncientGreek_3a__20_Ἀρχαία_20_ἑλληνικά"><text:span text:style-name="T5">ἐκρύβη</text:span></text:span><text:span text:style-name="AncientGreek_3a__20_Ἀρχαία_20_ἑλληνικά"><text:span text:style-name="T7">. </text:span></text:span><text:span text:style-name="AncientGreek_3a__20_Ἀρχαία_20_ἑλληνικά"><text:span text:style-name="T5">Παρελθόντων</text:span></text:span><text:span text:style-name="AncientGreek_3a__20_Ἀρχαία_20_ἑλληνικά"><text:span text:style-name="T7"> </text:span></text:span><text:span text:style-name="AncientGreek_3a__20_Ἀρχαία_20_ἑλληνικά"><text:span text:style-name="T5">δ᾿</text:span></text:span><text:span text:style-name="AncientGreek_3a__20_Ἀρχαία_20_ἑλληνικά"><text:span text:style-name="T7"> </text:span></text:span><text:span text:style-name="AncientGreek_3a__20_Ἀρχαία_20_ἑλληνικά"><text:span text:style-name="T5">ὀλίγον</text:span></text:span><text:span text:style-name="AncientGreek_3a__20_Ἀρχαία_20_ἑλληνικά"><text:span text:style-name="T7"> </text:span></text:span><text:span text:style-name="AncientGreek_3a__20_Ἀρχαία_20_ἑλληνικά"><text:span text:style-name="T5">ἐκείνω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ἔλαφος</text:span></text:span><text:span text:style-name="AncientGreek_3a__20_Ἀρχαία_20_ἑλληνικά"><text:span text:style-name="T7"> </text:span></text:span><text:span text:style-name="AncientGreek_3a__20_Ἀρχαία_20_ἑλληνικά"><text:span text:style-name="T5">τελέως</text:span></text:span><text:span text:style-name="AncientGreek_3a__20_Ἀρχαία_20_ἑλληνικά"><text:span text:style-name="T7"> </text:span></text:span><text:span text:style-name="AncientGreek_3a__20_Ἀρχαία_20_ἑλληνικά"><text:span text:style-name="T5">ἤδη</text:span></text:span><text:span text:style-name="AncientGreek_3a__20_Ἀρχαία_20_ἑλληνικά"><text:span text:style-name="T7"> </text:span></text:span><text:span text:style-name="AncientGreek_3a__20_Ἀρχαία_20_ἑλληνικά"><text:span text:style-name="T5">λαθεῖν</text:span></text:span><text:span text:style-name="AncientGreek_3a__20_Ἀρχαία_20_ἑλληνικά"><text:span text:style-name="T7"> </text:span></text:span><text:span text:style-name="AncientGreek_3a__20_Ἀρχαία_20_ἑλληνικά"><text:span text:style-name="T5">δόξασα</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ἀμπέλου</text:span></text:span><text:span text:style-name="AncientGreek_3a__20_Ἀρχαία_20_ἑλληνικά"><text:span text:style-name="T7"> </text:span></text:span><text:span text:style-name="AncientGreek_3a__20_Ἀρχαία_20_ἑλληνικά"><text:span text:style-name="T5">φύλλων</text:span></text:span><text:span text:style-name="AncientGreek_3a__20_Ἀρχαία_20_ἑλληνικά"><text:span text:style-name="T7"> </text:span></text:span><text:span text:style-name="AncientGreek_3a__20_Ἀρχαία_20_ἑλληνικά"><text:span text:style-name="T5">ἐσθίειν</text:span></text:span><text:span text:style-name="AncientGreek_3a__20_Ἀρχαία_20_ἑλληνικά"><text:span text:style-name="T7"> </text:span></text:span><text:span text:style-name="AncientGreek_3a__20_Ἀρχαία_20_ἑλληνικά"><text:span text:style-name="T5">ἤρξατο</text:span></text:span><text:span text:style-name="AncientGreek_3a__20_Ἀρχαία_20_ἑλληνικά"><text:span text:style-name="T7">. </text:span></text:span><text:span text:style-name="AncientGreek_3a__20_Ἀρχαία_20_ἑλληνικά"><text:span text:style-name="T5">Τούτω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σειομένων</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κυνηγοὶ</text:span></text:span><text:span text:style-name="AncientGreek_3a__20_Ἀρχαία_20_ἑλληνικά"><text:span text:style-name="T7"> </text:span></text:span><text:span text:style-name="AncientGreek_3a__20_Ἀρχαία_20_ἑλληνικά"><text:span text:style-name="T5">ἐπιστραφέντες</text:span></text:span><text:span text:style-name="AncientGreek_3a__20_Ἀρχαία_20_ἑλληνικά"><text:span text:style-name="T7"> </text:span></text:span><text:span text:style-name="AncientGreek_3a__20_Ἀρχαία_20_ἑλληνικά"><text:span text:style-name="T5">καί</text:span></text:span><text:span text:style-name="AncientGreek_3a__20_Ἀρχαία_20_ἑλληνικά"><text:span text:style-name="T7">, </text:span></text:span><text:span text:style-name="AncientGreek_3a__20_Ἀρχαία_20_ἑλληνικά"><text:span text:style-name="T5">ὅπερ</text:span></text:span><text:span text:style-name="AncientGreek_3a__20_Ἀρχαία_20_ἑλληνικά"><text:span text:style-name="T7"> </text:span></text:span><text:span text:style-name="AncientGreek_3a__20_Ἀρχαία_20_ἑλληνικά"><text:span text:style-name="T5">ἦν</text:span></text:span><text:span text:style-name="AncientGreek_3a__20_Ἀρχαία_20_ἑλληνικά"><text:span text:style-name="T7"> </text:span></text:span><text:span text:style-name="AncientGreek_3a__20_Ἀρχαία_20_ἑλληνικά"><text:span text:style-name="T5">ἀληθές</text:span></text:span><text:span text:style-name="AncientGreek_3a__20_Ἀρχαία_20_ἑλληνικά"><text:span text:style-name="T7">, </text:span></text:span><text:span text:style-name="AncientGreek_3a__20_Ἀρχαία_20_ἑλληνικά"><text:span text:style-name="T5">νομίσαντες</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ζῴων</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φύλλοις</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κρύπτεσθαι</text:span></text:span><text:span text:style-name="AncientGreek_3a__20_Ἀρχαία_20_ἑλληνικά"><text:span text:style-name="T7">, </text:span></text:span><text:span text:style-name="AncientGreek_3a__20_Ἀρχαία_20_ἑλληνικά"><text:span text:style-name="T5">βέλεσιν</text:span></text:span><text:span text:style-name="AncientGreek_3a__20_Ἀρχαία_20_ἑλληνικά"><text:span text:style-name="T7"> </text:span></text:span><text:span text:style-name="AncientGreek_3a__20_Ἀρχαία_20_ἑλληνικά"><text:span text:style-name="T5">ἀνεῖλον</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ἔλαφο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θνῄσκουσα</text:span></text:span><text:span text:style-name="AncientGreek_3a__20_Ἀρχαία_20_ἑλληνικά"><text:span text:style-name="T7"> </text:span></text:span><text:span text:style-name="AncientGreek_3a__20_Ἀρχαία_20_ἑλληνικά"><text:span text:style-name="T5">τοιαῦτ᾿</text:span></text:span><text:span text:style-name="AncientGreek_3a__20_Ἀρχαία_20_ἑλληνικά"><text:span text:style-name="T7"> </text:span></text:span><text:span text:style-name="AncientGreek_3a__20_Ἀρχαία_20_ἑλληνικά"><text:span text:style-name="T5">ἔλεγε</text:span></text:span><text:span text:style-name="AncientGreek_3a__20_Ἀρχαία_20_ἑλληνικά"><text:span text:style-name="T7">• « </text:span></text:span><text:span text:style-name="AncientGreek_3a__20_Ἀρχαία_20_ἑλληνικά"><text:span text:style-name="T5">Δίκαια</text:span></text:span><text:span text:style-name="AncientGreek_3a__20_Ἀρχαία_20_ἑλληνικά"><text:span text:style-name="T7"> </text:span></text:span><text:span text:style-name="AncientGreek_3a__20_Ἀρχαία_20_ἑλληνικά"><text:span text:style-name="T5">πέπονθα</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ἔδει</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σώσασάν</text:span></text:span><text:span text:style-name="AncientGreek_3a__20_Ἀρχαία_20_ἑλληνικά"><text:span text:style-name="T7"> </text:span></text:span><text:span text:style-name="AncientGreek_3a__20_Ἀρχαία_20_ἑλληνικά"><text:span text:style-name="T5">με</text:span></text:span><text:span text:style-name="AncientGreek_3a__20_Ἀρχαία_20_ἑλληνικά"><text:span text:style-name="T7"> </text:span></text:span><text:span text:style-name="AncientGreek_3a__20_Ἀρχαία_20_ἑλληνικά"><text:span text:style-name="T5">λυμαίνεσθαι</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ῦθ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ἀδικοῦντες</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εὐεργέτας</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θεοῦ</text:span></text:span><text:span text:style-name="AncientGreek_3a__20_Ἀρχαία_20_ἑλληνικά"><text:span text:style-name="T7"> </text:span></text:span><text:span text:style-name="AncientGreek_3a__20_Ἀρχαία_20_ἑλληνικά"><text:span text:style-name="T5">κολάζονται</text:span></text:span><text:span text:style-name="AncientGreek_3a__20_Ἀρχαία_20_ἑλληνικά"><text:span text:style-name="T7">.</text:span></text:span></text:p>
          </table:table-cell>
          <table:table-cell table:style-name="Table1.A1" office:value-type="string">
            <text:p text:style-name="P69">A Deer and a Vine</text:p>
            <text:p text:style-name="P69">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5">Ἔλαφος</text:span></text:span><text:span text:style-name="AncientGreek_3a__20_Ἀρχαία_20_ἑλληνικά"><text:span text:style-name="T7"> </text:span></text:span><text:span text:style-name="AncientGreek_3a__20_Ἀρχαία_20_ἑλληνικά"><text:span text:style-name="T5">κυνηγοὺς</text:span></text:span><text:span text:style-name="AncientGreek_3a__20_Ἀρχαία_20_ἑλληνικά"><text:span text:style-name="T7"> </text:span></text:span><text:span text:style-name="AncientGreek_3a__20_Ἀρχαία_20_ἑλληνικά"><text:span text:style-name="T5">φεύγουσα</text:span></text:span><text:span text:style-name="AncientGreek_3a__20_Ἀρχαία_20_ἑλληνικά"><text:span text:style-name="T7"> </text:span></text:span><text:span text:style-name="AncientGreek_3a__20_Ἀρχαία_20_ἑλληνικά"><text:span text:style-name="T5">ἐγένετο</text:span></text:span><text:span text:style-name="AncientGreek_3a__20_Ἀρχαία_20_ἑλληνικά"><text:span text:style-name="T7"> </text:span></text:span><text:span text:style-name="AncientGreek_3a__20_Ἀρχαία_20_ἑλληνικά"><text:span text:style-name="T5">κατά</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σπήλαιο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ᾧ</text:span></text:span><text:span text:style-name="AncientGreek_3a__20_Ἀρχαία_20_ἑλληνικά"><text:span text:style-name="T7"> </text:span></text:span><text:span text:style-name="AncientGreek_3a__20_Ἀρχαία_20_ἑλληνικά"><text:span text:style-name="T5">λέων</text:span></text:span><text:span text:style-name="AncientGreek_3a__20_Ἀρχαία_20_ἑλληνικά"><text:span text:style-name="T7"> </text:span></text:span><text:span text:style-name="AncientGreek_3a__20_Ἀρχαία_20_ἑλληνικά"><text:span text:style-name="T5">ἦ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ἐνταῦθα</text:span></text:span><text:span text:style-name="AncientGreek_3a__20_Ἀρχαία_20_ἑλληνικά"><text:span text:style-name="T7"> </text:span></text:span><text:span text:style-name="AncientGreek_3a__20_Ἀρχαία_20_ἑλληνικά"><text:span text:style-name="T5">εἰσῄει</text:span></text:span><text:span text:style-name="AncientGreek_3a__20_Ἀρχαία_20_ἑλληνικά"><text:span text:style-name="T7"> </text:span></text:span><text:span text:style-name="AncientGreek_3a__20_Ἀρχαία_20_ἑλληνικά"><text:span text:style-name="T5">κρυβησομένη</text:span></text:span><text:span text:style-name="AncientGreek_3a__20_Ἀρχαία_20_ἑλληνικά"><text:span text:style-name="T7">. </text:span></text:span><text:span text:style-name="AncientGreek_3a__20_Ἀρχαία_20_ἑλληνικά"><text:span text:style-name="T5">Συλληφθεῖσ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λέοντ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ναιρουμένη</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Βαρυδαίμων</text:span></text:span><text:span text:style-name="AncientGreek_3a__20_Ἀρχαία_20_ἑλληνικά"><text:span text:style-name="T7"> </text:span></text:span><text:span text:style-name="AncientGreek_3a__20_Ἀρχαία_20_ἑλληνικά"><text:span text:style-name="T5">ἔγωγε</text:span></text:span><text:span text:style-name="AncientGreek_3a__20_Ἀρχαία_20_ἑλληνικά"><text:span text:style-name="T7">, </text:span></text:span><text:span text:style-name="AncientGreek_3a__20_Ἀρχαία_20_ἑλληνικά"><text:span text:style-name="T5">ἥτις</text:span></text:span><text:span text:style-name="AncientGreek_3a__20_Ἀρχαία_20_ἑλληνικά"><text:span text:style-name="T7"> </text:span></text:span><text:span text:style-name="AncientGreek_3a__20_Ἀρχαία_20_ἑλληνικά"><text:span text:style-name="T5">ἀνθρώπους</text:span></text:span><text:span text:style-name="AncientGreek_3a__20_Ἀρχαία_20_ἑλληνικά"><text:span text:style-name="T7"> </text:span></text:span><text:span text:style-name="AncientGreek_3a__20_Ἀρχαία_20_ἑλληνικά"><text:span text:style-name="T5">φεύγουσα</text:span></text:span><text:span text:style-name="AncientGreek_3a__20_Ἀρχαία_20_ἑλληνικά"><text:span text:style-name="T7"> </text:span></text:span><text:span text:style-name="AncientGreek_3a__20_Ἀρχαία_20_ἑλληνικά"><text:span text:style-name="T5">ἐμαυτὴν</text:span></text:span><text:span text:style-name="AncientGreek_3a__20_Ἀρχαία_20_ἑλληνικά"><text:span text:style-name="T7"> </text:span></text:span><text:span text:style-name="AncientGreek_3a__20_Ἀρχαία_20_ἑλληνικά"><text:span text:style-name="T5">θηρίῳ</text:span></text:span><text:span text:style-name="AncientGreek_3a__20_Ἀρχαία_20_ἑλληνικά"><text:span text:style-name="T7"> </text:span></text:span><text:span text:style-name="AncientGreek_3a__20_Ἀρχαία_20_ἑλληνικά"><text:span text:style-name="T5">ἐνεχείρισα</text:span></text:span><text:span text:style-name="AncientGreek_3a__20_Ἀρχαία_20_ἑλληνικά"><text:span text:style-name="T7">. »</text:span></text:span></text:p>
            <text:p text:style-name="P37"><text:span text:style-name="AncientGreek_3a__20_Ἀρχαία_20_ἑλληνικά"><text:span text:style-name="T5">Οὕτως</text:span></text:span><text:span text:style-name="AncientGreek_3a__20_Ἀρχαία_20_ἑλληνικά"><text:span text:style-name="T7"> </text:span></text:span><text:span text:style-name="AncientGreek_3a__20_Ἀρχαία_20_ἑλληνικά"><text:span text:style-name="T5">ἔνιοι</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φόβον</text:span></text:span><text:span text:style-name="AncientGreek_3a__20_Ἀρχαία_20_ἑλληνικά"><text:span text:style-name="T7"> </text:span></text:span><text:span text:style-name="AncientGreek_3a__20_Ἀρχαία_20_ἑλληνικά"><text:span text:style-name="T5">ἐλάττονος</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κίνδυνον</text:span></text:span><text:span text:style-name="AncientGreek_3a__20_Ἀρχαία_20_ἑλληνικά"><text:span text:style-name="T7"> </text:span></text:span><text:span text:style-name="AncientGreek_3a__20_Ἀρχαία_20_ἑλληνικά"><text:span text:style-name="T5">μείζονα</text:span></text:span><text:span text:style-name="AncientGreek_3a__20_Ἀρχαία_20_ἑλληνικά"><text:span text:style-name="T7"> </text:span></text:span><text:span text:style-name="AncientGreek_3a__20_Ἀρχαία_20_ἑλληνικά"><text:span text:style-name="T5">ἑαυτοὺς</text:span></text:span><text:span text:style-name="AncientGreek_3a__20_Ἀρχαία_20_ἑλληνικά"><text:span text:style-name="T7"> </text:span></text:span><text:span text:style-name="AncientGreek_3a__20_Ἀρχαία_20_ἑλληνικά"><text:span text:style-name="T5">ἐμβάλλουσιν</text:span></text:span><text:span text:style-name="AncientGreek_3a__20_Ἀρχαία_20_ἑλληνικά"><text:span text:style-name="T7">.</text:span></text:span></text:p>
          </table:table-cell>
          <table:table-cell table:style-name="Table1.A1" office:value-type="string">
            <text:p text:style-name="P69">A Deer and a Lion in a Cave</text:p>
            <text:p text:style-name="P69">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69"/>
            <text:p text:style-name="P69">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5">Ἔλαφος</text:span></text:span><text:span text:style-name="AncientGreek_3a__20_Ἀρχαία_20_ἑλληνικά"><text:span text:style-name="T7"> </text:span></text:span><text:span text:style-name="AncientGreek_3a__20_Ἀρχαία_20_ἑλληνικά"><text:span text:style-name="T5">πηρωθεῖσα</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ἕτερο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ὀφθαλμῶν</text:span></text:span><text:span text:style-name="AncientGreek_3a__20_Ἀρχαία_20_ἑλληνικά"><text:span text:style-name="T7"> </text:span></text:span><text:span text:style-name="AncientGreek_3a__20_Ἀρχαία_20_ἑλληνικά"><text:span text:style-name="T5">παρεγένετο</text:span></text:span><text:span text:style-name="AncientGreek_3a__20_Ἀρχαία_20_ἑλληνικά"><text:span text:style-name="T7"> </text:span></text:span><text:span text:style-name="AncientGreek_3a__20_Ἀρχαία_20_ἑλληνικά"><text:span text:style-name="T5">εἴς</text:span></text:span><text:span text:style-name="AncientGreek_3a__20_Ἀρχαία_20_ἑλληνικά"><text:span text:style-name="T7"> </text:span></text:span><text:span text:style-name="AncientGreek_3a__20_Ἀρχαία_20_ἑλληνικά"><text:span text:style-name="T5">τινα</text:span></text:span><text:span text:style-name="AncientGreek_3a__20_Ἀρχαία_20_ἑλληνικά"><text:span text:style-name="T7"> </text:span></text:span><text:span text:style-name="AncientGreek_3a__20_Ἀρχαία_20_ἑλληνικά"><text:span text:style-name="T5">αἰγιαλὸ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ἐνταῦθα</text:span></text:span><text:span text:style-name="AncientGreek_3a__20_Ἀρχαία_20_ἑλληνικά"><text:span text:style-name="T7"> </text:span></text:span><text:span text:style-name="AncientGreek_3a__20_Ἀρχαία_20_ἑλληνικά"><text:span text:style-name="T5">ἐνέμετο</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ὁλόκληρο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γῆν</text:span></text:span><text:span text:style-name="AncientGreek_3a__20_Ἀρχαία_20_ἑλληνικά"><text:span text:style-name="T7"> </text:span></text:span><text:span text:style-name="AncientGreek_3a__20_Ἀρχαία_20_ἑλληνικά"><text:span text:style-name="T5">ἔχουσα</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κυνηγῶν</text:span></text:span><text:span text:style-name="AncientGreek_3a__20_Ἀρχαία_20_ἑλληνικά"><text:span text:style-name="T7"> </text:span></text:span><text:span text:style-name="AncientGreek_3a__20_Ἀρχαία_20_ἑλληνικά"><text:span text:style-name="T5">ἔφοδον</text:span></text:span><text:span text:style-name="AncientGreek_3a__20_Ἀρχαία_20_ἑλληνικά"><text:span text:style-name="T7"> </text:span></text:span><text:span text:style-name="AncientGreek_3a__20_Ἀρχαία_20_ἑλληνικά"><text:span text:style-name="T5">παρατηρουμένη</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πεπηρωμένο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θάλασσαν</text:span></text:span><text:span text:style-name="AncientGreek_3a__20_Ἀρχαία_20_ἑλληνικά"><text:span text:style-name="T7">• </text:span></text:span><text:span text:style-name="AncientGreek_3a__20_Ἀρχαία_20_ἑλληνικά"><text:span text:style-name="T5">ἔνθεν</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οὐδένα</text:span></text:span><text:span text:style-name="AncientGreek_3a__20_Ἀρχαία_20_ἑλληνικά"><text:span text:style-name="T7"> </text:span></text:span><text:span text:style-name="AncientGreek_3a__20_Ἀρχαία_20_ἑλληνικά"><text:span text:style-name="T5">ὑφωρᾶτο</text:span></text:span><text:span text:style-name="AncientGreek_3a__20_Ἀρχαία_20_ἑλληνικά"><text:span text:style-name="T7"> </text:span></text:span><text:span text:style-name="AncientGreek_3a__20_Ἀρχαία_20_ἑλληνικά"><text:span text:style-name="T5">κίνδυνον</text:span></text:span><text:span text:style-name="AncientGreek_3a__20_Ἀρχαία_20_ἑλληνικά"><text:span text:style-name="T7">. </text:span></text:span><text:span text:style-name="AncientGreek_3a__20_Ἀρχαία_20_ἑλληνικά"><text:span text:style-name="T5">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69">A Deer being maimed</text:p>
            <text:p text:style-name="P69">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69">Thus, often concerning our assumption, while the</text:p>
            <text:p text:style-name="P69">things that seem difficult among our affairs are found to be profitable, and the things considered [to be] safe are dubious.</text:p>
            <text:p text:style-name="P69"/>
            <text:p text:style-name="P69"/>
            <text:p text:style-name="P37"><text:span text:style-name="Default_20_Paragraph_20_Font"><text:span text:style-name="T8">ὑφωρᾶτο = </text:span></text:span><text:span text:style-name="Default_20_Paragraph_20_Font"><text:span text:style-name="T15">ὑφοράω: to view with suspicion<text:line-break/></text:span></text:span><text:span text:style-name="AncientGreek_3a__20_Ἀρχαία_20_ἑλληνικά"><text:span text:style-name="T13">κατηυστόχησαν</text:span></text:span><text:span text:style-name="AncientGreek_3a__20_Ἀρχαία_20_ἑλληνικά"><text:span text:style-name="T12"> = </text:span></text:span><text:span text:style-name="Default_20_Paragraph_20_Font"><text:span text:style-name="T15">εὐστοχέω: to hit the target<text:line-break/></text:span></text:span><text:bookmark text:name="firstHeading"/><text:span text:style-name="AncientGreek_3a__20_Ἀρχαία_20_ἑλληνικά"><text:span text:style-name="T13">ἐλιποψύχει</text:span></text:span><text:span text:style-name="AncientGreek_3a__20_Ἀρχαία_20_ἑλληνικά"><text:span text:style-name="T12"> = </text:span></text:span><text:span text:style-name="Default_20_Paragraph_20_Font"><text:span text:style-name="T15">λιποψυχέω: to swoon (aor.)<text:line-break/></text:span></text:span><text:span text:style-name="AncientGreek_3a__20_Ἀρχαία_20_ἑλληνικά"><text:span text:style-name="T13">ἀθλία</text:span></text:span><text:span text:style-name="AncientGreek_3a__20_Ἀρχαία_20_ἑλληνικά"><text:span text:style-name="T12"> = ἄθλιος: wretched, struggling, winning<text:line-break/></text:span></text:span><text:span text:style-name="AncientGreek_3a__20_Ἀρχαία_20_ἑλληνικά"><text:span text:style-name="T13">ἐπισφαλῆ</text:span></text:span><text:span text:style-name="AncientGreek_3a__20_Ἀρχαία_20_ἑλληνικά"><text:span text:style-name="T12">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5">Ἔριφος</text:span></text:span><text:span text:style-name="AncientGreek_3a__20_Ἀρχαία_20_ἑλληνικά"><text:span text:style-name="T7"> </text:span></text:span><text:span text:style-name="AncientGreek_3a__20_Ἀρχαία_20_ἑλληνικά"><text:span text:style-name="T5">ἐπί</text:span></text:span><text:span text:style-name="AncientGreek_3a__20_Ἀρχαία_20_ἑλληνικά"><text:span text:style-name="T7"> </text:span></text:span><text:span text:style-name="AncientGreek_3a__20_Ἀρχαία_20_ἑλληνικά"><text:span text:style-name="T5">τινος</text:span></text:span><text:span text:style-name="AncientGreek_3a__20_Ἀρχαία_20_ἑλληνικά"><text:span text:style-name="T7"> </text:span></text:span><text:span text:style-name="AncientGreek_3a__20_Ἀρχαία_20_ἑλληνικά"><text:span text:style-name="T5">δώματος</text:span></text:span><text:span text:style-name="AncientGreek_3a__20_Ἀρχαία_20_ἑλληνικά"><text:span text:style-name="T7"> </text:span></text:span><text:span text:style-name="AncientGreek_3a__20_Ἀρχαία_20_ἑλληνικά"><text:span text:style-name="T5">ἑστώς</text:span></text:span><text:span text:style-name="AncientGreek_3a__20_Ἀρχαία_20_ἑλληνικά"><text:span text:style-name="T7">, </text:span></text:span><text:span text:style-name="AncientGreek_3a__20_Ἀρχαία_20_ἑλληνικά"><text:span text:style-name="T5">ἐπειδὴ</text:span></text:span><text:span text:style-name="AncientGreek_3a__20_Ἀρχαία_20_ἑλληνικά"><text:span text:style-name="T7"> </text:span></text:span><text:span text:style-name="AncientGreek_3a__20_Ἀρχαία_20_ἑλληνικά"><text:span text:style-name="T5">λύκον</text:span></text:span><text:span text:style-name="AncientGreek_3a__20_Ἀρχαία_20_ἑλληνικά"><text:span text:style-name="T7"> </text:span></text:span><text:span text:style-name="AncientGreek_3a__20_Ἀρχαία_20_ἑλληνικά"><text:span text:style-name="T5">παριόντα</text:span></text:span><text:span text:style-name="AncientGreek_3a__20_Ἀρχαία_20_ἑλληνικά"><text:span text:style-name="T7"> </text:span></text:span><text:span text:style-name="AncientGreek_3a__20_Ἀρχαία_20_ἑλληνικά"><text:span text:style-name="T5">εἶδεν</text:span></text:span><text:span text:style-name="AncientGreek_3a__20_Ἀρχαία_20_ἑλληνικά"><text:span text:style-name="T7">, </text:span></text:span><text:span text:style-name="AncientGreek_3a__20_Ἀρχαία_20_ἑλληνικά"><text:span text:style-name="T5">ἐλοιδόρε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ἔσκωπτεν</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λύκο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Ὦ</text:span></text:span><text:span text:style-name="AncientGreek_3a__20_Ἀρχαία_20_ἑλληνικά"><text:span text:style-name="T7">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σύ</text:span></text:span><text:span text:style-name="AncientGreek_3a__20_Ἀρχαία_20_ἑλληνικά"><text:span text:style-name="T7"> </text:span></text:span><text:span text:style-name="AncientGreek_3a__20_Ἀρχαία_20_ἑλληνικά"><text:span text:style-name="T5">με</text:span></text:span><text:span text:style-name="AncientGreek_3a__20_Ἀρχαία_20_ἑλληνικά"><text:span text:style-name="T7"> </text:span></text:span><text:span text:style-name="AncientGreek_3a__20_Ἀρχαία_20_ἑλληνικά"><text:span text:style-name="T5">λοιδορεῖς</text:span></text:span><text:span text:style-name="AncientGreek_3a__20_Ἀρχαία_20_ἑλληνικά"><text:span text:style-name="T7">,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τόπος</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ῦθ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πολλάκι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τόπ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καιρὸς</text:span></text:span><text:span text:style-name="AncientGreek_3a__20_Ἀρχαία_20_ἑλληνικά"><text:span text:style-name="T7"> </text:span></text:span><text:span text:style-name="AncientGreek_3a__20_Ἀρχαία_20_ἑλληνικά"><text:span text:style-name="T5">δίδωσι</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θράσος</text:span></text:span><text:span text:style-name="AncientGreek_3a__20_Ἀρχαία_20_ἑλληνικά"><text:span text:style-name="T7"> </text:span></text:span><text:span text:style-name="AncientGreek_3a__20_Ἀρχαία_20_ἑλληνικά"><text:span text:style-name="T5">κατὰ</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μεινόνων</text:span></text:span><text:span text:style-name="AncientGreek_3a__20_Ἀρχαία_20_ἑλληνικά"><text:span text:style-name="T7">.</text:span></text:span></text:p>
          </table:table-cell>
          <table:table-cell table:style-name="Table1.A1" office:value-type="string">
            <text:p text:style-name="P70">A Baby Goat Standing on the House and a Wolf</text:p>
            <text:p text:style-name="P69">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5">Ἔριφος</text:span></text:span><text:span text:style-name="AncientGreek_3a__20_Ἀρχαία_20_ἑλληνικά"><text:span text:style-name="T7"> </text:span></text:span><text:span text:style-name="AncientGreek_3a__20_Ἀρχαία_20_ἑλληνικά"><text:span text:style-name="T5">ὑστερήσας</text:span></text:span><text:span text:style-name="AncientGreek_3a__20_Ἀρχαία_20_ἑλληνικά"><text:span text:style-name="T7"> </text:span></text:span><text:span text:style-name="AncientGreek_3a__20_Ἀρχαία_20_ἑλληνικά"><text:span text:style-name="T5">ἀπὸ</text:span></text:span><text:span text:style-name="AncientGreek_3a__20_Ἀρχαία_20_ἑλληνικά"><text:span text:style-name="T7"> </text:span></text:span><text:span text:style-name="AncientGreek_3a__20_Ἀρχαία_20_ἑλληνικά"><text:span text:style-name="T5">ποίμνης</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λύκου</text:span></text:span><text:span text:style-name="AncientGreek_3a__20_Ἀρχαία_20_ἑλληνικά"><text:span text:style-name="T7"> </text:span></text:span><text:span text:style-name="AncientGreek_3a__20_Ἀρχαία_20_ἑλληνικά"><text:span text:style-name="T5">κατεδιώκετο</text:span></text:span><text:span text:style-name="AncientGreek_3a__20_Ἀρχαία_20_ἑλληνικά"><text:span text:style-name="T7">• </text:span></text:span><text:span text:style-name="AncientGreek_3a__20_Ἀρχαία_20_ἑλληνικά"><text:span text:style-name="T5">ἐπιστραφεὶ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ἔριφος</text:span></text:span><text:span text:style-name="AncientGreek_3a__20_Ἀρχαία_20_ἑλληνικά"><text:span text:style-name="T7"> </text:span></text:span><text:span text:style-name="AncientGreek_3a__20_Ἀρχαία_20_ἑλληνικά"><text:span text:style-name="T5">λέγει</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λύκῳ</text:span></text:span><text:span text:style-name="AncientGreek_3a__20_Ἀρχαία_20_ἑλληνικά"><text:span text:style-name="T7">• « </text:span></text:span><text:span text:style-name="AncientGreek_3a__20_Ἀρχαία_20_ἑλληνικά"><text:span text:style-name="T5">Πέπεισμαι</text:span></text:span><text:span text:style-name="AncientGreek_3a__20_Ἀρχαία_20_ἑλληνικά"><text:span text:style-name="T7">, </text:span></text:span><text:span text:style-name="AncientGreek_3a__20_Ἀρχαία_20_ἑλληνικά"><text:span text:style-name="T5">λύκε</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σὸν</text:span></text:span><text:span text:style-name="AncientGreek_3a__20_Ἀρχαία_20_ἑλληνικά"><text:span text:style-name="T7"> </text:span></text:span><text:span text:style-name="AncientGreek_3a__20_Ἀρχαία_20_ἑλληνικά"><text:span text:style-name="T5">βρῶμά</text:span></text:span><text:span text:style-name="AncientGreek_3a__20_Ἀρχαία_20_ἑλληνικά"><text:span text:style-name="T7"> </text:span></text:span><text:span text:style-name="AncientGreek_3a__20_Ἀρχαία_20_ἑλληνικά"><text:span text:style-name="T5">εἰμι</text:span></text:span><text:span text:style-name="AncientGreek_3a__20_Ἀρχαία_20_ἑλληνικά"><text:span text:style-name="T7">•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ἵνα</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ἀδόξως</text:span></text:span><text:span text:style-name="AncientGreek_3a__20_Ἀρχαία_20_ἑλληνικά"><text:span text:style-name="T7"> </text:span></text:span><text:span text:style-name="AncientGreek_3a__20_Ἀρχαία_20_ἑλληνικά"><text:span text:style-name="T5">ἀποθάνω</text:span></text:span><text:span text:style-name="AncientGreek_3a__20_Ἀρχαία_20_ἑλληνικά"><text:span text:style-name="T7">, </text:span></text:span><text:span text:style-name="AncientGreek_3a__20_Ἀρχαία_20_ἑλληνικά"><text:span text:style-name="T5">αὔλησον</text:span></text:span><text:span text:style-name="AncientGreek_3a__20_Ἀρχαία_20_ἑλληνικά"><text:span text:style-name="T7">, </text:span></text:span><text:span text:style-name="AncientGreek_3a__20_Ἀρχαία_20_ἑλληνικά"><text:span text:style-name="T5">ὅπως</text:span></text:span><text:span text:style-name="AncientGreek_3a__20_Ἀρχαία_20_ἑλληνικά"><text:span text:style-name="T7"> </text:span></text:span><text:span text:style-name="AncientGreek_3a__20_Ἀρχαία_20_ἑλληνικά"><text:span text:style-name="T5">ὀρχήσωμαι</text:span></text:span><text:span text:style-name="AncientGreek_3a__20_Ἀρχαία_20_ἑλληνικά"><text:span text:style-name="T7"> ». </text:span></text:span><text:span text:style-name="AncientGreek_3a__20_Ἀρχαία_20_ἑλληνικά"><text:span text:style-name="T5">Αὐλοῦντ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λύκου</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ὀρχουμένου</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ἐρίφου</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κύνες</text:span></text:span><text:span text:style-name="AncientGreek_3a__20_Ἀρχαία_20_ἑλληνικά"><text:span text:style-name="T7"> </text:span></text:span><text:span text:style-name="AncientGreek_3a__20_Ἀρχαία_20_ἑλληνικά"><text:span text:style-name="T5">ἀκούσαντε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ἐξελθόντες</text:span></text:span><text:span text:style-name="AncientGreek_3a__20_Ἀρχαία_20_ἑλληνικά"><text:span text:style-name="T7"> </text:span></text:span><text:span text:style-name="AncientGreek_3a__20_Ἀρχαία_20_ἑλληνικά"><text:span text:style-name="T5">κατεδίωκον</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λύκον</text:span></text:span><text:span text:style-name="AncientGreek_3a__20_Ἀρχαία_20_ἑλληνικά"><text:span text:style-name="T7">. </text:span></text:span><text:span text:style-name="AncientGreek_3a__20_Ἀρχαία_20_ἑλληνικά"><text:span text:style-name="T5">Ἐπιστραφεὶ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ύκος</text:span></text:span><text:span text:style-name="AncientGreek_3a__20_Ἀρχαία_20_ἑλληνικά"><text:span text:style-name="T7"> </text:span></text:span><text:span text:style-name="AncientGreek_3a__20_Ἀρχαία_20_ἑλληνικά"><text:span text:style-name="T5">λέγει</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ἐρίφῳ</text:span></text:span><text:span text:style-name="AncientGreek_3a__20_Ἀρχαία_20_ἑλληνικά"><text:span text:style-name="T7">• « </text:span></text:span><text:span text:style-name="AncientGreek_3a__20_Ἀρχαία_20_ἑλληνικά"><text:span text:style-name="T5">Ταῦτα</text:span></text:span><text:span text:style-name="AncientGreek_3a__20_Ἀρχαία_20_ἑλληνικά"><text:span text:style-name="T7"> </text:span></text:span><text:span text:style-name="AncientGreek_3a__20_Ἀρχαία_20_ἑλληνικά"><text:span text:style-name="T5">ἐμοὶ</text:span></text:span><text:span text:style-name="AncientGreek_3a__20_Ἀρχαία_20_ἑλληνικά"><text:span text:style-name="T7"> </text:span></text:span><text:span text:style-name="AncientGreek_3a__20_Ἀρχαία_20_ἑλληνικά"><text:span text:style-name="T5">καλῶς</text:span></text:span><text:span text:style-name="AncientGreek_3a__20_Ἀρχαία_20_ἑλληνικά"><text:span text:style-name="T7"> </text:span></text:span><text:span text:style-name="AncientGreek_3a__20_Ἀρχαία_20_ἑλληνικά"><text:span text:style-name="T5">γίνεται</text:span></text:span><text:span text:style-name="AncientGreek_3a__20_Ἀρχαία_20_ἑλληνικά"><text:span text:style-name="T7">• </text:span></text:span><text:span text:style-name="AncientGreek_3a__20_Ἀρχαία_20_ἑλληνικά"><text:span text:style-name="T5">ἔδει</text:span></text:span><text:span text:style-name="AncientGreek_3a__20_Ἀρχαία_20_ἑλληνικά"><text:span text:style-name="T7"> </text:span></text:span><text:span text:style-name="AncientGreek_3a__20_Ἀρχαία_20_ἑλληνικά"><text:span text:style-name="T5">γάρ</text:span></text:span><text:span text:style-name="AncientGreek_3a__20_Ἀρχαία_20_ἑλληνικά"><text:span text:style-name="T7"> </text:span></text:span><text:span text:style-name="AncientGreek_3a__20_Ἀρχαία_20_ἑλληνικά"><text:span text:style-name="T5">με</text:span></text:span><text:span text:style-name="AncientGreek_3a__20_Ἀρχαία_20_ἑλληνικά"><text:span text:style-name="T7"> </text:span></text:span><text:span text:style-name="AncientGreek_3a__20_Ἀρχαία_20_ἑλληνικά"><text:span text:style-name="T5">μακελλάριον</text:span></text:span><text:span text:style-name="AncientGreek_3a__20_Ἀρχαία_20_ἑλληνικά"><text:span text:style-name="T7"> </text:span></text:span><text:span text:style-name="AncientGreek_3a__20_Ἀρχαία_20_ἑλληνικά"><text:span text:style-name="T5">ὄντα</text:span></text:span><text:span text:style-name="AncientGreek_3a__20_Ἀρχαία_20_ἑλληνικά"><text:span text:style-name="T7"> </text:span></text:span><text:span text:style-name="AncientGreek_3a__20_Ἀρχαία_20_ἑλληνικά"><text:span text:style-name="T5">αὐλητὴ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μιμεῖσθαι</text:span></text:span><text:span text:style-name="AncientGreek_3a__20_Ἀρχαία_20_ἑλληνικά"><text:span text:style-name="T7">. »</text:span></text:span></text:p>
            <text:p text:style-name="P37"><text:span text:style-name="AncientGreek_3a__20_Ἀρχαία_20_ἑλληνικά"><text:span text:style-name="T5">Οὕτως</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γνώμην</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καιροῦ</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πράττοντε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ὧ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χερσὶν</text:span></text:span><text:span text:style-name="AncientGreek_3a__20_Ἀρχαία_20_ἑλληνικά"><text:span text:style-name="T7"> </text:span></text:span><text:span text:style-name="AncientGreek_3a__20_Ἀρχαία_20_ἑλληνικά"><text:span text:style-name="T5">ἔχουσιν</text:span></text:span><text:span text:style-name="AncientGreek_3a__20_Ἀρχαία_20_ἑλληνικά"><text:span text:style-name="T7"> </text:span></text:span><text:span text:style-name="AncientGreek_3a__20_Ἀρχαία_20_ἑλληνικά"><text:span text:style-name="T5">ὑστεροῦνται</text:span></text:span><text:span text:style-name="AncientGreek_3a__20_Ἀρχαία_20_ἑλληνικά"><text:span text:style-name="T7">.</text:span></text:span></text:p>
          </table:table-cell>
          <table:table-cell table:style-name="Table1.A1" office:value-type="string">
            <text:p text:style-name="P70">A Baby Goat and Wolf Playing Flute</text:p>
            <text:p text:style-name="P69">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69"/>
            <text:p text:style-name="P37"><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μακελλάριον</text:span></text:span><text:span text:style-name="AncientGreek_3a__20_Ἀρχαία_20_ἑλληνικά"><text:span text:style-name="T7"> = butcher, meat market (latin)</text:span></text:span></text:p>
            <text:p text:style-name="P37"><text:span text:style-name="AncientGreek_3a__20_Ἀρχαία_20_ἑλληνικά"><text:span text:style-name="T5">ὑστερήσας</text:span></text:span><text:span text:style-name="AncientGreek_3a__20_Ἀρχαία_20_ἑλληνικά"><text:span text:style-name="T7"> = ὑστερέω</text:span></text:span><text:span text:style-name="AncientGreek_3a__20_Ἀρχαία_20_ἑλληνικά"><text:span text:style-name="T12">: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7"> </text:span></text:span><text:span text:style-name="AncientGreek_3a__20_Ἀρχαία_20_ἑλληνικά"><text:span text:style-name="T5">βουλόμενος</text:span></text:span><text:span text:style-name="AncientGreek_3a__20_Ἀρχαία_20_ἑλληνικά"><text:span text:style-name="T7"> </text:span></text:span><text:span text:style-name="AncientGreek_3a__20_Ἀρχαία_20_ἑλληνικά"><text:span text:style-name="T5">γνῶναι</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τίνι</text:span></text:span><text:span text:style-name="AncientGreek_3a__20_Ἀρχαία_20_ἑλληνικά"><text:span text:style-name="T7"> </text:span></text:span><text:span text:style-name="AncientGreek_3a__20_Ἀρχαία_20_ἑλληνικά"><text:span text:style-name="T5">τιμῇ</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ἀνθρώποις</text:span></text:span><text:span text:style-name="AncientGreek_3a__20_Ἀρχαία_20_ἑλληνικά"><text:span text:style-name="T7"> </text:span></text:span><text:span text:style-name="AncientGreek_3a__20_Ἀρχαία_20_ἑλληνικά"><text:span text:style-name="T5">ἐστίν</text:span></text:span><text:span text:style-name="AncientGreek_3a__20_Ἀρχαία_20_ἑλληνικά"><text:span text:style-name="T7">, </text:span></text:span><text:span text:style-name="AncientGreek_3a__20_Ἀρχαία_20_ἑλληνικά"><text:span text:style-name="T5">ἧκεν</text:span></text:span><text:span text:style-name="AncientGreek_3a__20_Ἀρχαία_20_ἑλληνικά"><text:span text:style-name="T7"> </text:span></text:span><text:span text:style-name="AncientGreek_3a__20_Ἀρχαία_20_ἑλληνικά"><text:span text:style-name="T5">ἀφομοιωθεὶς</text:span></text:span><text:span text:style-name="AncientGreek_3a__20_Ἀρχαία_20_ἑλληνικά"><text:span text:style-name="T7"> </text:span></text:span><text:span text:style-name="AncientGreek_3a__20_Ἀρχαία_20_ἑλληνικά"><text:span text:style-name="T5">ἀνθρώπῳ</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ἀγαλματοποιοῦ</text:span></text:span><text:span text:style-name="AncientGreek_3a__20_Ἀρχαία_20_ἑλληνικά"><text:span text:style-name="T7"> </text:span></text:span><text:span text:style-name="AncientGreek_3a__20_Ἀρχαία_20_ἑλληνικά"><text:span text:style-name="T5">ἐργαστήριο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θεασάμενος</text:span></text:span><text:span text:style-name="AncientGreek_3a__20_Ἀρχαία_20_ἑλληνικά"><text:span text:style-name="T7"> </text:span></text:span><text:span text:style-name="AncientGreek_3a__20_Ἀρχαία_20_ἑλληνικά"><text:span text:style-name="T5">Διὸς</text:span></text:span><text:span text:style-name="AncientGreek_3a__20_Ἀρχαία_20_ἑλληνικά"><text:span text:style-name="T7"> </text:span></text:span><text:span text:style-name="AncientGreek_3a__20_Ἀρχαία_20_ἑλληνικά"><text:span text:style-name="T5">ἄγαλμα</text:span></text:span><text:span text:style-name="AncientGreek_3a__20_Ἀρχαία_20_ἑλληνικά"><text:span text:style-name="T7"> </text:span></text:span><text:span text:style-name="AncientGreek_3a__20_Ἀρχαία_20_ἑλληνικά"><text:span text:style-name="T5">ἐπυνθάνετο</text:span></text:span><text:span text:style-name="AncientGreek_3a__20_Ἀρχαία_20_ἑλληνικά"><text:span text:style-name="T7"> </text:span></text:span><text:span text:style-name="AncientGreek_3a__20_Ἀρχαία_20_ἑλληνικά"><text:span text:style-name="T5">πόσου</text:span></text:span><text:span text:style-name="AncientGreek_3a__20_Ἀρχαία_20_ἑλληνικά"><text:span text:style-name="T7">. </text:span></text:span><text:span text:style-name="AncientGreek_3a__20_Ἀρχαία_20_ἑλληνικά"><text:span text:style-name="T5">Εἰπόντ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δραχμῆς</text:span></text:span><text:span text:style-name="AncientGreek_3a__20_Ἀρχαία_20_ἑλληνικά"><text:span text:style-name="T7">, </text:span></text:span><text:span text:style-name="AncientGreek_3a__20_Ἀρχαία_20_ἑλληνικά"><text:span text:style-name="T5">γελάσας</text:span></text:span><text:span text:style-name="AncientGreek_3a__20_Ἀρχαία_20_ἑλληνικά"><text:span text:style-name="T7"> </text:span></text:span><text:span text:style-name="AncientGreek_3a__20_Ἀρχαία_20_ἑλληνικά"><text:span text:style-name="T5">ἠρώτα</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Ἥρας</text:span></text:span><text:span text:style-name="AncientGreek_3a__20_Ἀρχαία_20_ἑλληνικά"><text:span text:style-name="T7"> </text:span></text:span><text:span text:style-name="AncientGreek_3a__20_Ἀρχαία_20_ἑλληνικά"><text:span text:style-name="T5">πόσου</text:span></text:span><text:span text:style-name="AncientGreek_3a__20_Ἀρχαία_20_ἑλληνικά"><text:span text:style-name="T7">. </text:span></text:span><text:span text:style-name="AncientGreek_3a__20_Ἀρχαία_20_ἑλληνικά"><text:span text:style-name="T5">Εἰπόντ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ἔτι</text:span></text:span><text:span text:style-name="AncientGreek_3a__20_Ἀρχαία_20_ἑλληνικά"><text:span text:style-name="T7"> </text:span></text:span><text:span text:style-name="AncientGreek_3a__20_Ἀρχαία_20_ἑλληνικά"><text:span text:style-name="T5">μείζονος</text:span></text:span><text:span text:style-name="AncientGreek_3a__20_Ἀρχαία_20_ἑλληνικά"><text:span text:style-name="T7">, </text:span></text:span><text:span text:style-name="AncientGreek_3a__20_Ἀρχαία_20_ἑλληνικά"><text:span text:style-name="T5">θεασάμεν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αὑτοῦ</text:span></text:span><text:span text:style-name="AncientGreek_3a__20_Ἀρχαία_20_ἑλληνικά"><text:span text:style-name="T7"> </text:span></text:span><text:span text:style-name="AncientGreek_3a__20_Ἀρχαία_20_ἑλληνικά"><text:span text:style-name="T5">ἄγαλμα</text:span></text:span><text:span text:style-name="AncientGreek_3a__20_Ἀρχαία_20_ἑλληνικά"><text:span text:style-name="T7"> </text:span></text:span><text:span text:style-name="AncientGreek_3a__20_Ἀρχαία_20_ἑλληνικά"><text:span text:style-name="T5">ὑπέλαβεν</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text:span></text:span><text:span text:style-name="AncientGreek_3a__20_Ἀρχαία_20_ἑλληνικά"><text:span text:style-name="T5">ἐπειδὴ</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ἄγγελός</text:span></text:span><text:span text:style-name="AncientGreek_3a__20_Ἀρχαία_20_ἑλληνικά"><text:span text:style-name="T7"> </text:span></text:span><text:span text:style-name="AncientGreek_3a__20_Ἀρχαία_20_ἑλληνικά"><text:span text:style-name="T5">ἐστ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ἐπικερδής</text:span></text:span><text:span text:style-name="AncientGreek_3a__20_Ἀρχαία_20_ἑλληνικά"><text:span text:style-name="T7">, </text:span></text:span><text:span text:style-name="AncientGreek_3a__20_Ἀρχαία_20_ἑλληνικά"><text:span text:style-name="T5">περὶ</text:span></text:span><text:span text:style-name="AncientGreek_3a__20_Ἀρχαία_20_ἑλληνικά"><text:span text:style-name="T7"> </text:span></text:span><text:span text:style-name="AncientGreek_3a__20_Ἀρχαία_20_ἑλληνικά"><text:span text:style-name="T5">πολλοῦ</text:span></text:span><text:span text:style-name="AncientGreek_3a__20_Ἀρχαία_20_ἑλληνικά"><text:span text:style-name="T7"> </text:span></text:span><text:span text:style-name="AncientGreek_3a__20_Ἀρχαία_20_ἑλληνικά"><text:span text:style-name="T5">ποιοῦνται</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ἄνθρωποι</text:span></text:span><text:span text:style-name="AncientGreek_3a__20_Ἀρχαία_20_ἑλληνικά"><text:span text:style-name="T7">. </text:span></text:span><text:span text:style-name="AncientGreek_3a__20_Ἀρχαία_20_ἑλληνικά"><text:span text:style-name="T5">Διόπερ</text:span></text:span><text:span text:style-name="AncientGreek_3a__20_Ἀρχαία_20_ἑλληνικά"><text:span text:style-name="T7"> </text:span></text:span><text:span text:style-name="AncientGreek_3a__20_Ἀρχαία_20_ἑλληνικά"><text:span text:style-name="T5">ἐπυνθάνετο</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Ἑρμῆς</text:span></text:span><text:span text:style-name="AncientGreek_3a__20_Ἀρχαία_20_ἑλληνικά"><text:span text:style-name="T7"> </text:span></text:span><text:span text:style-name="AncientGreek_3a__20_Ἀρχαία_20_ἑλληνικά"><text:span text:style-name="T5">πόσου</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ἀγαλματογλύφο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ἐὰν</text:span></text:span><text:span text:style-name="AncientGreek_3a__20_Ἀρχαία_20_ἑλληνικά"><text:span text:style-name="T7"> </text:span></text:span><text:span text:style-name="AncientGreek_3a__20_Ἀρχαία_20_ἑλληνικά"><text:span text:style-name="T5">τούτους</text:span></text:span><text:span text:style-name="AncientGreek_3a__20_Ἀρχαία_20_ἑλληνικά"><text:span text:style-name="T7"> </text:span></text:span><text:span text:style-name="AncientGreek_3a__20_Ἀρχαία_20_ἑλληνικά"><text:span text:style-name="T5">ἀγοράσῃς</text:span></text:span><text:span text:style-name="AncientGreek_3a__20_Ἀρχαία_20_ἑλληνικά"><text:span text:style-name="T7">, </text:span></text:span><text:span text:style-name="AncientGreek_3a__20_Ἀρχαία_20_ἑλληνικά"><text:span text:style-name="T5">τοῦτόν</text:span></text:span><text:span text:style-name="AncientGreek_3a__20_Ἀρχαία_20_ἑλληνικά"><text:span text:style-name="T7"> </text:span></text:span><text:span text:style-name="AncientGreek_3a__20_Ἀρχαία_20_ἑλληνικά"><text:span text:style-name="T5">σοι</text:span></text:span><text:span text:style-name="AncientGreek_3a__20_Ἀρχαία_20_ἑλληνικά"><text:span text:style-name="T7"> </text:span></text:span><text:span text:style-name="AncientGreek_3a__20_Ἀρχαία_20_ἑλληνικά"><text:span text:style-name="T5">προσθήκην</text:span></text:span><text:span text:style-name="AncientGreek_3a__20_Ἀρχαία_20_ἑλληνικά"><text:span text:style-name="T7"> </text:span></text:span><text:span text:style-name="AncientGreek_3a__20_Ἀρχαία_20_ἑλληνικά"><text:span text:style-name="T5">δώσω</text:span></text:span><text:span text:style-name="AncientGreek_3a__20_Ἀρχαία_20_ἑλληνικά"><text:span text:style-name="T7">. »</text:span></text:span></text:p>
            <text:p text:style-name="P37"><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ἄνδρα</text:span></text:span><text:span text:style-name="AncientGreek_3a__20_Ἀρχαία_20_ἑλληνικά"><text:span text:style-name="T7"> </text:span></text:span><text:span text:style-name="AncientGreek_3a__20_Ἀρχαία_20_ἑλληνικά"><text:span text:style-name="T5">κενόδοξο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οὐδεμίᾳ</text:span></text:span><text:span text:style-name="AncientGreek_3a__20_Ἀρχαία_20_ἑλληνικά"><text:span text:style-name="T7"> </text:span></text:span><text:span text:style-name="AncientGreek_3a__20_Ἀρχαία_20_ἑλληνικά"><text:span text:style-name="T5">μοίρᾳ</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ἄλλοις</text:span></text:span><text:span text:style-name="AncientGreek_3a__20_Ἀρχαία_20_ἑλληνικά"><text:span text:style-name="T7"> </text:span></text:span><text:span text:style-name="AncientGreek_3a__20_Ἀρχαία_20_ἑλληνικά"><text:span text:style-name="T5">ὄντα</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όγος</text:span></text:span><text:span text:style-name="AncientGreek_3a__20_Ἀρχαία_20_ἑλληνικά"><text:span text:style-name="T7"> </text:span></text:span><text:span text:style-name="AncientGreek_3a__20_Ἀρχαία_20_ἑλληνικά"><text:span text:style-name="T5">ἁρμόζει</text:span></text:span><text:span text:style-name="AncientGreek_3a__20_Ἀρχαία_20_ἑλληνικά"><text:span text:style-name="T7">.</text:span></text:span></text:p>
          </table:table-cell>
          <table:table-cell table:style-name="Table1.A1" office:value-type="string">
            <text:p text:style-name="P70">Hermes and a Statue Maker</text:p>
            <text:p text:style-name="P69">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69"/>
            <text:p text:style-name="P69">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πλάσας</text:span></text:span><text:span text:style-name="AncientGreek_3a__20_Ἀρχαία_20_ἑλληνικά"><text:span text:style-name="T7"> </text:span></text:span><text:span text:style-name="AncientGreek_3a__20_Ἀρχαία_20_ἑλληνικά"><text:span text:style-name="T5">ἄνδρα</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γυναῖκα</text:span></text:span><text:span text:style-name="AncientGreek_3a__20_Ἀρχαία_20_ἑλληνικά"><text:span text:style-name="T7"> </text:span></text:span><text:span text:style-name="AncientGreek_3a__20_Ἀρχαία_20_ἑλληνικά"><text:span text:style-name="T5">ἐκέλευσεν</text:span></text:span><text:span text:style-name="AncientGreek_3a__20_Ἀρχαία_20_ἑλληνικά"><text:span text:style-name="T7"> </text:span></text:span><text:span text:style-name="AncientGreek_3a__20_Ἀρχαία_20_ἑλληνικά"><text:span text:style-name="T5">Ἑρμῆν</text:span></text:span><text:span text:style-name="AncientGreek_3a__20_Ἀρχαία_20_ἑλληνικά"><text:span text:style-name="T7"> </text:span></text:span><text:span text:style-name="AncientGreek_3a__20_Ἀρχαία_20_ἑλληνικά"><text:span text:style-name="T5">ἀγαγεῖν</text:span></text:span><text:span text:style-name="AncientGreek_3a__20_Ἀρχαία_20_ἑλληνικά"><text:span text:style-name="T7"> </text:span></text:span><text:span text:style-name="AncientGreek_3a__20_Ἀρχαία_20_ἑλληνικά"><text:span text:style-name="T5">αὐτοὺς</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Γῆ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δεῖξαι</text:span></text:span><text:span text:style-name="AncientGreek_3a__20_Ἀρχαία_20_ἑλληνικά"><text:span text:style-name="T7"> </text:span></text:span><text:span text:style-name="AncientGreek_3a__20_Ἀρχαία_20_ἑλληνικά"><text:span text:style-name="T5">ὅθεν</text:span></text:span><text:span text:style-name="AncientGreek_3a__20_Ἀρχαία_20_ἑλληνικά"><text:span text:style-name="T7"> </text:span></text:span><text:span text:style-name="AncientGreek_3a__20_Ἀρχαία_20_ἑλληνικά"><text:span text:style-name="T5">ὀρύσσοντες</text:span></text:span><text:span text:style-name="AncientGreek_3a__20_Ἀρχαία_20_ἑλληνικά"><text:span text:style-name="T7"> </text:span></text:span><text:span text:style-name="AncientGreek_3a__20_Ἀρχαία_20_ἑλληνικά"><text:span text:style-name="T5">τροφὴν</text:span></text:span><text:span text:style-name="AncientGreek_3a__20_Ἀρχαία_20_ἑλληνικά"><text:span text:style-name="T7"> </text:span></text:span><text:span text:style-name="AncientGreek_3a__20_Ἀρχαία_20_ἑλληνικά"><text:span text:style-name="T5">ἑαυτοῖς</text:span></text:span><text:span text:style-name="AncientGreek_3a__20_Ἀρχαία_20_ἑλληνικά"><text:span text:style-name="T7"> </text:span></text:span><text:span text:style-name="AncientGreek_3a__20_Ἀρχαία_20_ἑλληνικά"><text:span text:style-name="T5">ποιήσουσι</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προσταχθὲν</text:span></text:span><text:span text:style-name="AncientGreek_3a__20_Ἀρχαία_20_ἑλληνικά"><text:span text:style-name="T7"> </text:span></text:span><text:span text:style-name="AncientGreek_3a__20_Ἀρχαία_20_ἑλληνικά"><text:span text:style-name="T5">ποιήσαντος</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Γῆ</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πρῶτον</text:span></text:span><text:span text:style-name="AncientGreek_3a__20_Ἀρχαία_20_ἑλληνικά"><text:span text:style-name="T7"> </text:span></text:span><text:span text:style-name="AncientGreek_3a__20_Ἀρχαία_20_ἑλληνικά"><text:span text:style-name="T5">ἐκώλυεν</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Ἑρμῆς</text:span></text:span><text:span text:style-name="AncientGreek_3a__20_Ἀρχαία_20_ἑλληνικά"><text:span text:style-name="T7"> </text:span></text:span><text:span text:style-name="AncientGreek_3a__20_Ἀρχαία_20_ἑλληνικά"><text:span text:style-name="T5">ἠνάγκαζε</text:span></text:span><text:span text:style-name="AncientGreek_3a__20_Ἀρχαία_20_ἑλληνικά"><text:span text:style-name="T7"> </text:span></text:span><text:span text:style-name="AncientGreek_3a__20_Ἀρχαία_20_ἑλληνικά"><text:span text:style-name="T5">λέγων</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Δία</text:span></text:span><text:span text:style-name="AncientGreek_3a__20_Ἀρχαία_20_ἑλληνικά"><text:span text:style-name="T7"> </text:span></text:span><text:span text:style-name="AncientGreek_3a__20_Ἀρχαία_20_ἑλληνικά"><text:span text:style-name="T5">προστεταχέναι</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ὀρυσσέτωσαν</text:span></text:span><text:span text:style-name="AncientGreek_3a__20_Ἀρχαία_20_ἑλληνικά"><text:span text:style-name="T7"> </text:span></text:span><text:span text:style-name="AncientGreek_3a__20_Ἀρχαία_20_ἑλληνικά"><text:span text:style-name="T5">ὅσον</text:span></text:span><text:span text:style-name="AncientGreek_3a__20_Ἀρχαία_20_ἑλληνικά"><text:span text:style-name="T7"> </text:span></text:span><text:span text:style-name="AncientGreek_3a__20_Ἀρχαία_20_ἑλληνικά"><text:span text:style-name="T5">βούλονται</text:span></text:span><text:span text:style-name="AncientGreek_3a__20_Ἀρχαία_20_ἑλληνικά"><text:span text:style-name="T7">• </text:span></text:span><text:span text:style-name="AncientGreek_3a__20_Ἀρχαία_20_ἑλληνικά"><text:span text:style-name="T5">στένοντες</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αὐτὸ</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κλαίοντες</text:span></text:span><text:span text:style-name="AncientGreek_3a__20_Ἀρχαία_20_ἑλληνικά"><text:span text:style-name="T7"> </text:span></text:span><text:span text:style-name="AncientGreek_3a__20_Ἀρχαία_20_ἑλληνικά"><text:span text:style-name="T5">ἀποδώσουσι</text:span></text:span><text:span text:style-name="AncientGreek_3a__20_Ἀρχαία_20_ἑλληνικά"><text:span text:style-name="T7">. »</text:span></text:span></text:p>
            <text:p text:style-name="P37"><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70">Hermes and Gaia</text:p>
            <text:p text:style-name="P69">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69">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5">Ἑρμῆς βουλόμενος τὴν Τειρεσίου μαντικὴν πειρᾶσαι εἰ</text:span></text:span></text:p>
            <text:p text:style-name="P37"><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70">Hermes and Teresias</text:p>
            <text:p text:style-name="P37"><text:span text:style-name="Default_20_Paragraph_20_Font"><text:span text:style-name="T8">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5">προαστεῖον</text:span></text:span><text:span text:style-name="AncientGreek_3a__20_Ἀρχαία_20_ἑλληνικά"><text:span text:style-name="T7">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Ἑρμῇ</text:span></text:span><text:span text:style-name="AncientGreek_3a__20_Ἀρχαία_20_ἑλληνικά"><text:span text:style-name="T7"> </text:span></text:span><text:span text:style-name="AncientGreek_3a__20_Ἀρχαία_20_ἑλληνικά"><text:span text:style-name="T5">προσέταξε</text:span></text:span><text:span text:style-name="AncientGreek_3a__20_Ἀρχαία_20_ἑλληνικά"><text:span text:style-name="T7"> </text:span></text:span><text:span text:style-name="AncientGreek_3a__20_Ἀρχαία_20_ἑλληνικά"><text:span text:style-name="T5">πᾶσι</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τεχνίταις</text:span></text:span><text:span text:style-name="AncientGreek_3a__20_Ἀρχαία_20_ἑλληνικά"><text:span text:style-name="T7"> </text:span></text:span><text:span text:style-name="AncientGreek_3a__20_Ἀρχαία_20_ἑλληνικά"><text:span text:style-name="T5">ψεύδους</text:span></text:span><text:span text:style-name="AncientGreek_3a__20_Ἀρχαία_20_ἑλληνικά"><text:span text:style-name="T7"> </text:span></text:span><text:span text:style-name="AncientGreek_3a__20_Ἀρχαία_20_ἑλληνικά"><text:span text:style-name="T5">φάρμακον</text:span></text:span><text:span text:style-name="AncientGreek_3a__20_Ἀρχαία_20_ἑλληνικά"><text:span text:style-name="T7"> </text:span></text:span><text:span text:style-name="AncientGreek_3a__20_Ἀρχαία_20_ἑλληνικά"><text:span text:style-name="T5">χέαι</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οῦτο</text:span></text:span><text:span text:style-name="AncientGreek_3a__20_Ἀρχαία_20_ἑλληνικά"><text:span text:style-name="T7"> </text:span></text:span><text:span text:style-name="AncientGreek_3a__20_Ἀρχαία_20_ἑλληνικά"><text:span text:style-name="T5">τρίψα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μέτρον</text:span></text:span><text:span text:style-name="AncientGreek_3a__20_Ἀρχαία_20_ἑλληνικά"><text:span text:style-name="T7"> </text:span></text:span><text:span text:style-name="AncientGreek_3a__20_Ἀρχαία_20_ἑλληνικά"><text:span text:style-name="T5">ποιήσας</text:span></text:span><text:span text:style-name="AncientGreek_3a__20_Ἀρχαία_20_ἑλληνικά"><text:span text:style-name="T7"> </text:span></text:span><text:span text:style-name="AncientGreek_3a__20_Ἀρχαία_20_ἑλληνικά"><text:span text:style-name="T5">ἴσον</text:span></text:span><text:span text:style-name="AncientGreek_3a__20_Ἀρχαία_20_ἑλληνικά"><text:span text:style-name="T7"> </text:span></text:span><text:span text:style-name="AncientGreek_3a__20_Ἀρχαία_20_ἑλληνικά"><text:span text:style-name="T5">ἑκάστῳ</text:span></text:span><text:span text:style-name="AncientGreek_3a__20_Ἀρχαία_20_ἑλληνικά"><text:span text:style-name="T7"> </text:span></text:span><text:span text:style-name="AncientGreek_3a__20_Ἀρχαία_20_ἑλληνικά"><text:span text:style-name="T5">ἐνέχει</text:span></text:span><text:span text:style-name="AncientGreek_3a__20_Ἀρχαία_20_ἑλληνικά"><text:span text:style-name="T7">. </text:span></text:span><text:span text:style-name="AncientGreek_3a__20_Ἀρχαία_20_ἑλληνικά"><text:span text:style-name="T5">Ἐπεὶ</text:span></text:span><text:span text:style-name="AncientGreek_3a__20_Ἀρχαία_20_ἑλληνικά"><text:span text:style-name="T7"> </text:span></text:span><text:span text:style-name="AncientGreek_3a__20_Ἀρχαία_20_ἑλληνικά"><text:span text:style-name="T5">δέ</text:span></text:span><text:span text:style-name="AncientGreek_3a__20_Ἀρχαία_20_ἑλληνικά"><text:span text:style-name="T7">, </text:span></text:span><text:span text:style-name="AncientGreek_3a__20_Ἀρχαία_20_ἑλληνικά"><text:span text:style-name="T5">μόνου</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σκυτέως</text:span></text:span><text:span text:style-name="AncientGreek_3a__20_Ἀρχαία_20_ἑλληνικά"><text:span text:style-name="T7"> </text:span></text:span><text:span text:style-name="AncientGreek_3a__20_Ἀρχαία_20_ἑλληνικά"><text:span text:style-name="T5">ὑπολειφθέντος</text:span></text:span><text:span text:style-name="AncientGreek_3a__20_Ἀρχαία_20_ἑλληνικά"><text:span text:style-name="T7">, </text:span></text:span><text:span text:style-name="AncientGreek_3a__20_Ἀρχαία_20_ἑλληνικά"><text:span text:style-name="T5">πολὺ</text:span></text:span><text:span text:style-name="AncientGreek_3a__20_Ἀρχαία_20_ἑλληνικά"><text:span text:style-name="T7"> </text:span></text:span><text:span text:style-name="AncientGreek_3a__20_Ἀρχαία_20_ἑλληνικά"><text:span text:style-name="T5">φάρμακον</text:span></text:span><text:span text:style-name="AncientGreek_3a__20_Ἀρχαία_20_ἑλληνικά"><text:span text:style-name="T7"> </text:span></text:span><text:span text:style-name="AncientGreek_3a__20_Ἀρχαία_20_ἑλληνικά"><text:span text:style-name="T5">κατελείπετο</text:span></text:span><text:span text:style-name="AncientGreek_3a__20_Ἀρχαία_20_ἑλληνικά"><text:span text:style-name="T7">, </text:span></text:span><text:span text:style-name="AncientGreek_3a__20_Ἀρχαία_20_ἑλληνικά"><text:span text:style-name="T5">λαβὼν</text:span></text:span><text:span text:style-name="AncientGreek_3a__20_Ἀρχαία_20_ἑλληνικά"><text:span text:style-name="T7"> </text:span></text:span><text:span text:style-name="AncientGreek_3a__20_Ἀρχαία_20_ἑλληνικά"><text:span text:style-name="T5">ὅλην</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χύσιν</text:span></text:span><text:span text:style-name="AncientGreek_3a__20_Ἀρχαία_20_ἑλληνικά"><text:span text:style-name="T7"> </text:span></text:span><text:span text:style-name="AncientGreek_3a__20_Ἀρχαία_20_ἑλληνικά"><text:span text:style-name="T5">κατ᾿αὐτοῦ</text:span></text:span><text:span text:style-name="AncientGreek_3a__20_Ἀρχαία_20_ἑλληνικά"><text:span text:style-name="T7"> </text:span></text:span><text:span text:style-name="AncientGreek_3a__20_Ἀρχαία_20_ἑλληνικά"><text:span text:style-name="T5">κατέχεεν</text:span></text:span><text:span text:style-name="AncientGreek_3a__20_Ἀρχαία_20_ἑλληνικά"><text:span text:style-name="T7">. </text:span></text:span><text:span text:style-name="AncientGreek_3a__20_Ἀρχαία_20_ἑλληνικά"><text:span text:style-name="T5">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70">Hermes and the Craftsmen</text:p>
            <text:p text:style-name="P69">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69"/>
            <text:p text:style-name="P37"><text:span text:style-name="AncientGreek_3a__20_Ἀρχαία_20_ἑλληνικά"><text:span text:style-name="T5">χέαι</text:span></text:span><text:span text:style-name="AncientGreek_3a__20_Ἀρχαία_20_ἑλληνικά"><text:span text:style-name="T7"> = </text:span></text:span><text:span text:style-name="AncientGreek_3a__20_Ἀρχαία_20_ἑλληνικά"><text:span text:style-name="T5">χέω</text:span></text:span><text:span text:style-name="AncientGreek_3a__20_Ἀρχαία_20_ἑλληνικά"><text:span text:style-name="T7"> (aro. inf.)</text:span></text:span></text:p>
            <text:p text:style-name="P37"><text:span text:style-name="AncientGreek_3a__20_Ἀρχαία_20_ἑλληνικά"><text:span text:style-name="T5">κατά</text:span></text:span><text:span text:style-name="AncientGreek_3a__20_Ἀρχαία_20_ἑλληνικά"><text:span text:style-name="T7">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7"> </text:span></text:span><text:span text:style-name="AncientGreek_3a__20_Ἀρχαία_20_ἑλληνικά"><text:span text:style-name="T5">ποτε</text:span></text:span><text:span text:style-name="AncientGreek_3a__20_Ἀρχαία_20_ἑλληνικά"><text:span text:style-name="T7"> </text:span></text:span><text:span text:style-name="AncientGreek_3a__20_Ἀρχαία_20_ἑλληνικά"><text:span text:style-name="T5">ἅμαξαν</text:span></text:span><text:span text:style-name="AncientGreek_3a__20_Ἀρχαία_20_ἑλληνικά"><text:span text:style-name="T7"> </text:span></text:span><text:span text:style-name="AncientGreek_3a__20_Ἀρχαία_20_ἑλληνικά"><text:span text:style-name="T5">ψευσμάτω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ανουργία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πάτης</text:span></text:span><text:span text:style-name="AncientGreek_3a__20_Ἀρχαία_20_ἑλληνικά"><text:span text:style-name="T7"> </text:span></text:span><text:span text:style-name="AncientGreek_3a__20_Ἀρχαία_20_ἑλληνικά"><text:span text:style-name="T5">μεστὴν</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πάσης</text:span></text:span><text:span text:style-name="AncientGreek_3a__20_Ἀρχαία_20_ἑλληνικά"><text:span text:style-name="T7"> </text:span></text:span><text:span text:style-name="AncientGreek_3a__20_Ἀρχαία_20_ἑλληνικά"><text:span text:style-name="T5">ἤλαυνε</text:span></text:span><text:span text:style-name="AncientGreek_3a__20_Ἀρχαία_20_ἑλληνικά"><text:span text:style-name="T7"> </text:span></text:span><text:span text:style-name="AncientGreek_3a__20_Ἀρχαία_20_ἑλληνικά"><text:span text:style-name="T5">γῆς</text:span></text:span><text:span text:style-name="AncientGreek_3a__20_Ἀρχαία_20_ἑλληνικά"><text:span text:style-name="T7">, </text:span></text:span><text:span text:style-name="AncientGreek_3a__20_Ἀρχαία_20_ἑλληνικά"><text:span text:style-name="T5">κατὰ</text:span></text:span><text:span text:style-name="AncientGreek_3a__20_Ἀρχαία_20_ἑλληνικά"><text:span text:style-name="T7"> </text:span></text:span><text:span text:style-name="AncientGreek_3a__20_Ἀρχαία_20_ἑλληνικά"><text:span text:style-name="T5">χώραν</text:span></text:span><text:span text:style-name="AncientGreek_3a__20_Ἀρχαία_20_ἑλληνικά"><text:span text:style-name="T7"> </text:span></text:span><text:span text:style-name="AncientGreek_3a__20_Ἀρχαία_20_ἑλληνικά"><text:span text:style-name="T5">μικρόν</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διανέμων</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φόρτου</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ράβων</text:span></text:span><text:span text:style-name="AncientGreek_3a__20_Ἀρχαία_20_ἑλληνικά"><text:span text:style-name="T7"> </text:span></text:span><text:span text:style-name="AncientGreek_3a__20_Ἀρχαία_20_ἑλληνικά"><text:span text:style-name="T5">χώραν</text:span></text:span><text:span text:style-name="AncientGreek_3a__20_Ἀρχαία_20_ἑλληνικά"><text:span text:style-name="T7"> </text:span></text:span><text:span text:style-name="AncientGreek_3a__20_Ἀρχαία_20_ἑλληνικά"><text:span text:style-name="T5">ἦλθε</text:span></text:span><text:span text:style-name="AncientGreek_3a__20_Ἀρχαία_20_ἑλληνικά"><text:span text:style-name="T7">, </text:span></text:span><text:span text:style-name="AncientGreek_3a__20_Ἀρχαία_20_ἑλληνικά"><text:span text:style-name="T5">λέγεται</text:span></text:span><text:span text:style-name="AncientGreek_3a__20_Ἀρχαία_20_ἑλληνικά"><text:span text:style-name="T7"> </text:span></text:span><text:span text:style-name="AncientGreek_3a__20_Ἀρχαία_20_ἑλληνικά"><text:span text:style-name="T5">ἐξαίφνης</text:span></text:span><text:span text:style-name="AncientGreek_3a__20_Ἀρχαία_20_ἑλληνικά"><text:span text:style-name="T7"> </text:span></text:span><text:span text:style-name="AncientGreek_3a__20_Ἀρχαία_20_ἑλληνικά"><text:span text:style-name="T5">συντριβῆναι</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ἅμαξαν</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ὥσπερ</text:span></text:span><text:span text:style-name="AncientGreek_3a__20_Ἀρχαία_20_ἑλληνικά"><text:span text:style-name="T7"> </text:span></text:span><text:span text:style-name="AncientGreek_3a__20_Ἀρχαία_20_ἑλληνικά"><text:span text:style-name="T5">πολύτιμον</text:span></text:span><text:span text:style-name="AncientGreek_3a__20_Ἀρχαία_20_ἑλληνικά"><text:span text:style-name="T7"> </text:span></text:span><text:span text:style-name="AncientGreek_3a__20_Ἀρχαία_20_ἑλληνικά"><text:span text:style-name="T5">φόρτον</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ἐξ</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ἁρπάσαντες</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ἀφῆκα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ἄλλους</text:span></text:span><text:span text:style-name="AncientGreek_3a__20_Ἀρχαία_20_ἑλληνικά"><text:span text:style-name="T7"> </text:span></text:span><text:span text:style-name="AncientGreek_3a__20_Ἀρχαία_20_ἑλληνικά"><text:span text:style-name="T5">ἀνθρώπους</text:span></text:span><text:span text:style-name="AncientGreek_3a__20_Ἀρχαία_20_ἑλληνικά"><text:span text:style-name="T7"> </text:span></text:span><text:span text:style-name="AncientGreek_3a__20_Ἀρχαία_20_ἑλληνικά"><text:span text:style-name="T5">προελθεῖν</text:span></text:span><text:span text:style-name="AncientGreek_3a__20_Ἀρχαία_20_ἑλληνικά"><text:span text:style-name="T7">.</text:span></text:span></text:p>
            <text:p text:style-name="P37"><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Ἄραβες</text:span></text:span><text:span text:style-name="AncientGreek_3a__20_Ἀρχαία_20_ἑλληνικά"><text:span text:style-name="T7"> </text:span></text:span><text:span text:style-name="AncientGreek_3a__20_Ἀρχαία_20_ἑλληνικά"><text:span text:style-name="T5">ὑπὲρ</text:span></text:span><text:span text:style-name="AncientGreek_3a__20_Ἀρχαία_20_ἑλληνικά"><text:span text:style-name="T7"> </text:span></text:span><text:span text:style-name="AncientGreek_3a__20_Ἀρχαία_20_ἑλληνικά"><text:span text:style-name="T5">πᾶν</text:span></text:span><text:span text:style-name="AncientGreek_3a__20_Ἀρχαία_20_ἑλληνικά"><text:span text:style-name="T7"> </text:span></text:span><text:span text:style-name="AncientGreek_3a__20_Ἀρχαία_20_ἑλληνικά"><text:span text:style-name="T5">ἔθνος</text:span></text:span><text:span text:style-name="AncientGreek_3a__20_Ἀρχαία_20_ἑλληνικά"><text:span text:style-name="T7"> </text:span></text:span><text:span text:style-name="AncientGreek_3a__20_Ἀρχαία_20_ἑλληνικά"><text:span text:style-name="T5">ψευσταὶ</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πατεῶνές</text:span></text:span><text:span text:style-name="AncientGreek_3a__20_Ἀρχαία_20_ἑλληνικά"><text:span text:style-name="T7"> </text:span></text:span><text:span text:style-name="AncientGreek_3a__20_Ἀρχαία_20_ἑλληνικά"><text:span text:style-name="T5">εἰσι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γλώσσῃ</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αὐτῶν</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ἔστιν</text:span></text:span><text:span text:style-name="AncientGreek_3a__20_Ἀρχαία_20_ἑλληνικά"><text:span text:style-name="T7"> </text:span></text:span><text:span text:style-name="AncientGreek_3a__20_Ἀρχαία_20_ἑλληνικά"><text:span text:style-name="T5">ἀλήθεια</text:span></text:span><text:span text:style-name="AncientGreek_3a__20_Ἀρχαία_20_ἑλληνικά"><text:span text:style-name="T7">.</text:span></text:span></text:p>
          </table:table-cell>
          <table:table-cell table:style-name="Table1.A1" office:value-type="string">
            <text:p text:style-name="P70">A Wagon of Hermes and Some Arabs</text:p>
            <text:p text:style-name="P69">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5">Εὐνοῦχος</text:span></text:span><text:span text:style-name="AncientGreek_3a__20_Ἀρχαία_20_ἑλληνικά"><text:span text:style-name="T7"> </text:span></text:span><text:span text:style-name="AncientGreek_3a__20_Ἀρχαία_20_ἑλληνικά"><text:span text:style-name="T5">προσῆλθε</text:span></text:span><text:span text:style-name="AncientGreek_3a__20_Ἀρχαία_20_ἑλληνικά"><text:span text:style-name="T7"> </text:span></text:span><text:span text:style-name="AncientGreek_3a__20_Ἀρχαία_20_ἑλληνικά"><text:span text:style-name="T5">ἱερεῖ</text:span></text:span><text:span text:style-name="AncientGreek_3a__20_Ἀρχαία_20_ἑλληνικά"><text:span text:style-name="T7">, </text:span></text:span><text:span text:style-name="AncientGreek_3a__20_Ἀρχαία_20_ἑλληνικά"><text:span text:style-name="T5">θυσίαν</text:span></text:span><text:span text:style-name="AncientGreek_3a__20_Ἀρχαία_20_ἑλληνικά"><text:span text:style-name="T7"> </text:span></text:span><text:span text:style-name="AncientGreek_3a__20_Ἀρχαία_20_ἑλληνικά"><text:span text:style-name="T5">ὑπὲρ</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ποιῆσαι</text:span></text:span><text:span text:style-name="AncientGreek_3a__20_Ἀρχαία_20_ἑλληνικά"><text:span text:style-name="T7"> </text:span></text:span><text:span text:style-name="AncientGreek_3a__20_Ἀρχαία_20_ἑλληνικά"><text:span text:style-name="T5">παρακαλῶ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γενέσθαι</text:span></text:span><text:span text:style-name="AncientGreek_3a__20_Ἀρχαία_20_ἑλληνικά"><text:span text:style-name="T7"> </text:span></text:span><text:span text:style-name="AncientGreek_3a__20_Ἀρχαία_20_ἑλληνικά"><text:span text:style-name="T5">παίδων</text:span></text:span><text:span text:style-name="AncientGreek_3a__20_Ἀρχαία_20_ἑλληνικά"><text:span text:style-name="T7"> </text:span></text:span><text:span text:style-name="AncientGreek_3a__20_Ἀρχαία_20_ἑλληνικά"><text:span text:style-name="T5">πατέρα</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ἱερεὺ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Ὅτε</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θυσίαν</text:span></text:span><text:span text:style-name="AncientGreek_3a__20_Ἀρχαία_20_ἑλληνικά"><text:span text:style-name="T7"> </text:span></text:span><text:span text:style-name="AncientGreek_3a__20_Ἀρχαία_20_ἑλληνικά"><text:span text:style-name="T5">ἀπίδω</text:span></text:span><text:span text:style-name="AncientGreek_3a__20_Ἀρχαία_20_ἑλληνικά"><text:span text:style-name="T7">, </text:span></text:span><text:span text:style-name="AncientGreek_3a__20_Ἀρχαία_20_ἑλληνικά"><text:span text:style-name="T5">πατέρα</text:span></text:span><text:span text:style-name="AncientGreek_3a__20_Ἀρχαία_20_ἑλληνικά"><text:span text:style-name="T7"> </text:span></text:span><text:span text:style-name="AncientGreek_3a__20_Ἀρχαία_20_ἑλληνικά"><text:span text:style-name="T5">σε</text:span></text:span><text:span text:style-name="AncientGreek_3a__20_Ἀρχαία_20_ἑλληνικά"><text:span text:style-name="T7"> </text:span></text:span><text:span text:style-name="AncientGreek_3a__20_Ἀρχαία_20_ἑλληνικά"><text:span text:style-name="T5">γενέσθαι</text:span></text:span><text:span text:style-name="AncientGreek_3a__20_Ἀρχαία_20_ἑλληνικά"><text:span text:style-name="T7"> </text:span></text:span><text:span text:style-name="AncientGreek_3a__20_Ἀρχαία_20_ἑλληνικά"><text:span text:style-name="T5">παίδων</text:span></text:span><text:span text:style-name="AncientGreek_3a__20_Ἀρχαία_20_ἑλληνικά"><text:span text:style-name="T7"> </text:span></text:span><text:span text:style-name="AncientGreek_3a__20_Ἀρχαία_20_ἑλληνικά"><text:span text:style-name="T5">παρακαλῶ</text:span></text:span><text:span text:style-name="AncientGreek_3a__20_Ἀρχαία_20_ἑλληνικά"><text:span text:style-name="T7">• </text:span></text:span><text:span text:style-name="AncientGreek_3a__20_Ἀρχαία_20_ἑλληνικά"><text:span text:style-name="T5">ὅτε</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σὴν</text:span></text:span><text:span text:style-name="AncientGreek_3a__20_Ἀρχαία_20_ἑλληνικά"><text:span text:style-name="T7"> </text:span></text:span><text:span text:style-name="AncientGreek_3a__20_Ἀρχαία_20_ἑλληνικά"><text:span text:style-name="T5">ὄψιν</text:span></text:span><text:span text:style-name="AncientGreek_3a__20_Ἀρχαία_20_ἑλληνικά"><text:span text:style-name="T7"> </text:span></text:span><text:span text:style-name="AncientGreek_3a__20_Ἀρχαία_20_ἑλληνικά"><text:span text:style-name="T5">ἴδω</text:span></text:span><text:span text:style-name="AncientGreek_3a__20_Ἀρχαία_20_ἑλληνικά"><text:span text:style-name="T7">, </text:span></text:span><text:span text:style-name="AncientGreek_3a__20_Ἀρχαία_20_ἑλληνικά"><text:span text:style-name="T5">οὐδ᾿</text:span></text:span><text:span text:style-name="AncientGreek_3a__20_Ἀρχαία_20_ἑλληνικά"><text:span text:style-name="T7"> </text:span></text:span><text:span text:style-name="AncientGreek_3a__20_Ἀρχαία_20_ἑλληνικά"><text:span text:style-name="T5">ἀνὴρ</text:span></text:span><text:span text:style-name="AncientGreek_3a__20_Ἀρχαία_20_ἑλληνικά"><text:span text:style-name="T7"> </text:span></text:span><text:span text:style-name="AncientGreek_3a__20_Ἀρχαία_20_ἑλληνικά"><text:span text:style-name="T5">φαίνῃ</text:span></text:span><text:span text:style-name="AncientGreek_3a__20_Ἀρχαία_20_ἑλληνικά"><text:span text:style-name="T7">. »</text:span></text:span></text:p>
          </table:table-cell>
          <table:table-cell table:style-name="Table1.A1" office:value-type="string">
            <text:p text:style-name="P70">A Eunuch and a Priest</text:p>
            <text:p text:style-name="P69">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5">Δύο</text:span></text:span><text:span text:style-name="AncientGreek_3a__20_Ἀρχαία_20_ἑλληνικά"><text:span text:style-name="T7"> </text:span></text:span><text:span text:style-name="AncientGreek_3a__20_Ἀρχαία_20_ἑλληνικά"><text:span text:style-name="T5">τινὲς</text:span></text:span><text:span text:style-name="AncientGreek_3a__20_Ἀρχαία_20_ἑλληνικά"><text:span text:style-name="T7"> </text:span></text:span><text:span text:style-name="AncientGreek_3a__20_Ἀρχαία_20_ἑλληνικά"><text:span text:style-name="T5">ἀλλήλοις</text:span></text:span><text:span text:style-name="AncientGreek_3a__20_Ἀρχαία_20_ἑλληνικά"><text:span text:style-name="T7"> </text:span></text:span><text:span text:style-name="AncientGreek_3a__20_Ἀρχαία_20_ἑλληνικά"><text:span text:style-name="T5">ἐχθραίνοντες</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νεὼς</text:span></text:span><text:span text:style-name="AncientGreek_3a__20_Ἀρχαία_20_ἑλληνικά"><text:span text:style-name="T7"> </text:span></text:span><text:span text:style-name="AncientGreek_3a__20_Ἀρχαία_20_ἑλληνικά"><text:span text:style-name="T5">ἔπλεον</text:span></text:span><text:span text:style-name="AncientGreek_3a__20_Ἀρχαία_20_ἑλληνικά"><text:span text:style-name="T7">, </text:span></text:span><text:span text:style-name="AncientGreek_3a__20_Ἀρχαία_20_ἑλληνικά"><text:span text:style-name="T5">ὧν</text:span></text:span><text:span text:style-name="AncientGreek_3a__20_Ἀρχαία_20_ἑλληνικά"><text:span text:style-name="T7"> </text:span></text:span><text:span text:style-name="AncientGreek_3a__20_Ἀρχαία_20_ἑλληνικά"><text:span text:style-name="T5">ἅτερος</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πρύμνης</text:span></text:span><text:span text:style-name="AncientGreek_3a__20_Ἀρχαία_20_ἑλληνικά"><text:span text:style-name="T7">, </text:span></text:span><text:span text:style-name="AncientGreek_3a__20_Ἀρχαία_20_ἑλληνικά"><text:span text:style-name="T5">ἅτερ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πρῴρας</text:span></text:span><text:span text:style-name="AncientGreek_3a__20_Ἀρχαία_20_ἑλληνικά"><text:span text:style-name="T7"> </text:span></text:span><text:span text:style-name="AncientGreek_3a__20_Ἀρχαία_20_ἑλληνικά"><text:span text:style-name="T5">ἐκάθητο</text:span></text:span><text:span text:style-name="AncientGreek_3a__20_Ἀρχαία_20_ἑλληνικά"><text:span text:style-name="T7">. </text:span></text:span><text:span text:style-name="AncientGreek_3a__20_Ἀρχαία_20_ἑλληνικά"><text:span text:style-name="T5">Χειμῶν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πιγενομένου</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νεὼς</text:span></text:span><text:span text:style-name="AncientGreek_3a__20_Ἀρχαία_20_ἑλληνικά"><text:span text:style-name="T7"> </text:span></text:span><text:span text:style-name="AncientGreek_3a__20_Ἀρχαία_20_ἑλληνικά"><text:span text:style-name="T5">μελλούσης</text:span></text:span><text:span text:style-name="AncientGreek_3a__20_Ἀρχαία_20_ἑλληνικά"><text:span text:style-name="T7"> </text:span></text:span><text:span text:style-name="AncientGreek_3a__20_Ἀρχαία_20_ἑλληνικά"><text:span text:style-name="T5">ἤδη</text:span></text:span><text:span text:style-name="AncientGreek_3a__20_Ἀρχαία_20_ἑλληνικά"><text:span text:style-name="T7"> </text:span></text:span><text:span text:style-name="AncientGreek_3a__20_Ἀρχαία_20_ἑλληνικά"><text:span text:style-name="T5">καταποντίζεσθαι</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πρύμνης</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κυβερνήτην</text:span></text:span><text:span text:style-name="AncientGreek_3a__20_Ἀρχαία_20_ἑλληνικά"><text:span text:style-name="T7"> </text:span></text:span><text:span text:style-name="AncientGreek_3a__20_Ἀρχαία_20_ἑλληνικά"><text:span text:style-name="T5">ἤρετο</text:span></text:span><text:span text:style-name="AncientGreek_3a__20_Ἀρχαία_20_ἑλληνικά"><text:span text:style-name="T7"> </text:span></text:span><text:span text:style-name="AncientGreek_3a__20_Ἀρχαία_20_ἑλληνικά"><text:span text:style-name="T5">πότερο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μερῶν</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πλοίου</text:span></text:span><text:span text:style-name="AncientGreek_3a__20_Ἀρχαία_20_ἑλληνικά"><text:span text:style-name="T7"> </text:span></text:span><text:span text:style-name="AncientGreek_3a__20_Ἀρχαία_20_ἑλληνικά"><text:span text:style-name="T5">πρότερον</text:span></text:span><text:span text:style-name="AncientGreek_3a__20_Ἀρχαία_20_ἑλληνικά"><text:span text:style-name="T7"> </text:span></text:span><text:span text:style-name="AncientGreek_3a__20_Ἀρχαία_20_ἑλληνικά"><text:span text:style-name="T5">μέλλει</text:span></text:span><text:span text:style-name="AncientGreek_3a__20_Ἀρχαία_20_ἑλληνικά"><text:span text:style-name="T7"> </text:span></text:span><text:span text:style-name="AncientGreek_3a__20_Ἀρχαία_20_ἑλληνικά"><text:span text:style-name="T5">καταβαπτίζεσθαι</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πρῴραν</text:span></text:span><text:span text:style-name="AncientGreek_3a__20_Ἀρχαία_20_ἑλληνικά"><text:span text:style-name="T7"> </text:span></text:span><text:span text:style-name="AncientGreek_3a__20_Ἀρχαία_20_ἑλληνικά"><text:span text:style-name="T5">εἰπόντος</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ἔμοιγε</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ἔστι</text:span></text:span><text:span text:style-name="AncientGreek_3a__20_Ἀρχαία_20_ἑλληνικά"><text:span text:style-name="T7"> </text:span></text:span><text:span text:style-name="AncientGreek_3a__20_Ἀρχαία_20_ἑλληνικά"><text:span text:style-name="T5">λυπηρόν</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θάνατος</text:span></text:span><text:span text:style-name="AncientGreek_3a__20_Ἀρχαία_20_ἑλληνικά"><text:span text:style-name="T7">, </text:span></text:span><text:span text:style-name="AncientGreek_3a__20_Ἀρχαία_20_ἑλληνικά"><text:span text:style-name="T5">εἴ</text:span></text:span><text:span text:style-name="AncientGreek_3a__20_Ἀρχαία_20_ἑλληνικά"><text:span text:style-name="T7"> </text:span></text:span><text:span text:style-name="AncientGreek_3a__20_Ἀρχαία_20_ἑλληνικά"><text:span text:style-name="T5">γε</text:span></text:span><text:span text:style-name="AncientGreek_3a__20_Ἀρχαία_20_ἑλληνικά"><text:span text:style-name="T7"> </text:span></text:span><text:span text:style-name="AncientGreek_3a__20_Ἀρχαία_20_ἑλληνικά"><text:span text:style-name="T5">ὁρᾶν</text:span></text:span><text:span text:style-name="AncientGreek_3a__20_Ἀρχαία_20_ἑλληνικά"><text:span text:style-name="T7"> </text:span></text:span><text:span text:style-name="AncientGreek_3a__20_Ἀρχαία_20_ἑλληνικά"><text:span text:style-name="T5">μέλλω</text:span></text:span><text:span text:style-name="AncientGreek_3a__20_Ἀρχαία_20_ἑλληνικά"><text:span text:style-name="T7"> </text:span></text:span><text:span text:style-name="AncientGreek_3a__20_Ἀρχαία_20_ἑλληνικά"><text:span text:style-name="T5">πρὸ</text:span></text:span><text:span text:style-name="AncientGreek_3a__20_Ἀρχαία_20_ἑλληνικά"><text:span text:style-name="T7"> </text:span></text:span><text:span text:style-name="AncientGreek_3a__20_Ἀρχαία_20_ἑλληνικά"><text:span text:style-name="T5">ἐμοῦ</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ἐχθρὸν</text:span></text:span><text:span text:style-name="AncientGreek_3a__20_Ἀρχαία_20_ἑλληνικά"><text:span text:style-name="T7"> </text:span></text:span><text:span text:style-name="AncientGreek_3a__20_Ἀρχαία_20_ἑλληνικά"><text:span text:style-name="T5">ἀποθνῄσκοντα</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ῦθ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πολλοὶ</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οὐδὲν</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ἑαυτῶν</text:span></text:span><text:span text:style-name="AncientGreek_3a__20_Ἀρχαία_20_ἑλληνικά"><text:span text:style-name="T7"> </text:span></text:span><text:span text:style-name="AncientGreek_3a__20_Ἀρχαία_20_ἑλληνικά"><text:span text:style-name="T5">βλάβης</text:span></text:span><text:span text:style-name="AncientGreek_3a__20_Ἀρχαία_20_ἑλληνικά"><text:span text:style-name="T7"> </text:span></text:span><text:span text:style-name="AncientGreek_3a__20_Ἀρχαία_20_ἑλληνικά"><text:span text:style-name="T5">φροντίζουσιν</text:span></text:span><text:span text:style-name="AncientGreek_3a__20_Ἀρχαία_20_ἑλληνικά"><text:span text:style-name="T7">, </text:span></text:span><text:span text:style-name="AncientGreek_3a__20_Ἀρχαία_20_ἑλληνικά"><text:span text:style-name="T5">ἐὰν</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ἐχθροὺς</text:span></text:span><text:span text:style-name="AncientGreek_3a__20_Ἀρχαία_20_ἑλληνικά"><text:span text:style-name="T7"> </text:span></text:span><text:span text:style-name="AncientGreek_3a__20_Ἀρχαία_20_ἑλληνικά"><text:span text:style-name="T5">μόνον</text:span></text:span><text:span text:style-name="AncientGreek_3a__20_Ἀρχαία_20_ἑλληνικά"><text:span text:style-name="T7"> </text:span></text:span><text:span text:style-name="AncientGreek_3a__20_Ἀρχαία_20_ἑλληνικά"><text:span text:style-name="T5">ἴδωσι</text:span></text:span><text:span text:style-name="AncientGreek_3a__20_Ἀρχαία_20_ἑλληνικά"><text:span text:style-name="T7"> </text:span></text:span><text:span text:style-name="AncientGreek_3a__20_Ἀρχαία_20_ἑλληνικά"><text:span text:style-name="T5">πρὸ</text:span></text:span><text:span text:style-name="AncientGreek_3a__20_Ἀρχαία_20_ἑλληνικά"><text:span text:style-name="T7"> </text:span></text:span><text:span text:style-name="AncientGreek_3a__20_Ἀρχαία_20_ἑλληνικά"><text:span text:style-name="T5">αὐτῶν</text:span></text:span><text:span text:style-name="AncientGreek_3a__20_Ἀρχαία_20_ἑλληνικά"><text:span text:style-name="T7"> </text:span></text:span><text:span text:style-name="AncientGreek_3a__20_Ἀρχαία_20_ἑλληνικά"><text:span text:style-name="T5">κακουμένους</text:span></text:span><text:span text:style-name="AncientGreek_3a__20_Ἀρχαία_20_ἑλληνικά"><text:span text:style-name="T7">.</text:span></text:span></text:p>
          </table:table-cell>
          <table:table-cell table:style-name="Table1.A1" office:value-type="string">
            <text:p text:style-name="P70">Two Enemies</text:p>
            <text:p text:style-name="P69">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5">Ἔχις</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παλιούρων</text:span></text:span><text:span text:style-name="AncientGreek_3a__20_Ἀρχαία_20_ἑλληνικά"><text:span text:style-name="T7"> </text:span></text:span><text:span text:style-name="AncientGreek_3a__20_Ἀρχαία_20_ἑλληνικά"><text:span text:style-name="T5">δέσμῃ</text:span></text:span><text:span text:style-name="AncientGreek_3a__20_Ἀρχαία_20_ἑλληνικά"><text:span text:style-name="T7"> </text:span></text:span><text:span text:style-name="AncientGreek_3a__20_Ἀρχαία_20_ἑλληνικά"><text:span text:style-name="T5">ὑπὲρ</text:span></text:span><text:span text:style-name="AncientGreek_3a__20_Ἀρχαία_20_ἑλληνικά"><text:span text:style-name="T7"> </text:span></text:span><text:span text:style-name="AncientGreek_3a__20_Ἀρχαία_20_ἑλληνικά"><text:span text:style-name="T5">ποταμὸν</text:span></text:span><text:span text:style-name="AncientGreek_3a__20_Ἀρχαία_20_ἑλληνικά"><text:span text:style-name="T7"> </text:span></text:span><text:span text:style-name="AncientGreek_3a__20_Ἀρχαία_20_ἑλληνικά"><text:span text:style-name="T5">παρεφέρετο</text:span></text:span><text:span text:style-name="AncientGreek_3a__20_Ἀρχαία_20_ἑλληνικά"><text:span text:style-name="T7">. </text:span></text:span><text:span text:style-name="AncientGreek_3a__20_Ἀρχαία_20_ἑλληνικά"><text:span text:style-name="T5">Ἀλώπηξ</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παριοῦσα</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ἐθεάσατο</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 </text:span></text:span><text:span text:style-name="AncientGreek_3a__20_Ἀρχαία_20_ἑλληνικά"><text:span text:style-name="T5">Ἄξιος</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νηὸ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ναύκληρος</text:span></text:span><text:span text:style-name="AncientGreek_3a__20_Ἀρχαία_20_ἑλληνικά"><text:span text:style-name="T7">. »</text:span></text:span></text:p>
            <text:p text:style-name="P41"><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69">A Viper and a Fox</text:p>
            <text:p text:style-name="P69">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7"> </text:span></text:span><text:span text:style-name="AncientGreek_3a__20_Ἀρχαία_20_ἑλληνικά"><text:span text:style-name="T5">εἰσελθὼ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χαλκουργοῦ</text:span></text:span><text:span text:style-name="AncientGreek_3a__20_Ἀρχαία_20_ἑλληνικά"><text:span text:style-name="T7"> </text:span></text:span><text:span text:style-name="AncientGreek_3a__20_Ἀρχαία_20_ἑλληνικά"><text:span text:style-name="T5">ἐργαστήριον</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σκευῶν</text:span></text:span><text:span text:style-name="AncientGreek_3a__20_Ἀρχαία_20_ἑλληνικά"><text:span text:style-name="T7"> </text:span></text:span><text:span text:style-name="AncientGreek_3a__20_Ἀρχαία_20_ἑλληνικά"><text:span text:style-name="T5">ἔρανον</text:span></text:span><text:span text:style-name="AncientGreek_3a__20_Ἀρχαία_20_ἑλληνικά"><text:span text:style-name="T7"> </text:span></text:span><text:span text:style-name="AncientGreek_3a__20_Ἀρχαία_20_ἑλληνικά"><text:span text:style-name="T5">ᾔτει</text:span></text:span><text:span text:style-name="AncientGreek_3a__20_Ἀρχαία_20_ἑλληνικά"><text:span text:style-name="T7">• </text:span></text:span><text:span text:style-name="AncientGreek_3a__20_Ἀρχαία_20_ἑλληνικά"><text:span text:style-name="T5">λαβὼ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παρ᾿</text:span></text:span><text:span text:style-name="AncientGreek_3a__20_Ἀρχαία_20_ἑλληνικά"><text:span text:style-name="T7"> </text:span></text:span><text:span text:style-name="AncientGreek_3a__20_Ἀρχαία_20_ἑλληνικά"><text:span text:style-name="T5">αὐτῶν</text:span></text:span><text:span text:style-name="AncientGreek_3a__20_Ἀρχαία_20_ἑλληνικά"><text:span text:style-name="T7"> </text:span></text:span><text:span text:style-name="AncientGreek_3a__20_Ἀρχαία_20_ἑλληνικά"><text:span text:style-name="T5">ἧκε</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ῥίνη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αὐτὴν</text:span></text:span><text:span text:style-name="AncientGreek_3a__20_Ἀρχαία_20_ἑλληνικά"><text:span text:style-name="T7"> </text:span></text:span><text:span text:style-name="AncientGreek_3a__20_Ἀρχαία_20_ἑλληνικά"><text:span text:style-name="T5">παρεκάλει</text:span></text:span><text:span text:style-name="AncientGreek_3a__20_Ἀρχαία_20_ἑλληνικά"><text:span text:style-name="T7"> </text:span></text:span><text:span text:style-name="AncientGreek_3a__20_Ἀρχαία_20_ἑλληνικά"><text:span text:style-name="T5">δοῦναί</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ὑποτυχοῦσα</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εὐηθὴς</text:span></text:span><text:span text:style-name="AncientGreek_3a__20_Ἀρχαία_20_ἑλληνικά"><text:span text:style-name="T7"> </text:span></text:span><text:span text:style-name="AncientGreek_3a__20_Ἀρχαία_20_ἑλληνικά"><text:span text:style-name="T5">εἶ</text:span></text:span><text:span text:style-name="AncientGreek_3a__20_Ἀρχαία_20_ἑλληνικά"><text:span text:style-name="T7"> </text:span></text:span><text:span text:style-name="AncientGreek_3a__20_Ἀρχαία_20_ἑλληνικά"><text:span text:style-name="T5">παρ᾿</text:span></text:span><text:span text:style-name="AncientGreek_3a__20_Ἀρχαία_20_ἑλληνικά"><text:span text:style-name="T7"> </text:span></text:span><text:span text:style-name="AncientGreek_3a__20_Ἀρχαία_20_ἑλληνικά"><text:span text:style-name="T5">ἐμοῦ</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ἀποίσεσθαι</text:span></text:span><text:span text:style-name="AncientGreek_3a__20_Ἀρχαία_20_ἑλληνικά"><text:span text:style-name="T7"> </text:span></text:span><text:span text:style-name="AncientGreek_3a__20_Ἀρχαία_20_ἑλληνικά"><text:span text:style-name="T5">οἰόμενος</text:span></text:span><text:span text:style-name="AncientGreek_3a__20_Ἀρχαία_20_ἑλληνικά"><text:span text:style-name="T7">, </text:span></text:span><text:span text:style-name="AncientGreek_3a__20_Ἀρχαία_20_ἑλληνικά"><text:span text:style-name="T5">ἥτις</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διδόναι</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λαμβάνειν</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πάντων</text:span></text:span><text:span text:style-name="AncientGreek_3a__20_Ἀρχαία_20_ἑλληνικά"><text:span text:style-name="T7"> </text:span></text:span><text:span text:style-name="AncientGreek_3a__20_Ἀρχαία_20_ἑλληνικά"><text:span text:style-name="T5">εἴωθα</text:span></text:span><text:span text:style-name="AncientGreek_3a__20_Ἀρχαία_20_ἑλληνικά"><text:span text:style-name="T7">. »</text:span></text:span></text:p>
            <text:p text:style-name="P37"><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69">A Viper and a File</text:p>
            <text:p text:style-name="P69">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69"/>
            <text:p text:style-name="P37"><text:span text:style-name="AncientGreek_3a__20_Ἀρχαία_20_ἑλληνικά"><text:span text:style-name="T5">ἔρανον</text:span></text:span><text:span text:style-name="AncientGreek_3a__20_Ἀρχαία_20_ἑλληνικά"><text:span text:style-name="T7"> = </text:span></text:span><text:span text:style-name="Default_20_Paragraph_20_Font"><text:span text:style-name="T8">ὁ ἔρ</text:span></text:span><text:span text:style-name="AncientGreek_3a__20_Ἀρχαία_20_ἑλληνικά"><text:span text:style-name="T5">α</text:span></text:span><text:span text:style-name="Default_20_Paragraph_20_Font"><text:span text:style-name="T8">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7"> </text:span></text:span><text:span text:style-name="AncientGreek_3a__20_Ἀρχαία_20_ἑλληνικά"><text:span text:style-name="T5">φοιτῶν</text:span></text:span><text:span text:style-name="AncientGreek_3a__20_Ἀρχαία_20_ἑλληνικά"><text:span text:style-name="T7"> </text:span></text:span><text:span text:style-name="AncientGreek_3a__20_Ἀρχαία_20_ἑλληνικά"><text:span text:style-name="T5">ἐπί</text:span></text:span><text:span text:style-name="AncientGreek_3a__20_Ἀρχαία_20_ἑλληνικά"><text:span text:style-name="T7"> </text:span></text:span><text:span text:style-name="AncientGreek_3a__20_Ἀρχαία_20_ἑλληνικά"><text:span text:style-name="T5">τινα</text:span></text:span><text:span text:style-name="AncientGreek_3a__20_Ἀρχαία_20_ἑλληνικά"><text:span text:style-name="T7"> </text:span></text:span><text:span text:style-name="AncientGreek_3a__20_Ἀρχαία_20_ἑλληνικά"><text:span text:style-name="T5">κρήνην</text:span></text:span><text:span text:style-name="AncientGreek_3a__20_Ἀρχαία_20_ἑλληνικά"><text:span text:style-name="T7"> </text:span></text:span><text:span text:style-name="AncientGreek_3a__20_Ἀρχαία_20_ἑλληνικά"><text:span text:style-name="T5">ἔπινε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νταῦθα</text:span></text:span><text:span text:style-name="AncientGreek_3a__20_Ἀρχαία_20_ἑλληνικά"><text:span text:style-name="T7"> </text:span></text:span><text:span text:style-name="AncientGreek_3a__20_Ἀρχαία_20_ἑλληνικά"><text:span text:style-name="T5">οἰκῶν</text:span></text:span><text:span text:style-name="AncientGreek_3a__20_Ἀρχαία_20_ἑλληνικά"><text:span text:style-name="T7"> </text:span></text:span><text:span text:style-name="AncientGreek_3a__20_Ἀρχαία_20_ἑλληνικά"><text:span text:style-name="T5">ὕδρος</text:span></text:span><text:span text:style-name="AncientGreek_3a__20_Ἀρχαία_20_ἑλληνικά"><text:span text:style-name="T7"> </text:span></text:span><text:span text:style-name="AncientGreek_3a__20_Ἀρχαία_20_ἑλληνικά"><text:span text:style-name="T5">ἐκώλυεν</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text:span></text:span><text:span text:style-name="AncientGreek_3a__20_Ἀρχαία_20_ἑλληνικά"><text:span text:style-name="T5">ἀγανακτῶν</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ἀρκεῖται</text:span></text:span><text:span text:style-name="AncientGreek_3a__20_Ἀρχαία_20_ἑλληνικά"><text:span text:style-name="T7"> </text:span></text:span><text:span text:style-name="AncientGreek_3a__20_Ἀρχαία_20_ἑλληνικά"><text:span text:style-name="T5">τῇ</text:span></text:span><text:span text:style-name="AncientGreek_3a__20_Ἀρχαία_20_ἑλληνικά"><text:span text:style-name="T7"> </text:span></text:span><text:span text:style-name="AncientGreek_3a__20_Ἀρχαία_20_ἑλληνικά"><text:span text:style-name="T5">ἰδίᾳ</text:span></text:span><text:span text:style-name="AncientGreek_3a__20_Ἀρχαία_20_ἑλληνικά"><text:span text:style-name="T7"> </text:span></text:span><text:span text:style-name="AncientGreek_3a__20_Ἀρχαία_20_ἑλληνικά"><text:span text:style-name="T5">νομῇ</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δίαιταν</text:span></text:span><text:span text:style-name="AncientGreek_3a__20_Ἀρχαία_20_ἑλληνικά"><text:span text:style-name="T7"> </text:span></text:span><text:span text:style-name="AncientGreek_3a__20_Ἀρχαία_20_ἑλληνικά"><text:span text:style-name="T5">ἀφικνεῖται</text:span></text:span><text:span text:style-name="AncientGreek_3a__20_Ἀρχαία_20_ἑλληνικά"><text:span text:style-name="T7">. </text:span></text:span><text:span text:style-name="AncientGreek_3a__20_Ἀρχαία_20_ἑλληνικά"><text:span text:style-name="T5">Ἀεὶ</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φιλονεικίας</text:span></text:span><text:span text:style-name="AncientGreek_3a__20_Ἀρχαία_20_ἑλληνικά"><text:span text:style-name="T7"> </text:span></text:span><text:span text:style-name="AncientGreek_3a__20_Ἀρχαία_20_ἑλληνικά"><text:span text:style-name="T5">αὐξανομένης</text:span></text:span><text:span text:style-name="AncientGreek_3a__20_Ἀρχαία_20_ἑλληνικά"><text:span text:style-name="T7">, </text:span></text:span><text:span text:style-name="AncientGreek_3a__20_Ἀρχαία_20_ἑλληνικά"><text:span text:style-name="T5">συνέθεντο</text:span></text:span><text:span text:style-name="AncientGreek_3a__20_Ἀρχαία_20_ἑλληνικά"><text:span text:style-name="T7"> </text:span></text:span><text:span text:style-name="AncientGreek_3a__20_Ἀρχαία_20_ἑλληνικά"><text:span text:style-name="T5">ὅπως</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μάχην</text:span></text:span><text:span text:style-name="AncientGreek_3a__20_Ἀρχαία_20_ἑλληνικά"><text:span text:style-name="T7"> </text:span></text:span><text:span text:style-name="AncientGreek_3a__20_Ἀρχαία_20_ἑλληνικά"><text:span text:style-name="T5">ἀλλήλοις</text:span></text:span><text:span text:style-name="AncientGreek_3a__20_Ἀρχαία_20_ἑλληνικά"><text:span text:style-name="T7"> </text:span></text:span><text:span text:style-name="AncientGreek_3a__20_Ἀρχαία_20_ἑλληνικά"><text:span text:style-name="T5">καταστῶσ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νικῶντος</text:span></text:span><text:span text:style-name="AncientGreek_3a__20_Ἀρχαία_20_ἑλληνικά"><text:span text:style-name="T7"> </text:span></text:span><text:span text:style-name="AncientGreek_3a__20_Ἀρχαία_20_ἑλληνικά"><text:span text:style-name="T5">ἥ</text:span></text:span><text:span text:style-name="AncientGreek_3a__20_Ἀρχαία_20_ἑλληνικά"><text:span text:style-name="T7"> </text:span></text:span><text:span text:style-name="AncientGreek_3a__20_Ἀρχαία_20_ἑλληνικά"><text:span text:style-name="T5">τε</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ὕδατ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γῆς</text:span></text:span><text:span text:style-name="AncientGreek_3a__20_Ἀρχαία_20_ἑλληνικά"><text:span text:style-name="T7"> </text:span></text:span><text:span text:style-name="AncientGreek_3a__20_Ἀρχαία_20_ἑλληνικά"><text:span text:style-name="T5">νομὴ</text:span></text:span><text:span text:style-name="AncientGreek_3a__20_Ἀρχαία_20_ἑλληνικά"><text:span text:style-name="T7"> </text:span></text:span><text:span text:style-name="AncientGreek_3a__20_Ἀρχαία_20_ἑλληνικά"><text:span text:style-name="T5">γίνηται</text:span></text:span><text:span text:style-name="AncientGreek_3a__20_Ἀρχαία_20_ἑλληνικά"><text:span text:style-name="T7">. </text:span></text:span><text:span text:style-name="AncientGreek_3a__20_Ἀρχαία_20_ἑλληνικά"><text:span text:style-name="T5">Ταξαμένω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ῶν</text:span></text:span><text:span text:style-name="AncientGreek_3a__20_Ἀρχαία_20_ἑλληνικά"><text:span text:style-name="T7"> </text:span></text:span><text:span text:style-name="AncientGreek_3a__20_Ἀρχαία_20_ἑλληνικά"><text:span text:style-name="T5">προθεσμίαν</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βάτραχοι</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μῖσος</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ὕδρου</text:span></text:span><text:span text:style-name="AncientGreek_3a__20_Ἀρχαία_20_ἑλληνικά"><text:span text:style-name="T7"> </text:span></text:span><text:span text:style-name="AncientGreek_3a__20_Ἀρχαία_20_ἑλληνικά"><text:span text:style-name="T5">παραγενόμενοι</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ἔχιν</text:span></text:span><text:span text:style-name="AncientGreek_3a__20_Ἀρχαία_20_ἑλληνικά"><text:span text:style-name="T7"> </text:span></text:span><text:span text:style-name="AncientGreek_3a__20_Ἀρχαία_20_ἑλληνικά"><text:span text:style-name="T5">παρεθάρσυνον</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text:span></text:span><text:span text:style-name="AncientGreek_3a__20_Ἀρχαία_20_ἑλληνικά"><text:span text:style-name="T5">ἐπαγγελλόμενο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αὐτοὶ</text:span></text:span><text:span text:style-name="AncientGreek_3a__20_Ἀρχαία_20_ἑλληνικά"><text:span text:style-name="T7"> </text:span></text:span><text:span text:style-name="AncientGreek_3a__20_Ἀρχαία_20_ἑλληνικά"><text:span text:style-name="T5">συμμαχήσειν</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Ἐνστάση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μάχη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ἔχις</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ὕδρον</text:span></text:span><text:span text:style-name="AncientGreek_3a__20_Ἀρχαία_20_ἑλληνικά"><text:span text:style-name="T7"> </text:span></text:span><text:span text:style-name="AncientGreek_3a__20_Ἀρχαία_20_ἑλληνικά"><text:span text:style-name="T5">ἐπολέμει</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βάτραχοι</text:span></text:span><text:span text:style-name="AncientGreek_3a__20_Ἀρχαία_20_ἑλληνικά"><text:span text:style-name="T7"> </text:span></text:span><text:span text:style-name="AncientGreek_3a__20_Ἀρχαία_20_ἑλληνικά"><text:span text:style-name="T5">μηδὲν</text:span></text:span><text:span text:style-name="AncientGreek_3a__20_Ἀρχαία_20_ἑλληνικά"><text:span text:style-name="T7"> </text:span></text:span><text:span text:style-name="AncientGreek_3a__20_Ἀρχαία_20_ἑλληνικά"><text:span text:style-name="T5">περαιτέρω</text:span></text:span><text:span text:style-name="AncientGreek_3a__20_Ἀρχαία_20_ἑλληνικά"><text:span text:style-name="T7"> </text:span></text:span><text:span text:style-name="AncientGreek_3a__20_Ἀρχαία_20_ἑλληνικά"><text:span text:style-name="T5">δρᾶν</text:span></text:span><text:span text:style-name="AncientGreek_3a__20_Ἀρχαία_20_ἑλληνικά"><text:span text:style-name="T7"> </text:span></text:span><text:span text:style-name="AncientGreek_3a__20_Ἀρχαία_20_ἑλληνικά"><text:span text:style-name="T5">δυνάμενοι</text:span></text:span><text:span text:style-name="AncientGreek_3a__20_Ἀρχαία_20_ἑλληνικά"><text:span text:style-name="T7"> </text:span></text:span><text:span text:style-name="AncientGreek_3a__20_Ἀρχαία_20_ἑλληνικά"><text:span text:style-name="T5">μεγάλα</text:span></text:span><text:span text:style-name="AncientGreek_3a__20_Ἀρχαία_20_ἑλληνικά"><text:span text:style-name="T7"> </text:span></text:span><text:span text:style-name="AncientGreek_3a__20_Ἀρχαία_20_ἑλληνικά"><text:span text:style-name="T5">ἐκεκράγεισα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ἔχις</text:span></text:span><text:span text:style-name="AncientGreek_3a__20_Ἀρχαία_20_ἑλληνικά"><text:span text:style-name="T7"> </text:span></text:span><text:span text:style-name="AncientGreek_3a__20_Ἀρχαία_20_ἑλληνικά"><text:span text:style-name="T5">νικήσας</text:span></text:span><text:span text:style-name="AncientGreek_3a__20_Ἀρχαία_20_ἑλληνικά"><text:span text:style-name="T7"> </text:span></text:span><text:span text:style-name="AncientGreek_3a__20_Ἀρχαία_20_ἑλληνικά"><text:span text:style-name="T5">ᾐτιᾶτο</text:span></text:span><text:span text:style-name="AncientGreek_3a__20_Ἀρχαία_20_ἑλληνικά"><text:span text:style-name="T7"> </text:span></text:span><text:span text:style-name="AncientGreek_3a__20_Ἀρχαία_20_ἑλληνικά"><text:span text:style-name="T5">αὐτοὺς</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γε</text:span></text:span><text:span text:style-name="AncientGreek_3a__20_Ἀρχαία_20_ἑλληνικά"><text:span text:style-name="T7"> </text:span></text:span><text:span text:style-name="AncientGreek_3a__20_Ἀρχαία_20_ἑλληνικά"><text:span text:style-name="T5">συμμαχήσειν</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ὑποσχόμενοι</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μάχην</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μόνον</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ἐβοήθουν</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ᾖδον</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ἔφασα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αὐτόν</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εὖ</text:span></text:span><text:span text:style-name="AncientGreek_3a__20_Ἀρχαία_20_ἑλληνικά"><text:span text:style-name="T7"> </text:span></text:span><text:span text:style-name="AncientGreek_3a__20_Ἀρχαία_20_ἑλληνικά"><text:span text:style-name="T5">γε</text:span></text:span><text:span text:style-name="AncientGreek_3a__20_Ἀρχαία_20_ἑλληνικά"><text:span text:style-name="T7"> </text:span></text:span><text:span text:style-name="AncientGreek_3a__20_Ἀρχαία_20_ἑλληνικά"><text:span text:style-name="T5">ἴσθι</text:span></text:span><text:span text:style-name="AncientGreek_3a__20_Ἀρχαία_20_ἑλληνικά"><text:span text:style-name="T7">, </text:span></text:span><text:span text:style-name="AncientGreek_3a__20_Ἀρχαία_20_ἑλληνικά"><text:span text:style-name="T5">ὦ</text:span></text:span><text:span text:style-name="AncientGreek_3a__20_Ἀρχαία_20_ἑλληνικά"><text:span text:style-name="T7">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ἡμετέρα</text:span></text:span><text:span text:style-name="AncientGreek_3a__20_Ἀρχαία_20_ἑλληνικά"><text:span text:style-name="T7"> </text:span></text:span><text:span text:style-name="AncientGreek_3a__20_Ἀρχαία_20_ἑλληνικά"><text:span text:style-name="T5">συμμαχία</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χειρῶν</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μόνης</text:span></text:span><text:span text:style-name="AncientGreek_3a__20_Ἀρχαία_20_ἑλληνικά"><text:span text:style-name="T7"> </text:span></text:span><text:span text:style-name="AncientGreek_3a__20_Ἀρχαία_20_ἑλληνικά"><text:span text:style-name="T5">φωνῆς</text:span></text:span><text:span text:style-name="AncientGreek_3a__20_Ἀρχαία_20_ἑλληνικά"><text:span text:style-name="T7"> </text:span></text:span><text:span text:style-name="AncientGreek_3a__20_Ἀρχαία_20_ἑλληνικά"><text:span text:style-name="T5">συνέστηκεν</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όγ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ἔνθα</text:span></text:span><text:span text:style-name="AncientGreek_3a__20_Ἀρχαία_20_ἑλληνικά"><text:span text:style-name="T7"> </text:span></text:span><text:span text:style-name="AncientGreek_3a__20_Ἀρχαία_20_ἑλληνικά"><text:span text:style-name="T5">χειρῶν</text:span></text:span><text:span text:style-name="AncientGreek_3a__20_Ἀρχαία_20_ἑλληνικά"><text:span text:style-name="T7"> </text:span></text:span><text:span text:style-name="AncientGreek_3a__20_Ἀρχαία_20_ἑλληνικά"><text:span text:style-name="T5">χρεία</text:span></text:span><text:span text:style-name="AncientGreek_3a__20_Ἀρχαία_20_ἑλληνικά"><text:span text:style-name="T7"> </text:span></text:span><text:span text:style-name="AncientGreek_3a__20_Ἀρχαία_20_ἑλληνικά"><text:span text:style-name="T5">ἐστί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λόγων</text:span></text:span><text:span text:style-name="AncientGreek_3a__20_Ἀρχαία_20_ἑλληνικά"><text:span text:style-name="T7"> </text:span></text:span><text:span text:style-name="AncientGreek_3a__20_Ἀρχαία_20_ἑλληνικά"><text:span text:style-name="T5">βοήθεια</text:span></text:span><text:span text:style-name="AncientGreek_3a__20_Ἀρχαία_20_ἑλληνικά"><text:span text:style-name="T7"> </text:span></text:span><text:span text:style-name="AncientGreek_3a__20_Ἀρχαία_20_ἑλληνικά"><text:span text:style-name="T5">οὐδὲν</text:span></text:span><text:span text:style-name="AncientGreek_3a__20_Ἀρχαία_20_ἑλληνικά"><text:span text:style-name="T7"> </text:span></text:span><text:span text:style-name="AncientGreek_3a__20_Ἀρχαία_20_ἑλληνικά"><text:span text:style-name="T5">λυσιτελεῖ</text:span></text:span><text:span text:style-name="AncientGreek_3a__20_Ἀρχαία_20_ἑλληνικά"><text:span text:style-name="T7">.</text:span></text:span></text:p>
          </table:table-cell>
          <table:table-cell table:style-name="Table1.A1" office:value-type="string">
            <text:p text:style-name="P69">A Viper and Some Water</text:p>
            <text:p text:style-name="P69">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69"><text:line-break/>The account makes clear that, where there is need of hands, help through words profits nothing.</text:p>
            <text:p text:style-name="P69"/>
            <text:p text:style-name="P37"><text:span text:style-name="AncientGreek_3a__20_Ἀρχαία_20_ἑλληνικά"><text:span text:style-name="T5">περαιτέρω</text:span></text:span><text:span text:style-name="AncientGreek_3a__20_Ἀρχαία_20_ἑλληνικά"><text:span text:style-name="T7"> = aditionaly (adv.)</text:span></text:span></text:p>
            <text:p text:style-name="P37"><text:span text:style-name="AncientGreek_3a__20_Ἀρχαία_20_ἑλληνικά"><text:span text:style-name="T5">ἐκεκράγεισαν</text:span></text:span><text:span text:style-name="AncientGreek_3a__20_Ἀρχαία_20_ἑλληνικά"><text:span text:style-name="T7"> = κράζω: to cry out (plrperf. 3</text:span></text:span><text:span text:style-name="AncientGreek_3a__20_Ἀρχαία_20_ἑλληνικά"><text:span text:style-name="T19">rd</text:span></text:span><text:span text:style-name="AncientGreek_3a__20_Ἀρχαία_20_ἑλληνικά"><text:span text:style-name="T7">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πλάσας</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ἀνθρώπους</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ἄλλας</text:span></text:span><text:span text:style-name="AncientGreek_3a__20_Ἀρχαία_20_ἑλληνικά"><text:span text:style-name="T7"> </text:span></text:span><text:span text:style-name="AncientGreek_3a__20_Ἀρχαία_20_ἑλληνικά"><text:span text:style-name="T5">διαθέσεις</text:span></text:span><text:span text:style-name="AncientGreek_3a__20_Ἀρχαία_20_ἑλληνικά"><text:span text:style-name="T7"> </text:span></text:span><text:span text:style-name="AncientGreek_3a__20_Ἀρχαία_20_ἑλληνικά"><text:span text:style-name="T5">αὐτοῖς</text:span></text:span><text:span text:style-name="AncientGreek_3a__20_Ἀρχαία_20_ἑλληνικά"><text:span text:style-name="T7"> </text:span></text:span><text:span text:style-name="AncientGreek_3a__20_Ἀρχαία_20_ἑλληνικά"><text:span text:style-name="T5">ἐνέθηκε</text:span></text:span><text:span text:style-name="AncientGreek_3a__20_Ἀρχαία_20_ἑλληνικά"><text:span text:style-name="T7">, </text:span></text:span><text:span text:style-name="AncientGreek_3a__20_Ἀρχαία_20_ἑλληνικά"><text:span text:style-name="T5">μόνην</text:span></text:span><text:span text:style-name="AncientGreek_3a__20_Ἀρχαία_20_ἑλληνικά"><text:span text:style-name="T7"> </text:span></text:span><text:span text:style-name="AncientGreek_3a__20_Ἀρχαία_20_ἑλληνικά"><text:span text:style-name="T5">δ᾿</text:span></text:span><text:span text:style-name="AncientGreek_3a__20_Ἀρχαία_20_ἑλληνικά"><text:span text:style-name="T7"> </text:span></text:span><text:span text:style-name="AncientGreek_3a__20_Ἀρχαία_20_ἑλληνικά"><text:span text:style-name="T5">ἐνθεῖναι</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αἰσχύνην</text:span></text:span><text:span text:style-name="AncientGreek_3a__20_Ἀρχαία_20_ἑλληνικά"><text:span text:style-name="T7"> </text:span></text:span><text:span text:style-name="AncientGreek_3a__20_Ἀρχαία_20_ἑλληνικά"><text:span text:style-name="T5">ἐπελάθετο</text:span></text:span><text:span text:style-name="AncientGreek_3a__20_Ἀρχαία_20_ἑλληνικά"><text:span text:style-name="T7">. </text:span></text:span><text:span text:style-name="AncientGreek_3a__20_Ἀρχαία_20_ἑλληνικά"><text:span text:style-name="T5">Διὸ</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ἔχων</text:span></text:span><text:span text:style-name="AncientGreek_3a__20_Ἀρχαία_20_ἑλληνικά"><text:span text:style-name="T7"> </text:span></text:span><text:span text:style-name="AncientGreek_3a__20_Ἀρχαία_20_ἑλληνικά"><text:span text:style-name="T5">πόθεν</text:span></text:span><text:span text:style-name="AncientGreek_3a__20_Ἀρχαία_20_ἑλληνικά"><text:span text:style-name="T7"> [</text:span></text:span><text:span text:style-name="AncientGreek_3a__20_Ἀρχαία_20_ἑλληνικά"><text:span text:style-name="T5">ἂν</text:span></text:span><text:span text:style-name="AncientGreek_3a__20_Ἀρχαία_20_ἑλληνικά"><text:span text:style-name="T7">] </text:span></text:span><text:span text:style-name="AncientGreek_3a__20_Ἀρχαία_20_ἑλληνικά"><text:span text:style-name="T5">αὐτὴν</text:span></text:span><text:span text:style-name="AncientGreek_3a__20_Ἀρχαία_20_ἑλληνικά"><text:span text:style-name="T7"> </text:span></text:span><text:span text:style-name="AncientGreek_3a__20_Ἀρχαία_20_ἑλληνικά"><text:span text:style-name="T5">εἰσαγάγῃ</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ἀρχοῦ</text:span></text:span><text:span text:style-name="AncientGreek_3a__20_Ἀρχαία_20_ἑλληνικά"><text:span text:style-name="T7"> </text:span></text:span><text:span text:style-name="AncientGreek_3a__20_Ἀρχαία_20_ἑλληνικά"><text:span text:style-name="T5">αὐτὴν</text:span></text:span><text:span text:style-name="AncientGreek_3a__20_Ἀρχαία_20_ἑλληνικά"><text:span text:style-name="T7"> </text:span></text:span><text:span text:style-name="AncientGreek_3a__20_Ἀρχαία_20_ἑλληνικά"><text:span text:style-name="T5">εἰσελθεῖν</text:span></text:span><text:span text:style-name="AncientGreek_3a__20_Ἀρχαία_20_ἑλληνικά"><text:span text:style-name="T7"> </text:span></text:span><text:span text:style-name="AncientGreek_3a__20_Ἀρχαία_20_ἑλληνικά"><text:span text:style-name="T5">ἐκέλευσε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πρῶτον</text:span></text:span><text:span text:style-name="AncientGreek_3a__20_Ἀρχαία_20_ἑλληνικά"><text:span text:style-name="T7"> </text:span></text:span><text:span text:style-name="AncientGreek_3a__20_Ἀρχαία_20_ἑλληνικά"><text:span text:style-name="T5">ἀντέλεγεν</text:span></text:span><text:span text:style-name="AncientGreek_3a__20_Ἀρχαία_20_ἑλληνικά"><text:span text:style-name="T7"> </text:span></text:span><text:span text:style-name="AncientGreek_3a__20_Ἀρχαία_20_ἑλληνικά"><text:span text:style-name="T5">ἀναξιοπαθοῦσα</text:span></text:span><text:span text:style-name="AncientGreek_3a__20_Ἀρχαία_20_ἑλληνικά"><text:span text:style-name="T7">. </text:span></text:span><text:span text:style-name="AncientGreek_3a__20_Ἀρχαία_20_ἑλληνικά"><text:span text:style-name="T5">Ἐπεὶ</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σφόδρα</text:span></text:span><text:span text:style-name="AncientGreek_3a__20_Ἀρχαία_20_ἑλληνικά"><text:span text:style-name="T7"> </text:span></text:span><text:span text:style-name="AncientGreek_3a__20_Ἀρχαία_20_ἑλληνικά"><text:span text:style-name="T5">αὐτῇ</text:span></text:span><text:span text:style-name="AncientGreek_3a__20_Ἀρχαία_20_ἑλληνικά"><text:span text:style-name="T7"> </text:span></text:span><text:span text:style-name="AncientGreek_3a__20_Ἀρχαία_20_ἑλληνικά"><text:span text:style-name="T5">ἐνέκειτο</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ἔγωγε</text:span></text:span><text:span text:style-name="AncientGreek_3a__20_Ἀρχαία_20_ἑλληνικά"><text:span text:style-name="T7"> </text:span></text:span><text:span text:style-name="AncientGreek_3a__20_Ἀρχαία_20_ἑλληνικά"><text:span text:style-name="T5">ἐπὶταύταις</text:span></text:span><text:span text:style-name="AncientGreek_3a__20_Ἀρχαία_20_ἑλληνικά"><text:span text:style-name="T7"> </text:span></text:span><text:span text:style-name="AncientGreek_3a__20_Ἀρχαία_20_ἑλληνικά"><text:span text:style-name="T5">εἰσέρχομαι</text:span></text:span><text:span text:style-name="AncientGreek_3a__20_Ἀρχαία_20_ἑλληνικά"><text:span text:style-name="T7"> </text:span></text:span><text:span text:style-name="AncientGreek_3a__20_Ἀρχαία_20_ἑλληνικά"><text:span text:style-name="T5">ταῖς</text:span></text:span><text:span text:style-name="AncientGreek_3a__20_Ἀρχαία_20_ἑλληνικά"><text:span text:style-name="T7"> </text:span></text:span><text:span text:style-name="AncientGreek_3a__20_Ἀρχαία_20_ἑλληνικά"><text:span text:style-name="T5">ὁμολογίαις</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Ἔρως</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εἰσελεύσεται</text:span></text:span><text:span text:style-name="AncientGreek_3a__20_Ἀρχαία_20_ἑλληνικά"><text:span text:style-name="T7">• </text:span></text:span><text:span text:style-name="AncientGreek_3a__20_Ἀρχαία_20_ἑλληνικά"><text:span text:style-name="T5">ἂν</text:span></text:span><text:span text:style-name="AncientGreek_3a__20_Ἀρχαία_20_ἑλληνικά"><text:span text:style-name="T7"> </text:span></text:span><text:span text:style-name="AncientGreek_3a__20_Ἀρχαία_20_ἑλληνικά"><text:span text:style-name="T5">δ᾿</text:span></text:span><text:span text:style-name="AncientGreek_3a__20_Ἀρχαία_20_ἑλληνικά"><text:span text:style-name="T7"> </text:span></text:span><text:span text:style-name="AncientGreek_3a__20_Ἀρχαία_20_ἑλληνικά"><text:span text:style-name="T5">εἰσέλθῃ</text:span></text:span><text:span text:style-name="AncientGreek_3a__20_Ἀρχαία_20_ἑλληνικά"><text:span text:style-name="T7">, </text:span></text:span><text:span text:style-name="AncientGreek_3a__20_Ἀρχαία_20_ἑλληνικά"><text:span text:style-name="T5">αὐτὴἐξελεύσομαι</text:span></text:span><text:span text:style-name="AncientGreek_3a__20_Ἀρχαία_20_ἑλληνικά"><text:span text:style-name="T7"> </text:span></text:span><text:span text:style-name="AncientGreek_3a__20_Ἀρχαία_20_ἑλληνικά"><text:span text:style-name="T5">παραυτίκα</text:span></text:span><text:span text:style-name="AncientGreek_3a__20_Ἀρχαία_20_ἑλληνικά"><text:span text:style-name="T7">. » </text:span></text:span><text:span text:style-name="AncientGreek_3a__20_Ἀρχαία_20_ἑλληνικά"><text:span text:style-name="T5">Ἀπὸ δὴ τούτου συνέβη πάντας τοὺς πόρνους ἀναισχύντους εἶναι.</text:span></text:span></text:p>
            <text:p text:style-name="P42"><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69">Zeus and Shame</text:p>
            <text:p text:style-name="P69">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69">the story makes clear that those caught by Eros turn out to be without shame.</text:p>
            <text:p text:style-name="P37"><text:span text:style-name="AncientGreek_3a__20_Ἀρχαία_20_ἑλληνικά"><text:span text:style-name="T5">ἀρχοῦ</text:span></text:span><text:span text:style-name="Default_20_Paragraph_20_Font"><text:span text:style-name="T8">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ἀγασάμενος</text:span></text:span><text:span text:style-name="AncientGreek_3a__20_Ἀρχαία_20_ἑλληνικά"><text:span text:style-name="T7"> </text:span></text:span><text:span text:style-name="AncientGreek_3a__20_Ἀρχαία_20_ἑλληνικά"><text:span text:style-name="T5">ἀλώπεκο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συνετὸ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φρενῶ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ποικίλον</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βασίλειον</text:span></text:span><text:span text:style-name="AncientGreek_3a__20_Ἀρχαία_20_ἑλληνικά"><text:span text:style-name="T7"> </text:span></text:span><text:span text:style-name="AncientGreek_3a__20_Ἀρχαία_20_ἑλληνικά"><text:span text:style-name="T5">αὐτῇ</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λόγων</text:span></text:span><text:span text:style-name="AncientGreek_3a__20_Ἀρχαία_20_ἑλληνικά"><text:span text:style-name="T7"> </text:span></text:span><text:span text:style-name="AncientGreek_3a__20_Ἀρχαία_20_ἑλληνικά"><text:span text:style-name="T5">ζῴων</text:span></text:span><text:span text:style-name="AncientGreek_3a__20_Ἀρχαία_20_ἑλληνικά"><text:span text:style-name="T7"> </text:span></text:span><text:span text:style-name="AncientGreek_3a__20_Ἀρχαία_20_ἑλληνικά"><text:span text:style-name="T5">ἐνεχείρισε</text:span></text:span><text:span text:style-name="AncientGreek_3a__20_Ἀρχαία_20_ἑλληνικά"><text:span text:style-name="T7">. </text:span></text:span><text:span text:style-name="AncientGreek_3a__20_Ἀρχαία_20_ἑλληνικά"><text:span text:style-name="T5">Βουλόμενο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γνῶναι</text:span></text:span><text:span text:style-name="AncientGreek_3a__20_Ἀρχαία_20_ἑλληνικά"><text:span text:style-name="T7"> </text:span></text:span><text:span text:style-name="AncientGreek_3a__20_Ἀρχαία_20_ἑλληνικά"><text:span text:style-name="T5">ε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τύχην</text:span></text:span><text:span text:style-name="AncientGreek_3a__20_Ἀρχαία_20_ἑλληνικά"><text:span text:style-name="T7"> </text:span></text:span><text:span text:style-name="AncientGreek_3a__20_Ἀρχαία_20_ἑλληνικά"><text:span text:style-name="T5">μεταλλάξασα</text:span></text:span><text:span text:style-name="AncientGreek_3a__20_Ἀρχαία_20_ἑλληνικά"><text:span text:style-name="T7"> </text:span></text:span><text:span text:style-name="AncientGreek_3a__20_Ἀρχαία_20_ἑλληνικά"><text:span text:style-name="T5">μετεβάλετο</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γλισχρότητα</text:span></text:span><text:span text:style-name="AncientGreek_3a__20_Ἀρχαία_20_ἑλληνικά"><text:span text:style-name="T7">, </text:span></text:span><text:span text:style-name="AncientGreek_3a__20_Ἀρχαία_20_ἑλληνικά"><text:span text:style-name="T5">φερομένης</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φορείῳ</text:span></text:span><text:span text:style-name="AncientGreek_3a__20_Ἀρχαία_20_ἑλληνικά"><text:span text:style-name="T7">, </text:span></text:span><text:span text:style-name="AncientGreek_3a__20_Ἀρχαία_20_ἑλληνικά"><text:span text:style-name="T5">κάνθαρον</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ὄψιν</text:span></text:span><text:span text:style-name="AncientGreek_3a__20_Ἀρχαία_20_ἑλληνικά"><text:span text:style-name="T7"> </text:span></text:span><text:span text:style-name="AncientGreek_3a__20_Ἀρχαία_20_ἑλληνικά"><text:span text:style-name="T5">ἀφῆκε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ἀντισχεῖ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δυναμένη</text:span></text:span><text:span text:style-name="AncientGreek_3a__20_Ἀρχαία_20_ἑλληνικά"><text:span text:style-name="T7">, </text:span></text:span><text:span text:style-name="AncientGreek_3a__20_Ἀρχαία_20_ἑλληνικά"><text:span text:style-name="T5">ἐπειδὴ</text:span></text:span><text:span text:style-name="AncientGreek_3a__20_Ἀρχαία_20_ἑλληνικά"><text:span text:style-name="T7"> </text:span></text:span><text:span text:style-name="AncientGreek_3a__20_Ἀρχαία_20_ἑλληνικά"><text:span text:style-name="T5">περιίπτατο</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φορείῳ</text:span></text:span><text:span text:style-name="AncientGreek_3a__20_Ἀρχαία_20_ἑλληνικά"><text:span text:style-name="T7">, </text:span></text:span><text:span text:style-name="AncientGreek_3a__20_Ἀρχαία_20_ἑλληνικά"><text:span text:style-name="T5">ἀναπηδήσασα</text:span></text:span><text:span text:style-name="AncientGreek_3a__20_Ἀρχαία_20_ἑλληνικά"><text:span text:style-name="T7"> </text:span></text:span><text:span text:style-name="AncientGreek_3a__20_Ἀρχαία_20_ἑλληνικά"><text:span text:style-name="T5">ἀκόσμως</text:span></text:span><text:span text:style-name="AncientGreek_3a__20_Ἀρχαία_20_ἑλληνικά"><text:span text:style-name="T7"> </text:span></text:span><text:span text:style-name="AncientGreek_3a__20_Ἀρχαία_20_ἑλληνικά"><text:span text:style-name="T5">συλλαβεῖν</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ἐπειρᾶτο</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ἀγανακτήσας</text:span></text:span><text:span text:style-name="AncientGreek_3a__20_Ἀρχαία_20_ἑλληνικά"><text:span text:style-name="T7"> </text:span></text:span><text:span text:style-name="AncientGreek_3a__20_Ἀρχαία_20_ἑλληνικά"><text:span text:style-name="T5">κατ᾿</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πάλιν</text:span></text:span><text:span text:style-name="AncientGreek_3a__20_Ἀρχαία_20_ἑλληνικά"><text:span text:style-name="T7"> </text:span></text:span><text:span text:style-name="AncientGreek_3a__20_Ἀρχαία_20_ἑλληνικά"><text:span text:style-name="T5">αὐτὴ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ἀρχαίαν</text:span></text:span><text:span text:style-name="AncientGreek_3a__20_Ἀρχαία_20_ἑλληνικά"><text:span text:style-name="T7"> </text:span></text:span><text:span text:style-name="AncientGreek_3a__20_Ἀρχαία_20_ἑλληνικά"><text:span text:style-name="T5">τάξιν</text:span></text:span><text:span text:style-name="AncientGreek_3a__20_Ἀρχαία_20_ἑλληνικά"><text:span text:style-name="T7"> </text:span></text:span><text:span text:style-name="AncientGreek_3a__20_Ἀρχαία_20_ἑλληνικά"><text:span text:style-name="T5">ἀποκατέστησεν</text:span></text:span><text:span text:style-name="AncientGreek_3a__20_Ἀρχαία_20_ἑλληνικά"><text:span text:style-name="T7">.</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όγ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φαῦλοι</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κἂν</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προσχήματα</text:span></text:span><text:span text:style-name="AncientGreek_3a__20_Ἀρχαία_20_ἑλληνικά"><text:span text:style-name="T7"> </text:span></text:span><text:span text:style-name="AncientGreek_3a__20_Ἀρχαία_20_ἑλληνικά"><text:span text:style-name="T5">λαμπρότερα</text:span></text:span><text:span text:style-name="AncientGreek_3a__20_Ἀρχαία_20_ἑλληνικά"><text:span text:style-name="T7"> </text:span></text:span><text:span text:style-name="AncientGreek_3a__20_Ἀρχαία_20_ἑλληνικά"><text:span text:style-name="T5">ἀναλάβωσιν</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γοῦν</text:span></text:span><text:span text:style-name="AncientGreek_3a__20_Ἀρχαία_20_ἑλληνικά"><text:span text:style-name="T7"> </text:span></text:span><text:span text:style-name="AncientGreek_3a__20_Ἀρχαία_20_ἑλληνικά"><text:span text:style-name="T5">φύσιν</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μετατίθενται</text:span></text:span><text:span text:style-name="AncientGreek_3a__20_Ἀρχαία_20_ἑλληνικά"><text:span text:style-name="T7">.</text:span></text:span></text:p>
          </table:table-cell>
          <table:table-cell table:style-name="Table1.A1" office:value-type="string">
            <text:p text:style-name="P71">Zeus and a Fox</text:p>
            <text:p text:style-name="P69">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69"/>
            <text:p text:style-name="P37"><text:span text:style-name="Default_20_Paragraph_20_Font"><text:span text:style-name="T8">This account shows that the foolish among mankind even if they would take up shiny ornaments, they do not at any rate change their nature.<text:line-break/> </text:span></text:span><text:span text:style-name="Default_20_Paragraph_20_Font"><text:span text:style-name="T9">γ</text:span></text:span><text:span text:style-name="AncientGreek_3a__20_Ἀρχαία_20_ἑλληνικά"><text:span text:style-name="T5">λισχρότητα </text:span></text:span><text:span text:style-name="AncientGreek_3a__20_Ἀρχαία_20_ἑλληνικά"><text:span text:style-name="T7">= ἡ γλισχρότης, ητος: stickiness, stinginess<text:line-break/>περιίπτατο </text:span></text:span><text:span text:style-name="AncientGreek_3a__20_Ἀρχαία_20_ἑλληνικά"><text:span text:style-name="T5">=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πλάσας</text:span></text:span><text:span text:style-name="AncientGreek_3a__20_Ἀρχαία_20_ἑλληνικά"><text:span text:style-name="T7"> </text:span></text:span><text:span text:style-name="AncientGreek_3a__20_Ἀρχαία_20_ἑλληνικά"><text:span text:style-name="T5">ἀνθρώπους</text:span></text:span><text:span text:style-name="AncientGreek_3a__20_Ἀρχαία_20_ἑλληνικά"><text:span text:style-name="T7"> </text:span></text:span><text:span text:style-name="AncientGreek_3a__20_Ἀρχαία_20_ἑλληνικά"><text:span text:style-name="T5">ἐκέλευσεν</text:span></text:span><text:span text:style-name="AncientGreek_3a__20_Ἀρχαία_20_ἑλληνικά"><text:span text:style-name="T7"> </text:span></text:span><text:span text:style-name="AncientGreek_3a__20_Ἀρχαία_20_ἑλληνικά"><text:span text:style-name="T5">Ἑρμῇ</text:span></text:span><text:span text:style-name="AncientGreek_3a__20_Ἀρχαία_20_ἑλληνικά"><text:span text:style-name="T7"> </text:span></text:span><text:span text:style-name="AncientGreek_3a__20_Ἀρχαία_20_ἑλληνικά"><text:span text:style-name="T5">νοῦν</text:span></text:span><text:span text:style-name="AncientGreek_3a__20_Ἀρχαία_20_ἑλληνικά"><text:span text:style-name="T7"> </text:span></text:span><text:span text:style-name="AncientGreek_3a__20_Ἀρχαία_20_ἑλληνικά"><text:span text:style-name="T5">αὐτοῖς</text:span></text:span><text:span text:style-name="AncientGreek_3a__20_Ἀρχαία_20_ἑλληνικά"><text:span text:style-name="T7"> </text:span></text:span><text:span text:style-name="AncientGreek_3a__20_Ἀρχαία_20_ἑλληνικά"><text:span text:style-name="T5">ἐγχέαι</text:span></text:span><text:span text:style-name="AncientGreek_3a__20_Ἀρχαία_20_ἑλληνικά"><text:span text:style-name="T7">. </text:span></text:span><text:span text:style-name="AncientGreek_3a__20_Ἀρχαία_20_ἑλληνικά"><text:span text:style-name="T5">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71">Zeus and Mankind</text:p>
            <text:p text:style-name="P83">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πόλλων</text:span></text:span><text:span text:style-name="AncientGreek_3a__20_Ἀρχαία_20_ἑλληνικά"><text:span text:style-name="T7"> </text:span></text:span><text:span text:style-name="AncientGreek_3a__20_Ἀρχαία_20_ἑλληνικά"><text:span text:style-name="T5">περὶ</text:span></text:span><text:span text:style-name="AncientGreek_3a__20_Ἀρχαία_20_ἑλληνικά"><text:span text:style-name="T7"> </text:span></text:span><text:span text:style-name="AncientGreek_3a__20_Ἀρχαία_20_ἑλληνικά"><text:span text:style-name="T5">τοξικῆς</text:span></text:span><text:span text:style-name="AncientGreek_3a__20_Ἀρχαία_20_ἑλληνικά"><text:span text:style-name="T7"> </text:span></text:span><text:span text:style-name="AncientGreek_3a__20_Ἀρχαία_20_ἑλληνικά"><text:span text:style-name="T5">ἤριζον</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Ἀπόλλωνος</text:span></text:span><text:span text:style-name="AncientGreek_3a__20_Ἀρχαία_20_ἑλληνικά"><text:span text:style-name="T7"> </text:span></text:span><text:span text:style-name="AncientGreek_3a__20_Ἀρχαία_20_ἑλληνικά"><text:span text:style-name="T5">ἐντείναντος</text:span></text:span><text:span text:style-name="AncientGreek_3a__20_Ἀρχαία_20_ἑλληνικά"><text:span text:style-name="T7"> </text:span></text:span><text:span text:style-name="AncientGreek_3a__20_Ἀρχαία_20_ἑλληνικά"><text:span text:style-name="T5">τὸτόξο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βέλος</text:span></text:span><text:span text:style-name="AncientGreek_3a__20_Ἀρχαία_20_ἑλληνικά"><text:span text:style-name="T7"> </text:span></text:span><text:span text:style-name="AncientGreek_3a__20_Ἀρχαία_20_ἑλληνικά"><text:span text:style-name="T5">ἀφέντος</text:span></text:span><text:span text:style-name="AncientGreek_3a__20_Ἀρχαία_20_ἑλληνικά"><text:span text:style-name="T7">, </text:span></text:span><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τοσοῦτον</text:span></text:span><text:span text:style-name="AncientGreek_3a__20_Ἀρχαία_20_ἑλληνικά"><text:span text:style-name="T7"> </text:span></text:span><text:span text:style-name="AncientGreek_3a__20_Ἀρχαία_20_ἑλληνικά"><text:span text:style-name="T5">διέβη</text:span></text:span><text:span text:style-name="AncientGreek_3a__20_Ἀρχαία_20_ἑλληνικά"><text:span text:style-name="T7"> </text:span></text:span><text:span text:style-name="AncientGreek_3a__20_Ἀρχαία_20_ἑλληνικά"><text:span text:style-name="T5">ὅσον</text:span></text:span><text:span text:style-name="AncientGreek_3a__20_Ἀρχαία_20_ἑλληνικά"><text:span text:style-name="T7"> </text:span></text:span><text:span text:style-name="AncientGreek_3a__20_Ἀρχαία_20_ἑλληνικά"><text:span text:style-name="T5">Ἀπόλλων</text:span></text:span><text:span text:style-name="AncientGreek_3a__20_Ἀρχαία_20_ἑλληνικά"><text:span text:style-name="T7"> </text:span></text:span><text:span text:style-name="AncientGreek_3a__20_Ἀρχαία_20_ἑλληνικά"><text:span text:style-name="T5">ἐτόξευσεν</text:span></text:span><text:span text:style-name="AncientGreek_3a__20_Ἀρχαία_20_ἑλληνικά"><text:span text:style-name="T7">.</text:span></text:span></text:p>
            <text:p text:style-name="P44"><text:span text:style-name="AncientGreek_3a__20_Ἀρχαία_20_ἑλληνικά"><text:span text:style-name="T5">Οὕτως</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κρείττοσιν</text:span></text:span><text:span text:style-name="AncientGreek_3a__20_Ἀρχαία_20_ἑλληνικά"><text:span text:style-name="T7"> </text:span></text:span><text:span text:style-name="AncientGreek_3a__20_Ἀρχαία_20_ἑλληνικά"><text:span text:style-name="T5">ἀνθαμιλλώμενοι</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ἐκείνω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ἐφικέσθαι</text:span></text:span><text:span text:style-name="AncientGreek_3a__20_Ἀρχαία_20_ἑλληνικά"><text:span text:style-name="T7">, </text:span></text:span><text:span text:style-name="AncientGreek_3a__20_Ἀρχαία_20_ἑλληνικά"><text:span text:style-name="T5">καὶγέλωτα</text:span></text:span><text:span text:style-name="AncientGreek_3a__20_Ἀρχαία_20_ἑλληνικά"><text:span text:style-name="T7"> </text:span></text:span><text:span text:style-name="AncientGreek_3a__20_Ἀρχαία_20_ἑλληνικά"><text:span text:style-name="T5">ὀφλισκάνουσιν</text:span></text:span><text:span text:style-name="AncientGreek_3a__20_Ἀρχαία_20_ἑλληνικά"><text:span text:style-name="T7">.</text:span></text:span></text:p>
          </table:table-cell>
          <table:table-cell table:style-name="Table1.A1" office:value-type="string">
            <text:p text:style-name="P71">Zeus and Apollo</text:p>
            <text:p text:style-name="P69">Zeus and Apollo were arguing over the practice of archery. But Apollo having drawn his bow and shot his arrow, Zeus stepped over as far as Apollo had launched his arrow.</text:p>
            <text:p text:style-name="P69"/>
            <text:p text:style-name="P69">Thus, those who contend against stronger men, in addition to not reaching them, they also incure mockery.</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ιὸς</text:span></text:span><text:span text:style-name="AncientGreek_3a__20_Ἀρχαία_20_ἑλληνικά"><text:span text:style-name="T7"> </text:span></text:span><text:span text:style-name="AncientGreek_3a__20_Ἀρχαία_20_ἑλληνικά"><text:span text:style-name="T5">γάμους</text:span></text:span><text:span text:style-name="AncientGreek_3a__20_Ἀρχαία_20_ἑλληνικά"><text:span text:style-name="T7"> </text:span></text:span><text:span text:style-name="AncientGreek_3a__20_Ἀρχαία_20_ἑλληνικά"><text:span text:style-name="T5">ποιοῦντος</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ζῷα</text:span></text:span><text:span text:style-name="AncientGreek_3a__20_Ἀρχαία_20_ἑλληνικά"><text:span text:style-name="T7"> </text:span></text:span><text:span text:style-name="AncientGreek_3a__20_Ἀρχαία_20_ἑλληνικά"><text:span text:style-name="T5">ἤνεγκαν</text:span></text:span><text:span text:style-name="AncientGreek_3a__20_Ἀρχαία_20_ἑλληνικά"><text:span text:style-name="T7"> </text:span></text:span><text:span text:style-name="AncientGreek_3a__20_Ἀρχαία_20_ἑλληνικά"><text:span text:style-name="T5">δῶρα</text:span></text:span><text:span text:style-name="AncientGreek_3a__20_Ἀρχαία_20_ἑλληνικά"><text:span text:style-name="T7">, </text:span></text:span><text:span text:style-name="AncientGreek_3a__20_Ἀρχαία_20_ἑλληνικά"><text:span text:style-name="T5">ἕκαστον</text:span></text:span><text:span text:style-name="AncientGreek_3a__20_Ἀρχαία_20_ἑλληνικά"><text:span text:style-name="T7"> </text:span></text:span><text:span text:style-name="AncientGreek_3a__20_Ἀρχαία_20_ἑλληνικά"><text:span text:style-name="T5">κατ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οἰκείαν</text:span></text:span><text:span text:style-name="AncientGreek_3a__20_Ἀρχαία_20_ἑλληνικά"><text:span text:style-name="T7"> </text:span></text:span><text:span text:style-name="AncientGreek_3a__20_Ἀρχαία_20_ἑλληνικά"><text:span text:style-name="T5">δύναμιν</text:span></text:span><text:span text:style-name="AncientGreek_3a__20_Ἀρχαία_20_ἑλληνικά"><text:span text:style-name="T7">. </text:span></text:span><text:span text:style-name="AncientGreek_3a__20_Ἀρχαία_20_ἑλληνικά"><text:span text:style-name="T5">Ὄφι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ἕρπων</text:span></text:span><text:span text:style-name="AncientGreek_3a__20_Ἀρχαία_20_ἑλληνικά"><text:span text:style-name="T7"> </text:span></text:span><text:span text:style-name="AncientGreek_3a__20_Ἀρχαία_20_ἑλληνικά"><text:span text:style-name="T5">ῥόδον</text:span></text:span><text:span text:style-name="AncientGreek_3a__20_Ἀρχαία_20_ἑλληνικά"><text:span text:style-name="T7"> </text:span></text:span><text:span text:style-name="AncientGreek_3a__20_Ἀρχαία_20_ἑλληνικά"><text:span text:style-name="T5">λαβὼ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στόματι</text:span></text:span><text:span text:style-name="AncientGreek_3a__20_Ἀρχαία_20_ἑλληνικά"><text:span text:style-name="T7"> </text:span></text:span><text:span text:style-name="AncientGreek_3a__20_Ἀρχαία_20_ἑλληνικά"><text:span text:style-name="T5">ἀνέβη</text:span></text:span><text:span text:style-name="AncientGreek_3a__20_Ἀρχαία_20_ἑλληνικά"><text:span text:style-name="T7">. </text:span></text:span><text:span text:style-name="AncientGreek_3a__20_Ἀρχαία_20_ἑλληνικά"><text:span text:style-name="T5">Ἰδὼ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ἄλλων</text:span></text:span><text:span text:style-name="AncientGreek_3a__20_Ἀρχαία_20_ἑλληνικά"><text:span text:style-name="T7"> </text:span></text:span><text:span text:style-name="AncientGreek_3a__20_Ἀρχαία_20_ἑλληνικά"><text:span text:style-name="T5">πάντων</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δῶρα</text:span></text:span><text:span text:style-name="AncientGreek_3a__20_Ἀρχαία_20_ἑλληνικά"><text:span text:style-name="T7"> </text:span></text:span><text:span text:style-name="AncientGreek_3a__20_Ἀρχαία_20_ἑλληνικά"><text:span text:style-name="T5">λαμβάνω</text:span></text:span><text:span text:style-name="AncientGreek_3a__20_Ἀρχαία_20_ἑλληνικά"><text:span text:style-name="T7">, </text:span></text:span><text:span text:style-name="AncientGreek_3a__20_Ἀρχαία_20_ἑλληνικά"><text:span text:style-name="T5">ἀπὸ</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σοῦ</text:span></text:span><text:span text:style-name="AncientGreek_3a__20_Ἀρχαία_20_ἑλληνικά"><text:span text:style-name="T7"> </text:span></text:span><text:span text:style-name="AncientGreek_3a__20_Ἀρχαία_20_ἑλληνικά"><text:span text:style-name="T5">στόματος</text:span></text:span><text:span text:style-name="AncientGreek_3a__20_Ἀρχαία_20_ἑλληνικά"><text:span text:style-name="T7"> </text:span></text:span><text:span text:style-name="AncientGreek_3a__20_Ἀρχαία_20_ἑλληνικά"><text:span text:style-name="T5">λαμβάνω</text:span></text:span><text:span text:style-name="AncientGreek_3a__20_Ἀρχαία_20_ἑλληνικά"><text:span text:style-name="T7"> </text:span></text:span><text:span text:style-name="AncientGreek_3a__20_Ἀρχαία_20_ἑλληνικά"><text:span text:style-name="T5">οὐδ᾿</text:span></text:span><text:span text:style-name="AncientGreek_3a__20_Ἀρχαία_20_ἑλληνικά"><text:span text:style-name="T7"> </text:span></text:span><text:span text:style-name="AncientGreek_3a__20_Ἀρχαία_20_ἑλληνικά"><text:span text:style-name="T5">ὅλως</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ῦθ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πονηρῶν</text:span></text:span><text:span text:style-name="AncientGreek_3a__20_Ἀρχαία_20_ἑλληνικά"><text:span text:style-name="T7"> </text:span></text:span><text:span text:style-name="AncientGreek_3a__20_Ἀρχαία_20_ἑλληνικά"><text:span text:style-name="T5">αἱ</text:span></text:span><text:span text:style-name="AncientGreek_3a__20_Ἀρχαία_20_ἑλληνικά"><text:span text:style-name="T7"> </text:span></text:span><text:span text:style-name="AncientGreek_3a__20_Ἀρχαία_20_ἑλληνικά"><text:span text:style-name="T5">χάριτες</text:span></text:span><text:span text:style-name="AncientGreek_3a__20_Ἀρχαία_20_ἑλληνικά"><text:span text:style-name="T7"> </text:span></text:span><text:span text:style-name="AncientGreek_3a__20_Ἀρχαία_20_ἑλληνικά"><text:span text:style-name="T5">φοβεραί</text:span></text:span><text:span text:style-name="AncientGreek_3a__20_Ἀρχαία_20_ἑλληνικά"><text:span text:style-name="T7"> </text:span></text:span><text:span text:style-name="AncientGreek_3a__20_Ἀρχαία_20_ἑλληνικά"><text:span text:style-name="T5">εἰσιν</text:span></text:span><text:span text:style-name="AncientGreek_3a__20_Ἀρχαία_20_ἑλληνικά"><text:span text:style-name="T7">.</text:span></text:span></text:p>
          </table:table-cell>
          <table:table-cell table:style-name="Table1.A1" office:value-type="string">
            <text:p text:style-name="P71">Zeus and a Snake</text:p>
            <text:p text:style-name="P69">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πίθῳ</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ἀγαθὰ</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συγκλείσας</text:span></text:span><text:span text:style-name="AncientGreek_3a__20_Ἀρχαία_20_ἑλληνικά"><text:span text:style-name="T7"> </text:span></text:span><text:span text:style-name="AncientGreek_3a__20_Ἀρχαία_20_ἑλληνικά"><text:span text:style-name="T5">ἀφῆκε</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ἀνθρώπῳ</text:span></text:span><text:span text:style-name="AncientGreek_3a__20_Ἀρχαία_20_ἑλληνικά"><text:span text:style-name="T7"> </text:span></text:span><text:span text:style-name="AncientGreek_3a__20_Ἀρχαία_20_ἑλληνικά"><text:span text:style-name="T5">τινί</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λίχνος</text:span></text:span><text:span text:style-name="AncientGreek_3a__20_Ἀρχαία_20_ἑλληνικά"><text:span text:style-name="T7"> </text:span></text:span><text:span text:style-name="AncientGreek_3a__20_Ἀρχαία_20_ἑλληνικά"><text:span text:style-name="T5">ἄνθρωπος</text:span></text:span><text:span text:style-name="AncientGreek_3a__20_Ἀρχαία_20_ἑλληνικά"><text:span text:style-name="T7"> </text:span></text:span><text:span text:style-name="AncientGreek_3a__20_Ἀρχαία_20_ἑλληνικά"><text:span text:style-name="T5">εἰδέναι</text:span></text:span><text:span text:style-name="AncientGreek_3a__20_Ἀρχαία_20_ἑλληνικά"><text:span text:style-name="T7"> </text:span></text:span><text:span text:style-name="AncientGreek_3a__20_Ἀρχαία_20_ἑλληνικά"><text:span text:style-name="T5">θέλων</text:span></text:span><text:span text:style-name="AncientGreek_3a__20_Ἀρχαία_20_ἑλληνικά"><text:span text:style-name="T7">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ἐστι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πῶμα</text:span></text:span><text:span text:style-name="AncientGreek_3a__20_Ἀρχαία_20_ἑλληνικά"><text:span text:style-name="T7"> </text:span></text:span><text:span text:style-name="AncientGreek_3a__20_Ἀρχαία_20_ἑλληνικά"><text:span text:style-name="T5">ἐκίνησε</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πετάσθησαν</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θεούς</text:span></text:span><text:span text:style-name="AncientGreek_3a__20_Ἀρχαία_20_ἑλληνικά"><text:span text:style-name="T7">.</text:span></text:span></text:p>
            <text:p text:style-name="P37"><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ἀνθρώποις</text:span></text:span><text:span text:style-name="AncientGreek_3a__20_Ἀρχαία_20_ἑλληνικά"><text:span text:style-name="T7"> </text:span></text:span><text:span text:style-name="AncientGreek_3a__20_Ἀρχαία_20_ἑλληνικά"><text:span text:style-name="T5">ἐλπὶς</text:span></text:span><text:span text:style-name="AncientGreek_3a__20_Ἀρχαία_20_ἑλληνικά"><text:span text:style-name="T7"> </text:span></text:span><text:span text:style-name="AncientGreek_3a__20_Ἀρχαία_20_ἑλληνικά"><text:span text:style-name="T5">μόνη</text:span></text:span><text:span text:style-name="AncientGreek_3a__20_Ἀρχαία_20_ἑλληνικά"><text:span text:style-name="T7"> </text:span></text:span><text:span text:style-name="AncientGreek_3a__20_Ἀρχαία_20_ἑλληνικά"><text:span text:style-name="T5">σύνεστι</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πεφευγότων</text:span></text:span><text:span text:style-name="AncientGreek_3a__20_Ἀρχαία_20_ἑλληνικά"><text:span text:style-name="T7"> </text:span></text:span><text:span text:style-name="AncientGreek_3a__20_Ἀρχαία_20_ἑλληνικά"><text:span text:style-name="T5">ἀγαθῶν</text:span></text:span><text:span text:style-name="AncientGreek_3a__20_Ἀρχαία_20_ἑλληνικά"><text:span text:style-name="T7"> </text:span></text:span><text:span text:style-name="AncientGreek_3a__20_Ἀρχαία_20_ἑλληνικά"><text:span text:style-name="T5">ἐγγυωμένη</text:span></text:span><text:span text:style-name="AncientGreek_3a__20_Ἀρχαία_20_ἑλληνικά"><text:span text:style-name="T7"> </text:span></text:span><text:span text:style-name="AncientGreek_3a__20_Ἀρχαία_20_ἑλληνικά"><text:span text:style-name="T5">δώσειν</text:span></text:span><text:span text:style-name="AncientGreek_3a__20_Ἀρχαία_20_ἑλληνικά"><text:span text:style-name="T7">.</text:span></text:span></text:p>
          </table:table-cell>
          <table:table-cell table:style-name="Table1.A1" office:value-type="string">
            <text:p text:style-name="P71">ZEUS AND THE BARREL OF GOODS</text:p>
            <text:p text:style-name="P37"><text:span text:style-name="Default_20_Paragraph_20_Font"><text:span text:style-name="T8">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9">πίθῳ</text:span></text:span><text:span text:style-name="Default_20_Paragraph_20_Font"><text:span text:style-name="T8">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ρομηθεὺ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θηνᾶ</text:span></text:span><text:span text:style-name="AncientGreek_3a__20_Ἀρχαία_20_ἑλληνικά"><text:span text:style-name="T7"> </text:span></text:span><text:span text:style-name="AncientGreek_3a__20_Ἀρχαία_20_ἑλληνικά"><text:span text:style-name="T5">κατασκευάσαντε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ταῦρον</text:span></text:span><text:span text:style-name="AncientGreek_3a__20_Ἀρχαία_20_ἑλληνικά"><text:span text:style-name="T7">, </text:span></text:span><text:span text:style-name="AncientGreek_3a__20_Ἀρχαία_20_ἑλληνικά"><text:span text:style-name="T5">Προμηθεὺ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ἄνθρωπον</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οἶκον</text:span></text:span><text:span text:style-name="AncientGreek_3a__20_Ἀρχαία_20_ἑλληνικά"><text:span text:style-name="T7">, </text:span></text:span><text:span text:style-name="AncientGreek_3a__20_Ἀρχαία_20_ἑλληνικά"><text:span text:style-name="T5">Μῶμον</text:span></text:span><text:span text:style-name="AncientGreek_3a__20_Ἀρχαία_20_ἑλληνικά"><text:span text:style-name="T7"> </text:span></text:span><text:span text:style-name="AncientGreek_3a__20_Ἀρχαία_20_ἑλληνικά"><text:span text:style-name="T5">κριτὴν</text:span></text:span><text:span text:style-name="AncientGreek_3a__20_Ἀρχαία_20_ἑλληνικά"><text:span text:style-name="T7"> </text:span></text:span><text:span text:style-name="AncientGreek_3a__20_Ἀρχαία_20_ἑλληνικά"><text:span text:style-name="T5">εἵλοντο</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φθονήσας</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δημιουργήμασιν</text:span></text:span><text:span text:style-name="AncientGreek_3a__20_Ἀρχαία_20_ἑλληνικά"><text:span text:style-name="T7"> </text:span></text:span><text:span text:style-name="AncientGreek_3a__20_Ἀρχαία_20_ἑλληνικά"><text:span text:style-name="T5">ἀρξάμενος</text:span></text:span><text:span text:style-name="AncientGreek_3a__20_Ἀρχαία_20_ἑλληνικά"><text:span text:style-name="T7"> </text:span></text:span><text:span text:style-name="AncientGreek_3a__20_Ἀρχαία_20_ἑλληνικά"><text:span text:style-name="T5">ἔλεγε</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Δία</text:span></text:span><text:span text:style-name="AncientGreek_3a__20_Ἀρχαία_20_ἑλληνικά"><text:span text:style-name="T7"> </text:span></text:span><text:span text:style-name="AncientGreek_3a__20_Ἀρχαία_20_ἑλληνικά"><text:span text:style-name="T5">ἡμαρτηκέναι</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ταύρου</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ὀφθαλμοὺς</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κέρασι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θέντα</text:span></text:span><text:span text:style-name="AncientGreek_3a__20_Ἀρχαία_20_ἑλληνικά"><text:span text:style-name="T7">, </text:span></text:span><text:span text:style-name="AncientGreek_3a__20_Ἀρχαία_20_ἑλληνικά"><text:span text:style-name="T5">ἵνα</text:span></text:span><text:span text:style-name="AncientGreek_3a__20_Ἀρχαία_20_ἑλληνικά"><text:span text:style-name="T7"> </text:span></text:span><text:span text:style-name="AncientGreek_3a__20_Ἀρχαία_20_ἑλληνικά"><text:span text:style-name="T5">βλέπῃ</text:span></text:span><text:span text:style-name="AncientGreek_3a__20_Ἀρχαία_20_ἑλληνικά"><text:span text:style-name="T7"> </text:span></text:span><text:span text:style-name="AncientGreek_3a__20_Ἀρχαία_20_ἑλληνικά"><text:span text:style-name="T5">ποῦ</text:span></text:span><text:span text:style-name="AncientGreek_3a__20_Ἀρχαία_20_ἑλληνικά"><text:span text:style-name="T7"> </text:span></text:span><text:span text:style-name="AncientGreek_3a__20_Ἀρχαία_20_ἑλληνικά"><text:span text:style-name="T5">τύπτει</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Προμηθέα</text:span></text:span><text:span text:style-name="AncientGreek_3a__20_Ἀρχαία_20_ἑλληνικά"><text:span text:style-name="T7">, </text:span></text:span><text:span text:style-name="AncientGreek_3a__20_Ἀρχαία_20_ἑλληνικά"><text:span text:style-name="T5">διότι</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ἀνθρώπου</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φρένας</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ἔξωθεν</text:span></text:span><text:span text:style-name="AncientGreek_3a__20_Ἀρχαία_20_ἑλληνικά"><text:span text:style-name="T7"> </text:span></text:span><text:span text:style-name="AncientGreek_3a__20_Ἀρχαία_20_ἑλληνικά"><text:span text:style-name="T5">ἀπεκρέμασεν</text:span></text:span><text:span text:style-name="AncientGreek_3a__20_Ἀρχαία_20_ἑλληνικά"><text:span text:style-name="T7">, </text:span></text:span><text:span text:style-name="AncientGreek_3a__20_Ἀρχαία_20_ἑλληνικά"><text:span text:style-name="T5">ἵνα</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λανθάνωσιν</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πονηροί</text:span></text:span><text:span text:style-name="AncientGreek_3a__20_Ἀρχαία_20_ἑλληνικά"><text:span text:style-name="T7">, </text:span></text:span><text:span text:style-name="AncientGreek_3a__20_Ἀρχαία_20_ἑλληνικά"><text:span text:style-name="T5">φανερὸ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ᾖ</text:span></text:span><text:span text:style-name="AncientGreek_3a__20_Ἀρχαία_20_ἑλληνικά"><text:span text:style-name="T7">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ἕκαστος</text:span></text:span><text:span text:style-name="AncientGreek_3a__20_Ἀρχαία_20_ἑλληνικά"><text:span text:style-name="T7"> </text:span></text:span><text:span text:style-name="AncientGreek_3a__20_Ἀρχαία_20_ἑλληνικά"><text:span text:style-name="T5">κατὰ</text:span></text:span><text:span text:style-name="AncientGreek_3a__20_Ἀρχαία_20_ἑλληνικά"><text:span text:style-name="T7"> </text:span></text:span><text:span text:style-name="AncientGreek_3a__20_Ἀρχαία_20_ἑλληνικά"><text:span text:style-name="T5">νοῦν</text:span></text:span><text:span text:style-name="AncientGreek_3a__20_Ἀρχαία_20_ἑλληνικά"><text:span text:style-name="T7"> </text:span></text:span><text:span text:style-name="AncientGreek_3a__20_Ἀρχαία_20_ἑλληνικά"><text:span text:style-name="T5">ἔχει</text:span></text:span><text:span text:style-name="AncientGreek_3a__20_Ἀρχαία_20_ἑλληνικά"><text:span text:style-name="T7">, </text:span></text:span><text:span text:style-name="AncientGreek_3a__20_Ἀρχαία_20_ἑλληνικά"><text:span text:style-name="T5">τρίτο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ἔλεγεν</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ἔδει</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Ἀθηνᾶν</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οἶκον</text:span></text:span><text:span text:style-name="AncientGreek_3a__20_Ἀρχαία_20_ἑλληνικά"><text:span text:style-name="T7"> </text:span></text:span><text:span text:style-name="AncientGreek_3a__20_Ἀρχαία_20_ἑλληνικά"><text:span text:style-name="T5">τροχοῖς</text:span></text:span><text:span text:style-name="AncientGreek_3a__20_Ἀρχαία_20_ἑλληνικά"><text:span text:style-name="T7"> </text:span></text:span><text:span text:style-name="AncientGreek_3a__20_Ἀρχαία_20_ἑλληνικά"><text:span text:style-name="T5">ἐπιθεῖναι</text:span></text:span><text:span text:style-name="AncientGreek_3a__20_Ἀρχαία_20_ἑλληνικά"><text:span text:style-name="T7">, </text:span></text:span><text:span text:style-name="AncientGreek_3a__20_Ἀρχαία_20_ἑλληνικά"><text:span text:style-name="T5">ἵνα</text:span></text:span><text:span text:style-name="AncientGreek_3a__20_Ἀρχαία_20_ἑλληνικά"><text:span text:style-name="T7">, </text:span></text:span><text:span text:style-name="AncientGreek_3a__20_Ἀρχαία_20_ἑλληνικά"><text:span text:style-name="T5">ἐὰν</text:span></text:span><text:span text:style-name="AncientGreek_3a__20_Ἀρχαία_20_ἑλληνικά"><text:span text:style-name="T7"> </text:span></text:span><text:span text:style-name="AncientGreek_3a__20_Ἀρχαία_20_ἑλληνικά"><text:span text:style-name="T5">πονηρός</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παροικισθῇ</text:span></text:span><text:span text:style-name="AncientGreek_3a__20_Ἀρχαία_20_ἑλληνικά"><text:span text:style-name="T7"> </text:span></text:span><text:span text:style-name="AncientGreek_3a__20_Ἀρχαία_20_ἑλληνικά"><text:span text:style-name="T5">γείτων</text:span></text:span><text:span text:style-name="AncientGreek_3a__20_Ἀρχαία_20_ἑλληνικά"><text:span text:style-name="T7">, </text:span></text:span><text:span text:style-name="AncientGreek_3a__20_Ἀρχαία_20_ἑλληνικά"><text:span text:style-name="T5">ῥᾳδίως</text:span></text:span><text:span text:style-name="AncientGreek_3a__20_Ἀρχαία_20_ἑλληνικά"><text:span text:style-name="T7"> </text:span></text:span><text:span text:style-name="AncientGreek_3a__20_Ἀρχαία_20_ἑλληνικά"><text:span text:style-name="T5">μεταβαίνῃ</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ἀγανακτήσας</text:span></text:span><text:span text:style-name="AncientGreek_3a__20_Ἀρχαία_20_ἑλληνικά"><text:span text:style-name="T7"> </text:span></text:span><text:span text:style-name="AncientGreek_3a__20_Ἀρχαία_20_ἑλληνικά"><text:span text:style-name="T5">κατ᾿</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ῇ</text:span></text:span><text:span text:style-name="AncientGreek_3a__20_Ἀρχαία_20_ἑλληνικά"><text:span text:style-name="T7"> </text:span></text:span><text:span text:style-name="AncientGreek_3a__20_Ἀρχαία_20_ἑλληνικά"><text:span text:style-name="T5">βασκανίᾳ</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Ὀλύμπου</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ἐξέβαλεν</text:span></text:span><text:span text:style-name="AncientGreek_3a__20_Ἀρχαία_20_ἑλληνικά"><text:span text:style-name="T7">.</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όγ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ὐδὲν</text:span></text:span><text:span text:style-name="AncientGreek_3a__20_Ἀρχαία_20_ἑλληνικά"><text:span text:style-name="T7"> </text:span></text:span><text:span text:style-name="AncientGreek_3a__20_Ἀρχαία_20_ἑλληνικά"><text:span text:style-name="T5">οὕτως</text:span></text:span><text:span text:style-name="AncientGreek_3a__20_Ἀρχαία_20_ἑλληνικά"><text:span text:style-name="T7"> </text:span></text:span><text:span text:style-name="AncientGreek_3a__20_Ἀρχαία_20_ἑλληνικά"><text:span text:style-name="T5">ἐστὶν</text:span></text:span><text:span text:style-name="AncientGreek_3a__20_Ἀρχαία_20_ἑλληνικά"><text:span text:style-name="T7"> </text:span></text:span><text:span text:style-name="AncientGreek_3a__20_Ἀρχαία_20_ἑλληνικά"><text:span text:style-name="T5">ἐνάρετον</text:span></text:span><text:span text:style-name="AncientGreek_3a__20_Ἀρχαία_20_ἑλληνικά"><text:span text:style-name="T7"> </text:span></text:span><text:span text:style-name="AncientGreek_3a__20_Ἀρχαία_20_ἑλληνικά"><text:span text:style-name="T5">ὅ</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πάντως</text:span></text:span><text:span text:style-name="AncientGreek_3a__20_Ἀρχαία_20_ἑλληνικά"><text:span text:style-name="T7"> </text:span></text:span><text:span text:style-name="AncientGreek_3a__20_Ἀρχαία_20_ἑλληνικά"><text:span text:style-name="T5">περί</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ψόγον</text:span></text:span><text:span text:style-name="AncientGreek_3a__20_Ἀρχαία_20_ἑλληνικά"><text:span text:style-name="T7"> </text:span></text:span><text:span text:style-name="AncientGreek_3a__20_Ἀρχαία_20_ἑλληνικά"><text:span text:style-name="T5">ἐπιδέχεται</text:span></text:span><text:span text:style-name="AncientGreek_3a__20_Ἀρχαία_20_ἑλληνικά"><text:span text:style-name="T7">.</text:span></text:span></text:p>
          </table:table-cell>
          <table:table-cell table:style-name="Table1.A1" office:value-type="string">
            <text:p text:style-name="P7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9">ἐνάρετον</text:span></text:span><text:span text:style-name="Default_20_Paragraph_20_Font"><text:span text:style-name="T8"> = ἐνάρετος, ον: virtuous, prodcutive (ἐν + </text:span></text:span><text:span text:style-name="Default_20_Paragraph_20_Font"><text:span text:style-name="T9">ἀ</text:span></text:span><text:span text:style-name="Default_20_Paragraph_20_Font"><text:span text:style-name="T8">ρετ</text:span></text:span><text:span text:style-name="Default_20_Paragraph_20_Font"><text:span text:style-name="T9">ὴ</text:span></text:span><text:span text:style-name="Default_20_Paragraph_20_Font"><text:span text:style-name="T8">)</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γαμῶν</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ζῷα</text:span></text:span><text:span text:style-name="AncientGreek_3a__20_Ἀρχαία_20_ἑλληνικά"><text:span text:style-name="T7"> </text:span></text:span><text:span text:style-name="AncientGreek_3a__20_Ἀρχαία_20_ἑλληνικά"><text:span text:style-name="T5">εἱστία</text:span></text:span><text:span text:style-name="AncientGreek_3a__20_Ἀρχαία_20_ἑλληνικά"><text:span text:style-name="T7">. </text:span></text:span><text:span text:style-name="AncientGreek_3a__20_Ἀρχαία_20_ἑλληνικά"><text:span text:style-name="T5">Μόνη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χελώνης</text:span></text:span><text:span text:style-name="AncientGreek_3a__20_Ἀρχαία_20_ἑλληνικά"><text:span text:style-name="T7"> </text:span></text:span><text:span text:style-name="AncientGreek_3a__20_Ἀρχαία_20_ἑλληνικά"><text:span text:style-name="T5">ὑστερησάσης</text:span></text:span><text:span text:style-name="AncientGreek_3a__20_Ἀρχαία_20_ἑλληνικά"><text:span text:style-name="T7">, </text:span></text:span><text:span text:style-name="AncientGreek_3a__20_Ἀρχαία_20_ἑλληνικά"><text:span text:style-name="T5">διαπορῶν</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αἰτίαν</text:span></text:span><text:span text:style-name="AncientGreek_3a__20_Ἀρχαία_20_ἑλληνικά"><text:span text:style-name="T7">, </text:span></text:span><text:span text:style-name="AncientGreek_3a__20_Ἀρχαία_20_ἑλληνικά"><text:span text:style-name="T5">τῇ</text:span></text:span><text:span text:style-name="AncientGreek_3a__20_Ἀρχαία_20_ἑλληνικά"><text:span text:style-name="T7"> </text:span></text:span><text:span text:style-name="AncientGreek_3a__20_Ἀρχαία_20_ἑλληνικά"><text:span text:style-name="T5">ὑστεραίᾳ</text:span></text:span><text:span text:style-name="AncientGreek_3a__20_Ἀρχαία_20_ἑλληνικά"><text:span text:style-name="T7"> </text:span></text:span><text:span text:style-name="AncientGreek_3a__20_Ἀρχαία_20_ἑλληνικά"><text:span text:style-name="T5">ἐπυνθάνετο</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μόνη</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δεῖπνον</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ἦλθε</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εἰπούσης</text:span></text:span><text:span text:style-name="AncientGreek_3a__20_Ἀρχαία_20_ἑλληνικά"><text:span text:style-name="T7">• « </text:span></text:span><text:span text:style-name="AncientGreek_3a__20_Ἀρχαία_20_ἑλληνικά"><text:span text:style-name="T5">Οἶκος</text:span></text:span><text:span text:style-name="AncientGreek_3a__20_Ἀρχαία_20_ἑλληνικά"><text:span text:style-name="T7"> </text:span></text:span><text:span text:style-name="AncientGreek_3a__20_Ἀρχαία_20_ἑλληνικά"><text:span text:style-name="T5">φίλος</text:span></text:span><text:span text:style-name="AncientGreek_3a__20_Ἀρχαία_20_ἑλληνικά"><text:span text:style-name="T7">, </text:span></text:span><text:span text:style-name="AncientGreek_3a__20_Ἀρχαία_20_ἑλληνικά"><text:span text:style-name="T5">οἶκος</text:span></text:span><text:span text:style-name="AncientGreek_3a__20_Ἀρχαία_20_ἑλληνικά"><text:span text:style-name="T7"> </text:span></text:span><text:span text:style-name="AncientGreek_3a__20_Ἀρχαία_20_ἑλληνικά"><text:span text:style-name="T5">ἄριστος</text:span></text:span><text:span text:style-name="AncientGreek_3a__20_Ἀρχαία_20_ἑλληνικά"><text:span text:style-name="T7">, » </text:span></text:span><text:span text:style-name="AncientGreek_3a__20_Ἀρχαία_20_ἑλληνικά"><text:span text:style-name="T5">ἀγανακτήσας</text:span></text:span><text:span text:style-name="AncientGreek_3a__20_Ἀρχαία_20_ἑλληνικά"><text:span text:style-name="T7"> </text:span></text:span><text:span text:style-name="AncientGreek_3a__20_Ἀρχαία_20_ἑλληνικά"><text:span text:style-name="T5">κατ᾽</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παρεσκεύασεν</text:span></text:span><text:span text:style-name="AncientGreek_3a__20_Ἀρχαία_20_ἑλληνικά"><text:span text:style-name="T7"> </text:span></text:span><text:span text:style-name="AncientGreek_3a__20_Ἀρχαία_20_ἑλληνικά"><text:span text:style-name="T5">αὐτὴν</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οἶκον</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βαστάζουσαν</text:span></text:span><text:span text:style-name="AncientGreek_3a__20_Ἀρχαία_20_ἑλληνικά"><text:span text:style-name="T7"> </text:span></text:span><text:span text:style-name="AncientGreek_3a__20_Ἀρχαία_20_ἑλληνικά"><text:span text:style-name="T5">περιφέρειν</text:span></text:span><text:span text:style-name="AncientGreek_3a__20_Ἀρχαία_20_ἑλληνικά"><text:span text:style-name="T7">.</text:span></text:span></text:p>
            <text:p text:style-name="P37"><text:span text:style-name="AncientGreek_3a__20_Ἀρχαία_20_ἑλληνικά"><text:span text:style-name="T5">Οὕτω</text:span></text:span><text:span text:style-name="AncientGreek_3a__20_Ἀρχαία_20_ἑλληνικά"><text:span text:style-name="T7"> </text:span></text:span><text:span text:style-name="AncientGreek_3a__20_Ἀρχαία_20_ἑλληνικά"><text:span text:style-name="T5">πολλοὶ</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αἱροῦνται</text:span></text:span><text:span text:style-name="AncientGreek_3a__20_Ἀρχαία_20_ἑλληνικά"><text:span text:style-name="T7"> </text:span></text:span><text:span text:style-name="AncientGreek_3a__20_Ἀρχαία_20_ἑλληνικά"><text:span text:style-name="T5">μᾶλλον</text:span></text:span><text:span text:style-name="AncientGreek_3a__20_Ἀρχαία_20_ἑλληνικά"><text:span text:style-name="T7"> </text:span></text:span><text:span text:style-name="AncientGreek_3a__20_Ἀρχαία_20_ἑλληνικά"><text:span text:style-name="T5">λιτῶς</text:span></text:span><text:span text:style-name="AncientGreek_3a__20_Ἀρχαία_20_ἑλληνικά"><text:span text:style-name="T7"> </text:span></text:span><text:span text:style-name="AncientGreek_3a__20_Ἀρχαία_20_ἑλληνικά"><text:span text:style-name="T5">οἰκεῖν</text:span></text:span><text:span text:style-name="AncientGreek_3a__20_Ἀρχαία_20_ἑλληνικά"><text:span text:style-name="T7"> </text:span></text:span><text:span text:style-name="AncientGreek_3a__20_Ἀρχαία_20_ἑλληνικά"><text:span text:style-name="T5">ἢ</text:span></text:span><text:span text:style-name="AncientGreek_3a__20_Ἀρχαία_20_ἑλληνικά"><text:span text:style-name="T7"> </text:span></text:span><text:span text:style-name="AncientGreek_3a__20_Ἀρχαία_20_ἑλληνικά"><text:span text:style-name="T5">παρ᾽</text:span></text:span><text:span text:style-name="AncientGreek_3a__20_Ἀρχαία_20_ἑλληνικά"><text:span text:style-name="T7"> </text:span></text:span><text:span text:style-name="AncientGreek_3a__20_Ἀρχαία_20_ἑλληνικά"><text:span text:style-name="T5">ἄλλοις</text:span></text:span><text:span text:style-name="AncientGreek_3a__20_Ἀρχαία_20_ἑλληνικά"><text:span text:style-name="T7"> </text:span></text:span><text:span text:style-name="AncientGreek_3a__20_Ἀρχαία_20_ἑλληνικά"><text:span text:style-name="T5">πολυτελῶς</text:span></text:span><text:span text:style-name="AncientGreek_3a__20_Ἀρχαία_20_ἑλληνικά"><text:span text:style-name="T7"> </text:span></text:span><text:span text:style-name="AncientGreek_3a__20_Ἀρχαία_20_ἑλληνικά"><text:span text:style-name="T5">διαιτᾶσθαι</text:span></text:span><text:span text:style-name="AncientGreek_3a__20_Ἀρχαία_20_ἑλληνικά"><text:span text:style-name="T7">.</text:span></text:span></text:p>
          </table:table-cell>
          <table:table-cell table:style-name="Table1.A1" office:value-type="string">
            <text:p text:style-name="P7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5">λιτῶς = λιτός, ή, όν: </text:span></text:span><text:span text:style-name="AncientGreek_3a__20_Ἀρχαία_20_ἑλληνικά"><text:span text:style-name="T7">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Ζεὺς</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νθρώπων</text:span></text:span><text:span text:style-name="AncientGreek_3a__20_Ἀρχαία_20_ἑλληνικά"><text:span text:style-name="T7"> </text:span></text:span><text:span text:style-name="AncientGreek_3a__20_Ἀρχαία_20_ἑλληνικά"><text:span text:style-name="T5">ἁμαρτίας</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ὀστράκοις</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Ἑρμῆν</text:span></text:span><text:span text:style-name="AncientGreek_3a__20_Ἀρχαία_20_ἑλληνικά"><text:span text:style-name="T7"> </text:span></text:span><text:span text:style-name="AncientGreek_3a__20_Ἀρχαία_20_ἑλληνικά"><text:span text:style-name="T5">ὥρισε</text:span></text:span><text:span text:style-name="AncientGreek_3a__20_Ἀρχαία_20_ἑλληνικά"><text:span text:style-name="T7"> </text:span></text:span><text:span text:style-name="AncientGreek_3a__20_Ἀρχαία_20_ἑλληνικά"><text:span text:style-name="T5">γράφει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κιβώτιον</text:span></text:span><text:span text:style-name="AncientGreek_3a__20_Ἀρχαία_20_ἑλληνικά"><text:span text:style-name="T7"> </text:span></text:span><text:span text:style-name="AncientGreek_3a__20_Ἀρχαία_20_ἑλληνικά"><text:span text:style-name="T5">ἀποτιθέναι</text:span></text:span><text:span text:style-name="AncientGreek_3a__20_Ἀρχαία_20_ἑλληνικά"><text:span text:style-name="T7"> </text:span></text:span><text:span text:style-name="AncientGreek_3a__20_Ἀρχαία_20_ἑλληνικά"><text:span text:style-name="T5">πλησίον</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ὅπως</text:span></text:span><text:span text:style-name="AncientGreek_3a__20_Ἀρχαία_20_ἑλληνικά"><text:span text:style-name="T7"> </text:span></text:span><text:span text:style-name="AncientGreek_3a__20_Ἀρχαία_20_ἑλληνικά"><text:span text:style-name="T5">ἑκάστου</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δίκας</text:span></text:span><text:span text:style-name="AncientGreek_3a__20_Ἀρχαία_20_ἑλληνικά"><text:span text:style-name="T7"> </text:span></text:span><text:span text:style-name="AncientGreek_3a__20_Ἀρχαία_20_ἑλληνικά"><text:span text:style-name="T5">ἀναπράσσῃ</text:span></text:span><text:span text:style-name="AncientGreek_3a__20_Ἀρχαία_20_ἑλληνικά"><text:span text:style-name="T7">. </text:span></text:span><text:span text:style-name="AncientGreek_3a__20_Ἀρχαία_20_ἑλληνικά"><text:span text:style-name="T5">Συγκεχυμένω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ὀστράκων</text:span></text:span><text:span text:style-name="AncientGreek_3a__20_Ἀρχαία_20_ἑλληνικά"><text:span text:style-name="T7"> </text:span></text:span><text:span text:style-name="AncientGreek_3a__20_Ἀρχαία_20_ἑλληνικά"><text:span text:style-name="T5">ἐπ᾽ἀλλήλοι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βράδιον</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άχιον</text:span></text:span><text:span text:style-name="AncientGreek_3a__20_Ἀρχαία_20_ἑλληνικά"><text:span text:style-name="T7"> </text:span></text:span><text:span text:style-name="AncientGreek_3a__20_Ἀρχαία_20_ἑλληνικά"><text:span text:style-name="T5">ἐμπίπτει</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ιὸς</text:span></text:span><text:span text:style-name="AncientGreek_3a__20_Ἀρχαία_20_ἑλληνικά"><text:span text:style-name="T7"> </text:span></text:span><text:span text:style-name="AncientGreek_3a__20_Ἀρχαία_20_ἑλληνικά"><text:span text:style-name="T5">χεῖρας</text:span></text:span><text:span text:style-name="AncientGreek_3a__20_Ἀρχαία_20_ἑλληνικά"><text:span text:style-name="T7">, </text:span></text:span><text:span text:style-name="AncientGreek_3a__20_Ἀρχαία_20_ἑλληνικά"><text:span text:style-name="T5">εἴποτε</text:span></text:span><text:span text:style-name="AncientGreek_3a__20_Ἀρχαία_20_ἑλληνικά"><text:span text:style-name="T7"> </text:span></text:span><text:span text:style-name="AncientGreek_3a__20_Ἀρχαία_20_ἑλληνικά"><text:span text:style-name="T5">καλῶς</text:span></text:span><text:span text:style-name="AncientGreek_3a__20_Ἀρχαία_20_ἑλληνικά"><text:span text:style-name="T7"> </text:span></text:span><text:span text:style-name="AncientGreek_3a__20_Ἀρχαία_20_ἑλληνικά"><text:span text:style-name="T5">κρίνοιτο</text:span></text:span><text:span text:style-name="AncientGreek_3a__20_Ἀρχαία_20_ἑλληνικά"><text:span text:style-name="T7">.</text:span></text:span></text:p>
            <text:p text:style-name="P37"><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χρὴ</text:span></text:span><text:span text:style-name="AncientGreek_3a__20_Ἀρχαία_20_ἑλληνικά"><text:span text:style-name="T7"> </text:span></text:span><text:span text:style-name="AncientGreek_3a__20_Ἀρχαία_20_ἑλληνικά"><text:span text:style-name="T5">θαυμάζειν</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ἀδίκου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ονηροὺς</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τάχιον</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ἀπολαμβάνουσιν</text:span></text:span><text:span text:style-name="AncientGreek_3a__20_Ἀρχαία_20_ἑλληνικά"><text:span text:style-name="T7"> </text:span></text:span><text:span text:style-name="AncientGreek_3a__20_Ἀρχαία_20_ἑλληνικά"><text:span text:style-name="T5">ὑπὲρ</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ἀδικιῶν</text:span></text:span><text:span text:style-name="AncientGreek_3a__20_Ἀρχαία_20_ἑλληνικά"><text:span text:style-name="T7"> </text:span></text:span><text:span text:style-name="AncientGreek_3a__20_Ἀρχαία_20_ἑλληνικά"><text:span text:style-name="T5">αὐτῶν</text:span></text:span><text:span text:style-name="AncientGreek_3a__20_Ἀρχαία_20_ἑλληνικά"><text:span text:style-name="T7">.</text:span></text:span></text:p>
          </table:table-cell>
          <table:table-cell table:style-name="Table1.A1" office:value-type="string">
            <text:p text:style-name="P7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69"/>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5">Γάμοι</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Ἡλίου</text:span></text:span><text:span text:style-name="AncientGreek_3a__20_Ἀρχαία_20_ἑλληνικά"><text:span text:style-name="T7"> </text:span></text:span><text:span text:style-name="AncientGreek_3a__20_Ἀρχαία_20_ἑλληνικά"><text:span text:style-name="T5">θέρους</text:span></text:span><text:span text:style-name="AncientGreek_3a__20_Ἀρχαία_20_ἑλληνικά"><text:span text:style-name="T7"> </text:span></text:span><text:span text:style-name="AncientGreek_3a__20_Ἀρχαία_20_ἑλληνικά"><text:span text:style-name="T5">ἐγίγνοντο</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ζῷα</text:span></text:span><text:span text:style-name="AncientGreek_3a__20_Ἀρχαία_20_ἑλληνικά"><text:span text:style-name="T7"> </text:span></text:span><text:span text:style-name="AncientGreek_3a__20_Ἀρχαία_20_ἑλληνικά"><text:span text:style-name="T5">ἔχαιρον</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ούτῳ</text:span></text:span><text:span text:style-name="AncientGreek_3a__20_Ἀρχαία_20_ἑλληνικά"><text:span text:style-name="T7">, </text:span></text:span><text:span text:style-name="AncientGreek_3a__20_Ἀρχαία_20_ἑλληνικά"><text:span text:style-name="T5">ἠγάλλοντο</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βάτραχοι</text:span></text:span><text:span text:style-name="AncientGreek_3a__20_Ἀρχαία_20_ἑλληνικά"><text:span text:style-name="T7">. </text:span></text:span><text:span text:style-name="AncientGreek_3a__20_Ἀρχαία_20_ἑλληνικά"><text:span text:style-name="T5">Εἷ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ούτων</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 </text:span></text:span><text:span text:style-name="AncientGreek_3a__20_Ἀρχαία_20_ἑλληνικά"><text:span text:style-name="T5">Ὦ</text:span></text:span><text:span text:style-name="AncientGreek_3a__20_Ἀρχαία_20_ἑλληνικά"><text:span text:style-name="T7"> </text:span></text:span><text:span text:style-name="AncientGreek_3a__20_Ἀρχαία_20_ἑλληνικά"><text:span text:style-name="T5">μῶροι</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ἀγάλλεσθε</text:span></text:span><text:span text:style-name="AncientGreek_3a__20_Ἀρχαία_20_ἑλληνικά"><text:span text:style-name="T7"> ; </text:span></text:span><text:span text:style-name="AncientGreek_3a__20_Ἀρχαία_20_ἑλληνικά"><text:span text:style-name="T5">εἰ</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μόνος</text:span></text:span><text:span text:style-name="AncientGreek_3a__20_Ἀρχαία_20_ἑλληνικά"><text:span text:style-name="T7"> </text:span></text:span><text:span text:style-name="AncientGreek_3a__20_Ἀρχαία_20_ἑλληνικά"><text:span text:style-name="T5">ὢ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Ἥλιος</text:span></text:span><text:span text:style-name="AncientGreek_3a__20_Ἀρχαία_20_ἑλληνικά"><text:span text:style-name="T7"> </text:span></text:span><text:span text:style-name="AncientGreek_3a__20_Ἀρχαία_20_ἑλληνικά"><text:span text:style-name="T5">πᾶσαν</text:span></text:span><text:span text:style-name="AncientGreek_3a__20_Ἀρχαία_20_ἑλληνικά"><text:span text:style-name="T7"> </text:span></text:span><text:span text:style-name="AncientGreek_3a__20_Ἀρχαία_20_ἑλληνικά"><text:span text:style-name="T5">ἰλὺν</text:span></text:span><text:span text:style-name="AncientGreek_3a__20_Ἀρχαία_20_ἑλληνικά"><text:span text:style-name="T7"> </text:span></text:span><text:span text:style-name="AncientGreek_3a__20_Ἀρχαία_20_ἑλληνικά"><text:span text:style-name="T5">ἀποξηραίνει</text:span></text:span><text:span text:style-name="AncientGreek_3a__20_Ἀρχαία_20_ἑλληνικά"><text:span text:style-name="T7">, </text:span></text:span><text:span text:style-name="AncientGreek_3a__20_Ἀρχαία_20_ἑλληνικά"><text:span text:style-name="T5">εἰ</text:span></text:span><text:span text:style-name="AncientGreek_3a__20_Ἀρχαία_20_ἑλληνικά"><text:span text:style-name="T7"> </text:span></text:span><text:span text:style-name="AncientGreek_3a__20_Ἀρχαία_20_ἑλληνικά"><text:span text:style-name="T5">γήμας</text:span></text:span><text:span text:style-name="AncientGreek_3a__20_Ἀρχαία_20_ἑλληνικά"><text:span text:style-name="T7"> </text:span></text:span><text:span text:style-name="AncientGreek_3a__20_Ἀρχαία_20_ἑλληνικά"><text:span text:style-name="T5">ὅμοιον</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παιδίον</text:span></text:span><text:span text:style-name="AncientGreek_3a__20_Ἀρχαία_20_ἑλληνικά"><text:span text:style-name="T7"> </text:span></text:span><text:span text:style-name="AncientGreek_3a__20_Ἀρχαία_20_ἑλληνικά"><text:span text:style-name="T5">γεννήσει</text:span></text:span><text:span text:style-name="AncientGreek_3a__20_Ἀρχαία_20_ἑλληνικά"><text:span text:style-name="T7">,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οὐ</text:span></text:span><text:span text:style-name="AncientGreek_3a__20_Ἀρχαία_20_ἑλληνικά"><text:span text:style-name="T7"> </text:span></text:span><text:span text:style-name="AncientGreek_3a__20_Ἀρχαία_20_ἑλληνικά"><text:span text:style-name="T5">πάθωμεν</text:span></text:span><text:span text:style-name="AncientGreek_3a__20_Ἀρχαία_20_ἑλληνικά"><text:span text:style-name="T7"> </text:span></text:span><text:span text:style-name="AncientGreek_3a__20_Ἀρχαία_20_ἑλληνικά"><text:span text:style-name="T5">κακόν</text:span></text:span><text:span text:style-name="AncientGreek_3a__20_Ἀρχαία_20_ἑλληνικά"><text:span text:style-name="T7"> ; »</text:span></text:span></text:p>
            <text:p text:style-name="P45"><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πολλοὶ</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φρόνημα</text:span></text:span><text:span text:style-name="AncientGreek_3a__20_Ἀρχαία_20_ἑλληνικά"><text:span text:style-name="T7"> </text:span></text:span><text:span text:style-name="AncientGreek_3a__20_Ἀρχαία_20_ἑλληνικά"><text:span text:style-name="T5">κουφότερον</text:span></text:span><text:span text:style-name="AncientGreek_3a__20_Ἀρχαία_20_ἑλληνικά"><text:span text:style-name="T7"> </text:span></text:span><text:span text:style-name="AncientGreek_3a__20_Ἀρχαία_20_ἑλληνικά"><text:span text:style-name="T5">ἐχόντων</text:span></text:span><text:span text:style-name="AncientGreek_3a__20_Ἀρχαία_20_ἑλληνικά"><text:span text:style-name="T7"> </text:span></text:span><text:span text:style-name="AncientGreek_3a__20_Ἀρχαία_20_ἑλληνικά"><text:span text:style-name="T5">χαίρουσιν</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πράγμασιν</text:span></text:span><text:span text:style-name="AncientGreek_3a__20_Ἀρχαία_20_ἑλληνικά"><text:span text:style-name="T7"> </text:span></text:span><text:span text:style-name="AncientGreek_3a__20_Ἀρχαία_20_ἑλληνικά"><text:span text:style-name="T5">τοῖς</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χαρὰν</text:span></text:span><text:span text:style-name="AncientGreek_3a__20_Ἀρχαία_20_ἑλληνικά"><text:span text:style-name="T7"> </text:span></text:span><text:span text:style-name="AncientGreek_3a__20_Ἀρχαία_20_ἑλληνικά"><text:span text:style-name="T5">ἔχουσιν</text:span></text:span><text:span text:style-name="AncientGreek_3a__20_Ἀρχαία_20_ἑλληνικά"><text:span text:style-name="T7">.</text:span></text:span></text:p>
          </table:table-cell>
          <table:table-cell table:style-name="Table1.A1" office:value-type="string">
            <text:p text:style-name="P73">THE SUN AND FROGS</text:p>
            <text:p text:style-name="P87">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87">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5">Ἡμίονός</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ἐκ</text:span></text:span><text:span text:style-name="AncientGreek_3a__20_Ἀρχαία_20_ἑλληνικά"><text:span text:style-name="T7"> </text:span></text:span><text:span text:style-name="AncientGreek_3a__20_Ἀρχαία_20_ἑλληνικά"><text:span text:style-name="T5">κριθῆς</text:span></text:span><text:span text:style-name="AncientGreek_3a__20_Ἀρχαία_20_ἑλληνικά"><text:span text:style-name="T7"> </text:span></text:span><text:span text:style-name="AncientGreek_3a__20_Ἀρχαία_20_ἑλληνικά"><text:span text:style-name="T5">παχυνθεῖσα</text:span></text:span><text:span text:style-name="AncientGreek_3a__20_Ἀρχαία_20_ἑλληνικά"><text:span text:style-name="T7"> </text:span></text:span><text:span text:style-name="AncientGreek_3a__20_Ἀρχαία_20_ἑλληνικά"><text:span text:style-name="T5">ἀνεσκίρτησε</text:span></text:span><text:span text:style-name="AncientGreek_3a__20_Ἀρχαία_20_ἑλληνικά"><text:span text:style-name="T7"> </text:span></text:span><text:span text:style-name="AncientGreek_3a__20_Ἀρχαία_20_ἑλληνικά"><text:span text:style-name="T5">καθ᾿</text:span></text:span><text:span text:style-name="AncientGreek_3a__20_Ἀρχαία_20_ἑλληνικά"><text:span text:style-name="T7"> </text:span></text:span><text:span text:style-name="AncientGreek_3a__20_Ἀρχαία_20_ἑλληνικά"><text:span text:style-name="T5">ἑαυτὴν</text:span></text:span><text:span text:style-name="AncientGreek_3a__20_Ἀρχαία_20_ἑλληνικά"><text:span text:style-name="T7"> </text:span></text:span><text:span text:style-name="AncientGreek_3a__20_Ἀρχαία_20_ἑλληνικά"><text:span text:style-name="T5">βοῶσα</text:span></text:span><text:span text:style-name="AncientGreek_3a__20_Ἀρχαία_20_ἑλληνικά"><text:span text:style-name="T7">• « </text:span></text:span><text:span text:style-name="AncientGreek_3a__20_Ἀρχαία_20_ἑλληνικά"><text:span text:style-name="T5">Μάτηρ</text:span></text:span><text:span text:style-name="AncientGreek_3a__20_Ἀρχαία_20_ἑλληνικά"><text:span text:style-name="T7"> </text:span></text:span><text:span text:style-name="AncientGreek_3a__20_Ἀρχαία_20_ἑλληνικά"><text:span text:style-name="T5">μού</text:span></text:span><text:span text:style-name="AncientGreek_3a__20_Ἀρχαία_20_ἑλληνικά"><text:span text:style-name="T7"> </text:span></text:span><text:span text:style-name="AncientGreek_3a__20_Ἀρχαία_20_ἑλληνικά"><text:span text:style-name="T5">ἐστιν</text:span></text:span><text:span text:style-name="AncientGreek_3a__20_Ἀρχαία_20_ἑλληνικά"><text:span text:style-name="T7"> </text:span></text:span><text:span text:style-name="AncientGreek_3a__20_Ἀρχαία_20_ἑλληνικά"><text:span text:style-name="T5">ἵππο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ταχυδρόμος</text:span></text:span><text:span text:style-name="AncientGreek_3a__20_Ἀρχαία_20_ἑλληνικά"><text:span text:style-name="T7">, </text:span></text:span><text:span text:style-name="AncientGreek_3a__20_Ἀρχαία_20_ἑλληνικά"><text:span text:style-name="T5">κἀγὼ</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ῇ</text:span></text:span><text:span text:style-name="AncientGreek_3a__20_Ἀρχαία_20_ἑλληνικά"><text:span text:style-name="T7"> </text:span></text:span><text:span text:style-name="AncientGreek_3a__20_Ἀρχαία_20_ἑλληνικά"><text:span text:style-name="T5">ὅλη</text:span></text:span><text:span text:style-name="AncientGreek_3a__20_Ἀρχαία_20_ἑλληνικά"><text:span text:style-name="T7"> </text:span></text:span><text:span text:style-name="AncientGreek_3a__20_Ἀρχαία_20_ἑλληνικά"><text:span text:style-name="T5">ἀφωμοιώθην</text:span></text:span><text:span text:style-name="AncientGreek_3a__20_Ἀρχαία_20_ἑλληνικά"><text:span text:style-name="T7">. »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δὴ</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μιᾷ</text:span></text:span><text:span text:style-name="AncientGreek_3a__20_Ἀρχαία_20_ἑλληνικά"><text:span text:style-name="T7"> </text:span></text:span><text:span text:style-name="AncientGreek_3a__20_Ἀρχαία_20_ἑλληνικά"><text:span text:style-name="T5">ἀνάγκης</text:span></text:span><text:span text:style-name="AncientGreek_3a__20_Ἀρχαία_20_ἑλληνικά"><text:span text:style-name="T7"> </text:span></text:span><text:span text:style-name="AncientGreek_3a__20_Ἀρχαία_20_ἑλληνικά"><text:span text:style-name="T5">ἐπελθούσης</text:span></text:span><text:span text:style-name="AncientGreek_3a__20_Ἀρχαία_20_ἑλληνικά"><text:span text:style-name="T7">, </text:span></text:span><text:span text:style-name="AncientGreek_3a__20_Ἀρχαία_20_ἑλληνικά"><text:span text:style-name="T5">ἠναγκάζετο</text:span></text:span><text:span text:style-name="AncientGreek_3a__20_Ἀρχαία_20_ἑλληνικά"><text:span text:style-name="T7"> </text:span></text:span><text:span text:style-name="AncientGreek_3a__20_Ἀρχαία_20_ἑλληνικά"><text:span text:style-name="T5">ἡ</text:span></text:span><text:span text:style-name="AncientGreek_3a__20_Ἀρχαία_20_ἑλληνικά"><text:span text:style-name="T7"> </text:span></text:span><text:span text:style-name="AncientGreek_3a__20_Ἀρχαία_20_ἑλληνικά"><text:span text:style-name="T5">ἡμίονος</text:span></text:span><text:span text:style-name="AncientGreek_3a__20_Ἀρχαία_20_ἑλληνικά"><text:span text:style-name="T7"> </text:span></text:span><text:span text:style-name="AncientGreek_3a__20_Ἀρχαία_20_ἑλληνικά"><text:span text:style-name="T5">τρέχειν</text:span></text:span><text:span text:style-name="AncientGreek_3a__20_Ἀρχαία_20_ἑλληνικά"><text:span text:style-name="T7">. </text:span></text:span><text:span text:style-name="AncientGreek_3a__20_Ἀρχαία_20_ἑλληνικά"><text:span text:style-name="T5">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73">A MULE</text:p>
            <text:p text:style-name="P87">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87">This fable shows that it is necessary, even if time <text:s/>would bring one into glory, one’s origin must not be forgoten for this life is uncertain.</text:p>
            <text:p text:style-name="P88"/>
            <text:p text:style-name="P69"/>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στενῆς</text:span></text:span><text:span text:style-name="AncientGreek_3a__20_Ἀρχαία_20_ἑλληνικά"><text:span text:style-name="T7"> </text:span></text:span><text:span text:style-name="AncientGreek_3a__20_Ἀρχαία_20_ἑλληνικά"><text:span text:style-name="T5">ὁδοῦ</text:span></text:span><text:span text:style-name="AncientGreek_3a__20_Ἀρχαία_20_ἑλληνικά"><text:span text:style-name="T7"> </text:span></text:span><text:span text:style-name="AncientGreek_3a__20_Ἀρχαία_20_ἑλληνικά"><text:span text:style-name="T5">ὥδευεν</text:span></text:span><text:span text:style-name="AncientGreek_3a__20_Ἀρχαία_20_ἑλληνικά"><text:span text:style-name="T7"> </text:span></text:span><text:span text:style-name="AncientGreek_3a__20_Ἀρχαία_20_ἑλληνικά"><text:span text:style-name="T5">Ἡρακλῆς</text:span></text:span><text:span text:style-name="AncientGreek_3a__20_Ἀρχαία_20_ἑλληνικά"><text:span text:style-name="T7">. </text:span></text:span><text:span text:style-name="AncientGreek_3a__20_Ἀρχαία_20_ἑλληνικά"><text:span text:style-name="T5">Ἰδὼ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γῆς</text:span></text:span><text:span text:style-name="AncientGreek_3a__20_Ἀρχαία_20_ἑλληνικά"><text:span text:style-name="T7"> </text:span></text:span><text:span text:style-name="AncientGreek_3a__20_Ἀρχαία_20_ἑλληνικά"><text:span text:style-name="T5">μήλῳ</text:span></text:span><text:span text:style-name="AncientGreek_3a__20_Ἀρχαία_20_ἑλληνικά"><text:span text:style-name="T7"> </text:span></text:span><text:span text:style-name="AncientGreek_3a__20_Ἀρχαία_20_ἑλληνικά"><text:span text:style-name="T5">ὅμοιόν</text:span></text:span><text:span text:style-name="AncientGreek_3a__20_Ἀρχαία_20_ἑλληνικά"><text:span text:style-name="T7"> </text:span></text:span><text:span text:style-name="AncientGreek_3a__20_Ἀρχαία_20_ἑλληνικά"><text:span text:style-name="T5">τι</text:span></text:span><text:span text:style-name="AncientGreek_3a__20_Ἀρχαία_20_ἑλληνικά"><text:span text:style-name="T7">, </text:span></text:span><text:span text:style-name="AncientGreek_3a__20_Ἀρχαία_20_ἑλληνικά"><text:span text:style-name="T5">ἐπειρᾶτο</text:span></text:span><text:span text:style-name="AncientGreek_3a__20_Ἀρχαία_20_ἑλληνικά"><text:span text:style-name="T7"> </text:span></text:span><text:span text:style-name="AncientGreek_3a__20_Ἀρχαία_20_ἑλληνικά"><text:span text:style-name="T5">συντρῖψαι</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εἶδε</text:span></text:span><text:span text:style-name="AncientGreek_3a__20_Ἀρχαία_20_ἑλληνικά"><text:span text:style-name="T7"> </text:span></text:span><text:span text:style-name="AncientGreek_3a__20_Ἀρχαία_20_ἑλληνικά"><text:span text:style-name="T5">διπλοῦν</text:span></text:span><text:span text:style-name="AncientGreek_3a__20_Ἀρχαία_20_ἑλληνικά"><text:span text:style-name="T7"> </text:span></text:span><text:span text:style-name="AncientGreek_3a__20_Ἀρχαία_20_ἑλληνικά"><text:span text:style-name="T5">γενόμενον</text:span></text:span><text:span text:style-name="AncientGreek_3a__20_Ἀρχαία_20_ἑλληνικά"><text:span text:style-name="T7">, </text:span></text:span><text:span text:style-name="AncientGreek_3a__20_Ἀρχαία_20_ἑλληνικά"><text:span text:style-name="T5">ἔτι</text:span></text:span><text:span text:style-name="AncientGreek_3a__20_Ἀρχαία_20_ἑλληνικά"><text:span text:style-name="T7"> </text:span></text:span><text:span text:style-name="AncientGreek_3a__20_Ἀρχαία_20_ἑλληνικά"><text:span text:style-name="T5">μᾶλλον</text:span></text:span><text:span text:style-name="AncientGreek_3a__20_Ἀρχαία_20_ἑλληνικά"><text:span text:style-name="T7"> </text:span></text:span><text:span text:style-name="AncientGreek_3a__20_Ἀρχαία_20_ἑλληνικά"><text:span text:style-name="T5">ἐπέβαινε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ῥοπάλῳ</text:span></text:span><text:span text:style-name="AncientGreek_3a__20_Ἀρχαία_20_ἑλληνικά"><text:span text:style-name="T7"> </text:span></text:span><text:span text:style-name="AncientGreek_3a__20_Ἀρχαία_20_ἑλληνικά"><text:span text:style-name="T5">ἔπαιεν</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φυσηθὲ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μέγεθο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ὁδὸν</text:span></text:span><text:span text:style-name="AncientGreek_3a__20_Ἀρχαία_20_ἑλληνικά"><text:span text:style-name="T7"> </text:span></text:span><text:span text:style-name="AncientGreek_3a__20_Ἀρχαία_20_ἑλληνικά"><text:span text:style-name="T5">ἀπέφραξεν</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ῥίψα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ῥόπαλον</text:span></text:span><text:span text:style-name="AncientGreek_3a__20_Ἀρχαία_20_ἑλληνικά"><text:span text:style-name="T7"> </text:span></text:span><text:span text:style-name="AncientGreek_3a__20_Ἀρχαία_20_ἑλληνικά"><text:span text:style-name="T5">ἵστατο</text:span></text:span><text:span text:style-name="AncientGreek_3a__20_Ἀρχαία_20_ἑλληνικά"><text:span text:style-name="T7"> </text:span></text:span><text:span text:style-name="AncientGreek_3a__20_Ἀρχαία_20_ἑλληνικά"><text:span text:style-name="T5">θαυμάζων</text:span></text:span><text:span text:style-name="AncientGreek_3a__20_Ἀρχαία_20_ἑλληνικά"><text:span text:style-name="T7">. </text:span></text:span><text:span text:style-name="AncientGreek_3a__20_Ἀρχαία_20_ἑλληνικά"><text:span text:style-name="T5">Ἀθηνᾶ</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ἐπιφανεῖσα</text:span></text:span><text:span text:style-name="AncientGreek_3a__20_Ἀρχαία_20_ἑλληνικά"><text:span text:style-name="T7"> </text:span></text:span><text:span text:style-name="AncientGreek_3a__20_Ἀρχαία_20_ἑλληνικά"><text:span text:style-name="T5">εἶπε</text:span></text:span><text:span text:style-name="AncientGreek_3a__20_Ἀρχαία_20_ἑλληνικά"><text:span text:style-name="T7">• « </text:span></text:span><text:span text:style-name="AncientGreek_3a__20_Ἀρχαία_20_ἑλληνικά"><text:span text:style-name="T5">Πέπαυσο</text:span></text:span><text:span text:style-name="AncientGreek_3a__20_Ἀρχαία_20_ἑλληνικά"><text:span text:style-name="T7"> </text:span></text:span><text:span text:style-name="AncientGreek_3a__20_Ἀρχαία_20_ἑλληνικά"><text:span text:style-name="T5">δέ</text:span></text:span><text:span text:style-name="AncientGreek_3a__20_Ἀρχαία_20_ἑλληνικά"><text:span text:style-name="T7">, </text:span></text:span><text:span text:style-name="AncientGreek_3a__20_Ἀρχαία_20_ἑλληνικά"><text:span text:style-name="T5">ἄδελφε</text:span></text:span><text:span text:style-name="AncientGreek_3a__20_Ἀρχαία_20_ἑλληνικά"><text:span text:style-name="T7">, </text:span></text:span><text:span text:style-name="AncientGreek_3a__20_Ἀρχαία_20_ἑλληνικά"><text:span text:style-name="T5">τοῦτό</text:span></text:span><text:span text:style-name="AncientGreek_3a__20_Ἀρχαία_20_ἑλληνικά"><text:span text:style-name="T7"> </text:span></text:span><text:span text:style-name="AncientGreek_3a__20_Ἀρχαία_20_ἑλληνικά"><text:span text:style-name="T5">ἐστι</text:span></text:span><text:span text:style-name="AncientGreek_3a__20_Ἀρχαία_20_ἑλληνικά"><text:span text:style-name="T7"> </text:span></text:span><text:span text:style-name="AncientGreek_3a__20_Ἀρχαία_20_ἑλληνικά"><text:span text:style-name="T5">φιλονεικία</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ἔρις</text:span></text:span><text:span text:style-name="AncientGreek_3a__20_Ἀρχαία_20_ἑλληνικά"><text:span text:style-name="T7">• </text:span></text:span><text:span text:style-name="AncientGreek_3a__20_Ἀρχαία_20_ἑλληνικά"><text:span text:style-name="T5">ἄν</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αὐτὸ</text:span></text:span><text:span text:style-name="AncientGreek_3a__20_Ἀρχαία_20_ἑλληνικά"><text:span text:style-name="T7"> </text:span></text:span><text:span text:style-name="AncientGreek_3a__20_Ἀρχαία_20_ἑλληνικά"><text:span text:style-name="T5">καταλείπῃ</text:span></text:span><text:span text:style-name="AncientGreek_3a__20_Ἀρχαία_20_ἑλληνικά"><text:span text:style-name="T7"> </text:span></text:span><text:span text:style-name="AncientGreek_3a__20_Ἀρχαία_20_ἑλληνικά"><text:span text:style-name="T5">ἀμάχητον</text:span></text:span><text:span text:style-name="AncientGreek_3a__20_Ἀρχαία_20_ἑλληνικά"><text:span text:style-name="T7">, </text:span></text:span><text:span text:style-name="AncientGreek_3a__20_Ἀρχαία_20_ἑλληνικά"><text:span text:style-name="T5">μένει</text:span></text:span><text:span text:style-name="AncientGreek_3a__20_Ἀρχαία_20_ἑλληνικά"><text:span text:style-name="T7"> </text:span></text:span><text:span text:style-name="AncientGreek_3a__20_Ἀρχαία_20_ἑλληνικά"><text:span text:style-name="T5">οἷον</text:span></text:span><text:span text:style-name="AncientGreek_3a__20_Ἀρχαία_20_ἑλληνικά"><text:span text:style-name="T7"> </text:span></text:span><text:span text:style-name="AncientGreek_3a__20_Ἀρχαία_20_ἑλληνικά"><text:span text:style-name="T5">ἦν</text:span></text:span><text:span text:style-name="AncientGreek_3a__20_Ἀρχαία_20_ἑλληνικά"><text:span text:style-name="T7"> </text:span></text:span><text:span text:style-name="AncientGreek_3a__20_Ἀρχαία_20_ἑλληνικά"><text:span text:style-name="T5">πρῶτο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αῖς</text:span></text:span><text:span text:style-name="AncientGreek_3a__20_Ἀρχαία_20_ἑλληνικά"><text:span text:style-name="T7"> </text:span></text:span><text:span text:style-name="AncientGreek_3a__20_Ἀρχαία_20_ἑλληνικά"><text:span text:style-name="T5">μάχαις</text:span></text:span><text:span text:style-name="AncientGreek_3a__20_Ἀρχαία_20_ἑλληνικά"><text:span text:style-name="T7"> </text:span></text:span><text:span text:style-name="AncientGreek_3a__20_Ἀρχαία_20_ἑλληνικά"><text:span text:style-name="T5">οὕτως</text:span></text:span><text:span text:style-name="AncientGreek_3a__20_Ἀρχαία_20_ἑλληνικά"><text:span text:style-name="T7"> </text:span></text:span><text:span text:style-name="AncientGreek_3a__20_Ἀρχαία_20_ἑλληνικά"><text:span text:style-name="T5">οἰδεῖται</text:span></text:span><text:span text:style-name="AncientGreek_3a__20_Ἀρχαία_20_ἑλληνικά"><text:span text:style-name="T7">. »</text:span></text:span></text:p>
            <text:p text:style-name="P47"><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πᾶσι</text:span></text:span><text:span text:style-name="AncientGreek_3a__20_Ἀρχαία_20_ἑλληνικά"><text:span text:style-name="T7"> </text:span></text:span><text:span text:style-name="AncientGreek_3a__20_Ἀρχαία_20_ἑλληνικά"><text:span text:style-name="T5">φανερὸν</text:span></text:span><text:span text:style-name="AncientGreek_3a__20_Ἀρχαία_20_ἑλληνικά"><text:span text:style-name="T7"> </text:span></text:span><text:span text:style-name="AncientGreek_3a__20_Ἀρχαία_20_ἑλληνικά"><text:span text:style-name="T5">καθέστηκεν</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αἱ</text:span></text:span><text:span text:style-name="AncientGreek_3a__20_Ἀρχαία_20_ἑλληνικά"><text:span text:style-name="T7"> </text:span></text:span><text:span text:style-name="AncientGreek_3a__20_Ἀρχαία_20_ἑλληνικά"><text:span text:style-name="T5">μάχα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ἔριδες</text:span></text:span><text:span text:style-name="AncientGreek_3a__20_Ἀρχαία_20_ἑλληνικά"><text:span text:style-name="T7"> </text:span></text:span><text:span text:style-name="AncientGreek_3a__20_Ἀρχαία_20_ἑλληνικά"><text:span text:style-name="T5">αἰτίαι</text:span></text:span><text:span text:style-name="AncientGreek_3a__20_Ἀρχαία_20_ἑλληνικά"><text:span text:style-name="T7"> </text:span></text:span><text:span text:style-name="AncientGreek_3a__20_Ἀρχαία_20_ἑλληνικά"><text:span text:style-name="T5">μεγάλης</text:span></text:span><text:span text:style-name="AncientGreek_3a__20_Ἀρχαία_20_ἑλληνικά"><text:span text:style-name="T7"> </text:span></text:span><text:span text:style-name="AncientGreek_3a__20_Ἀρχαία_20_ἑλληνικά"><text:span text:style-name="T5">βλάβης</text:span></text:span><text:span text:style-name="AncientGreek_3a__20_Ἀρχαία_20_ἑλληνικά"><text:span text:style-name="T7"> </text:span></text:span><text:span text:style-name="AncientGreek_3a__20_Ἀρχαία_20_ἑλληνικά"><text:span text:style-name="T5">ὑπάρχουσιν</text:span></text:span><text:span text:style-name="AncientGreek_3a__20_Ἀρχαία_20_ἑλληνικά"><text:span text:style-name="T7">.</text:span></text:span></text:p>
          </table:table-cell>
          <table:table-cell table:style-name="Table1.A1" office:value-type="string">
            <text:p text:style-name="P73">HERACLES AND ATHENA</text:p>
            <text:p text:style-name="P86"><text:span text:style-name="Default_20_Paragraph_20_Font"><text:span text:style-name="T20">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5">Ἡρακλῆς</text:span></text:span><text:span text:style-name="AncientGreek_3a__20_Ἀρχαία_20_ἑλληνικά"><text:span text:style-name="T7"> </text:span></text:span><text:span text:style-name="AncientGreek_3a__20_Ἀρχαία_20_ἑλληνικά"><text:span text:style-name="T5">ἰσοθεωθεὶ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Διὶ</text:span></text:span><text:span text:style-name="AncientGreek_3a__20_Ἀρχαία_20_ἑλληνικά"><text:span text:style-name="T7"> </text:span></text:span><text:span text:style-name="AncientGreek_3a__20_Ἀρχαία_20_ἑλληνικά"><text:span text:style-name="T5">ἑστιώμενος</text:span></text:span><text:span text:style-name="AncientGreek_3a__20_Ἀρχαία_20_ἑλληνικά"><text:span text:style-name="T7"> </text:span></text:span><text:span text:style-name="AncientGreek_3a__20_Ἀρχαία_20_ἑλληνικά"><text:span text:style-name="T5">ἕνα</text:span></text:span><text:span text:style-name="AncientGreek_3a__20_Ἀρχαία_20_ἑλληνικά"><text:span text:style-name="T7"> </text:span></text:span><text:span text:style-name="AncientGreek_3a__20_Ἀρχαία_20_ἑλληνικά"><text:span text:style-name="T5">ἕκαστον</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θεῶν</text:span></text:span><text:span text:style-name="AncientGreek_3a__20_Ἀρχαία_20_ἑλληνικά"><text:span text:style-name="T7"> </text:span></text:span><text:span text:style-name="AncientGreek_3a__20_Ἀρχαία_20_ἑλληνικά"><text:span text:style-name="T5">μετὰ</text:span></text:span><text:span text:style-name="AncientGreek_3a__20_Ἀρχαία_20_ἑλληνικά"><text:span text:style-name="T7"> </text:span></text:span><text:span text:style-name="AncientGreek_3a__20_Ἀρχαία_20_ἑλληνικά"><text:span text:style-name="T5">πολλῆς</text:span></text:span><text:span text:style-name="AncientGreek_3a__20_Ἀρχαία_20_ἑλληνικά"><text:span text:style-name="T7"> </text:span></text:span><text:span text:style-name="AncientGreek_3a__20_Ἀρχαία_20_ἑλληνικά"><text:span text:style-name="T5">φιλοφροσύνης</text:span></text:span><text:span text:style-name="AncientGreek_3a__20_Ἀρχαία_20_ἑλληνικά"><text:span text:style-name="T7"> </text:span></text:span><text:span text:style-name="AncientGreek_3a__20_Ἀρχαία_20_ἑλληνικά"><text:span text:style-name="T5">ἠσπάζετο</text:span></text:span><text:span text:style-name="AncientGreek_3a__20_Ἀρχαία_20_ἑλληνικά"><text:span text:style-name="T7">. </text:span></text:span><text:span text:style-name="AncientGreek_3a__20_Ἀρχαία_20_ἑλληνικά"><text:span text:style-name="T5">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73">Heracles And A Rich Man</text:p>
            <text:p text:style-name="P87">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87">This account could be told about a man enriched by fortune, but wicked in character.</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5">Ἥρωά</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οἰκίας</text:span></text:span><text:span text:style-name="AncientGreek_3a__20_Ἀρχαία_20_ἑλληνικά"><text:span text:style-name="T7"> </text:span></text:span><text:span text:style-name="AncientGreek_3a__20_Ἀρχαία_20_ἑλληνικά"><text:span text:style-name="T5">ἔχων</text:span></text:span><text:span text:style-name="AncientGreek_3a__20_Ἀρχαία_20_ἑλληνικά"><text:span text:style-name="T7">, </text:span></text:span><text:span text:style-name="AncientGreek_3a__20_Ἀρχαία_20_ἑλληνικά"><text:span text:style-name="T5">τούτῳ</text:span></text:span><text:span text:style-name="AncientGreek_3a__20_Ἀρχαία_20_ἑλληνικά"><text:span text:style-name="T7"> </text:span></text:span><text:span text:style-name="AncientGreek_3a__20_Ἀρχαία_20_ἑλληνικά"><text:span text:style-name="T5">πολυτελῶς</text:span></text:span><text:span text:style-name="AncientGreek_3a__20_Ἀρχαία_20_ἑλληνικά"><text:span text:style-name="T7"> </text:span></text:span><text:span text:style-name="AncientGreek_3a__20_Ἀρχαία_20_ἑλληνικά"><text:span text:style-name="T5">ἔθυεν</text:span></text:span><text:span text:style-name="AncientGreek_3a__20_Ἀρχαία_20_ἑλληνικά"><text:span text:style-name="T7">. </text:span></text:span><text:span text:style-name="AncientGreek_3a__20_Ἀρχαία_20_ἑλληνικά"><text:span text:style-name="T5">Ἀεὶ</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ἀναλισκομένου</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ολλὰ</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θυσίας</text:span></text:span><text:span text:style-name="AncientGreek_3a__20_Ἀρχαία_20_ἑλληνικά"><text:span text:style-name="T7"> </text:span></text:span><text:span text:style-name="AncientGreek_3a__20_Ἀρχαία_20_ἑλληνικά"><text:span text:style-name="T5">δαπανῶντο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ἥρως</text:span></text:span><text:span text:style-name="AncientGreek_3a__20_Ἀρχαία_20_ἑλληνικά"><text:span text:style-name="T7"> </text:span></text:span><text:span text:style-name="AncientGreek_3a__20_Ἀρχαία_20_ἑλληνικά"><text:span text:style-name="T5">ἐπιστὰς</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νύκτωρ</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ὦ</text:span></text:span><text:span text:style-name="AncientGreek_3a__20_Ἀρχαία_20_ἑλληνικά"><text:span text:style-name="T7">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πέπαυσο</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οὐσίαν</text:span></text:span><text:span text:style-name="AncientGreek_3a__20_Ἀρχαία_20_ἑλληνικά"><text:span text:style-name="T7"> </text:span></text:span><text:span text:style-name="AncientGreek_3a__20_Ἀρχαία_20_ἑλληνικά"><text:span text:style-name="T5">διαφθείρων</text:span></text:span><text:span text:style-name="AncientGreek_3a__20_Ἀρχαία_20_ἑλληνικά"><text:span text:style-name="T7">• </text:span></text:span><text:span text:style-name="AncientGreek_3a__20_Ἀρχαία_20_ἑλληνικά"><text:span text:style-name="T5">ἐὰν</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ἀναλώσας</text:span></text:span><text:span text:style-name="AncientGreek_3a__20_Ἀρχαία_20_ἑλληνικά"><text:span text:style-name="T7"> </text:span></text:span><text:span text:style-name="AncientGreek_3a__20_Ἀρχαία_20_ἑλληνικά"><text:span text:style-name="T5">πένης</text:span></text:span><text:span text:style-name="AncientGreek_3a__20_Ἀρχαία_20_ἑλληνικά"><text:span text:style-name="T7"> </text:span></text:span><text:span text:style-name="AncientGreek_3a__20_Ἀρχαία_20_ἑλληνικά"><text:span text:style-name="T5">γένῃ</text:span></text:span><text:span text:style-name="AncientGreek_3a__20_Ἀρχαία_20_ἑλληνικά"><text:span text:style-name="T7">, </text:span></text:span><text:span text:style-name="AncientGreek_3a__20_Ἀρχαία_20_ἑλληνικά"><text:span text:style-name="T5">ἐμὲ</text:span></text:span><text:span text:style-name="AncientGreek_3a__20_Ἀρχαία_20_ἑλληνικά"><text:span text:style-name="T7"> </text:span></text:span><text:span text:style-name="AncientGreek_3a__20_Ἀρχαία_20_ἑλληνικά"><text:span text:style-name="T5">αἰτιάσῃ</text:span></text:span><text:span text:style-name="AncientGreek_3a__20_Ἀρχαία_20_ἑλληνικά"><text:span text:style-name="T7">. »</text:span></text:span></text:p>
            <text:p text:style-name="P37"><text:span text:style-name="AncientGreek_3a__20_Ἀρχαία_20_ἑλληνικά"><text:span text:style-name="T5">Οὕτω</text:span></text:span><text:span text:style-name="AncientGreek_3a__20_Ἀρχαία_20_ἑλληνικά"><text:span text:style-name="T7"> </text:span></text:span><text:span text:style-name="AncientGreek_3a__20_Ἀρχαία_20_ἑλληνικά"><text:span text:style-name="T5">πολλοὶ</text:span></text:span><text:span text:style-name="AncientGreek_3a__20_Ἀρχαία_20_ἑλληνικά"><text:span text:style-name="T7"> </text:span></text:span><text:span text:style-name="AncientGreek_3a__20_Ἀρχαία_20_ἑλληνικά"><text:span text:style-name="T5">δι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ἑαυτῶν</text:span></text:span><text:span text:style-name="AncientGreek_3a__20_Ἀρχαία_20_ἑλληνικά"><text:span text:style-name="T7"> </text:span></text:span><text:span text:style-name="AncientGreek_3a__20_Ἀρχαία_20_ἑλληνικά"><text:span text:style-name="T5">ἀβουλίαν</text:span></text:span><text:span text:style-name="AncientGreek_3a__20_Ἀρχαία_20_ἑλληνικά"><text:span text:style-name="T7"> </text:span></text:span><text:span text:style-name="AncientGreek_3a__20_Ἀρχαία_20_ἑλληνικά"><text:span text:style-name="T5">δυστυχοῦντες</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αἰτίαν</text:span></text:span><text:span text:style-name="AncientGreek_3a__20_Ἀρχαία_20_ἑλληνικά"><text:span text:style-name="T7"> </text:span></text:span><text:span text:style-name="AncientGreek_3a__20_Ἀρχαία_20_ἑλληνικά"><text:span text:style-name="T5">ἐπὶ</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θεοὺς</text:span></text:span><text:span text:style-name="AncientGreek_3a__20_Ἀρχαία_20_ἑλληνικά"><text:span text:style-name="T7"> </text:span></text:span><text:span text:style-name="AncientGreek_3a__20_Ἀρχαία_20_ἑλληνικά"><text:span text:style-name="T5">ἀναφέρουσιν</text:span></text:span><text:span text:style-name="AncientGreek_3a__20_Ἀρχαία_20_ἑλληνικά"><text:span text:style-name="T7">.</text:span></text:span></text:p>
          </table:table-cell>
          <table:table-cell table:style-name="Table1.A1" office:value-type="string">
            <text:p text:style-name="P73">A Hero</text:p>
            <text:p text:style-name="P87">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87">Thus many people, fallen into misfortune by their lack of counsel, throw the responsibility on the gods.</text:p>
            <text:p text:style-name="P69"/>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5">Θύννος</text:span></text:span><text:span text:style-name="AncientGreek_3a__20_Ἀρχαία_20_ἑλληνικά"><text:span text:style-name="T7"> </text:span></text:span><text:span text:style-name="AncientGreek_3a__20_Ἀρχαία_20_ἑλληνικά"><text:span text:style-name="T5">διωκόμενος</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δελφῖν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πολλῷ</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ῥοίζῳ</text:span></text:span><text:span text:style-name="AncientGreek_3a__20_Ἀρχαία_20_ἑλληνικά"><text:span text:style-name="T7"> </text:span></text:span><text:span text:style-name="AncientGreek_3a__20_Ἀρχαία_20_ἑλληνικά"><text:span text:style-name="T5">φερόμενος</text:span></text:span><text:span text:style-name="AncientGreek_3a__20_Ἀρχαία_20_ἑλληνικά"><text:span text:style-name="T7">, </text:span></text:span><text:span text:style-name="AncientGreek_3a__20_Ἀρχαία_20_ἑλληνικά"><text:span text:style-name="T5">ἐπειδὴ</text:span></text:span><text:span text:style-name="AncientGreek_3a__20_Ἀρχαία_20_ἑλληνικά"><text:span text:style-name="T7"> </text:span></text:span><text:span text:style-name="AncientGreek_3a__20_Ἀρχαία_20_ἑλληνικά"><text:span text:style-name="T5">καταλαμβάνεσθαι</text:span></text:span><text:span text:style-name="AncientGreek_3a__20_Ἀρχαία_20_ἑλληνικά"><text:span text:style-name="T7"> </text:span></text:span><text:span text:style-name="AncientGreek_3a__20_Ἀρχαία_20_ἑλληνικά"><text:span text:style-name="T5">ἔμελλεν</text:span></text:span><text:span text:style-name="AncientGreek_3a__20_Ἀρχαία_20_ἑλληνικά"><text:span text:style-name="T7">, </text:span></text:span><text:span text:style-name="AncientGreek_3a__20_Ἀρχαία_20_ἑλληνικά"><text:span text:style-name="T5">ἔλαθεν</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σφοδρᾶς</text:span></text:span><text:span text:style-name="AncientGreek_3a__20_Ἀρχαία_20_ἑλληνικά"><text:span text:style-name="T7"> </text:span></text:span><text:span text:style-name="AncientGreek_3a__20_Ἀρχαία_20_ἑλληνικά"><text:span text:style-name="T5">ὁρμῆς</text:span></text:span><text:span text:style-name="AncientGreek_3a__20_Ἀρχαία_20_ἑλληνικά"><text:span text:style-name="T7"> </text:span></text:span><text:span text:style-name="AncientGreek_3a__20_Ἀρχαία_20_ἑλληνικά"><text:span text:style-name="T5">ἐκβρασθεὶς</text:span></text:span><text:span text:style-name="AncientGreek_3a__20_Ἀρχαία_20_ἑλληνικά"><text:span text:style-name="T7"> </text:span></text:span><text:span text:style-name="AncientGreek_3a__20_Ἀρχαία_20_ἑλληνικά"><text:span text:style-name="T5">εἴς</text:span></text:span><text:span text:style-name="AncientGreek_3a__20_Ἀρχαία_20_ἑλληνικά"><text:span text:style-name="T7"> </text:span></text:span><text:span text:style-name="AncientGreek_3a__20_Ἀρχαία_20_ἑλληνικά"><text:span text:style-name="T5">τινα</text:span></text:span><text:span text:style-name="AncientGreek_3a__20_Ἀρχαία_20_ἑλληνικά"><text:span text:style-name="T7"> </text:span></text:span><text:span text:style-name="AncientGreek_3a__20_Ἀρχαία_20_ἑλληνικά"><text:span text:style-name="T5">ἠϊόνα</text:span></text:span><text:span text:style-name="AncientGreek_3a__20_Ἀρχαία_20_ἑλληνικά"><text:span text:style-name="T7">. </text:span></text:span><text:span text:style-name="AncientGreek_3a__20_Ἀρχαία_20_ἑλληνικά"><text:span text:style-name="T5">Ὑπὸ</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αὐτῆς</text:span></text:span><text:span text:style-name="AncientGreek_3a__20_Ἀρχαία_20_ἑλληνικά"><text:span text:style-name="T7"> </text:span></text:span><text:span text:style-name="AncientGreek_3a__20_Ἀρχαία_20_ἑλληνικά"><text:span text:style-name="T5">φορᾶς</text:span></text:span><text:span text:style-name="AncientGreek_3a__20_Ἀρχαία_20_ἑλληνικά"><text:span text:style-name="T7"> </text:span></text:span><text:span text:style-name="AncientGreek_3a__20_Ἀρχαία_20_ἑλληνικά"><text:span text:style-name="T5">ἐλαυνόμενο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ελφὶς</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συνεξώσθη</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θύννος</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ἐθεάσατο</text:span></text:span><text:span text:style-name="AncientGreek_3a__20_Ἀρχαία_20_ἑλληνικά"><text:span text:style-name="T7"> </text:span></text:span><text:span text:style-name="AncientGreek_3a__20_Ἀρχαία_20_ἑλληνικά"><text:span text:style-name="T5">ἐπιστραφεὶς</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λιποθυμοῦντα</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Ἀλλ᾿</text:span></text:span><text:span text:style-name="AncientGreek_3a__20_Ἀρχαία_20_ἑλληνικά"><text:span text:style-name="T7"> </text:span></text:span><text:span text:style-name="AncientGreek_3a__20_Ἀρχαία_20_ἑλληνικά"><text:span text:style-name="T5">ἔμοιγε</text:span></text:span><text:span text:style-name="AncientGreek_3a__20_Ἀρχαία_20_ἑλληνικά"><text:span text:style-name="T7"> </text:span></text:span><text:span text:style-name="AncientGreek_3a__20_Ἀρχαία_20_ἑλληνικά"><text:span text:style-name="T5">οὐκέτι</text:span></text:span><text:span text:style-name="AncientGreek_3a__20_Ἀρχαία_20_ἑλληνικά"><text:span text:style-name="T7"> </text:span></text:span><text:span text:style-name="AncientGreek_3a__20_Ἀρχαία_20_ἑλληνικά"><text:span text:style-name="T5">λυπηρὸ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θάνατος</text:span></text:span><text:span text:style-name="AncientGreek_3a__20_Ἀρχαία_20_ἑλληνικά"><text:span text:style-name="T7">• </text:span></text:span><text:span text:style-name="AncientGreek_3a__20_Ἀρχαία_20_ἑλληνικά"><text:span text:style-name="T5">ὁρῶ</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αἴτιόν</text:span></text:span><text:span text:style-name="AncientGreek_3a__20_Ἀρχαία_20_ἑλληνικά"><text:span text:style-name="T7"> </text:span></text:span><text:span text:style-name="AncientGreek_3a__20_Ἀρχαία_20_ἑλληνικά"><text:span text:style-name="T5">μοι</text:span></text:span><text:span text:style-name="AncientGreek_3a__20_Ἀρχαία_20_ἑλληνικά"><text:span text:style-name="T7"> </text:span></text:span><text:span text:style-name="AncientGreek_3a__20_Ἀρχαία_20_ἑλληνικά"><text:span text:style-name="T5">θανάτου</text:span></text:span><text:span text:style-name="AncientGreek_3a__20_Ἀρχαία_20_ἑλληνικά"><text:span text:style-name="T7"> </text:span></text:span><text:span text:style-name="AncientGreek_3a__20_Ἀρχαία_20_ἑλληνικά"><text:span text:style-name="T5">γενόμενον</text:span></text:span><text:span text:style-name="AncientGreek_3a__20_Ἀρχαία_20_ἑλληνικά"><text:span text:style-name="T7"> </text:span></text:span><text:span text:style-name="AncientGreek_3a__20_Ἀρχαία_20_ἑλληνικά"><text:span text:style-name="T5">συναποθνῄσκοντα</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λόγ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ῥᾴδιον</text:span></text:span><text:span text:style-name="AncientGreek_3a__20_Ἀρχαία_20_ἑλληνικά"><text:span text:style-name="T7"> </text:span></text:span><text:span text:style-name="AncientGreek_3a__20_Ἀρχαία_20_ἑλληνικά"><text:span text:style-name="T5">φέρουσι</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συμφορὰς</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ἄνθρωποι</text:span></text:span><text:span text:style-name="AncientGreek_3a__20_Ἀρχαία_20_ἑλληνικά"><text:span text:style-name="T7">, </text:span></text:span><text:span text:style-name="AncientGreek_3a__20_Ἀρχαία_20_ἑλληνικά"><text:span text:style-name="T5">ὅταν</text:span></text:span><text:span text:style-name="AncientGreek_3a__20_Ἀρχαία_20_ἑλληνικά"><text:span text:style-name="T7"> </text:span></text:span><text:span text:style-name="AncientGreek_3a__20_Ἀρχαία_20_ἑλληνικά"><text:span text:style-name="T5">ἴδωσ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αἰτίους</text:span></text:span><text:span text:style-name="AncientGreek_3a__20_Ἀρχαία_20_ἑλληνικά"><text:span text:style-name="T7"> </text:span></text:span><text:span text:style-name="AncientGreek_3a__20_Ἀρχαία_20_ἑλληνικά"><text:span text:style-name="T5">τούτων</text:span></text:span><text:span text:style-name="AncientGreek_3a__20_Ἀρχαία_20_ἑλληνικά"><text:span text:style-name="T7"> </text:span></text:span><text:span text:style-name="AncientGreek_3a__20_Ἀρχαία_20_ἑλληνικά"><text:span text:style-name="T5">γεγονότας</text:span></text:span><text:span text:style-name="AncientGreek_3a__20_Ἀρχαία_20_ἑλληνικά"><text:span text:style-name="T7"> </text:span></text:span><text:span text:style-name="AncientGreek_3a__20_Ἀρχαία_20_ἑλληνικά"><text:span text:style-name="T5">δυστυχοῦντας</text:span></text:span><text:span text:style-name="AncientGreek_3a__20_Ἀρχαία_20_ἑλληνικά"><text:span text:style-name="T7">.</text:span></text:span></text:p>
          </table:table-cell>
          <table:table-cell table:style-name="Table1.A1" office:value-type="string">
            <text:p text:style-name="P73">A Tuna And A Dolphin</text:p>
            <text:p text:style-name="P87">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86"><text:span text:style-name="Default_20_Paragraph_20_Font"><text:span text:style-name="T20">This fable shows that men easily bear misfortunes, when they would also see the the causes of them having become misfortunate.<text:line-break/></text:span></text:span><text:span text:style-name="AncientGreek_3a__20_Ἀρχαία_20_ἑλληνικά"><text:span text:style-name="T23">ἐκβρασθεὶς</text:span></text:span><text:span text:style-name="AncientGreek_3a__20_Ἀρχαία_20_ἑλληνικά"><text:span text:style-name="T25"> = </text:span></text:span><text:span text:style-name="Default_20_Paragraph_20_Font"><text:span text:style-name="T20">ἐκβράζω: thrown out</text:span></text:span></text:p>
            <text:p text:style-name="P37"><text:span text:style-name="Default_20_Paragraph_20_Font"><text:span text:style-name="T22">συνεξώσθη</text:span></text:span><text:span text:style-name="Default_20_Paragraph_20_Font"><text:span text:style-name="T21"> = </text:span></text:span><text:span text:style-name="Default_20_Paragraph_20_Font"><text:span text:style-name="T22">συνεξωθέω</text:span></text:span><text:span text:style-name="Default_20_Paragraph_20_Font"><text:span text:style-name="T21">: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5">Ἰατρὸς</text:span></text:span><text:span text:style-name="AncientGreek_3a__20_Ἀρχαία_20_ἑλληνικά"><text:span text:style-name="T7"> </text:span></text:span><text:span text:style-name="AncientGreek_3a__20_Ἀρχαία_20_ἑλληνικά"><text:span text:style-name="T5">ἦν</text:span></text:span><text:span text:style-name="AncientGreek_3a__20_Ἀρχαία_20_ἑλληνικά"><text:span text:style-name="T7"> </text:span></text:span><text:span text:style-name="AncientGreek_3a__20_Ἀρχαία_20_ἑλληνικά"><text:span text:style-name="T5">ἄτεχνος</text:span></text:span><text:span text:style-name="AncientGreek_3a__20_Ἀρχαία_20_ἑλληνικά"><text:span text:style-name="T7">.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ἀρρώστῳ</text:span></text:span><text:span text:style-name="AncientGreek_3a__20_Ἀρχαία_20_ἑλληνικά"><text:span text:style-name="T7"> </text:span></text:span><text:span text:style-name="AncientGreek_3a__20_Ἀρχαία_20_ἑλληνικά"><text:span text:style-name="T5">παρακολουθῶν</text:span></text:span><text:span text:style-name="AncientGreek_3a__20_Ἀρχαία_20_ἑλληνικά"><text:span text:style-name="T7">, </text:span></text:span><text:span text:style-name="AncientGreek_3a__20_Ἀρχαία_20_ἑλληνικά"><text:span text:style-name="T5">πάντων</text:span></text:span><text:span text:style-name="AncientGreek_3a__20_Ἀρχαία_20_ἑλληνικά"><text:span text:style-name="T7"> </text:span></text:span><text:span text:style-name="AncientGreek_3a__20_Ἀρχαία_20_ἑλληνικά"><text:span text:style-name="T5">ἰατρῶν</text:span></text:span><text:span text:style-name="AncientGreek_3a__20_Ἀρχαία_20_ἑλληνικά"><text:span text:style-name="T7"> </text:span></text:span><text:span text:style-name="AncientGreek_3a__20_Ἀρχαία_20_ἑλληνικά"><text:span text:style-name="T5">λεγόντων</text:span></text:span><text:span text:style-name="AncientGreek_3a__20_Ἀρχαία_20_ἑλληνικά"><text:span text:style-name="T7"> </text:span></text:span><text:span text:style-name="AncientGreek_3a__20_Ἀρχαία_20_ἑλληνικά"><text:span text:style-name="T5">αὐτὸ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κινδυνεύειν</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χρονίσειν</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τῇ</text:span></text:span><text:span text:style-name="AncientGreek_3a__20_Ἀρχαία_20_ἑλληνικά"><text:span text:style-name="T7"> </text:span></text:span><text:span text:style-name="AncientGreek_3a__20_Ἀρχαία_20_ἑλληνικά"><text:span text:style-name="T5">νόσῳ</text:span></text:span><text:span text:style-name="AncientGreek_3a__20_Ἀρχαία_20_ἑλληνικά"><text:span text:style-name="T7">,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μόνο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text:span></text:span><text:span text:style-name="AncientGreek_3a__20_Ἀρχαία_20_ἑλληνικά"><text:span text:style-name="T5">πάντα</text:span></text:span><text:span text:style-name="AncientGreek_3a__20_Ἀρχαία_20_ἑλληνικά"><text:span text:style-name="T7"> </text:span></text:span><text:span text:style-name="AncientGreek_3a__20_Ἀρχαία_20_ἑλληνικά"><text:span text:style-name="T5">τὰ</text:span></text:span><text:span text:style-name="AncientGreek_3a__20_Ἀρχαία_20_ἑλληνικά"><text:span text:style-name="T7"> </text:span></text:span><text:span text:style-name="AncientGreek_3a__20_Ἀρχαία_20_ἑλληνικά"><text:span text:style-name="T5">αὐτοῦ</text:span></text:span><text:span text:style-name="AncientGreek_3a__20_Ἀρχαία_20_ἑλληνικά"><text:span text:style-name="T7"> </text:span></text:span><text:span text:style-name="AncientGreek_3a__20_Ἀρχαία_20_ἑλληνικά"><text:span text:style-name="T5">ἑτοιμάσαι</text:span></text:span><text:span text:style-name="AncientGreek_3a__20_Ἀρχαία_20_ἑλληνικά"><text:span text:style-name="T7">• «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αὔριον</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ὑπερβήσῃ</text:span></text:span><text:span text:style-name="AncientGreek_3a__20_Ἀρχαία_20_ἑλληνικά"><text:span text:style-name="T7">. » </text:span></text:span><text:span text:style-name="AncientGreek_3a__20_Ἀρχαία_20_ἑλληνικά"><text:span text:style-name="T5">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74"><text:span text:style-name="Default_20_Paragraph_20_Font"><text:span text:style-name="T26">The Ignorant Doctor</text:span></text:span></text:p>
            <text:p text:style-name="P69">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69"/>
            <text:p text:style-name="P37"><text:span text:style-name="Default_20_Paragraph_20_Font"><text:span text:style-name="T8">The present fable holds up to public scorn the doctors who are uneducated unlearned and crooked in words.<text:line-break/><text:line-break/></text:span></text:span><text:span text:style-name="AncientGreek_3a__20_Ἀρχαία_20_ἑλληνικά"><text:span text:style-name="T5">στηλιτεύει</text:span></text:span><text:span text:style-name="AncientGreek_3a__20_Ἀρχαία_20_ἑλληνικά"><text:span text:style-name="T7"> = στηλιτεύω</text:span></text:span><text:span text:style-name="AncientGreek_3a__20_Ἀρχαία_20_ἑλληνικά"><text:span text:style-name="T32">: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5">Ἰατρὸς</text:span></text:span><text:span text:style-name="AncientGreek_3a__20_Ἀρχαία_20_ἑλληνικά"><text:span text:style-name="T7"> </text:span></text:span><text:span text:style-name="AncientGreek_3a__20_Ἀρχαία_20_ἑλληνικά"><text:span text:style-name="T5">νοσοῦντα</text:span></text:span><text:span text:style-name="AncientGreek_3a__20_Ἀρχαία_20_ἑλληνικά"><text:span text:style-name="T7"> </text:span></text:span><text:span text:style-name="AncientGreek_3a__20_Ἀρχαία_20_ἑλληνικά"><text:span text:style-name="T5">ἐθεράπευε</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νοσοῦντος</text:span></text:span><text:span text:style-name="AncientGreek_3a__20_Ἀρχαία_20_ἑλληνικά"><text:span text:style-name="T7"> </text:span></text:span><text:span text:style-name="AncientGreek_3a__20_Ἀρχαία_20_ἑλληνικά"><text:span text:style-name="T5">ἀποθανόντος</text:span></text:span><text:span text:style-name="AncientGreek_3a__20_Ἀρχαία_20_ἑλληνικά"><text:span text:style-name="T7">, </text:span></text:span><text:span text:style-name="AncientGreek_3a__20_Ἀρχαία_20_ἑλληνικά"><text:span text:style-name="T5">ἐκεῖνος</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ἐκκομίζοντας</text:span></text:span><text:span text:style-name="AncientGreek_3a__20_Ἀρχαία_20_ἑλληνικά"><text:span text:style-name="T7"> </text:span></text:span><text:span text:style-name="AncientGreek_3a__20_Ἀρχαία_20_ἑλληνικά"><text:span text:style-name="T5">ἔλεγεν</text:span></text:span><text:span text:style-name="AncientGreek_3a__20_Ἀρχαία_20_ἑλληνικά"><text:span text:style-name="T7">• « </text:span></text:span><text:span text:style-name="AncientGreek_3a__20_Ἀρχαία_20_ἑλληνικά"><text:span text:style-name="T5">Οὗτο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ἄνθρωπος</text:span></text:span><text:span text:style-name="AncientGreek_3a__20_Ἀρχαία_20_ἑλληνικά"><text:span text:style-name="T7">, </text:span></text:span><text:span text:style-name="AncientGreek_3a__20_Ἀρχαία_20_ἑλληνικά"><text:span text:style-name="T5">εἰ</text:span></text:span><text:span text:style-name="AncientGreek_3a__20_Ἀρχαία_20_ἑλληνικά"><text:span text:style-name="T7"> </text:span></text:span><text:span text:style-name="AncientGreek_3a__20_Ἀρχαία_20_ἑλληνικά"><text:span text:style-name="T5">οἴνου</text:span></text:span><text:span text:style-name="AncientGreek_3a__20_Ἀρχαία_20_ἑλληνικά"><text:span text:style-name="T7"> </text:span></text:span><text:span text:style-name="AncientGreek_3a__20_Ἀρχαία_20_ἑλληνικά"><text:span text:style-name="T5">ἀπείχετο</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κλυστῆρσιν</text:span></text:span><text:span text:style-name="AncientGreek_3a__20_Ἀρχαία_20_ἑλληνικά"><text:span text:style-name="T7"> </text:span></text:span><text:span text:style-name="AncientGreek_3a__20_Ἀρχαία_20_ἑλληνικά"><text:span text:style-name="T5">ἔχρητο</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ἂν</text:span></text:span><text:span text:style-name="AncientGreek_3a__20_Ἀρχαία_20_ἑλληνικά"><text:span text:style-name="T7"> </text:span></text:span><text:span text:style-name="AncientGreek_3a__20_Ἀρχαία_20_ἑλληνικά"><text:span text:style-name="T5">ἐτεθνήκει</text:span></text:span><text:span text:style-name="AncientGreek_3a__20_Ἀρχαία_20_ἑλληνικά"><text:span text:style-name="T7">. »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παρόντων</text:span></text:span><text:span text:style-name="AncientGreek_3a__20_Ἀρχαία_20_ἑλληνικά"><text:span text:style-name="T7"> </text:span></text:span><text:span text:style-name="AncientGreek_3a__20_Ἀρχαία_20_ἑλληνικά"><text:span text:style-name="T5">ὑπολαβών</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 </text:span></text:span><text:span text:style-name="AncientGreek_3a__20_Ἀρχαία_20_ἑλληνικά"><text:span text:style-name="T5">Ὦ</text:span></text:span><text:span text:style-name="AncientGreek_3a__20_Ἀρχαία_20_ἑλληνικά"><text:span text:style-name="T7"> </text:span></text:span><text:span text:style-name="AncientGreek_3a__20_Ἀρχαία_20_ἑλληνικά"><text:span text:style-name="T5">βέλτιστε</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ἔδει</text:span></text:span><text:span text:style-name="AncientGreek_3a__20_Ἀρχαία_20_ἑλληνικά"><text:span text:style-name="T7"> </text:span></text:span><text:span text:style-name="AncientGreek_3a__20_Ἀρχαία_20_ἑλληνικά"><text:span text:style-name="T5">σε</text:span></text:span><text:span text:style-name="AncientGreek_3a__20_Ἀρχαία_20_ἑλληνικά"><text:span text:style-name="T7"> </text:span></text:span><text:span text:style-name="AncientGreek_3a__20_Ἀρχαία_20_ἑλληνικά"><text:span text:style-name="T5">ταῦτα</text:span></text:span><text:span text:style-name="AncientGreek_3a__20_Ἀρχαία_20_ἑλληνικά"><text:span text:style-name="T7"> </text:span></text:span><text:span text:style-name="AncientGreek_3a__20_Ἀρχαία_20_ἑλληνικά"><text:span text:style-name="T5">νῦν</text:span></text:span><text:span text:style-name="AncientGreek_3a__20_Ἀρχαία_20_ἑλληνικά"><text:span text:style-name="T7"> </text:span></text:span><text:span text:style-name="AncientGreek_3a__20_Ἀρχαία_20_ἑλληνικά"><text:span text:style-name="T5">λέγειν</text:span></text:span><text:span text:style-name="AncientGreek_3a__20_Ἀρχαία_20_ἑλληνικά"><text:span text:style-name="T7">, </text:span></text:span><text:span text:style-name="AncientGreek_3a__20_Ἀρχαία_20_ἑλληνικά"><text:span text:style-name="T5">ὅτε</text:span></text:span><text:span text:style-name="AncientGreek_3a__20_Ἀρχαία_20_ἑλληνικά"><text:span text:style-name="T7"> </text:span></text:span><text:span text:style-name="AncientGreek_3a__20_Ἀρχαία_20_ἑλληνικά"><text:span text:style-name="T5">μηδὲν</text:span></text:span><text:span text:style-name="AncientGreek_3a__20_Ἀρχαία_20_ἑλληνικά"><text:span text:style-name="T7"> </text:span></text:span><text:span text:style-name="AncientGreek_3a__20_Ἀρχαία_20_ἑλληνικά"><text:span text:style-name="T5">ὄφελός</text:span></text:span><text:span text:style-name="AncientGreek_3a__20_Ἀρχαία_20_ἑλληνικά"><text:span text:style-name="T7"> </text:span></text:span><text:span text:style-name="AncientGreek_3a__20_Ἀρχαία_20_ἑλληνικά"><text:span text:style-name="T5">ἐστιν</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τότε</text:span></text:span><text:span text:style-name="AncientGreek_3a__20_Ἀρχαία_20_ἑλληνικά"><text:span text:style-name="T7"> </text:span></text:span><text:span text:style-name="AncientGreek_3a__20_Ἀρχαία_20_ἑλληνικά"><text:span text:style-name="T5">παραινεῖν</text:span></text:span><text:span text:style-name="AncientGreek_3a__20_Ἀρχαία_20_ἑλληνικά"><text:span text:style-name="T7">, </text:span></text:span><text:span text:style-name="AncientGreek_3a__20_Ἀρχαία_20_ἑλληνικά"><text:span text:style-name="T5">ὅτε</text:span></text:span><text:span text:style-name="AncientGreek_3a__20_Ἀρχαία_20_ἑλληνικά"><text:span text:style-name="T7"> </text:span></text:span><text:span text:style-name="AncientGreek_3a__20_Ἀρχαία_20_ἑλληνικά"><text:span text:style-name="T5">τούτοις</text:span></text:span><text:span text:style-name="AncientGreek_3a__20_Ἀρχαία_20_ἑλληνικά"><text:span text:style-name="T7"> </text:span></text:span><text:span text:style-name="AncientGreek_3a__20_Ἀρχαία_20_ἑλληνικά"><text:span text:style-name="T5">χρῆσθαι</text:span></text:span><text:span text:style-name="AncientGreek_3a__20_Ἀρχαία_20_ἑλληνικά"><text:span text:style-name="T7"> </text:span></text:span><text:span text:style-name="AncientGreek_3a__20_Ἀρχαία_20_ἑλληνικά"><text:span text:style-name="T5">ἠδύνατο</text:span></text:span><text:span text:style-name="AncientGreek_3a__20_Ἀρχαία_20_ἑλληνικά"><text:span text:style-name="T7">. »</text:span></text:span></text:p>
            <text:p text:style-name="P37"><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ῦθος</text:span></text:span><text:span text:style-name="AncientGreek_3a__20_Ἀρχαία_20_ἑλληνικά"><text:span text:style-name="T7"> </text:span></text:span><text:span text:style-name="AncientGreek_3a__20_Ἀρχαία_20_ἑλληνικά"><text:span text:style-name="T5">δηλοῖ</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δεῖ</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φίλους</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καιρῷ</text:span></text:span><text:span text:style-name="AncientGreek_3a__20_Ἀρχαία_20_ἑλληνικά"><text:span text:style-name="T7"> </text:span></text:span><text:span text:style-name="AncientGreek_3a__20_Ἀρχαία_20_ἑλληνικά"><text:span text:style-name="T5">ἀνάγκης</text:span></text:span><text:span text:style-name="AncientGreek_3a__20_Ἀρχαία_20_ἑλληνικά"><text:span text:style-name="T7"> </text:span></text:span><text:span text:style-name="AncientGreek_3a__20_Ἀρχαία_20_ἑλληνικά"><text:span text:style-name="T5">τὰς</text:span></text:span><text:span text:style-name="AncientGreek_3a__20_Ἀρχαία_20_ἑλληνικά"><text:span text:style-name="T7"> </text:span></text:span><text:span text:style-name="AncientGreek_3a__20_Ἀρχαία_20_ἑλληνικά"><text:span text:style-name="T5">βοηθείας</text:span></text:span><text:span text:style-name="AncientGreek_3a__20_Ἀρχαία_20_ἑλληνικά"><text:span text:style-name="T7"> </text:span></text:span><text:span text:style-name="AncientGreek_3a__20_Ἀρχαία_20_ἑλληνικά"><text:span text:style-name="T5">παρέχει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μετὰ</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πραγμάτων</text:span></text:span><text:span text:style-name="AncientGreek_3a__20_Ἀρχαία_20_ἑλληνικά"><text:span text:style-name="T7"> </text:span></text:span><text:span text:style-name="AncientGreek_3a__20_Ἀρχαία_20_ἑλληνικά"><text:span text:style-name="T5">ἀπόγνωσιν</text:span></text:span><text:span text:style-name="AncientGreek_3a__20_Ἀρχαία_20_ἑλληνικά"><text:span text:style-name="T7"> </text:span></text:span><text:span text:style-name="AncientGreek_3a__20_Ἀρχαία_20_ἑλληνικά"><text:span text:style-name="T5">κατειρωνεύεσθαι</text:span></text:span><text:span text:style-name="AncientGreek_3a__20_Ἀρχαία_20_ἑλληνικά"><text:span text:style-name="T7">.</text:span></text:span></text:p>
          </table:table-cell>
          <table:table-cell table:style-name="Table1.A1" office:value-type="string">
            <text:p text:style-name="P71">THE DOCTOR AND THE PATIENT</text:p>
            <text:p text:style-name="P69">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69">This fable shows that friends should offer help in a time of need and not in the midst of the affair snarkily to speak something disparaging.</text:p>
            <text:p text:style-name="P69"/>
            <text:p text:style-name="P37"><text:span text:style-name="Default_20_Paragraph_20_Font"><text:span text:style-name="T9">ἀπόγνωσιν = ἀπόγνοια: </text:span></text:span><text:span text:style-name="Default_20_Paragraph_20_Font"><text:span text:style-name="T8">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Ἰκτῖνος</text:span></text:span><text:span text:style-name="AncientGreek_3a__20_Ἀρχαία_20_ἑλληνικά"><text:span text:style-name="T7"> </text:span></text:span><text:span text:style-name="AncientGreek_3a__20_Ἀρχαία_20_ἑλληνικά"><text:span text:style-name="T5">ὄφιν</text:span></text:span><text:span text:style-name="AncientGreek_3a__20_Ἀρχαία_20_ἑλληνικά"><text:span text:style-name="T7"> </text:span></text:span><text:span text:style-name="AncientGreek_3a__20_Ἀρχαία_20_ἑλληνικά"><text:span text:style-name="T5">ἁρπάσας</text:span></text:span><text:span text:style-name="AncientGreek_3a__20_Ἀρχαία_20_ἑλληνικά"><text:span text:style-name="T7"> </text:span></text:span><text:span text:style-name="AncientGreek_3a__20_Ἀρχαία_20_ἑλληνικά"><text:span text:style-name="T5">ἀπέπτατο</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πιστραφεὶ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δακὼ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ἀμφότεροι</text:span></text:span><text:span text:style-name="AncientGreek_3a__20_Ἀρχαία_20_ἑλληνικά"><text:span text:style-name="T7"> </text:span></text:span><text:span text:style-name="AncientGreek_3a__20_Ἀρχαία_20_ἑλληνικά"><text:span text:style-name="T5">ἐκ</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ὕψους</text:span></text:span><text:span text:style-name="AncientGreek_3a__20_Ἀρχαία_20_ἑλληνικά"><text:span text:style-name="T7"> </text:span></text:span><text:span text:style-name="AncientGreek_3a__20_Ἀρχαία_20_ἑλληνικά"><text:span text:style-name="T5">κατενεχθέντες</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μὲν</text:span></text:span><text:span text:style-name="AncientGreek_3a__20_Ἀρχαία_20_ἑλληνικά"><text:span text:style-name="T7"> </text:span></text:span><text:span text:style-name="AncientGreek_3a__20_Ἀρχαία_20_ἑλληνικά"><text:span text:style-name="T5">ἰκτῖνος</text:span></text:span><text:span text:style-name="AncientGreek_3a__20_Ἀρχαία_20_ἑλληνικά"><text:span text:style-name="T7"> </text:span></text:span><text:span text:style-name="AncientGreek_3a__20_Ἀρχαία_20_ἑλληνικά"><text:span text:style-name="T5">ἐτεθνήκει</text:span></text:span><text:span text:style-name="AncientGreek_3a__20_Ἀρχαία_20_ἑλληνικά"><text:span text:style-name="T7">• </text:span></text:span><text:span text:style-name="AncientGreek_3a__20_Ἀρχαία_20_ἑλληνικά"><text:span text:style-name="T5">ὁ</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ὄφις</text:span></text:span><text:span text:style-name="AncientGreek_3a__20_Ἀρχαία_20_ἑλληνικά"><text:span text:style-name="T7"> </text:span></text:span><text:span text:style-name="AncientGreek_3a__20_Ἀρχαία_20_ἑλληνικά"><text:span text:style-name="T5">ἔφη</text:span></text:span><text:span text:style-name="AncientGreek_3a__20_Ἀρχαία_20_ἑλληνικά"><text:span text:style-name="T7"> </text:span></text:span><text:span text:style-name="AncientGreek_3a__20_Ἀρχαία_20_ἑλληνικά"><text:span text:style-name="T5">αὐτῷ</text:span></text:span><text:span text:style-name="AncientGreek_3a__20_Ἀρχαία_20_ἑλληνικά"><text:span text:style-name="T7">• « </text:span></text:span><text:span text:style-name="AncientGreek_3a__20_Ἀρχαία_20_ἑλληνικά"><text:span text:style-name="T5">Τί</text:span></text:span><text:span text:style-name="AncientGreek_3a__20_Ἀρχαία_20_ἑλληνικά"><text:span text:style-name="T7"> </text:span></text:span><text:span text:style-name="AncientGreek_3a__20_Ἀρχαία_20_ἑλληνικά"><text:span text:style-name="T5">τοσοῦτον</text:span></text:span><text:span text:style-name="AncientGreek_3a__20_Ἀρχαία_20_ἑλληνικά"><text:span text:style-name="T7"> </text:span></text:span><text:span text:style-name="AncientGreek_3a__20_Ἀρχαία_20_ἑλληνικά"><text:span text:style-name="T5">ἐμάνης</text:span></text:span><text:span text:style-name="AncientGreek_3a__20_Ἀρχαία_20_ἑλληνικά"><text:span text:style-name="T7">, </text:span></text:span><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μηδὲν</text:span></text:span><text:span text:style-name="AncientGreek_3a__20_Ἀρχαία_20_ἑλληνικά"><text:span text:style-name="T7"> </text:span></text:span><text:span text:style-name="AncientGreek_3a__20_Ἀρχαία_20_ἑλληνικά"><text:span text:style-name="T5">ἀδικοῦντας</text:span></text:span><text:span text:style-name="AncientGreek_3a__20_Ἀρχαία_20_ἑλληνικά"><text:span text:style-name="T7"> </text:span></text:span><text:span text:style-name="AncientGreek_3a__20_Ἀρχαία_20_ἑλληνικά"><text:span text:style-name="T5">βλάπτειν</text:span></text:span><text:span text:style-name="AncientGreek_3a__20_Ἀρχαία_20_ἑλληνικά"><text:span text:style-name="T7"> </text:span></text:span><text:span text:style-name="AncientGreek_3a__20_Ἀρχαία_20_ἑλληνικά"><text:span text:style-name="T5">ἠβούλου</text:span></text:span><text:span text:style-name="AncientGreek_3a__20_Ἀρχαία_20_ἑλληνικά"><text:span text:style-name="T7">; </text:span></text:span><text:span text:style-name="AncientGreek_3a__20_Ἀρχαία_20_ἑλληνικά"><text:span text:style-name="T5">ἀλλὰ</text:span></text:span><text:span text:style-name="AncientGreek_3a__20_Ἀρχαία_20_ἑλληνικά"><text:span text:style-name="T7"> </text:span></text:span><text:span text:style-name="AncientGreek_3a__20_Ἀρχαία_20_ἑλληνικά"><text:span text:style-name="T5">δίκην</text:span></text:span><text:span text:style-name="AncientGreek_3a__20_Ἀρχαία_20_ἑλληνικά"><text:span text:style-name="T7"> </text:span></text:span><text:span text:style-name="AncientGreek_3a__20_Ἀρχαία_20_ἑλληνικά"><text:span text:style-name="T5">ἔδωκας</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ἁρπαγῆς</text:span></text:span><text:span text:style-name="AncientGreek_3a__20_Ἀρχαία_20_ἑλληνικά"><text:span text:style-name="T7"> </text:span></text:span><text:span text:style-name="AncientGreek_3a__20_Ἀρχαία_20_ἑλληνικά"><text:span text:style-name="T5">δικαίαν</text:span></text:span><text:span text:style-name="AncientGreek_3a__20_Ἀρχαία_20_ἑλληνικά"><text:span text:style-name="T7">. »</text:span></text:span></text:p>
            <text:p text:style-name="P37"><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πλεονεξίᾳ</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προσέχω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ἀσθενεστέρους</text:span></text:span><text:span text:style-name="AncientGreek_3a__20_Ἀρχαία_20_ἑλληνικά"><text:span text:style-name="T7"> </text:span></text:span><text:span text:style-name="AncientGreek_3a__20_Ἀρχαία_20_ἑλληνικά"><text:span text:style-name="T5">ἀδικῶν</text:span></text:span><text:span text:style-name="AncientGreek_3a__20_Ἀρχαία_20_ἑλληνικά"><text:span text:style-name="T7">, </text:span></text:span><text:span text:style-name="AncientGreek_3a__20_Ἀρχαία_20_ἑλληνικά"><text:span text:style-name="T5">ἰσχυροτέρῳ</text:span></text:span><text:span text:style-name="AncientGreek_3a__20_Ἀρχαία_20_ἑλληνικά"><text:span text:style-name="T7"> </text:span></text:span><text:span text:style-name="AncientGreek_3a__20_Ἀρχαία_20_ἑλληνικά"><text:span text:style-name="T5">προσπεσών</text:span></text:span><text:span text:style-name="AncientGreek_3a__20_Ἀρχαία_20_ἑλληνικά"><text:span text:style-name="T7">, </text:span></text:span><text:span text:style-name="AncientGreek_3a__20_Ἀρχαία_20_ἑλληνικά"><text:span text:style-name="T5">ὡς</text:span></text:span><text:span text:style-name="AncientGreek_3a__20_Ἀρχαία_20_ἑλληνικά"><text:span text:style-name="T7"> </text:span></text:span><text:span text:style-name="AncientGreek_3a__20_Ἀρχαία_20_ἑλληνικά"><text:span text:style-name="T5">οὐκ</text:span></text:span><text:span text:style-name="AncientGreek_3a__20_Ἀρχαία_20_ἑλληνικά"><text:span text:style-name="T7"> </text:span></text:span><text:span text:style-name="AncientGreek_3a__20_Ἀρχαία_20_ἑλληνικά"><text:span text:style-name="T5">ἐλπίζει</text:span></text:span><text:span text:style-name="AncientGreek_3a__20_Ἀρχαία_20_ἑλληνικά"><text:span text:style-name="T7">, </text:span></text:span><text:span text:style-name="AncientGreek_3a__20_Ἀρχαία_20_ἑλληνικά"><text:span text:style-name="T5">ἐκτίσει</text:span></text:span><text:span text:style-name="AncientGreek_3a__20_Ἀρχαία_20_ἑλληνικά"><text:span text:style-name="T7"> </text:span></text:span><text:span text:style-name="AncientGreek_3a__20_Ἀρχαία_20_ἑλληνικά"><text:span text:style-name="T5">τότε</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ἃ</text:span></text:span><text:span text:style-name="AncientGreek_3a__20_Ἀρχαία_20_ἑλληνικά"><text:span text:style-name="T7"> </text:span></text:span><text:span text:style-name="AncientGreek_3a__20_Ἀρχαία_20_ἑλληνικά"><text:span text:style-name="T5">πρότερον</text:span></text:span><text:span text:style-name="AncientGreek_3a__20_Ἀρχαία_20_ἑλληνικά"><text:span text:style-name="T7"> </text:span></text:span><text:span text:style-name="AncientGreek_3a__20_Ἀρχαία_20_ἑλληνικά"><text:span text:style-name="T5">ἐποίησε</text:span></text:span><text:span text:style-name="AncientGreek_3a__20_Ἀρχαία_20_ἑλληνικά"><text:span text:style-name="T7"> </text:span></text:span><text:span text:style-name="AncientGreek_3a__20_Ἀρχαία_20_ἑλληνικά"><text:span text:style-name="T5">κακά</text:span></text:span><text:span text:style-name="AncientGreek_3a__20_Ἀρχαία_20_ἑλληνικά"><text:span text:style-name="T7">.</text:span></text:span></text:p>
          </table:table-cell>
          <table:table-cell table:style-name="Table1.A1" office:value-type="string">
            <text:p text:style-name="P74"><text:span text:style-name="Default_20_Paragraph_20_Font"><text:span text:style-name="T34">A Kite And The Snake</text:span></text:span></text:p>
            <text:p text:style-name="P84">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35">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5">Ἰκτῖνος</text:span></text:span><text:span text:style-name="AncientGreek_3a__20_Ἀρχαία_20_ἑλληνικά"><text:span text:style-name="T7"> </text:span></text:span><text:span text:style-name="AncientGreek_3a__20_Ἀρχαία_20_ἑλληνικά"><text:span text:style-name="T5">φωνὴν</text:span></text:span><text:span text:style-name="AncientGreek_3a__20_Ἀρχαία_20_ἑλληνικά"><text:span text:style-name="T7"> </text:span></text:span><text:span text:style-name="AncientGreek_3a__20_Ἀρχαία_20_ἑλληνικά"><text:span text:style-name="T5">εἶχεν</text:span></text:span><text:span text:style-name="AncientGreek_3a__20_Ἀρχαία_20_ἑλληνικά"><text:span text:style-name="T7"> </text:span></text:span><text:span text:style-name="AncientGreek_3a__20_Ἀρχαία_20_ἑλληνικά"><text:span text:style-name="T5">ἄλλην</text:span></text:span><text:span text:style-name="AncientGreek_3a__20_Ἀρχαία_20_ἑλληνικά"><text:span text:style-name="T7"> </text:span></text:span><text:span text:style-name="AncientGreek_3a__20_Ἀρχαία_20_ἑλληνικά"><text:span text:style-name="T5">ὀξείαν</text:span></text:span><text:span text:style-name="AncientGreek_3a__20_Ἀρχαία_20_ἑλληνικά"><text:span text:style-name="T7">. </text:span></text:span><text:span text:style-name="AncientGreek_3a__20_Ἀρχαία_20_ἑλληνικά"><text:span text:style-name="T5">Ἵππου</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ἀκούσας</text:span></text:span><text:span text:style-name="AncientGreek_3a__20_Ἀρχαία_20_ἑλληνικά"><text:span text:style-name="T7"> </text:span></text:span><text:span text:style-name="AncientGreek_3a__20_Ἀρχαία_20_ἑλληνικά"><text:span text:style-name="T5">καλῶς</text:span></text:span><text:span text:style-name="AncientGreek_3a__20_Ἀρχαία_20_ἑλληνικά"><text:span text:style-name="T7"> </text:span></text:span><text:span text:style-name="AncientGreek_3a__20_Ἀρχαία_20_ἑλληνικά"><text:span text:style-name="T5">χρεμετίζοντος</text:span></text:span><text:span text:style-name="AncientGreek_3a__20_Ἀρχαία_20_ἑλληνικά"><text:span text:style-name="T7">, </text:span></text:span><text:span text:style-name="AncientGreek_3a__20_Ἀρχαία_20_ἑλληνικά"><text:span text:style-name="T5">μιμούμενος</text:span></text:span><text:span text:style-name="AncientGreek_3a__20_Ἀρχαία_20_ἑλληνικά"><text:span text:style-name="T7"> </text:span></text:span><text:span text:style-name="AncientGreek_3a__20_Ἀρχαία_20_ἑλληνικά"><text:span text:style-name="T5">τὸν</text:span></text:span><text:span text:style-name="AncientGreek_3a__20_Ἀρχαία_20_ἑλληνικά"><text:span text:style-name="T7"> </text:span></text:span><text:span text:style-name="AncientGreek_3a__20_Ἀρχαία_20_ἑλληνικά"><text:span text:style-name="T5">ἵππο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συνεχῶς</text:span></text:span><text:span text:style-name="AncientGreek_3a__20_Ἀρχαία_20_ἑλληνικά"><text:span text:style-name="T7"> </text:span></text:span><text:span text:style-name="AncientGreek_3a__20_Ἀρχαία_20_ἑλληνικά"><text:span text:style-name="T5">τοῦτο</text:span></text:span><text:span text:style-name="AncientGreek_3a__20_Ἀρχαία_20_ἑλληνικά"><text:span text:style-name="T7"> </text:span></text:span><text:span text:style-name="AncientGreek_3a__20_Ἀρχαία_20_ἑλληνικά"><text:span text:style-name="T5">ποιῶ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αύτην</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καλῶς</text:span></text:span><text:span text:style-name="AncientGreek_3a__20_Ἀρχαία_20_ἑλληνικά"><text:span text:style-name="T7"> </text:span></text:span><text:span text:style-name="AncientGreek_3a__20_Ἀρχαία_20_ἑλληνικά"><text:span text:style-name="T5">ἐκμαθώ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ἰδίας</text:span></text:span><text:span text:style-name="AncientGreek_3a__20_Ἀρχαία_20_ἑλληνικά"><text:span text:style-name="T7"> </text:span></text:span><text:span text:style-name="AncientGreek_3a__20_Ἀρχαία_20_ἑλληνικά"><text:span text:style-name="T5">φωνῆς</text:span></text:span><text:span text:style-name="AncientGreek_3a__20_Ἀρχαία_20_ἑλληνικά"><text:span text:style-name="T7"> </text:span></text:span><text:span text:style-name="AncientGreek_3a__20_Ἀρχαία_20_ἑλληνικά"><text:span text:style-name="T5">ἐστέρηται</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οὔτε</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ἵππου</text:span></text:span><text:span text:style-name="AncientGreek_3a__20_Ἀρχαία_20_ἑλληνικά"><text:span text:style-name="T7"> </text:span></text:span><text:span text:style-name="AncientGreek_3a__20_Ἀρχαία_20_ἑλληνικά"><text:span text:style-name="T5">ἔσχεν</text:span></text:span><text:span text:style-name="AncientGreek_3a__20_Ἀρχαία_20_ἑλληνικά"><text:span text:style-name="T7"> </text:span></text:span><text:span text:style-name="AncientGreek_3a__20_Ἀρχαία_20_ἑλληνικά"><text:span text:style-name="T5">οὔτε</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πρώτην</text:span></text:span><text:span text:style-name="AncientGreek_3a__20_Ἀρχαία_20_ἑλληνικά"><text:span text:style-name="T7">.</text:span></text:span></text:p>
            <text:p text:style-name="P48"><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οἱ</text:span></text:span><text:span text:style-name="AncientGreek_3a__20_Ἀρχαία_20_ἑλληνικά"><text:span text:style-name="T7"> </text:span></text:span><text:span text:style-name="AncientGreek_3a__20_Ἀρχαία_20_ἑλληνικά"><text:span text:style-name="T5">εὐτελεῖς</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φθονεροὶ</text:span></text:span><text:span text:style-name="AncientGreek_3a__20_Ἀρχαία_20_ἑλληνικά"><text:span text:style-name="T7"> </text:span></text:span><text:span text:style-name="AncientGreek_3a__20_Ἀρχαία_20_ἑλληνικά"><text:span text:style-name="T5">ζηλοῦντες</text:span></text:span><text:span text:style-name="AncientGreek_3a__20_Ἀρχαία_20_ἑλληνικά"><text:span text:style-name="T7"> </text:span></text:span><text:span text:style-name="AncientGreek_3a__20_Ἀρχαία_20_ἑλληνικά"><text:span text:style-name="T5">τοῦ</text:span></text:span><text:span text:style-name="AncientGreek_3a__20_Ἀρχαία_20_ἑλληνικά"><text:span text:style-name="T7"> </text:span></text:span><text:span text:style-name="AncientGreek_3a__20_Ἀρχαία_20_ἑλληνικά"><text:span text:style-name="T5">παρὰ</text:span></text:span><text:span text:style-name="AncientGreek_3a__20_Ἀρχαία_20_ἑλληνικά"><text:span text:style-name="T7"> </text:span></text:span><text:span text:style-name="AncientGreek_3a__20_Ἀρχαία_20_ἑλληνικά"><text:span text:style-name="T5">τὴν</text:span></text:span><text:span text:style-name="AncientGreek_3a__20_Ἀρχαία_20_ἑλληνικά"><text:span text:style-name="T7"> </text:span></text:span><text:span text:style-name="AncientGreek_3a__20_Ἀρχαία_20_ἑλληνικά"><text:span text:style-name="T5">ἑαυτῶν</text:span></text:span><text:span text:style-name="AncientGreek_3a__20_Ἀρχαία_20_ἑλληνικά"><text:span text:style-name="T7"> </text:span></text:span><text:span text:style-name="AncientGreek_3a__20_Ἀρχαία_20_ἑλληνικά"><text:span text:style-name="T5">φύσι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ῶν</text:span></text:span><text:span text:style-name="AncientGreek_3a__20_Ἀρχαία_20_ἑλληνικά"><text:span text:style-name="T7"> </text:span></text:span><text:span text:style-name="AncientGreek_3a__20_Ἀρχαία_20_ἑλληνικά"><text:span text:style-name="T5">κατὰ</text:span></text:span><text:span text:style-name="AncientGreek_3a__20_Ἀρχαία_20_ἑλληνικά"><text:span text:style-name="T7"> </text:span></text:span><text:span text:style-name="AncientGreek_3a__20_Ἀρχαία_20_ἑλληνικά"><text:span text:style-name="T5">φύσιν</text:span></text:span><text:span text:style-name="AncientGreek_3a__20_Ἀρχαία_20_ἑλληνικά"><text:span text:style-name="T7"> </text:span></text:span><text:span text:style-name="AncientGreek_3a__20_Ἀρχαία_20_ἑλληνικά"><text:span text:style-name="T5">στεροῦνται</text:span></text:span><text:span text:style-name="AncientGreek_3a__20_Ἀρχαία_20_ἑλληνικά"><text:span text:style-name="T7">.</text:span></text:span></text:p>
          </table:table-cell>
          <table:table-cell table:style-name="Table1.A1" office:value-type="string">
            <text:p text:style-name="P75">THE KITE WHO NINCHES</text:p>
            <text:p text:style-name="P69">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69"/>
            <text:p text:style-name="P69">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5">Ἰξευτὴς</text:span></text:span><text:span text:style-name="AncientGreek_3a__20_Ἀρχαία_20_ἑλληνικά"><text:span text:style-name="T7"> </text:span></text:span><text:span text:style-name="AncientGreek_3a__20_Ἀρχαία_20_ἑλληνικά"><text:span text:style-name="T5">ἀναλαβὼν</text:span></text:span><text:span text:style-name="AncientGreek_3a__20_Ἀρχαία_20_ἑλληνικά"><text:span text:style-name="T7"> </text:span></text:span><text:span text:style-name="AncientGreek_3a__20_Ἀρχαία_20_ἑλληνικά"><text:span text:style-name="T5">ἰξὸν</text:span></text:span><text:span text:style-name="AncientGreek_3a__20_Ἀρχαία_20_ἑλληνικά"><text:span text:style-name="T7"> </text:span></text:span><text:span text:style-name="AncientGreek_3a__20_Ἀρχαία_20_ἑλληνικά"><text:span text:style-name="T5">καὶ</text:span></text:span><text:span text:style-name="AncientGreek_3a__20_Ἀρχαία_20_ἑλληνικά"><text:span text:style-name="T7"> </text:span></text:span><text:span text:style-name="AncientGreek_3a__20_Ἀρχαία_20_ἑλληνικά"><text:span text:style-name="T5">τοὺς</text:span></text:span><text:span text:style-name="AncientGreek_3a__20_Ἀρχαία_20_ἑλληνικά"><text:span text:style-name="T7"> </text:span></text:span><text:span text:style-name="AncientGreek_3a__20_Ἀρχαία_20_ἑλληνικά"><text:span text:style-name="T5">καλάμους</text:span></text:span><text:span text:style-name="AncientGreek_3a__20_Ἀρχαία_20_ἑλληνικά"><text:span text:style-name="T7"> </text:span></text:span><text:span text:style-name="AncientGreek_3a__20_Ἀρχαία_20_ἑλληνικά"><text:span text:style-name="T5">ἐξῆλθεν</text:span></text:span><text:span text:style-name="AncientGreek_3a__20_Ἀρχαία_20_ἑλληνικά"><text:span text:style-name="T7"> </text:span></text:span><text:span text:style-name="AncientGreek_3a__20_Ἀρχαία_20_ἑλληνικά"><text:span text:style-name="T5">ἐπ᾿</text:span></text:span><text:span text:style-name="AncientGreek_3a__20_Ἀρχαία_20_ἑλληνικά"><text:span text:style-name="T7"> </text:span></text:span><text:span text:style-name="AncientGreek_3a__20_Ἀρχαία_20_ἑλληνικά"><text:span text:style-name="T5">ἄγραν</text:span></text:span><text:span text:style-name="AncientGreek_3a__20_Ἀρχαία_20_ἑλληνικά"><text:span text:style-name="T7">. </text:span></text:span><text:span text:style-name="AncientGreek_3a__20_Ἀρχαία_20_ἑλληνικά"><text:span text:style-name="T5">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78">A Bird Catcher And A Viper</text:p>
            <text:p text:style-name="P85">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36">Thus those contriving ambushes for their neighbors sooner fall into misfortunes.</text:span></text:span><text:span text:style-name="Default_20_Paragraph_20_Font"><text:span text:style-name="T35"><text:line-break/><text:line-break/> ἰξὸν = ἰξός: birdlime</text:span></text:span><text:span text:style-name="AncientGreek_3a__20_Ἀρχαία_20_ἑλληνικά"><text:span text:style-name="T5"><text:line-break/> ῥάπτοντες </text:span></text:span><text:span text:style-name="AncientGreek_3a__20_Ἀρχαία_20_ἑλληνικά"><text:span text:style-name="T7">= ῥάπτω: stich, sew, contrive, devise</text:span></text:span></text:p>
            <text:p text:style-name="P7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5">Γέρων</text:span></text:span><text:span text:style-name="AncientGreek_3a__20_Ἀρχαία_20_ἑλληνικά"><text:span text:style-name="T7"> </text:span></text:span><text:span text:style-name="AncientGreek_3a__20_Ἀρχαία_20_ἑλληνικά"><text:span text:style-name="T5">ἵππος</text:span></text:span><text:span text:style-name="AncientGreek_3a__20_Ἀρχαία_20_ἑλληνικά"><text:span text:style-name="T7"> </text:span></text:span><text:span text:style-name="AncientGreek_3a__20_Ἀρχαία_20_ἑλληνικά"><text:span text:style-name="T5">ἐπράθη</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ἀλήθειν</text:span></text:span><text:span text:style-name="AncientGreek_3a__20_Ἀρχαία_20_ἑλληνικά"><text:span text:style-name="T7">. </text:span></text:span><text:span text:style-name="AncientGreek_3a__20_Ἀρχαία_20_ἑλληνικά"><text:span text:style-name="T5">Ζευχθεὶς</text:span></text:span><text:span text:style-name="AncientGreek_3a__20_Ἀρχαία_20_ἑλληνικά"><text:span text:style-name="T7"> </text:span></text:span><text:span text:style-name="AncientGreek_3a__20_Ἀρχαία_20_ἑλληνικά"><text:span text:style-name="T5">δὲ</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τῷ</text:span></text:span><text:span text:style-name="AncientGreek_3a__20_Ἀρχαία_20_ἑλληνικά"><text:span text:style-name="T7"> </text:span></text:span><text:span text:style-name="AncientGreek_3a__20_Ἀρχαία_20_ἑλληνικά"><text:span text:style-name="T5">μυλῶνι</text:span></text:span><text:span text:style-name="AncientGreek_3a__20_Ἀρχαία_20_ἑλληνικά"><text:span text:style-name="T7"> </text:span></text:span><text:span text:style-name="AncientGreek_3a__20_Ἀρχαία_20_ἑλληνικά"><text:span text:style-name="T5">στενάζων</text:span></text:span><text:span text:style-name="AncientGreek_3a__20_Ἀρχαία_20_ἑλληνικά"><text:span text:style-name="T7"> </text:span></text:span><text:span text:style-name="AncientGreek_3a__20_Ἀρχαία_20_ἑλληνικά"><text:span text:style-name="T5">εἶπεν</text:span></text:span><text:span text:style-name="AncientGreek_3a__20_Ἀρχαία_20_ἑλληνικά"><text:span text:style-name="T7">• «</text:span></text:span><text:span text:style-name="AncientGreek_3a__20_Ἀρχαία_20_ἑλληνικά"><text:span text:style-name="T5">Ἐκ</text:span></text:span><text:span text:style-name="AncientGreek_3a__20_Ἀρχαία_20_ἑλληνικά"><text:span text:style-name="T7"> </text:span></text:span><text:span text:style-name="AncientGreek_3a__20_Ἀρχαία_20_ἑλληνικά"><text:span text:style-name="T5">ποίων</text:span></text:span><text:span text:style-name="AncientGreek_3a__20_Ἀρχαία_20_ἑλληνικά"><text:span text:style-name="T7"> </text:span></text:span><text:span text:style-name="AncientGreek_3a__20_Ἀρχαία_20_ἑλληνικά"><text:span text:style-name="T5">δρόμων</text:span></text:span><text:span text:style-name="AncientGreek_3a__20_Ἀρχαία_20_ἑλληνικά"><text:span text:style-name="T7"> </text:span></text:span><text:span text:style-name="AncientGreek_3a__20_Ἀρχαία_20_ἑλληνικά"><text:span text:style-name="T5">εἰς</text:span></text:span><text:span text:style-name="AncientGreek_3a__20_Ἀρχαία_20_ἑλληνικά"><text:span text:style-name="T7"> </text:span></text:span><text:span text:style-name="AncientGreek_3a__20_Ἀρχαία_20_ἑλληνικά"><text:span text:style-name="T5">οἵους</text:span></text:span><text:span text:style-name="AncientGreek_3a__20_Ἀρχαία_20_ἑλληνικά"><text:span text:style-name="T7"> </text:span></text:span><text:span text:style-name="AncientGreek_3a__20_Ἀρχαία_20_ἑλληνικά"><text:span text:style-name="T5">καμπτῆρας</text:span></text:span><text:span text:style-name="AncientGreek_3a__20_Ἀρχαία_20_ἑλληνικά"><text:span text:style-name="T7"> </text:span></text:span><text:span text:style-name="AncientGreek_3a__20_Ἀρχαία_20_ἑλληνικά"><text:span text:style-name="T5">ἦλθον</text:span></text:span><text:span text:style-name="AncientGreek_3a__20_Ἀρχαία_20_ἑλληνικά"><text:span text:style-name="T7">.»</text:span></text:span></text:p>
            <text:p text:style-name="P46"><text:span text:style-name="AncientGreek_3a__20_Ἀρχαία_20_ἑλληνικά"><text:span text:style-name="T5">Ὅτι</text:span></text:span><text:span text:style-name="AncientGreek_3a__20_Ἀρχαία_20_ἑλληνικά"><text:span text:style-name="T7"> </text:span></text:span><text:span text:style-name="AncientGreek_3a__20_Ἀρχαία_20_ἑλληνικά"><text:span text:style-name="T5">μὴ</text:span></text:span><text:span text:style-name="AncientGreek_3a__20_Ἀρχαία_20_ἑλληνικά"><text:span text:style-name="T7"> </text:span></text:span><text:span text:style-name="AncientGreek_3a__20_Ἀρχαία_20_ἑλληνικά"><text:span text:style-name="T5">λίαν</text:span></text:span><text:span text:style-name="AncientGreek_3a__20_Ἀρχαία_20_ἑλληνικά"><text:span text:style-name="T7"> </text:span></text:span><text:span text:style-name="AncientGreek_3a__20_Ἀρχαία_20_ἑλληνικά"><text:span text:style-name="T5">ἐπαιρέσθω</text:span></text:span><text:span text:style-name="AncientGreek_3a__20_Ἀρχαία_20_ἑλληνικά"><text:span text:style-name="T7"> </text:span></text:span><text:span text:style-name="AncientGreek_3a__20_Ἀρχαία_20_ἑλληνικά"><text:span text:style-name="T5">τις</text:span></text:span><text:span text:style-name="AncientGreek_3a__20_Ἀρχαία_20_ἑλληνικά"><text:span text:style-name="T7"> </text:span></text:span><text:span text:style-name="AncientGreek_3a__20_Ἀρχαία_20_ἑλληνικά"><text:span text:style-name="T5">πρὸς</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ἀκμῆς</text:span></text:span><text:span text:style-name="AncientGreek_3a__20_Ἀρχαία_20_ἑλληνικά"><text:span text:style-name="T7"> </text:span></text:span><text:span text:style-name="AncientGreek_3a__20_Ἀρχαία_20_ἑλληνικά"><text:span text:style-name="T5">ἢ</text:span></text:span><text:span text:style-name="AncientGreek_3a__20_Ἀρχαία_20_ἑλληνικά"><text:span text:style-name="T7"> </text:span></text:span><text:span text:style-name="AncientGreek_3a__20_Ἀρχαία_20_ἑλληνικά"><text:span text:style-name="T5">τῆς</text:span></text:span><text:span text:style-name="AncientGreek_3a__20_Ἀρχαία_20_ἑλληνικά"><text:span text:style-name="T7"> </text:span></text:span><text:span text:style-name="AncientGreek_3a__20_Ἀρχαία_20_ἑλληνικά"><text:span text:style-name="T5">δόξης</text:span></text:span><text:span text:style-name="AncientGreek_3a__20_Ἀρχαία_20_ἑλληνικά"><text:span text:style-name="T7"> </text:span></text:span><text:span text:style-name="AncientGreek_3a__20_Ἀρχαία_20_ἑλληνικά"><text:span text:style-name="T5">δυνατόν</text:span></text:span><text:span text:style-name="AncientGreek_3a__20_Ἀρχαία_20_ἑλληνικά"><text:span text:style-name="T7">• </text:span></text:span><text:span text:style-name="AncientGreek_3a__20_Ἀρχαία_20_ἑλληνικά"><text:span text:style-name="T5">πολλοῖς</text:span></text:span><text:span text:style-name="AncientGreek_3a__20_Ἀρχαία_20_ἑλληνικά"><text:span text:style-name="T7"> </text:span></text:span><text:span text:style-name="AncientGreek_3a__20_Ἀρχαία_20_ἑλληνικά"><text:span text:style-name="T5">γὰρ</text:span></text:span><text:span text:style-name="AncientGreek_3a__20_Ἀρχαία_20_ἑλληνικά"><text:span text:style-name="T7"> </text:span></text:span><text:span text:style-name="AncientGreek_3a__20_Ἀρχαία_20_ἑλληνικά"><text:span text:style-name="T5">τὸ</text:span></text:span><text:span text:style-name="AncientGreek_3a__20_Ἀρχαία_20_ἑλληνικά"><text:span text:style-name="T7"> </text:span></text:span><text:span text:style-name="AncientGreek_3a__20_Ἀρχαία_20_ἑλληνικά"><text:span text:style-name="T5">γῆρας</text:span></text:span><text:span text:style-name="AncientGreek_3a__20_Ἀρχαία_20_ἑλληνικά"><text:span text:style-name="T7"> </text:span></text:span><text:span text:style-name="AncientGreek_3a__20_Ἀρχαία_20_ἑλληνικά"><text:span text:style-name="T5">ἐν</text:span></text:span><text:span text:style-name="AncientGreek_3a__20_Ἀρχαία_20_ἑλληνικά"><text:span text:style-name="T7"> </text:span></text:span><text:span text:style-name="AncientGreek_3a__20_Ἀρχαία_20_ἑλληνικά"><text:span text:style-name="T5">κόποις</text:span></text:span><text:span text:style-name="AncientGreek_3a__20_Ἀρχαία_20_ἑλληνικά"><text:span text:style-name="T7"> </text:span></text:span><text:span text:style-name="AncientGreek_3a__20_Ἀρχαία_20_ἑλληνικά"><text:span text:style-name="T5">ἀνηλώθη</text:span></text:span><text:span text:style-name="AncientGreek_3a__20_Ἀρχαία_20_ἑλληνικά"><text:span text:style-name="T7">.</text:span></text:span></text:p>
          </table:table-cell>
          <table:table-cell table:style-name="Table1.A1" office:value-type="string">
            <text:p text:style-name="P78">THE OLD HORSE</text:p>
            <text:p text:style-name="P84">An old horse was sold for grinding wheat. And being harnessed to the mill stone, he groaned and said: "From such [great] race coures into such a turning laps I have come."</text:p>
            <text:p text:style-name="P84">Because one ought not be elated to much in respect to the <text:s/>power of ones acme or glory. For old age is spent in toil for many.</text:p>
            <text:p text:style-name="P37"><text:span text:style-name="AncientGreek_3a__20_Ἀρχαία_20_ἑλληνικά"><text:span text:style-name="T5">καμπτῆρας</text:span></text:span><text:span text:style-name="AncientGreek_3a__20_Ἀρχαία_20_ἑλληνικά"><text:span text:style-name="T7"> = </text:span></text:span><text:span text:style-name="Default_20_Paragraph_20_Font"><text:span text:style-name="T9">ὁ</text:span></text:span><text:span text:style-name="Default_20_Paragraph_20_Font"><text:span text:style-name="T8"> </text:span></text:span><text:span text:style-name="Default_20_Paragraph_20_Font"><text:span text:style-name="T9">καμπ</text:span></text:span><text:span text:style-name="Default_20_Paragraph_20_Font"><text:span text:style-name="T8">-</text:span></text:span><text:span text:style-name="Default_20_Paragraph_20_Font"><text:span text:style-name="T9">τήρ</text:span></text:span><text:span text:style-name="Default_20_Paragraph_20_Font"><text:span text:style-name="T8">, </text:span></text:span><text:span text:style-name="Default_20_Paragraph_20_Font"><text:span text:style-name="T9">ῆρος</text:span></text:span><text:span text:style-name="Default_20_Paragraph_20_Font"><text:span text:style-name="T8">,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79">A Horse, An Ox, A Dog and A Man</text:p>
            <text:p text:style-name="P85">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85">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85">Someone could use this fable to an angry and ill tempered <text:s/>old man.</text:p>
            <text:p text:style-name="P37"><text:span text:style-name="AncientGreek_3a__20_Ἀρχαία_20_ἑλληνικά"><text:span text:style-name="T28">ἀνύοντας</text:span></text:span><text:span text:style-name="AncientGreek_3a__20_Ἀρχαία_20_ἑλληνικά"><text:span text:style-name="T29"> = ἀνύω</text:span></text:span><text:span text:style-name="AncientGreek_3a__20_Ἀρχαία_20_ἑλληνικά"><text:span text:style-name="T16">: accomplish, come to the last stage</text:span></text:span></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6">Κριθὴ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ἵππου</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ἱπποκόμος</text:span></text:span><text:span text:style-name="AncientGreek_3a__20_Ἀρχαία_20_ἑλληνικά"><text:span text:style-name="T39"> </text:span></text:span><text:span text:style-name="AncientGreek_3a__20_Ἀρχαία_20_ἑλληνικά"><text:span text:style-name="T6">κλέπτω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ωλῶν</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ἵππον</text:span></text:span><text:span text:style-name="AncientGreek_3a__20_Ἀρχαία_20_ἑλληνικά"><text:span text:style-name="T39"> </text:span></text:span><text:span text:style-name="AncientGreek_3a__20_Ἀρχαία_20_ἑλληνικά"><text:span text:style-name="T6">ἔτριβε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ἐκτένιζεν</text:span></text:span><text:span text:style-name="AncientGreek_3a__20_Ἀρχαία_20_ἑλληνικά"><text:span text:style-name="T39"> </text:span></text:span><text:span text:style-name="AncientGreek_3a__20_Ἀρχαία_20_ἑλληνικά"><text:span text:style-name="T6">πᾶσαν</text:span></text:span><text:span text:style-name="AncientGreek_3a__20_Ἀρχαία_20_ἑλληνικά"><text:span text:style-name="T39"> </text:span></text:span><text:span text:style-name="AncientGreek_3a__20_Ἀρχαία_20_ἑλληνικά"><text:span text:style-name="T6">ἡμέρα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ἵππος</text:span></text:span><text:span text:style-name="AncientGreek_3a__20_Ἀρχαία_20_ἑλληνικά"><text:span text:style-name="T39">· «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θέλεις</text:span></text:span><text:span text:style-name="AncientGreek_3a__20_Ἀρχαία_20_ἑλληνικά"><text:span text:style-name="T39"> </text:span></text:span><text:span text:style-name="AncientGreek_3a__20_Ἀρχαία_20_ἑλληνικά"><text:span text:style-name="T6">ἀληθῶς</text:span></text:span><text:span text:style-name="AncientGreek_3a__20_Ἀρχαία_20_ἑλληνικά"><text:span text:style-name="T39"> </text:span></text:span><text:span text:style-name="AncientGreek_3a__20_Ἀρχαία_20_ἑλληνικά"><text:span text:style-name="T6">καλὸν</text:span></text:span><text:span text:style-name="AncientGreek_3a__20_Ἀρχαία_20_ἑλληνικά"><text:span text:style-name="T39"> </text:span></text:span><text:span text:style-name="AncientGreek_3a__20_Ἀρχαία_20_ἑλληνικά"><text:span text:style-name="T6">εἶναί</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κριθὴ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τρέφουσάν</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πώλει</text:span></text:span><text:span text:style-name="AncientGreek_3a__20_Ἀρχαία_20_ἑλληνικά"><text:span text:style-name="T39">. »</text:span></text:span></text:p>
            <text:p text:style-name="P37"><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πλεονέκται</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πιθανοῖς</text:span></text:span><text:span text:style-name="AncientGreek_3a__20_Ἀρχαία_20_ἑλληνικά"><text:span text:style-name="T39"> </text:span></text:span><text:span text:style-name="AncientGreek_3a__20_Ἀρχαία_20_ἑλληνικά"><text:span text:style-name="T6">λόγοι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αῖς</text:span></text:span><text:span text:style-name="AncientGreek_3a__20_Ἀρχαία_20_ἑλληνικά"><text:span text:style-name="T39"> </text:span></text:span><text:span text:style-name="AncientGreek_3a__20_Ἀρχαία_20_ἑλληνικά"><text:span text:style-name="T6">κολακείαι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πένητας</text:span></text:span><text:span text:style-name="AncientGreek_3a__20_Ἀρχαία_20_ἑλληνικά"><text:span text:style-name="T39"> </text:span></text:span><text:span text:style-name="AncientGreek_3a__20_Ἀρχαία_20_ἑλληνικά"><text:span text:style-name="T6">δελεάζοντες</text:span></text:span><text:span text:style-name="AncientGreek_3a__20_Ἀρχαία_20_ἑλληνικά"><text:span text:style-name="T39"> </text:span></text:span><text:span text:style-name="AncientGreek_3a__20_Ἀρχαία_20_ἑλληνικά"><text:span text:style-name="T6">ἀποστεροῦσιν</text:span></text:span><text:span text:style-name="AncientGreek_3a__20_Ἀρχαία_20_ἑλληνικά"><text:span text:style-name="T39"> </text:span></text:span><text:span text:style-name="AncientGreek_3a__20_Ἀρχαία_20_ἑλληνικά"><text:span text:style-name="T6">αὐτοὺ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ἀναγκαίας</text:span></text:span><text:span text:style-name="AncientGreek_3a__20_Ἀρχαία_20_ἑλληνικά"><text:span text:style-name="T39"> </text:span></text:span><text:span text:style-name="AncientGreek_3a__20_Ἀρχαία_20_ἑλληνικά"><text:span text:style-name="T6">χρείας</text:span></text:span><text:span text:style-name="AncientGreek_3a__20_Ἀρχαία_20_ἑλληνικά"><text:span text:style-name="T39">.</text:span></text:span></text:p>
          </table:table-cell>
          <table:table-cell table:style-name="Table1.A1" office:value-type="string">
            <text:p text:style-name="P75">A Horse and A Horse Groom</text:p>
            <text:p text:style-name="P7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21">Because greedy people seduce poor people with their persuasice words and flatteries, while depriving them even of their necessary needs.<text:line-break/> </text:span></text:span><text:span text:style-name="AncientGreek_3a__20_Ἀρχαία_20_ἑλληνικά"><text:span text:style-name="T24">ἐκτένιζεν </text:span></text:span><text:span text:style-name="AncientGreek_3a__20_Ἀρχαία_20_ἑλληνικά"><text:span text:style-name="T30">= </text:span></text:span><text:span text:style-name="AncientGreek_3a__20_Ἀρχαία_20_ἑλληνικά"><text:span text:style-name="T17">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6">Ἄνθρωπός</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εἶχεν</text:span></text:span><text:span text:style-name="AncientGreek_3a__20_Ἀρχαία_20_ἑλληνικά"><text:span text:style-name="T39"> </text:span></text:span><text:span text:style-name="AncientGreek_3a__20_Ἀρχαία_20_ἑλληνικά"><text:span text:style-name="T6">ἵππ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ὄνον</text:span></text:span><text:span text:style-name="AncientGreek_3a__20_Ἀρχαία_20_ἑλληνικά"><text:span text:style-name="T39">. </text:span></text:span><text:span text:style-name="AncientGreek_3a__20_Ἀρχαία_20_ἑλληνικά"><text:span text:style-name="T6">Ὁδευόντων</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ὁδῷ</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ὄνος</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ἵππῳ</text:span></text:span><text:span text:style-name="AncientGreek_3a__20_Ἀρχαία_20_ἑλληνικά"><text:span text:style-name="T39">· « </text:span></text:span><text:span text:style-name="AncientGreek_3a__20_Ἀρχαία_20_ἑλληνικά"><text:span text:style-name="T6">Ἆρον</text:span></text:span><text:span text:style-name="AncientGreek_3a__20_Ἀρχαία_20_ἑλληνικά"><text:span text:style-name="T39"> </text:span></text:span><text:span text:style-name="AncientGreek_3a__20_Ἀρχαία_20_ἑλληνικά"><text:span text:style-name="T6">ἐκ</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ἐμοῦ</text:span></text:span><text:span text:style-name="AncientGreek_3a__20_Ἀρχαία_20_ἑλληνικά"><text:span text:style-name="T39"> </text:span></text:span><text:span text:style-name="AncientGreek_3a__20_Ἀρχαία_20_ἑλληνικά"><text:span text:style-name="T6">βάρους</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θέλεις</text:span></text:span><text:span text:style-name="AncientGreek_3a__20_Ἀρχαία_20_ἑλληνικά"><text:span text:style-name="T39"> </text:span></text:span><text:span text:style-name="AncientGreek_3a__20_Ἀρχαία_20_ἑλληνικά"><text:span text:style-name="T6">εἶναί</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σῶν</text:span></text:span><text:span text:style-name="AncientGreek_3a__20_Ἀρχαία_20_ἑλληνικά"><text:span text:style-name="T39">. »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πείσθη</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ὄνος</text:span></text:span><text:span text:style-name="AncientGreek_3a__20_Ἀρχαία_20_ἑλληνικά"><text:span text:style-name="T39"> </text:span></text:span><text:span text:style-name="AncientGreek_3a__20_Ἀρχαία_20_ἑλληνικά"><text:span text:style-name="T6">πεσὼν</text:span></text:span><text:span text:style-name="AncientGreek_3a__20_Ἀρχαία_20_ἑλληνικά"><text:span text:style-name="T39"> </text:span></text:span><text:span text:style-name="AncientGreek_3a__20_Ἀρχαία_20_ἑλληνικά"><text:span text:style-name="T6">ἐκ</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κόπου</text:span></text:span><text:span text:style-name="AncientGreek_3a__20_Ἀρχαία_20_ἑλληνικά"><text:span text:style-name="T39"> </text:span></text:span><text:span text:style-name="AncientGreek_3a__20_Ἀρχαία_20_ἑλληνικά"><text:span text:style-name="T6">ἐτελεύτησε</text:span></text:span><text:span text:style-name="AncientGreek_3a__20_Ἀρχαία_20_ἑλληνικά"><text:span text:style-name="T39">. </text:span></text:span><text:span text:style-name="AncientGreek_3a__20_Ἀρχαία_20_ἑλληνικά"><text:span text:style-name="T6">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6">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74"><text:span text:style-name="Default_20_Paragraph_20_Font"><text:span text:style-name="T27">Α</text:span></text:span><text:span text:style-name="Default_20_Paragraph_20_Font"><text:span text:style-name="T26"> HORSE AND </text:span></text:span><text:span text:style-name="Default_20_Paragraph_20_Font"><text:span text:style-name="T27">Α</text:span></text:span><text:span text:style-name="Default_20_Paragraph_20_Font"><text:span text:style-name="T26"> DONKEY</text:span></text:span></text:p>
            <text:p text:style-name="P69">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69"/>
            <text:p text:style-name="P37"><text:span text:style-name="Default_20_Paragraph_20_Font"><text:span text:style-name="T8">The fable shows that, if the great make common cause with the small, both will be preserved in life.<text:line-break/> </text:span></text:span><text:span text:style-name="AncientGreek_3a__20_Ἀρχαία_20_ἑλληνικά"><text:span text:style-name="T6">σῶν</text:span></text:span><text:span text:style-name="AncientGreek_3a__20_Ἀρχαία_20_ἑλληνικά"><text:span text:style-name="T39"> = σῶς</text:span></text:span><text:span text:style-name="AncientGreek_3a__20_Ἀρχαία_20_ἑλληνικά"><text:span text:style-name="T18">: safe, alive, well<text:line-break/> </text:span></text:span><text:span text:style-name="AncientGreek_3a__20_Ἀρχαία_20_ἑλληνικά"><text:span text:style-name="T14">δοράν</text:span></text:span><text:span text:style-name="AncientGreek_3a__20_Ἀρχαία_20_ἑλληνικά"><text:span text:style-name="T18">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6">Ἵππον</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ἑαυτοῦ</text:span></text:span><text:span text:style-name="AncientGreek_3a__20_Ἀρχαία_20_ἑλληνικά"><text:span text:style-name="T39"> </text:span></text:span><text:span text:style-name="AncientGreek_3a__20_Ἀρχαία_20_ἑλληνικά"><text:span text:style-name="T6">στρατιώτης</text:span></text:span><text:span text:style-name="AncientGreek_3a__20_Ἀρχαία_20_ἑλληνικά"><text:span text:style-name="T39">, </text:span></text:span><text:span text:style-name="AncientGreek_3a__20_Ἀρχαία_20_ἑλληνικά"><text:span text:style-name="T6">ἕως</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καιρὸς</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πολέμου</text:span></text:span><text:span text:style-name="AncientGreek_3a__20_Ἀρχαία_20_ἑλληνικά"><text:span text:style-name="T39"> </text:span></text:span><text:span text:style-name="AncientGreek_3a__20_Ἀρχαία_20_ἑλληνικά"><text:span text:style-name="T6">ἦν</text:span></text:span><text:span text:style-name="AncientGreek_3a__20_Ἀρχαία_20_ἑλληνικά"><text:span text:style-name="T39">, </text:span></text:span><text:span text:style-name="AncientGreek_3a__20_Ἀρχαία_20_ἑλληνικά"><text:span text:style-name="T6">ἐκρίθιζεν</text:span></text:span><text:span text:style-name="AncientGreek_3a__20_Ἀρχαία_20_ἑλληνικά"><text:span text:style-name="T39">, </text:span></text:span><text:span text:style-name="AncientGreek_3a__20_Ἀρχαία_20_ἑλληνικά"><text:span text:style-name="T6">ἔχων</text:span></text:span><text:span text:style-name="AncientGreek_3a__20_Ἀρχαία_20_ἑλληνικά"><text:span text:style-name="T39"> </text:span></text:span><text:span text:style-name="AncientGreek_3a__20_Ἀρχαία_20_ἑλληνικά"><text:span text:style-name="T6">συνεργὸ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αῖς</text:span></text:span><text:span text:style-name="AncientGreek_3a__20_Ἀρχαία_20_ἑλληνικά"><text:span text:style-name="T39"> </text:span></text:span><text:span text:style-name="AncientGreek_3a__20_Ἀρχαία_20_ἑλληνικά"><text:span text:style-name="T6">ἀνάγκαις</text:span></text:span><text:span text:style-name="AncientGreek_3a__20_Ἀρχαία_20_ἑλληνικά"><text:span text:style-name="T39">. </text:span></text:span><text:span text:style-name="AncientGreek_3a__20_Ἀρχαία_20_ἑλληνικά"><text:span text:style-name="T6">Ὅτε</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πόλεμος</text:span></text:span><text:span text:style-name="AncientGreek_3a__20_Ἀρχαία_20_ἑλληνικά"><text:span text:style-name="T39"> </text:span></text:span><text:span text:style-name="AncientGreek_3a__20_Ἀρχαία_20_ἑλληνικά"><text:span text:style-name="T6">κατέπαυσε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δουλείας</text:span></text:span><text:span text:style-name="AncientGreek_3a__20_Ἀρχαία_20_ἑλληνικά"><text:span text:style-name="T39"> </text:span></text:span><text:span text:style-name="AncientGreek_3a__20_Ἀρχαία_20_ἑλληνικά"><text:span text:style-name="T6">τινὰ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φόρτους</text:span></text:span><text:span text:style-name="AncientGreek_3a__20_Ἀρχαία_20_ἑλληνικά"><text:span text:style-name="T39"> </text:span></text:span><text:span text:style-name="AncientGreek_3a__20_Ἀρχαία_20_ἑλληνικά"><text:span text:style-name="T6">βαρεῖ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ἵππος</text:span></text:span><text:span text:style-name="AncientGreek_3a__20_Ἀρχαία_20_ἑλληνικά"><text:span text:style-name="T39"> </text:span></text:span><text:span text:style-name="AncientGreek_3a__20_Ἀρχαία_20_ἑλληνικά"><text:span text:style-name="T6">ὑπούργει</text:span></text:span><text:span text:style-name="AncientGreek_3a__20_Ἀρχαία_20_ἑλληνικά"><text:span text:style-name="T39">, ἀχύρῳ </text:span></text:span><text:span text:style-name="AncientGreek_3a__20_Ἀρχαία_20_ἑλληνικά"><text:span text:style-name="T6">μόνῳ</text:span></text:span><text:span text:style-name="AncientGreek_3a__20_Ἀρχαία_20_ἑλληνικά"><text:span text:style-name="T39"> </text:span></text:span><text:span text:style-name="AncientGreek_3a__20_Ἀρχαία_20_ἑλληνικά"><text:span text:style-name="T6">τρεφόμενος</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πόλεμος</text:span></text:span><text:span text:style-name="AncientGreek_3a__20_Ἀρχαία_20_ἑλληνικά"><text:span text:style-name="T39"> </text:span></text:span><text:span text:style-name="AncientGreek_3a__20_Ἀρχαία_20_ἑλληνικά"><text:span text:style-name="T6">ἠκούσθη</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σάλπιγξ</text:span></text:span><text:span text:style-name="AncientGreek_3a__20_Ἀρχαία_20_ἑλληνικά"><text:span text:style-name="T39"> </text:span></text:span><text:span text:style-name="AncientGreek_3a__20_Ἀρχαία_20_ἑλληνικά"><text:span text:style-name="T6">ἐφώνει</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ἵππον</text:span></text:span><text:span text:style-name="AncientGreek_3a__20_Ἀρχαία_20_ἑλληνικά"><text:span text:style-name="T39"> </text:span></text:span><text:span text:style-name="AncientGreek_3a__20_Ἀρχαία_20_ἑλληνικά"><text:span text:style-name="T6">χαλινώσα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εσπότη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ὸς</text:span></text:span><text:span text:style-name="AncientGreek_3a__20_Ἀρχαία_20_ἑλληνικά"><text:span text:style-name="T39"> </text:span></text:span><text:span text:style-name="AncientGreek_3a__20_Ἀρχαία_20_ἑλληνικά"><text:span text:style-name="T6">καθοπλισθεὶς</text:span></text:span><text:span text:style-name="AncientGreek_3a__20_Ἀρχαία_20_ἑλληνικά"><text:span text:style-name="T39"> </text:span></text:span><text:span text:style-name="AncientGreek_3a__20_Ἀρχαία_20_ἑλληνικά"><text:span text:style-name="T6">ἐπέβη</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συνεχῶς</text:span></text:span><text:span text:style-name="AncientGreek_3a__20_Ἀρχαία_20_ἑλληνικά"><text:span text:style-name="T39"> </text:span></text:span><text:span text:style-name="AncientGreek_3a__20_Ἀρχαία_20_ἑλληνικά"><text:span text:style-name="T6">κατέπιπτε</text:span></text:span><text:span text:style-name="AncientGreek_3a__20_Ἀρχαία_20_ἑλληνικά"><text:span text:style-name="T39"> </text:span></text:span><text:span text:style-name="AncientGreek_3a__20_Ἀρχαία_20_ἑλληνικά"><text:span text:style-name="T6">μηδὲν</text:span></text:span><text:span text:style-name="AncientGreek_3a__20_Ἀρχαία_20_ἑλληνικά"><text:span text:style-name="T39"> </text:span></text:span><text:span text:style-name="AncientGreek_3a__20_Ἀρχαία_20_ἑλληνικά"><text:span text:style-name="T6">ἰσχύω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δεσπότῃ</text:span></text:span><text:span text:style-name="AncientGreek_3a__20_Ἀρχαία_20_ἑλληνικά"><text:span text:style-name="T39">· « </text:span></text:span><text:span text:style-name="AncientGreek_3a__20_Ἀρχαία_20_ἑλληνικά"><text:span text:style-name="T6">Ἄπελθε</text:span></text:span><text:span text:style-name="AncientGreek_3a__20_Ἀρχαία_20_ἑλληνικά"><text:span text:style-name="T39"> </text:span></text:span><text:span text:style-name="AncientGreek_3a__20_Ἀρχαία_20_ἑλληνικά"><text:span text:style-name="T6">μετὰ</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εζῶ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ὁπλιτῶν</text:span></text:span><text:span text:style-name="AncientGreek_3a__20_Ἀρχαία_20_ἑλληνικά"><text:span text:style-name="T39"> </text:span></text:span><text:span text:style-name="AncientGreek_3a__20_Ἀρχαία_20_ἑλληνικά"><text:span text:style-name="T6">ἄρτι</text:span></text:span><text:span text:style-name="AncientGreek_3a__20_Ἀρχαία_20_ἑλληνικά"><text:span text:style-name="T39">· </text:span></text:span><text:span text:style-name="AncientGreek_3a__20_Ἀρχαία_20_ἑλληνικά"><text:span text:style-name="T6">σὺ</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ἀφ᾿</text:span></text:span><text:span text:style-name="AncientGreek_3a__20_Ἀρχαία_20_ἑλληνικά"><text:span text:style-name="T39"> </text:span></text:span><text:span text:style-name="AncientGreek_3a__20_Ἀρχαία_20_ἑλληνικά"><text:span text:style-name="T6">ἵππου</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ὄνον</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μετεποίησ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ῶς</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ἐξ</text:span></text:span><text:span text:style-name="AncientGreek_3a__20_Ἀρχαία_20_ἑλληνικά"><text:span text:style-name="T39"> </text:span></text:span><text:span text:style-name="AncientGreek_3a__20_Ἀρχαία_20_ἑλληνικά"><text:span text:style-name="T6">ὄνου</text:span></text:span><text:span text:style-name="AncientGreek_3a__20_Ἀρχαία_20_ἑλληνικά"><text:span text:style-name="T39"> </text:span></text:span><text:span text:style-name="AncientGreek_3a__20_Ἀρχαία_20_ἑλληνικά"><text:span text:style-name="T6">ἵππον</text:span></text:span><text:span text:style-name="AncientGreek_3a__20_Ἀρχαία_20_ἑλληνικά"><text:span text:style-name="T39"> </text:span></text:span><text:span text:style-name="AncientGreek_3a__20_Ἀρχαία_20_ἑλληνικά"><text:span text:style-name="T6">θέλεις</text:span></text:span><text:span text:style-name="AncientGreek_3a__20_Ἀρχαία_20_ἑλληνικά"><text:span text:style-name="T39"> </text:span></text:span><text:span text:style-name="AncientGreek_3a__20_Ἀρχαία_20_ἑλληνικά"><text:span text:style-name="T6">ἔχειν</text:span></text:span><text:span text:style-name="AncientGreek_3a__20_Ἀρχαία_20_ἑλληνικά"><text:span text:style-name="T39">;»</text:span></text:span></text:p>
            <text:p text:style-name="P37"><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καιρῷ</text:span></text:span><text:span text:style-name="AncientGreek_3a__20_Ἀρχαία_20_ἑλληνικά"><text:span text:style-name="T39"> </text:span></text:span><text:span text:style-name="AncientGreek_3a__20_Ἀρχαία_20_ἑλληνικά"><text:span text:style-name="T6">ἀδεί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νέσεως</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συμφορῶν</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δεῖ</text:span></text:span><text:span text:style-name="AncientGreek_3a__20_Ἀρχαία_20_ἑλληνικά"><text:span text:style-name="T39"> </text:span></text:span><text:span text:style-name="AncientGreek_3a__20_Ἀρχαία_20_ἑλληνικά"><text:span text:style-name="T6">ἐπιλανθάνεσθαι</text:span></text:span><text:span text:style-name="AncientGreek_3a__20_Ἀρχαία_20_ἑλληνικά"><text:span text:style-name="T39">.</text:span></text:span></text:p>
          </table:table-cell>
          <table:table-cell table:style-name="Table1.A1" office:value-type="string">
            <text:p text:style-name="P74"><text:span text:style-name="Default_20_Paragraph_20_Font"><text:span text:style-name="T26">A Horse and A Soldier</text:span></text:span></text:p>
            <text:p text:style-name="P7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76"/>
            <text:p text:style-name="P37"><text:span text:style-name="Default_20_Paragraph_20_Font"><text:span text:style-name="T21">Bacause in the times of safety and remission, one must not forget misfortune.<text:line-break/><text:line-break/> </text:span></text:span><text:span text:style-name="AncientGreek_3a__20_Ἀρχαία_20_ἑλληνικά"><text:span text:style-name="T24">θέλεις</text:span></text:span><text:span text:style-name="AncientGreek_3a__20_Ἀρχαία_20_ἑλληνικά"><text:span text:style-name="T30"> = θέλω: can often mean to intend. Much like μέλλω<text:line-break/>ἀνέσεως = ἄνεσις</text:span></text:span><text:span text:style-name="AncientGreek_3a__20_Ἀρχαία_20_ἑλληνικά"><text:span text:style-name="T17">: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καρτερία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ἰσχὺ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συχίαν</text:span></text:span><text:span text:style-name="AncientGreek_3a__20_Ἀρχαία_20_ἑλληνικά"><text:span text:style-name="T39"> </text:span></text:span><text:span text:style-name="AncientGreek_3a__20_Ἀρχαία_20_ἑλληνικά"><text:span text:style-name="T6">κάλαμ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ἐλαία</text:span></text:span><text:span text:style-name="AncientGreek_3a__20_Ἀρχαία_20_ἑλληνικά"><text:span text:style-name="T39"> </text:span></text:span><text:span text:style-name="AncientGreek_3a__20_Ἀρχαία_20_ἑλληνικά"><text:span text:style-name="T6">ἤριζο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αλάμου</text:span></text:span><text:span text:style-name="AncientGreek_3a__20_Ἀρχαία_20_ἑλληνικά"><text:span text:style-name="T39"> </text:span></text:span><text:span text:style-name="AncientGreek_3a__20_Ἀρχαία_20_ἑλληνικά"><text:span text:style-name="T6">ὀνειδιζομένου</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ἐλαίας</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ἀδυνάτου</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ῥᾳδίως</text:span></text:span><text:span text:style-name="AncientGreek_3a__20_Ἀρχαία_20_ἑλληνικά"><text:span text:style-name="T39"> </text:span></text:span><text:span text:style-name="AncientGreek_3a__20_Ἀρχαία_20_ἑλληνικά"><text:span text:style-name="T6">ὑποκλινομένου</text:span></text:span><text:span text:style-name="AncientGreek_3a__20_Ἀρχαία_20_ἑλληνικά"><text:span text:style-name="T39"> </text:span></text:span><text:span text:style-name="AncientGreek_3a__20_Ἀρχαία_20_ἑλληνικά"><text:span text:style-name="T6">πᾶσι</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ἀνέμοι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κάλαμος</text:span></text:span><text:span text:style-name="AncientGreek_3a__20_Ἀρχαία_20_ἑλληνικά"><text:span text:style-name="T39"> </text:span></text:span><text:span text:style-name="AncientGreek_3a__20_Ἀρχαία_20_ἑλληνικά"><text:span text:style-name="T6">σιωπῶ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φθέγξατο</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μικρὸν</text:span></text:span><text:span text:style-name="AncientGreek_3a__20_Ἀρχαία_20_ἑλληνικά"><text:span text:style-name="T39"> </text:span></text:span><text:span text:style-name="AncientGreek_3a__20_Ἀρχαία_20_ἑλληνικά"><text:span text:style-name="T6">ὑπομείνας</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ἄνεμος</text:span></text:span><text:span text:style-name="AncientGreek_3a__20_Ἀρχαία_20_ἑλληνικά"><text:span text:style-name="T39"> </text:span></text:span><text:span text:style-name="AncientGreek_3a__20_Ἀρχαία_20_ἑλληνικά"><text:span text:style-name="T6">ἔπνευσεν</text:span></text:span><text:span text:style-name="AncientGreek_3a__20_Ἀρχαία_20_ἑλληνικά"><text:span text:style-name="T39"> </text:span></text:span><text:span text:style-name="AncientGreek_3a__20_Ἀρχαία_20_ἑλληνικά"><text:span text:style-name="T6">ἰσχυρό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κάλαμος</text:span></text:span><text:span text:style-name="AncientGreek_3a__20_Ἀρχαία_20_ἑλληνικά"><text:span text:style-name="T39"> </text:span></text:span><text:span text:style-name="AncientGreek_3a__20_Ἀρχαία_20_ἑλληνικά"><text:span text:style-name="T6">ὑποσεισθεὶ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ὑποκλινθεὶς</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ἀνέμοις</text:span></text:span><text:span text:style-name="AncientGreek_3a__20_Ἀρχαία_20_ἑλληνικά"><text:span text:style-name="T39"> </text:span></text:span><text:span text:style-name="AncientGreek_3a__20_Ἀρχαία_20_ἑλληνικά"><text:span text:style-name="T6">ῥᾳδίως</text:span></text:span><text:span text:style-name="AncientGreek_3a__20_Ἀρχαία_20_ἑλληνικά"><text:span text:style-name="T39"> </text:span></text:span><text:span text:style-name="AncientGreek_3a__20_Ἀρχαία_20_ἑλληνικά"><text:span text:style-name="T6">διεσώθη</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text:span></text:span><text:span text:style-name="AncientGreek_3a__20_Ἀρχαία_20_ἑλληνικά"><text:span text:style-name="T39"> </text:span></text:span><text:span text:style-name="AncientGreek_3a__20_Ἀρχαία_20_ἑλληνικά"><text:span text:style-name="T6">ἐλαία</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ἀντέτεινε</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ἀνέμοις</text:span></text:span><text:span text:style-name="AncientGreek_3a__20_Ἀρχαία_20_ἑλληνικά"><text:span text:style-name="T39">, </text:span></text:span><text:span text:style-name="AncientGreek_3a__20_Ἀρχαία_20_ἑλληνικά"><text:span text:style-name="T6">κατεκλάσθη</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βίᾳ</text:span></text:span><text:span text:style-name="AncientGreek_3a__20_Ἀρχαία_20_ἑλληνικά"><text:span text:style-name="T39">.</text:span></text:span></text:p>
            <text:p text:style-name="P3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μῦθ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καιρῷ</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κρείττοσιν</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ἀνθιστάμενοι</text:span></text:span><text:span text:style-name="AncientGreek_3a__20_Ἀρχαία_20_ἑλληνικά"><text:span text:style-name="T39"> </text:span></text:span><text:span text:style-name="AncientGreek_3a__20_Ἀρχαία_20_ἑλληνικά"><text:span text:style-name="T6">κρείττους</text:span></text:span><text:span text:style-name="AncientGreek_3a__20_Ἀρχαία_20_ἑλληνικά"><text:span text:style-name="T39"> </text:span></text:span><text:span text:style-name="AncientGreek_3a__20_Ἀρχαία_20_ἑλληνικά"><text:span text:style-name="T6">εἰσ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μείζονας</text:span></text:span><text:span text:style-name="AncientGreek_3a__20_Ἀρχαία_20_ἑλληνικά"><text:span text:style-name="T39"> </text:span></text:span><text:span text:style-name="AncientGreek_3a__20_Ἀρχαία_20_ἑλληνικά"><text:span text:style-name="T6">φιλονεικούντων</text:span></text:span><text:span text:style-name="AncientGreek_3a__20_Ἀρχαία_20_ἑλληνικά"><text:span text:style-name="T39">.</text:span></text:span></text:p>
          </table:table-cell>
          <table:table-cell table:style-name="Table1.A1" office:value-type="string">
            <text:p text:style-name="P75">A Reed and An Olive Tree</text:p>
            <text:p text:style-name="P69">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69"/>
            <text:p text:style-name="P69">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6">Διέβαινε</text:span></text:span><text:span text:style-name="AncientGreek_3a__20_Ἀρχαία_20_ἑλληνικά"><text:span text:style-name="T39"> </text:span></text:span><text:span text:style-name="AncientGreek_3a__20_Ἀρχαία_20_ἑλληνικά"><text:span text:style-name="T6">ποταμὸν</text:span></text:span><text:span text:style-name="AncientGreek_3a__20_Ἀρχαία_20_ἑλληνικά"><text:span text:style-name="T39"> </text:span></text:span><text:span text:style-name="AncientGreek_3a__20_Ἀρχαία_20_ἑλληνικά"><text:span text:style-name="T6">κάμηλος</text:span></text:span><text:span text:style-name="AncientGreek_3a__20_Ἀρχαία_20_ἑλληνικά"><text:span text:style-name="T39"> </text:span></text:span><text:span text:style-name="AncientGreek_3a__20_Ἀρχαία_20_ἑλληνικά"><text:span text:style-name="T6">ὀξὺ</text:span></text:span><text:span text:style-name="AncientGreek_3a__20_Ἀρχαία_20_ἑλληνικά"><text:span text:style-name="T39"> </text:span></text:span><text:span text:style-name="AncientGreek_3a__20_Ἀρχαία_20_ἑλληνικά"><text:span text:style-name="T6">ῥέοντα</text:span></text:span><text:span text:style-name="AncientGreek_3a__20_Ἀρχαία_20_ἑλληνικά"><text:span text:style-name="T39">. </text:span></text:span><text:span text:style-name="AncientGreek_3a__20_Ἀρχαία_20_ἑλληνικά"><text:span text:style-name="T6">Ἀφοδεύσασ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κόπρον</text:span></text:span><text:span text:style-name="AncientGreek_3a__20_Ἀρχαία_20_ἑλληνικά"><text:span text:style-name="T39"> </text:span></text:span><text:span text:style-name="AncientGreek_3a__20_Ἀρχαία_20_ἑλληνικά"><text:span text:style-name="T6">εὐθὺς</text:span></text:span><text:span text:style-name="AncientGreek_3a__20_Ἀρχαία_20_ἑλληνικά"><text:span text:style-name="T39"> </text:span></text:span><text:span text:style-name="AncientGreek_3a__20_Ἀρχαία_20_ἑλληνικά"><text:span text:style-name="T6">ἔμπροσθεν</text:span></text:span><text:span text:style-name="AncientGreek_3a__20_Ἀρχαία_20_ἑλληνικά"><text:span text:style-name="T39"> </text:span></text:span><text:span text:style-name="AncientGreek_3a__20_Ἀρχαία_20_ἑλληνικά"><text:span text:style-name="T6">αὐτῆς</text:span></text:span><text:span text:style-name="AncientGreek_3a__20_Ἀρχαία_20_ἑλληνικά"><text:span text:style-name="T39"> </text:span></text:span><text:span text:style-name="AncientGreek_3a__20_Ἀρχαία_20_ἑλληνικά"><text:span text:style-name="T6">ἰδοῦσα</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ὀξὺ</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ῥεύματος</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ὄπισθέν</text:span></text:span><text:span text:style-name="AncientGreek_3a__20_Ἀρχαία_20_ἑλληνικά"><text:span text:style-name="T39"> </text:span></text:span><text:span text:style-name="AncientGreek_3a__20_Ἀρχαία_20_ἑλληνικά"><text:span text:style-name="T6">μου</text:span></text:span><text:span text:style-name="AncientGreek_3a__20_Ἀρχαία_20_ἑλληνικά"><text:span text:style-name="T39"> </text:span></text:span><text:span text:style-name="AncientGreek_3a__20_Ἀρχαία_20_ἑλληνικά"><text:span text:style-name="T6">ἔμπροσθέν</text:span></text:span><text:span text:style-name="AncientGreek_3a__20_Ἀρχαία_20_ἑλληνικά"><text:span text:style-name="T39"> </text:span></text:span><text:span text:style-name="AncientGreek_3a__20_Ἀρχαία_20_ἑλληνικά"><text:span text:style-name="T6">μου</text:span></text:span><text:span text:style-name="AncientGreek_3a__20_Ἀρχαία_20_ἑλληνικά"><text:span text:style-name="T39"> </text:span></text:span><text:span text:style-name="AncientGreek_3a__20_Ἀρχαία_20_ἑλληνικά"><text:span text:style-name="T6">νῦν</text:span></text:span><text:span text:style-name="AncientGreek_3a__20_Ἀρχαία_20_ἑλληνικά"><text:span text:style-name="T39"> </text:span></text:span><text:span text:style-name="AncientGreek_3a__20_Ἀρχαία_20_ἑλληνικά"><text:span text:style-name="T6">ὁρῶ</text:span></text:span><text:span text:style-name="AncientGreek_3a__20_Ἀρχαία_20_ἑλληνικά"><text:span text:style-name="T39"> </text:span></text:span><text:span text:style-name="AncientGreek_3a__20_Ἀρχαία_20_ἑλληνικά"><text:span text:style-name="T6">διερχόμενα</text:span></text:span><text:span text:style-name="AncientGreek_3a__20_Ἀρχαία_20_ἑλληνικά"><text:span text:style-name="T39">.</text:span></text:span></text:p>
            <text:p text:style-name="P37"><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πόλει</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ᾗ</text:span></text:span><text:span text:style-name="AncientGreek_3a__20_Ἀρχαία_20_ἑλληνικά"><text:span text:style-name="T39"> </text:span></text:span><text:span text:style-name="AncientGreek_3a__20_Ἀρχαία_20_ἑλληνικά"><text:span text:style-name="T6">ἔσχατο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ἄφρονες</text:span></text:span><text:span text:style-name="AncientGreek_3a__20_Ἀρχαία_20_ἑλληνικά"><text:span text:style-name="T39"> </text:span></text:span><text:span text:style-name="AncientGreek_3a__20_Ἀρχαία_20_ἑλληνικά"><text:span text:style-name="T6">κρατοῦσιν</text:span></text:span><text:span text:style-name="AncientGreek_3a__20_Ἀρχαία_20_ἑλληνικά"><text:span text:style-name="T39"> </text:span></text:span><text:span text:style-name="AncientGreek_3a__20_Ἀρχαία_20_ἑλληνικά"><text:span text:style-name="T6">ἀντ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ρώτω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φρονίμων</text:span></text:span><text:span text:style-name="AncientGreek_3a__20_Ἀρχαία_20_ἑλληνικά"><text:span text:style-name="T39"> </text:span></text:span><text:span text:style-name="AncientGreek_3a__20_Ἀρχαία_20_ἑλληνικά"><text:span text:style-name="T6">ἁρμόζει</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μῦθος</text:span></text:span><text:span text:style-name="AncientGreek_3a__20_Ἀρχαία_20_ἑλληνικά"><text:span text:style-name="T39">.</text:span></text:span></text:p>
          </table:table-cell>
          <table:table-cell table:style-name="Table1.A1" office:value-type="string">
            <text:p text:style-name="P75">A Camel Deficating in a River</text:p>
            <text:p text:style-name="P69">A camel crossed a swift-flowing river. And having deficated and immediately seeing the dung in front of her because of the swiftness of the current said. "What is this? Those things which [were] behind me I now see pass in front of me.</text:p>
            <text:p text:style-name="P69"/>
            <text:p text:style-name="P69">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λόγων</text:span></text:span><text:span text:style-name="AncientGreek_3a__20_Ἀρχαία_20_ἑλληνικά"><text:span text:style-name="T39"> </text:span></text:span><text:span text:style-name="AncientGreek_3a__20_Ἀρχαία_20_ἑλληνικά"><text:span text:style-name="T6">ζῴων</text:span></text:span><text:span text:style-name="AncientGreek_3a__20_Ἀρχαία_20_ἑλληνικά"><text:span text:style-name="T39"> </text:span></text:span><text:span text:style-name="AncientGreek_3a__20_Ἀρχαία_20_ἑλληνικά"><text:span text:style-name="T6">βουλευομένων</text:span></text:span><text:span text:style-name="AncientGreek_3a__20_Ἀρχαία_20_ἑλληνικά"><text:span text:style-name="T39"> </text:span></text:span><text:span text:style-name="AncientGreek_3a__20_Ἀρχαία_20_ἑλληνικά"><text:span text:style-name="T6">βασιλέα</text:span></text:span><text:span text:style-name="AncientGreek_3a__20_Ἀρχαία_20_ἑλληνικά"><text:span text:style-name="T39"> </text:span></text:span><text:span text:style-name="AncientGreek_3a__20_Ἀρχαία_20_ἑλληνικά"><text:span text:style-name="T6">ἑλέσθαι</text:span></text:span><text:span text:style-name="AncientGreek_3a__20_Ἀρχαία_20_ἑλληνικά"><text:span text:style-name="T39">, </text:span></text:span><text:span text:style-name="AncientGreek_3a__20_Ἀρχαία_20_ἑλληνικά"><text:span text:style-name="T6">κάμηλ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ἐλέφας</text:span></text:span><text:span text:style-name="AncientGreek_3a__20_Ἀρχαία_20_ἑλληνικά"><text:span text:style-name="T39"> </text:span></text:span><text:span text:style-name="AncientGreek_3a__20_Ἀρχαία_20_ἑλληνικά"><text:span text:style-name="T6">καταστάντες</text:span></text:span><text:span text:style-name="AncientGreek_3a__20_Ἀρχαία_20_ἑλληνικά"><text:span text:style-name="T39"> </text:span></text:span><text:span text:style-name="AncientGreek_3a__20_Ἀρχαία_20_ἑλληνικά"><text:span text:style-name="T6">ἐφιλονείκου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μέγεθος</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σώματ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ἰσχὺν</text:span></text:span><text:span text:style-name="AncientGreek_3a__20_Ἀρχαία_20_ἑλληνικά"><text:span text:style-name="T39"> </text:span></text:span><text:span text:style-name="AncientGreek_3a__20_Ἀρχαία_20_ἑλληνικά"><text:span text:style-name="T6">ἐλπίζοντες</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προκρίνεσθαι</text:span></text:span><text:span text:style-name="AncientGreek_3a__20_Ἀρχαία_20_ἑλληνικά"><text:span text:style-name="T39">. </text:span></text:span><text:span text:style-name="AncientGreek_3a__20_Ἀρχαία_20_ἑλληνικά"><text:span text:style-name="T6">Πίθηκ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μφοτέρους</text:span></text:span><text:span text:style-name="AncientGreek_3a__20_Ἀρχαία_20_ἑλληνικά"><text:span text:style-name="T39"> </text:span></text:span><text:span text:style-name="AncientGreek_3a__20_Ἀρχαία_20_ἑλληνικά"><text:span text:style-name="T6">ἀνεπιτηδείους</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κάμηλον</text:span></text:span><text:span text:style-name="AncientGreek_3a__20_Ἀρχαία_20_ἑλληνικά"><text:span text:style-name="T39">, </text:span></text:span><text:span text:style-name="AncientGreek_3a__20_Ἀρχαία_20_ἑλληνικά"><text:span text:style-name="T6">διότι</text:span></text:span><text:span text:style-name="AncientGreek_3a__20_Ἀρχαία_20_ἑλληνικά"><text:span text:style-name="T39"> </text:span></text:span><text:span text:style-name="AncientGreek_3a__20_Ἀρχαία_20_ἑλληνικά"><text:span text:style-name="T6">χολὴ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ἔχει</text:span></text:span><text:span text:style-name="AncientGreek_3a__20_Ἀρχαία_20_ἑλληνικά"><text:span text:style-name="T39"> </text:span></text:span><text:span text:style-name="AncientGreek_3a__20_Ἀρχαία_20_ἑλληνικά"><text:span text:style-name="T6">κατὰ</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δικούντων</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ἐλέφαντα</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δέος</text:span></text:span><text:span text:style-name="AncientGreek_3a__20_Ἀρχαία_20_ἑλληνικά"><text:span text:style-name="T39"> </text:span></text:span><text:span text:style-name="AncientGreek_3a__20_Ἀρχαία_20_ἑλληνικά"><text:span text:style-name="T6">ἐστὶ</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χοιρίδιον</text:span></text:span><text:span text:style-name="AncientGreek_3a__20_Ἀρχαία_20_ἑλληνικά"><text:span text:style-name="T39">, </text:span></text:span><text:span text:style-name="AncientGreek_3a__20_Ἀρχαία_20_ἑλληνικά"><text:span text:style-name="T6">ὃ</text:span></text:span><text:span text:style-name="AncientGreek_3a__20_Ἀρχαία_20_ἑλληνικά"><text:span text:style-name="T39"> </text:span></text:span><text:span text:style-name="AncientGreek_3a__20_Ἀρχαία_20_ἑλληνικά"><text:span text:style-name="T6">δέδοικεν</text:span></text:span><text:span text:style-name="AncientGreek_3a__20_Ἀρχαία_20_ἑλληνικά"><text:span text:style-name="T39">, </text:span></text:span><text:span text:style-name="AncientGreek_3a__20_Ἀρχαία_20_ἑλληνικά"><text:span text:style-name="T6">ἡμῖν</text:span></text:span><text:span text:style-name="AncientGreek_3a__20_Ἀρχαία_20_ἑλληνικά"><text:span text:style-name="T39"> </text:span></text:span><text:span text:style-name="AncientGreek_3a__20_Ἀρχαία_20_ἑλληνικά"><text:span text:style-name="T6">ἐπιτιθῆται</text:span></text:span><text:span text:style-name="AncientGreek_3a__20_Ἀρχαία_20_ἑλληνικά"><text:span text:style-name="T39">.</text:span></text:span></text:p>
            <text:p text:style-name="P49"><text:span text:style-name="AncientGreek_3a__20_Ἀρχαία_20_ἑλληνικά"><text:span text:style-name="T6">Ὁ λόγος δηλοῖ ὅτι πολλοὶ καὶ τῶν μεγίστων πραγμάτων διὰ μικρὰν αἰτίαν κωλύονται.</text:span></text:span></text:p>
          </table:table-cell>
          <table:table-cell table:style-name="Table1.A1" office:value-type="string">
            <text:p text:style-name="P74"><text:span text:style-name="Default_20_Paragraph_20_Font"><text:span text:style-name="T26">A Camel, An Elephant and A Monkey</text:span></text:span></text:p>
            <text:p text:style-name="P69">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69"/>
            <text:p text:style-name="P37"><text:span text:style-name="Default_20_Paragraph_20_Font"><text:span text:style-name="T8">This account reveals that many are hindered from great business because of a small cause.<text:line-break/><text:line-break/> </text:span></text:span><text:span text:style-name="AncientGreek_3a__20_Ἀρχαία_20_ἑλληνικά"><text:span text:style-name="T6">κωλύονται</text:span></text:span><text:span text:style-name="AncientGreek_3a__20_Ἀρχαία_20_ἑλληνικά"><text:span text:style-name="T39"> = κωλύω</text:span></text:span><text:span text:style-name="AncientGreek_3a__20_Ἀρχαία_20_ἑλληνικά"><text:span text:style-name="T18">: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6">Κάμηλος</text:span></text:span><text:span text:style-name="AncientGreek_3a__20_Ἀρχαία_20_ἑλληνικά"><text:span text:style-name="T39"> </text:span></text:span><text:span text:style-name="AncientGreek_3a__20_Ἀρχαία_20_ἑλληνικά"><text:span text:style-name="T6">θεασαμένη</text:span></text:span><text:span text:style-name="AncientGreek_3a__20_Ἀρχαία_20_ἑλληνικά"><text:span text:style-name="T39"> </text:span></text:span><text:span text:style-name="AncientGreek_3a__20_Ἀρχαία_20_ἑλληνικά"><text:span text:style-name="T6">ταῦρον</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κέρασιν</text:span></text:span><text:span text:style-name="AncientGreek_3a__20_Ἀρχαία_20_ἑλληνικά"><text:span text:style-name="T39"> </text:span></text:span><text:span text:style-name="AncientGreek_3a__20_Ἀρχαία_20_ἑλληνικά"><text:span text:style-name="T6">ἀγαλλόμενον</text:span></text:span><text:span text:style-name="AncientGreek_3a__20_Ἀρχαία_20_ἑλληνικά"><text:span text:style-name="T39">, </text:span></text:span><text:span text:style-name="AncientGreek_3a__20_Ἀρχαία_20_ἑλληνικά"><text:span text:style-name="T6">φθονήσασα</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ἐβουλήθη</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ὴ</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ἴσων</text:span></text:span><text:span text:style-name="AncientGreek_3a__20_Ἀρχαία_20_ἑλληνικά"><text:span text:style-name="T39"> </text:span></text:span><text:span text:style-name="AncientGreek_3a__20_Ἀρχαία_20_ἑλληνικά"><text:span text:style-name="T6">ἐφικέσθαι</text:span></text:span><text:span text:style-name="AncientGreek_3a__20_Ἀρχαία_20_ἑλληνικά"><text:span text:style-name="T39">. </text:span></text:span><text:span text:style-name="AncientGreek_3a__20_Ἀρχαία_20_ἑλληνικά"><text:span text:style-name="T6">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6">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74"><text:span text:style-name="Default_20_Paragraph_20_Font"><text:span text:style-name="T26">A Camel and Zeus</text:span></text:span></text:p>
            <text:p text:style-name="P69">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69">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6">Κάμηλος</text:span></text:span><text:span text:style-name="AncientGreek_3a__20_Ἀρχαία_20_ἑλληνικά"><text:span text:style-name="T39"> </text:span></text:span><text:span text:style-name="AncientGreek_3a__20_Ἀρχαία_20_ἑλληνικά"><text:span text:style-name="T6">ἀναγκαζομένη</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ἰδίου</text:span></text:span><text:span text:style-name="AncientGreek_3a__20_Ἀρχαία_20_ἑλληνικά"><text:span text:style-name="T39"> </text:span></text:span><text:span text:style-name="AncientGreek_3a__20_Ἀρχαία_20_ἑλληνικά"><text:span text:style-name="T6">δεσπότου</text:span></text:span><text:span text:style-name="AncientGreek_3a__20_Ἀρχαία_20_ἑλληνικά"><text:span text:style-name="T39"> </text:span></text:span><text:span text:style-name="AncientGreek_3a__20_Ἀρχαία_20_ἑλληνικά"><text:span text:style-name="T6">ὀρχήσασθαι</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μόνον</text:span></text:span><text:span text:style-name="AncientGreek_3a__20_Ἀρχαία_20_ἑλληνικά"><text:span text:style-name="T39"> </text:span></text:span><text:span text:style-name="AncientGreek_3a__20_Ἀρχαία_20_ἑλληνικά"><text:span text:style-name="T6">ὀρχουμένη</text:span></text:span><text:span text:style-name="AncientGreek_3a__20_Ἀρχαία_20_ἑλληνικά"><text:span text:style-name="T39"> </text:span></text:span><text:span text:style-name="AncientGreek_3a__20_Ἀρχαία_20_ἑλληνικά"><text:span text:style-name="T6">εἰμὶ</text:span></text:span><text:span text:style-name="AncientGreek_3a__20_Ἀρχαία_20_ἑλληνικά"><text:span text:style-name="T39"> </text:span></text:span><text:span text:style-name="AncientGreek_3a__20_Ἀρχαία_20_ἑλληνικά"><text:span text:style-name="T6">ἄσχημος</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εριπατοῦσα</text:span></text:span><text:span text:style-name="AncientGreek_3a__20_Ἀρχαία_20_ἑλληνικά"><text:span text:style-name="T39">. »</text:span></text:span></text:p>
            <text:p text:style-name="P37"><text:span text:style-name="AncientGreek_3a__20_Ἀρχαία_20_ἑλληνικά"><text:span text:style-name="T6">Ὁ λόγος εἴρηται ἐν παντὶ ἔργῳ ἀπρέπειαν ἔχοντι.</text:span></text:span></text:p>
          </table:table-cell>
          <table:table-cell table:style-name="Table1.A1" office:value-type="string">
            <text:p text:style-name="P77">The Dancing Camel</text:p>
            <text:p text:style-name="P69">A camel forced to dance by his own master said, "But not only dancing am I ungraceful, but also walking."</text:p>
            <text:p text:style-name="P69">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6">Ὅτε</text:span></text:span><text:span text:style-name="AncientGreek_3a__20_Ἀρχαία_20_ἑλληνικά"><text:span text:style-name="T39"> </text:span></text:span><text:span text:style-name="AncientGreek_3a__20_Ἀρχαία_20_ἑλληνικά"><text:span text:style-name="T6">πρῶτον</text:span></text:span><text:span text:style-name="AncientGreek_3a__20_Ἀρχαία_20_ἑλληνικά"><text:span text:style-name="T39"> </text:span></text:span><text:span text:style-name="AncientGreek_3a__20_Ἀρχαία_20_ἑλληνικά"><text:span text:style-name="T6">κάμηλος</text:span></text:span><text:span text:style-name="AncientGreek_3a__20_Ἀρχαία_20_ἑλληνικά"><text:span text:style-name="T39"> </text:span></text:span><text:span text:style-name="AncientGreek_3a__20_Ἀρχαία_20_ἑλληνικά"><text:span text:style-name="T6">ὤφθη</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ἄνθρωποι</text:span></text:span><text:span text:style-name="AncientGreek_3a__20_Ἀρχαία_20_ἑλληνικά"><text:span text:style-name="T39"> </text:span></text:span><text:span text:style-name="AncientGreek_3a__20_Ἀρχαία_20_ἑλληνικά"><text:span text:style-name="T6">φοβηθέντε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μέγεθος</text:span></text:span><text:span text:style-name="AncientGreek_3a__20_Ἀρχαία_20_ἑλληνικά"><text:span text:style-name="T39"> </text:span></text:span><text:span text:style-name="AncientGreek_3a__20_Ἀρχαία_20_ἑλληνικά"><text:span text:style-name="T6">καταπλαγέντες</text:span></text:span><text:span text:style-name="AncientGreek_3a__20_Ἀρχαία_20_ἑλληνικά"><text:span text:style-name="T39"> </text:span></text:span><text:span text:style-name="AncientGreek_3a__20_Ἀρχαία_20_ἑλληνικά"><text:span text:style-name="T6">ἔφευγον</text:span></text:span><text:span text:style-name="AncientGreek_3a__20_Ἀρχαία_20_ἑλληνικά"><text:span text:style-name="T39">. </text:span></text:span><text:span text:style-name="AncientGreek_3a__20_Ἀρχαία_20_ἑλληνικά"><text:span text:style-name="T6">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6">Ὁ λόγος δηλοῖ ὅτι τὰ φοβερὰ τῶν πραγμάτων ἡ συνήθεια καταπραΰνει.</text:span></text:span></text:p>
          </table:table-cell>
          <table:table-cell table:style-name="Table1.A1" office:value-type="string">
            <text:p text:style-name="P77">A Camel Seen For The First Time</text:p>
            <text:p text:style-name="P69">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69">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Ἔν</text:span></text:span><text:span text:style-name="AncientGreek_3a__20_Ἀρχαία_20_ἑλληνικά"><text:span text:style-name="T39"> </text:span></text:span><text:span text:style-name="AncientGreek_3a__20_Ἀρχαία_20_ἑλληνικά"><text:span text:style-name="T6">τινι</text:span></text:span><text:span text:style-name="AncientGreek_3a__20_Ἀρχαία_20_ἑλληνικά"><text:span text:style-name="T39"> </text:span></text:span><text:span text:style-name="AncientGreek_3a__20_Ἀρχαία_20_ἑλληνικά"><text:span text:style-name="T6">νησιδίῳ</text:span></text:span><text:span text:style-name="AncientGreek_3a__20_Ἀρχαία_20_ἑλληνικά"><text:span text:style-name="T39"> </text:span></text:span><text:span text:style-name="AncientGreek_3a__20_Ἀρχαία_20_ἑλληνικά"><text:span text:style-name="T6">ταῦρος</text:span></text:span><text:span text:style-name="AncientGreek_3a__20_Ἀρχαία_20_ἑλληνικά"><text:span text:style-name="T39"> </text:span></text:span><text:span text:style-name="AncientGreek_3a__20_Ἀρχαία_20_ἑλληνικά"><text:span text:style-name="T6">ἐνέμετο</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ούτου</text:span></text:span><text:span text:style-name="AncientGreek_3a__20_Ἀρχαία_20_ἑλληνικά"><text:span text:style-name="T39"> </text:span></text:span><text:span text:style-name="AncientGreek_3a__20_Ἀρχαία_20_ἑλληνικά"><text:span text:style-name="T6">κόπρῳ</text:span></text:span><text:span text:style-name="AncientGreek_3a__20_Ἀρχαία_20_ἑλληνικά"><text:span text:style-name="T39"> </text:span></text:span><text:span text:style-name="AncientGreek_3a__20_Ἀρχαία_20_ἑλληνικά"><text:span text:style-name="T6">κάνθαροι</text:span></text:span><text:span text:style-name="AncientGreek_3a__20_Ἀρχαία_20_ἑλληνικά"><text:span text:style-name="T39"> </text:span></text:span><text:span text:style-name="AncientGreek_3a__20_Ἀρχαία_20_ἑλληνικά"><text:span text:style-name="T6">ἐτρέφοντο</text:span></text:span><text:span text:style-name="AncientGreek_3a__20_Ἀρχαία_20_ἑλληνικά"><text:span text:style-name="T39"> </text:span></text:span><text:span text:style-name="AncientGreek_3a__20_Ἀρχαία_20_ἑλληνικά"><text:span text:style-name="T6">δύο</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ὴ</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χειμῶνος</text:span></text:span><text:span text:style-name="AncientGreek_3a__20_Ἀρχαία_20_ἑλληνικά"><text:span text:style-name="T39"> </text:span></text:span><text:span text:style-name="AncientGreek_3a__20_Ἀρχαία_20_ἑλληνικά"><text:span text:style-name="T6">ἐνισταμένου</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ἕτερος</text:span></text:span><text:span text:style-name="AncientGreek_3a__20_Ἀρχαία_20_ἑλληνικά"><text:span text:style-name="T39"> </text:span></text:span><text:span text:style-name="AncientGreek_3a__20_Ἀρχαία_20_ἑλληνικά"><text:span text:style-name="T6">ἔλεγε</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ἕτερο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ἄρα</text:span></text:span><text:span text:style-name="AncientGreek_3a__20_Ἀρχαία_20_ἑλληνικά"><text:span text:style-name="T39"> </text:span></text:span><text:span text:style-name="AncientGreek_3a__20_Ἀρχαία_20_ἑλληνικά"><text:span text:style-name="T6">βούλοιτο</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ἤπειρον</text:span></text:span><text:span text:style-name="AncientGreek_3a__20_Ἀρχαία_20_ἑλληνικά"><text:span text:style-name="T39"> </text:span></text:span><text:span text:style-name="AncientGreek_3a__20_Ἀρχαία_20_ἑλληνικά"><text:span text:style-name="T6">διαπτάσθαι</text:span></text:span><text:span text:style-name="AncientGreek_3a__20_Ἀρχαία_20_ἑλληνικά"><text:span text:style-name="T39">, </text:span></text:span><text:span text:style-name="AncientGreek_3a__20_Ἀρχαία_20_ἑλληνικά"><text:span text:style-name="T6">ἵνα</text:span></text:span><text:span text:style-name="AncientGreek_3a__20_Ἀρχαία_20_ἑλληνικά"><text:span text:style-name="T39"> </text:span></text:span><text:span text:style-name="AncientGreek_3a__20_Ἀρχαία_20_ἑλληνικά"><text:span text:style-name="T6">ἐκείνῳ</text:span></text:span><text:span text:style-name="AncientGreek_3a__20_Ἀρχαία_20_ἑλληνικά"><text:span text:style-name="T39"> </text:span></text:span><text:span text:style-name="AncientGreek_3a__20_Ἀρχαία_20_ἑλληνικά"><text:span text:style-name="T6">μόνῳ</text:span></text:span><text:span text:style-name="AncientGreek_3a__20_Ἀρχαία_20_ἑλληνικά"><text:span text:style-name="T39"> </text:span></text:span><text:span text:style-name="AncientGreek_3a__20_Ἀρχαία_20_ἑλληνικά"><text:span text:style-name="T6">ὄντι</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τροφὴ</text:span></text:span><text:span text:style-name="AncientGreek_3a__20_Ἀρχαία_20_ἑλληνικά"><text:span text:style-name="T39"> </text:span></text:span><text:span text:style-name="AncientGreek_3a__20_Ἀρχαία_20_ἑλληνικά"><text:span text:style-name="T6">ἱκανῶς</text:span></text:span><text:span text:style-name="AncientGreek_3a__20_Ἀρχαία_20_ἑλληνικά"><text:span text:style-name="T39"> </text:span></text:span><text:span text:style-name="AncientGreek_3a__20_Ἀρχαία_20_ἑλληνικά"><text:span text:style-name="T6">ὑπάρχῃ</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ὸς</text:span></text:span><text:span text:style-name="AncientGreek_3a__20_Ἀρχαία_20_ἑλληνικά"><text:span text:style-name="T39"> </text:span></text:span><text:span text:style-name="AncientGreek_3a__20_Ἀρχαία_20_ἑλληνικά"><text:span text:style-name="T6">ἐκεῖσε</text:span></text:span><text:span text:style-name="AncientGreek_3a__20_Ἀρχαία_20_ἑλληνικά"><text:span text:style-name="T39"> </text:span></text:span><text:span text:style-name="AncientGreek_3a__20_Ἀρχαία_20_ἑλληνικά"><text:span text:style-name="T6">ἐλθὼν</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χειμῶνα</text:span></text:span><text:span text:style-name="AncientGreek_3a__20_Ἀρχαία_20_ἑλληνικά"><text:span text:style-name="T39"> </text:span></text:span><text:span text:style-name="AncientGreek_3a__20_Ἀρχαία_20_ἑλληνικά"><text:span text:style-name="T6">διαγένηται</text:span></text:span><text:span text:style-name="AncientGreek_3a__20_Ἀρχαία_20_ἑλληνικά"><text:span text:style-name="T39">. </text:span></text:span><text:span text:style-name="AncientGreek_3a__20_Ἀρχαία_20_ἑλληνικά"><text:span text:style-name="T6">Ἔλεγε</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ἐὰν</text:span></text:span><text:span text:style-name="AncientGreek_3a__20_Ἀρχαία_20_ἑλληνικά"><text:span text:style-name="T39"> </text:span></text:span><text:span text:style-name="AncientGreek_3a__20_Ἀρχαία_20_ἑλληνικά"><text:span text:style-name="T6">πολλὴν</text:span></text:span><text:span text:style-name="AncientGreek_3a__20_Ἀρχαία_20_ἑλληνικά"><text:span text:style-name="T39"> </text:span></text:span><text:span text:style-name="AncientGreek_3a__20_Ἀρχαία_20_ἑλληνικά"><text:span text:style-name="T6">εὕρῃ</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νομή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οἴσει</text:span></text:span><text:span text:style-name="AncientGreek_3a__20_Ἀρχαία_20_ἑλληνικά"><text:span text:style-name="T39">. </text:span></text:span><text:span text:style-name="AncientGreek_3a__20_Ἀρχαία_20_ἑλληνικά"><text:span text:style-name="T6">Παραγενόμεν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χέρσ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αταλαβὼν</text:span></text:span><text:span text:style-name="AncientGreek_3a__20_Ἀρχαία_20_ἑλληνικά"><text:span text:style-name="T39"> </text:span></text:span><text:span text:style-name="AncientGreek_3a__20_Ἀρχαία_20_ἑλληνικά"><text:span text:style-name="T6">πολλὴ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κόπρον</text:span></text:span><text:span text:style-name="AncientGreek_3a__20_Ἀρχαία_20_ἑλληνικά"><text:span text:style-name="T39">, </text:span></text:span><text:span text:style-name="AncientGreek_3a__20_Ἀρχαία_20_ἑλληνικά"><text:span text:style-name="T6">ὑγρὰν</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μένων</text:span></text:span><text:span text:style-name="AncientGreek_3a__20_Ἀρχαία_20_ἑλληνικά"><text:span text:style-name="T39"> </text:span></text:span><text:span text:style-name="AncientGreek_3a__20_Ἀρχαία_20_ἑλληνικά"><text:span text:style-name="T6">ἐτρέφετο</text:span></text:span><text:span text:style-name="AncientGreek_3a__20_Ἀρχαία_20_ἑλληνικά"><text:span text:style-name="T39"> </text:span></text:span><text:span text:style-name="AncientGreek_3a__20_Ἀρχαία_20_ἑλληνικά"><text:span text:style-name="T6">ἐνταῦθα</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χειμῶνος</text:span></text:span><text:span text:style-name="AncientGreek_3a__20_Ἀρχαία_20_ἑλληνικά"><text:span text:style-name="T39"> </text:span></text:span><text:span text:style-name="AncientGreek_3a__20_Ἀρχαία_20_ἑλληνικά"><text:span text:style-name="T6">διελθόντος</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νῆσον</text:span></text:span><text:span text:style-name="AncientGreek_3a__20_Ἀρχαία_20_ἑλληνικά"><text:span text:style-name="T39"> </text:span></text:span><text:span text:style-name="AncientGreek_3a__20_Ἀρχαία_20_ἑλληνικά"><text:span text:style-name="T6">διέπτη</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ἕτερος</text:span></text:span><text:span text:style-name="AncientGreek_3a__20_Ἀρχαία_20_ἑλληνικά"><text:span text:style-name="T39"> </text:span></text:span><text:span text:style-name="AncientGreek_3a__20_Ἀρχαία_20_ἑλληνικά"><text:span text:style-name="T6">θεασάμενο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λιπαρὸ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εὐεκτοῦντα</text:span></text:span><text:span text:style-name="AncientGreek_3a__20_Ἀρχαία_20_ἑλληνικά"><text:span text:style-name="T39">, </text:span></text:span><text:span text:style-name="AncientGreek_3a__20_Ἀρχαία_20_ἑλληνικά"><text:span text:style-name="T6">ᾐτιάσατο</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διότι</text:span></text:span><text:span text:style-name="AncientGreek_3a__20_Ἀρχαία_20_ἑλληνικά"><text:span text:style-name="T39"> </text:span></text:span><text:span text:style-name="AncientGreek_3a__20_Ἀρχαία_20_ἑλληνικά"><text:span text:style-name="T6">προϋποσχόμενος</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οὐδὲν</text:span></text:span><text:span text:style-name="AncientGreek_3a__20_Ἀρχαία_20_ἑλληνικά"><text:span text:style-name="T39"> </text:span></text:span><text:span text:style-name="AncientGreek_3a__20_Ἀρχαία_20_ἑλληνικά"><text:span text:style-name="T6">ἐκόμισ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εἶπε</text:span></text:span><text:span text:style-name="AncientGreek_3a__20_Ἀρχαία_20_ἑλληνικά"><text:span text:style-name="T39">· «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ἐμὲ</text:span></text:span><text:span text:style-name="AncientGreek_3a__20_Ἀρχαία_20_ἑλληνικά"><text:span text:style-name="T39"> </text:span></text:span><text:span text:style-name="AncientGreek_3a__20_Ἀρχαία_20_ἑλληνικά"><text:span text:style-name="T6">μέμφου</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φύσι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τόπου</text:span></text:span><text:span text:style-name="AncientGreek_3a__20_Ἀρχαία_20_ἑλληνικά"><text:span text:style-name="T39">· </text:span></text:span><text:span text:style-name="AncientGreek_3a__20_Ἀρχαία_20_ἑλληνικά"><text:span text:style-name="T6">ἐκεῖθεν</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τρέφεσθαι</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οἷόν</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φέρεσθαι</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οὐδέν</text:span></text:span><text:span text:style-name="AncientGreek_3a__20_Ἀρχαία_20_ἑλληνικά"><text:span text:style-name="T39">. »</text:span></text:span></text:p>
            <text:p text:style-name="P37"><text:span text:style-name="AncientGreek_3a__20_Ἀρχαία_20_ἑλληνικά"><text:span text:style-name="T6">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74"><text:span text:style-name="Default_20_Paragraph_20_Font"><text:span text:style-name="T31">Two Dung-Beatles</text:span></text:span></text:p>
            <text:p text:style-name="P37"><text:span text:style-name="Default_20_Paragraph_20_Font"><text:span text:style-name="T21">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33">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80">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αρκῖνος</text:span></text:span><text:span text:style-name="AncientGreek_3a__20_Ἀρχαία_20_ἑλληνικά"><text:span text:style-name="T39"> </text:span></text:span><text:span text:style-name="AncientGreek_3a__20_Ἀρχαία_20_ἑλληνικά"><text:span text:style-name="T6">ἀναβὰς</text:span></text:span><text:span text:style-name="AncientGreek_3a__20_Ἀρχαία_20_ἑλληνικά"><text:span text:style-name="T39"> </text:span></text:span><text:span text:style-name="AncientGreek_3a__20_Ἀρχαία_20_ἑλληνικά"><text:span text:style-name="T6">ἀπὸ</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θαλάσσης</text:span></text:span><text:span text:style-name="AncientGreek_3a__20_Ἀρχαία_20_ἑλληνικά"><text:span text:style-name="T39"> </text:span></text:span><text:span text:style-name="AncientGreek_3a__20_Ἀρχαία_20_ἑλληνικά"><text:span text:style-name="T6">ἐπί</text:span></text:span><text:span text:style-name="AncientGreek_3a__20_Ἀρχαία_20_ἑλληνικά"><text:span text:style-name="T39"> </text:span></text:span><text:span text:style-name="AncientGreek_3a__20_Ἀρχαία_20_ἑλληνικά"><text:span text:style-name="T6">τινος</text:span></text:span><text:span text:style-name="AncientGreek_3a__20_Ἀρχαία_20_ἑλληνικά"><text:span text:style-name="T39"> </text:span></text:span><text:span text:style-name="AncientGreek_3a__20_Ἀρχαία_20_ἑλληνικά"><text:span text:style-name="T6">αἰγιαλοῦ</text:span></text:span><text:span text:style-name="AncientGreek_3a__20_Ἀρχαία_20_ἑλληνικά"><text:span text:style-name="T39"> </text:span></text:span><text:span text:style-name="AncientGreek_3a__20_Ἀρχαία_20_ἑλληνικά"><text:span text:style-name="T6">μόνος</text:span></text:span><text:span text:style-name="AncientGreek_3a__20_Ἀρχαία_20_ἑλληνικά"><text:span text:style-name="T39"> </text:span></text:span><text:span text:style-name="AncientGreek_3a__20_Ἀρχαία_20_ἑλληνικά"><text:span text:style-name="T6">ἐνέμετο</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λιμώττουσα</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ἐθεάσατο</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ἀποροῦσα</text:span></text:span><text:span text:style-name="AncientGreek_3a__20_Ἀρχαία_20_ἑλληνικά"><text:span text:style-name="T39"> </text:span></text:span><text:span text:style-name="AncientGreek_3a__20_Ἀρχαία_20_ἑλληνικά"><text:span text:style-name="T6">τροφῆς</text:span></text:span><text:span text:style-name="AncientGreek_3a__20_Ἀρχαία_20_ἑλληνικά"><text:span text:style-name="T39">, </text:span></text:span><text:span text:style-name="AncientGreek_3a__20_Ἀρχαία_20_ἑλληνικά"><text:span text:style-name="T6">προσδραμοῦσα</text:span></text:span><text:span text:style-name="AncientGreek_3a__20_Ἀρχαία_20_ἑλληνικά"><text:span text:style-name="T39"> </text:span></text:span><text:span text:style-name="AncientGreek_3a__20_Ἀρχαία_20_ἑλληνικά"><text:span text:style-name="T6">συνέλαβεν</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έλλων</text:span></text:span><text:span text:style-name="AncientGreek_3a__20_Ἀρχαία_20_ἑλληνικά"><text:span text:style-name="T39"> </text:span></text:span><text:span text:style-name="AncientGreek_3a__20_Ἀρχαία_20_ἑλληνικά"><text:span text:style-name="T6">καταβιβρώσκεσθαι</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ἔγωγε</text:span></text:span><text:span text:style-name="AncientGreek_3a__20_Ἀρχαία_20_ἑλληνικά"><text:span text:style-name="T39"> </text:span></text:span><text:span text:style-name="AncientGreek_3a__20_Ἀρχαία_20_ἑλληνικά"><text:span text:style-name="T6">δίκαια</text:span></text:span><text:span text:style-name="AncientGreek_3a__20_Ἀρχαία_20_ἑλληνικά"><text:span text:style-name="T39"> </text:span></text:span><text:span text:style-name="AncientGreek_3a__20_Ἀρχαία_20_ἑλληνικά"><text:span text:style-name="T6">πέπονθα</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θαλάσσιος</text:span></text:span><text:span text:style-name="AncientGreek_3a__20_Ἀρχαία_20_ἑλληνικά"><text:span text:style-name="T39"> </text:span></text:span><text:span text:style-name="AncientGreek_3a__20_Ἀρχαία_20_ἑλληνικά"><text:span text:style-name="T6">ὢν</text:span></text:span><text:span text:style-name="AncientGreek_3a__20_Ἀρχαία_20_ἑλληνικά"><text:span text:style-name="T39"> </text:span></text:span><text:span text:style-name="AncientGreek_3a__20_Ἀρχαία_20_ἑλληνικά"><text:span text:style-name="T6">χερσαῖος</text:span></text:span><text:span text:style-name="AncientGreek_3a__20_Ἀρχαία_20_ἑλληνικά"><text:span text:style-name="T39"> </text:span></text:span><text:span text:style-name="AncientGreek_3a__20_Ἀρχαία_20_ἑλληνικά"><text:span text:style-name="T6">ἠβουλήθην</text:span></text:span><text:span text:style-name="AncientGreek_3a__20_Ἀρχαία_20_ἑλληνικά"><text:span text:style-name="T39"> </text:span></text:span><text:span text:style-name="AncientGreek_3a__20_Ἀρχαία_20_ἑλληνικά"><text:span text:style-name="T6">γενέσθαι</text:span></text:span><text:span text:style-name="AncientGreek_3a__20_Ἀρχαία_20_ἑλληνικά"><text:span text:style-name="T39">. »</text:span></text:span></text:p>
            <text:p text:style-name="P37"><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οἰκεῖα</text:span></text:span><text:span text:style-name="AncientGreek_3a__20_Ἀρχαία_20_ἑλληνικά"><text:span text:style-name="T39"> </text:span></text:span><text:span text:style-name="AncientGreek_3a__20_Ἀρχαία_20_ἑλληνικά"><text:span text:style-name="T6">καταλιπόντες</text:span></text:span><text:span text:style-name="AncientGreek_3a__20_Ἀρχαία_20_ἑλληνικά"><text:span text:style-name="T39"> </text:span></text:span><text:span text:style-name="AncientGreek_3a__20_Ἀρχαία_20_ἑλληνικά"><text:span text:style-name="T6">ἐπιτηδεύματ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μηδὲν</text:span></text:span><text:span text:style-name="AncientGreek_3a__20_Ἀρχαία_20_ἑλληνικά"><text:span text:style-name="T39"> </text:span></text:span><text:span text:style-name="AncientGreek_3a__20_Ἀρχαία_20_ἑλληνικά"><text:span text:style-name="T6">προσήκουσιν</text:span></text:span><text:span text:style-name="AncientGreek_3a__20_Ἀρχαία_20_ἑλληνικά"><text:span text:style-name="T39"> </text:span></text:span><text:span text:style-name="AncientGreek_3a__20_Ἀρχαία_20_ἑλληνικά"><text:span text:style-name="T6">ἐπιχειροῦντες</text:span></text:span><text:span text:style-name="AncientGreek_3a__20_Ἀρχαία_20_ἑλληνικά"><text:span text:style-name="T39"> </text:span></text:span><text:span text:style-name="AncientGreek_3a__20_Ἀρχαία_20_ἑλληνικά"><text:span text:style-name="T6">εἰκότως</text:span></text:span><text:span text:style-name="AncientGreek_3a__20_Ἀρχαία_20_ἑλληνικά"><text:span text:style-name="T39"> </text:span></text:span><text:span text:style-name="AncientGreek_3a__20_Ἀρχαία_20_ἑλληνικά"><text:span text:style-name="T6">δυστυχοῦσιν</text:span></text:span><text:span text:style-name="AncientGreek_3a__20_Ἀρχαία_20_ἑλληνικά"><text:span text:style-name="T39">.</text:span></text:span></text:p>
          </table:table-cell>
          <table:table-cell table:style-name="Table1.A1" office:value-type="string">
            <text:p text:style-name="P75">A Crab and A Fox</text:p>
            <text:p text:style-name="P69">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69"/>
            <text:p text:style-name="P90">Thus also those among men who abandon their proper homes and set their hand to matters not <text:span text:style-name="T40">proper suffer </text:span>misfortune <text:span text:style-name="T40">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λοξὰ</text:span></text:span><text:span text:style-name="AncientGreek_3a__20_Ἀρχαία_20_ἑλληνικά"><text:span text:style-name="T39"> </text:span></text:span><text:span text:style-name="AncientGreek_3a__20_Ἀρχαία_20_ἑλληνικά"><text:span text:style-name="T6">περιπατεῖν</text:span></text:span><text:span text:style-name="AncientGreek_3a__20_Ἀρχαία_20_ἑλληνικά"><text:span text:style-name="T39"> </text:span></text:span><text:span text:style-name="AncientGreek_3a__20_Ἀρχαία_20_ἑλληνικά"><text:span text:style-name="T6">καρκίνῳ</text:span></text:span><text:span text:style-name="AncientGreek_3a__20_Ἀρχαία_20_ἑλληνικά"><text:span text:style-name="T39"> </text:span></text:span><text:span text:style-name="AncientGreek_3a__20_Ἀρχαία_20_ἑλληνικά"><text:span text:style-name="T6">μήτηρ</text:span></text:span><text:span text:style-name="AncientGreek_3a__20_Ἀρχαία_20_ἑλληνικά"><text:span text:style-name="T39"> <text:s/></text:span></text:span><text:span text:style-name="AncientGreek_3a__20_Ἀρχαία_20_ἑλληνικά"><text:span text:style-name="T6">ἔλεγε</text:span></text:span><text:span text:style-name="AncientGreek_3a__20_Ἀρχαία_20_ἑλληνικά"><text:span text:style-name="T39">&gt; </text:span></text:span><text:span text:style-name="AncientGreek_3a__20_Ἀρχαία_20_ἑλληνικά"><text:span text:style-name="T6">μηδὲ</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ὑγρᾷ</text:span></text:span><text:span text:style-name="AncientGreek_3a__20_Ἀρχαία_20_ἑλληνικά"><text:span text:style-name="T39"> </text:span></text:span><text:span text:style-name="AncientGreek_3a__20_Ἀρχαία_20_ἑλληνικά"><text:span text:style-name="T6">πέτρᾳ</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πλευρὰς</text:span></text:span><text:span text:style-name="AncientGreek_3a__20_Ἀρχαία_20_ἑλληνικά"><text:span text:style-name="T39"> </text:span></text:span><text:span text:style-name="AncientGreek_3a__20_Ἀρχαία_20_ἑλληνικά"><text:span text:style-name="T6">προστρίβει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Μῆτερ</text:span></text:span><text:span text:style-name="AncientGreek_3a__20_Ἀρχαία_20_ἑλληνικά"><text:span text:style-name="T39">, </text:span></text:span><text:span text:style-name="AncientGreek_3a__20_Ἀρχαία_20_ἑλληνικά"><text:span text:style-name="T6">σύ</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ιδάσκουσα</text:span></text:span><text:span text:style-name="AncientGreek_3a__20_Ἀρχαία_20_ἑλληνικά"><text:span text:style-name="T39">, </text:span></text:span><text:span text:style-name="AncientGreek_3a__20_Ἀρχαία_20_ἑλληνικά"><text:span text:style-name="T6">ὀρθὰ</text:span></text:span><text:span text:style-name="AncientGreek_3a__20_Ἀρχαία_20_ἑλληνικά"><text:span text:style-name="T39"> </text:span></text:span><text:span text:style-name="AncientGreek_3a__20_Ἀρχαία_20_ἑλληνικά"><text:span text:style-name="T6">βάδιζ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βλέπων</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ζηλώσω</text:span></text:span><text:span text:style-name="AncientGreek_3a__20_Ἀρχαία_20_ἑλληνικά"><text:span text:style-name="T39">. »</text:span></text:span></text:p>
            <text:p text:style-name="P51"><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μεμψιμοίρους</text:span></text:span><text:span text:style-name="AncientGreek_3a__20_Ἀρχαία_20_ἑλληνικά"><text:span text:style-name="T39"> </text:span></text:span><text:span text:style-name="AncientGreek_3a__20_Ἀρχαία_20_ἑλληνικά"><text:span text:style-name="T6">πρέπον</text:span></text:span><text:span text:style-name="AncientGreek_3a__20_Ἀρχαία_20_ἑλληνικά"><text:span text:style-name="T39"> </text:span></text:span><text:span text:style-name="AncientGreek_3a__20_Ἀρχαία_20_ἑλληνικά"><text:span text:style-name="T6">ἐστὶν</text:span></text:span><text:span text:style-name="AncientGreek_3a__20_Ἀρχαία_20_ἑλληνικά"><text:span text:style-name="T39"> </text:span></text:span><text:span text:style-name="AncientGreek_3a__20_Ἀρχαία_20_ἑλληνικά"><text:span text:style-name="T6">ὀρθὰ</text:span></text:span><text:span text:style-name="AncientGreek_3a__20_Ἀρχαία_20_ἑλληνικά"><text:span text:style-name="T39"> </text:span></text:span><text:span text:style-name="AncientGreek_3a__20_Ἀρχαία_20_ἑλληνικά"><text:span text:style-name="T6">βιοῦ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βαδίζει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ότε</text:span></text:span><text:span text:style-name="AncientGreek_3a__20_Ἀρχαία_20_ἑλληνικά"><text:span text:style-name="T39"> </text:span></text:span><text:span text:style-name="AncientGreek_3a__20_Ἀρχαία_20_ἑλληνικά"><text:span text:style-name="T6">ὅμοια</text:span></text:span><text:span text:style-name="AncientGreek_3a__20_Ἀρχαία_20_ἑλληνικά"><text:span text:style-name="T39"> </text:span></text:span><text:span text:style-name="AncientGreek_3a__20_Ἀρχαία_20_ἑλληνικά"><text:span text:style-name="T6">διδάσκειν</text:span></text:span><text:span text:style-name="AncientGreek_3a__20_Ἀρχαία_20_ἑλληνικά"><text:span text:style-name="T39">.</text:span></text:span></text:p>
          </table:table-cell>
          <table:table-cell table:style-name="Table1.A1" office:value-type="string">
            <text:p text:style-name="P75"><text:span text:style-name="T42">A</text:span> <text:span text:style-name="T42">Crab</text:span> <text:span text:style-name="T42">And</text:span> <text:span text:style-name="T42">A Mother</text:span></text:p>
            <text:p text:style-name="P76"><text:span text:style-name="T41">A mother told a crab not to walk </text:span><text:span text:style-name="T42">crooked [paths]</text:span><text:span text:style-name="T41"> and not to rub its sides on wet stones</text:span>. <text:span text:style-name="T41">And it said </text:span>'Mother 'you who <text:span text:style-name="T41">are </text:span>instruct<text:span text:style-name="T41">ing,</text:span> walk straight <text:span text:style-name="T41">and</text:span> look<text:span text:style-name="T41">ing</text:span> at you <text:span text:style-name="T41">I shall be inspired</text:span>.</text:p>
            <text:p text:style-name="P76"><text:span text:style-name="T41">Because it is proper for those</text:span> rebuke <text:span text:style-name="T41">who rebuke</text:span>, <text:span text:style-name="T42">to</text:span> live and walk straight <text:span text:style-name="T42">and then to</text:span> teach <text:span text:style-name="T42">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6">Καρύα</text:span></text:span><text:span text:style-name="AncientGreek_3a__20_Ἀρχαία_20_ἑλληνικά"><text:span text:style-name="T39">, </text:span></text:span><text:span text:style-name="AncientGreek_3a__20_Ἀρχαία_20_ἑλληνικά"><text:span text:style-name="T6">παρά</text:span></text:span><text:span text:style-name="AncientGreek_3a__20_Ἀρχαία_20_ἑλληνικά"><text:span text:style-name="T39"> </text:span></text:span><text:span text:style-name="AncientGreek_3a__20_Ἀρχαία_20_ἑλληνικά"><text:span text:style-name="T6">τινα</text:span></text:span><text:span text:style-name="AncientGreek_3a__20_Ἀρχαία_20_ἑλληνικά"><text:span text:style-name="T39"> </text:span></text:span><text:span text:style-name="AncientGreek_3a__20_Ἀρχαία_20_ἑλληνικά"><text:span text:style-name="T6">ὁδὸν</text:span></text:span><text:span text:style-name="AncientGreek_3a__20_Ἀρχαία_20_ἑλληνικά"><text:span text:style-name="T39"> </text:span></text:span><text:span text:style-name="AncientGreek_3a__20_Ἀρχαία_20_ἑλληνικά"><text:span text:style-name="T6">οὖσ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αριόντων</text:span></text:span><text:span text:style-name="AncientGreek_3a__20_Ἀρχαία_20_ἑλληνικά"><text:span text:style-name="T39"> </text:span></text:span><text:span text:style-name="AncientGreek_3a__20_Ἀρχαία_20_ἑλληνικά"><text:span text:style-name="T6">λίθοις</text:span></text:span><text:span text:style-name="AncientGreek_3a__20_Ἀρχαία_20_ἑλληνικά"><text:span text:style-name="T39"> </text:span></text:span><text:span text:style-name="AncientGreek_3a__20_Ἀρχαία_20_ἑλληνικά"><text:span text:style-name="T6">βαλλομένη</text:span></text:span><text:span text:style-name="AncientGreek_3a__20_Ἀρχαία_20_ἑλληνικά"><text:span text:style-name="T39">, </text:span></text:span><text:span text:style-name="AncientGreek_3a__20_Ἀρχαία_20_ἑλληνικά"><text:span text:style-name="T6">στενάξασα</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ἑαυτὴν</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Ἀθλία</text:span></text:span><text:span text:style-name="AncientGreek_3a__20_Ἀρχαία_20_ἑλληνικά"><text:span text:style-name="T39"> </text:span></text:span><text:span text:style-name="AncientGreek_3a__20_Ἀρχαία_20_ἑλληνικά"><text:span text:style-name="T6">εἰμὶ</text:span></text:span><text:span text:style-name="AncientGreek_3a__20_Ἀρχαία_20_ἑλληνικά"><text:span text:style-name="T39"> </text:span></text:span><text:span text:style-name="AncientGreek_3a__20_Ἀρχαία_20_ἑλληνικά"><text:span text:style-name="T6">ἐγώ</text:span></text:span><text:span text:style-name="AncientGreek_3a__20_Ἀρχαία_20_ἑλληνικά"><text:span text:style-name="T39">, </text:span></text:span><text:span text:style-name="AncientGreek_3a__20_Ἀρχαία_20_ἑλληνικά"><text:span text:style-name="T6">ἥτις</text:span></text:span><text:span text:style-name="AncientGreek_3a__20_Ἀρχαία_20_ἑλληνικά"><text:span text:style-name="T39"> </text:span></text:span><text:span text:style-name="AncientGreek_3a__20_Ἀρχαία_20_ἑλληνικά"><text:span text:style-name="T6">κατ᾿</text:span></text:span><text:span text:style-name="AncientGreek_3a__20_Ἀρχαία_20_ἑλληνικά"><text:span text:style-name="T39"> </text:span></text:span><text:span text:style-name="AncientGreek_3a__20_Ἀρχαία_20_ἑλληνικά"><text:span text:style-name="T6">ἐνιαυτὸν</text:span></text:span><text:span text:style-name="AncientGreek_3a__20_Ἀρχαία_20_ἑλληνικά"><text:span text:style-name="T39"> </text:span></text:span><text:span text:style-name="AncientGreek_3a__20_Ἀρχαία_20_ἑλληνικά"><text:span text:style-name="T6">ἐμαυτῇ</text:span></text:span><text:span text:style-name="AncientGreek_3a__20_Ἀρχαία_20_ἑλληνικά"><text:span text:style-name="T39"> </text:span></text:span><text:span text:style-name="AncientGreek_3a__20_Ἀρχαία_20_ἑλληνικά"><text:span text:style-name="T6">ὕβρει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λύπας</text:span></text:span><text:span text:style-name="AncientGreek_3a__20_Ἀρχαία_20_ἑλληνικά"><text:span text:style-name="T39"> </text:span></text:span><text:span text:style-name="AncientGreek_3a__20_Ἀρχαία_20_ἑλληνικά"><text:span text:style-name="T6">παρέχω</text:span></text:span><text:span text:style-name="AncientGreek_3a__20_Ἀρχαία_20_ἑλληνικά"><text:span text:style-name="T39">. »</text:span></text:span></text:p>
            <text:p text:style-name="P52"><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ἰδίων</text:span></text:span><text:span text:style-name="AncientGreek_3a__20_Ἀρχαία_20_ἑλληνικά"><text:span text:style-name="T39"> </text:span></text:span><text:span text:style-name="AncientGreek_3a__20_Ἀρχαία_20_ἑλληνικά"><text:span text:style-name="T6">ἀγαθῶν</text:span></text:span><text:span text:style-name="AncientGreek_3a__20_Ἀρχαία_20_ἑλληνικά"><text:span text:style-name="T39"> </text:span></text:span><text:span text:style-name="AncientGreek_3a__20_Ἀρχαία_20_ἑλληνικά"><text:span text:style-name="T6">λυπουμένους</text:span></text:span><text:span text:style-name="AncientGreek_3a__20_Ἀρχαία_20_ἑλληνικά"><text:span text:style-name="T39">.</text:span></text:span></text:p>
          </table:table-cell>
          <table:table-cell table:style-name="Table1.A1" office:value-type="string">
            <text:p text:style-name="P75">WALNUT</text:p>
            <text:p text:style-name="P37"><text:span text:style-name="Default_20_Paragraph_20_Font"><text:span text:style-name="T21">A walnut tree that stood by the side of a road and </text:span></text:span><text:span text:style-name="Default_20_Paragraph_20_Font"><text:span text:style-name="T44">being pelted </text:span></text:span><text:span text:style-name="Default_20_Paragraph_20_Font"><text:span text:style-name="T45">with rocks </text:span></text:span><text:span text:style-name="Default_20_Paragraph_20_Font"><text:span text:style-name="T44">by</text:span></text:span><text:span text:style-name="Default_20_Paragraph_20_Font"><text:span text:style-name="T21"> the passers </text:span></text:span><text:span text:style-name="Default_20_Paragraph_20_Font"><text:span text:style-name="T45">by,</text:span></text:span><text:span text:style-name="Default_20_Paragraph_20_Font"><text:span text:style-name="T21"> </text:span></text:span><text:span text:style-name="Default_20_Paragraph_20_Font"><text:span text:style-name="T44">groaning</text:span></text:span><text:span text:style-name="Default_20_Paragraph_20_Font"><text:span text:style-name="T21"> to himself </text:span></text:span><text:span text:style-name="Default_20_Paragraph_20_Font"><text:span text:style-name="T44">said</text:span></text:span><text:span text:style-name="Default_20_Paragraph_20_Font"><text:span text:style-name="T21">: "Unfortunate </text:span></text:span><text:span text:style-name="Default_20_Paragraph_20_Font"><text:span text:style-name="T44">one</text:span></text:span><text:span text:style-name="Default_20_Paragraph_20_Font"><text:span text:style-name="T21"> that I am </text:span></text:span><text:span text:style-name="Default_20_Paragraph_20_Font"><text:span text:style-name="T44">who exhibits each </text:span></text:span><text:span text:style-name="Default_20_Paragraph_20_Font"><text:span text:style-name="T45">year</text:span></text:span><text:span text:style-name="Default_20_Paragraph_20_Font"><text:span text:style-name="T21"> insults and pain."</text:span></text:span></text:p>
            <text:p text:style-name="P96"/>
            <text:p text:style-name="P94"><text:span text:style-name="T42">The account</text:span> is <text:span text:style-name="T53">for</text:span> <text:span text:style-name="T42">those</text:span> who <text:span text:style-name="T42">are gre</text:span><text:span text:style-name="T53">a</text:span><text:span text:style-name="T42">ved </text:span><text:span text:style-name="T53">by their own goods</text:span><text:span text:style-name="T42"> </text:span>.</text:p>
            <text:p text:style-name="P91"><text:span text:style-name="T21"><text:line-break/></text:span><text:span text:style-name="AncientGreek_3a__20_Ἀρχαία_20_ἑλληνικά"><text:span text:style-name="T24">παρέχω</text:span></text:span><text:span text:style-name="AncientGreek_3a__20_Ἀρχαία_20_ἑλληνικά"><text:span text:style-name="T48"> </text:span></text:span><text:span text:style-name="AncientGreek_3a__20_Ἀρχαία_20_ἑλληνικά"><text:span text:style-name="T49">+</text:span></text:span><text:span text:style-name="T47"> </text:span><text:span text:style-name="T21">reflex. </text:span><text:span text:style-name="T44">p</text:span><text:span text:style-name="T21">ron. and a predicative </text:span><text:span text:style-name="T44">=</text:span><text:span text:style-name="T21"> to sh</text:span><text:span text:style-name="T44">o</text:span><text:span text:style-name="T21">w or exhibit oneself </text:span><text:span text:style-name="T44">as</text:span><text:span text:style-name="T21">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6">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6">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69">THE BEAVER</text:p>
            <text:p text:style-name="P69">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69"/>
            <text:p text:style-name="P69">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span text:style-name="AncientGreek_3a__20_Ἀρχαία_20_ἑλληνικά"><text:span text:style-name="T1"> .</text:span></text:span></text:p>
            <text:p text:style-name="P50"><text:span text:style-name="AncientGreek_3a__20_Ἀρχαία_20_ἑλληνικά"><text:span text:style-name="T6">Κηπουρῷ</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ἐπιστὰς</text:span></text:span><text:span text:style-name="AncientGreek_3a__20_Ἀρχαία_20_ἑλληνικά"><text:span text:style-name="T39"> </text:span></text:span><text:span text:style-name="AncientGreek_3a__20_Ἀρχαία_20_ἑλληνικά"><text:span text:style-name="T6">ἀρδεύοντι</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λάχανα</text:span></text:span><text:span text:style-name="AncientGreek_3a__20_Ἀρχαία_20_ἑλληνικά"><text:span text:style-name="T39"> </text:span></text:span><text:span text:style-name="AncientGreek_3a__20_Ἀρχαία_20_ἑλληνικά"><text:span text:style-name="T6">ἐπυνθάνετο</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αἰτίαν</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ἣν</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ἄγρια</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λαχάνων</text:span></text:span><text:span text:style-name="AncientGreek_3a__20_Ἀρχαία_20_ἑλληνικά"><text:span text:style-name="T39"> </text:span></text:span><text:span text:style-name="AncientGreek_3a__20_Ἀρχαία_20_ἑλληνικά"><text:span text:style-name="T6">εὐθαλῆ</text:span></text:span><text:span text:style-name="AncientGreek_3a__20_Ἀρχαία_20_ἑλληνικά"><text:span text:style-name="T39"> </text:span></text:span><text:span text:style-name="AncientGreek_3a__20_Ἀρχαία_20_ἑλληνικά"><text:span text:style-name="T6">τέ</text:span></text:span><text:span text:style-name="AncientGreek_3a__20_Ἀρχαία_20_ἑλληνικά"><text:span text:style-name="T39"> </text:span></text:span><text:span text:style-name="AncientGreek_3a__20_Ἀρχαία_20_ἑλληνικά"><text:span text:style-name="T6">ἐστ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τερεά</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ἥμερα</text:span></text:span><text:span text:style-name="AncientGreek_3a__20_Ἀρχαία_20_ἑλληνικά"><text:span text:style-name="T39"> </text:span></text:span><text:span text:style-name="AncientGreek_3a__20_Ἀρχαία_20_ἑλληνικά"><text:span text:style-name="T6">λεπτὰ</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μεμαρασμένα</text:span></text:span><text:span text:style-name="AncientGreek_3a__20_Ἀρχαία_20_ἑλληνικά"><text:span text:style-name="T39">. </text:span></text:span><text:span text:style-name="AncientGreek_3a__20_Ἀρχαία_20_ἑλληνικά"><text:span text:style-name="T6">Κἀκεῖνος</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γῆ</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μήτηρ</text:span></text:span><text:span text:style-name="AncientGreek_3a__20_Ἀρχαία_20_ἑλληνικά"><text:span text:style-name="T39"> </text:span></text:span><text:span text:style-name="AncientGreek_3a__20_Ἀρχαία_20_ἑλληνικά"><text:span text:style-name="T6">ἐστί</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ητρυιά</text:span></text:span><text:span text:style-name="AncientGreek_3a__20_Ἀρχαία_20_ἑλληνικά"><text:span text:style-name="T39">. »</text:span></text:span></text:p>
            <text:p text:style-name="P50"><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αίδων</text:span></text:span><text:span text:style-name="AncientGreek_3a__20_Ἀρχαία_20_ἑλληνικά"><text:span text:style-name="T39"> </text:span></text:span><text:span text:style-name="AncientGreek_3a__20_Ἀρχαία_20_ἑλληνικά"><text:span text:style-name="T6">οὐχ</text:span></text:span><text:span text:style-name="AncientGreek_3a__20_Ἀρχαία_20_ἑλληνικά"><text:span text:style-name="T39"> </text:span></text:span><text:span text:style-name="AncientGreek_3a__20_Ἀρχαία_20_ἑλληνικά"><text:span text:style-name="T6">ὁμοίως</text:span></text:span><text:span text:style-name="AncientGreek_3a__20_Ἀρχαία_20_ἑλληνικά"><text:span text:style-name="T39"> </text:span></text:span><text:span text:style-name="AncientGreek_3a__20_Ἀρχαία_20_ἑλληνικά"><text:span text:style-name="T6">τρέφοντα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μητρυιᾶς</text:span></text:span><text:span text:style-name="AncientGreek_3a__20_Ἀρχαία_20_ἑλληνικά"><text:span text:style-name="T39"> </text:span></text:span><text:span text:style-name="AncientGreek_3a__20_Ἀρχαία_20_ἑλληνικά"><text:span text:style-name="T6">τρεφόμενοι</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μητέρας</text:span></text:span><text:span text:style-name="AncientGreek_3a__20_Ἀρχαία_20_ἑλληνικά"><text:span text:style-name="T39"> </text:span></text:span><text:span text:style-name="AncientGreek_3a__20_Ἀρχαία_20_ἑλληνικά"><text:span text:style-name="T6">ἔχουσιν</text:span></text:span><text:span text:style-name="AncientGreek_3a__20_Ἀρχαία_20_ἑλληνικά"><text:span text:style-name="T39">.</text:span></text:span></text:p>
          </table:table-cell>
          <table:table-cell table:style-name="Table1.A1" office:value-type="string">
            <text:p text:style-name="P69">THE GARDENER WATERING VEGETABLES</text:p>
            <text:p text:style-name="P69"/>
            <text:p text:style-name="P37"><text:span text:style-name="Default_20_Paragraph_20_Font"><text:span text:style-name="T8">A man, having stopped near a gardener who was watering his vegetables, asked him why the wild vegetables were flourishing and vigorous, and the cultivated stunted and sickly. "It's because," replied the gardener, "the earth is for some a mother, for others a stepmother." </text:span></text:span><text:span text:style-name="Default_20_Paragraph_20_Font"><text:span text:style-name="T9">»</text:span></text:span></text:p>
            <text:p text:style-name="P72"/>
            <text:p text:style-name="P69">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6">Κηπωροῦ</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φρέαρ</text:span></text:span><text:span text:style-name="AncientGreek_3a__20_Ἀρχαία_20_ἑλληνικά"><text:span text:style-name="T39"> </text:span></text:span><text:span text:style-name="AncientGreek_3a__20_Ἀρχαία_20_ἑλληνικά"><text:span text:style-name="T6">κατέπεσ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ηπωρὸς</text:span></text:span><text:span text:style-name="AncientGreek_3a__20_Ἀρχαία_20_ἑλληνικά"><text:span text:style-name="T39"> </text:span></text:span><text:span text:style-name="AncientGreek_3a__20_Ἀρχαία_20_ἑλληνικά"><text:span text:style-name="T6">βουλόμενο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ἐκεῖθεν</text:span></text:span><text:span text:style-name="AncientGreek_3a__20_Ἀρχαία_20_ἑλληνικά"><text:span text:style-name="T39"> </text:span></text:span><text:span text:style-name="AncientGreek_3a__20_Ἀρχαία_20_ἑλληνικά"><text:span text:style-name="T6">ἀνενεγκεῖν</text:span></text:span><text:span text:style-name="AncientGreek_3a__20_Ἀρχαία_20_ἑλληνικά"><text:span text:style-name="T39">, </text:span></text:span><text:span text:style-name="AncientGreek_3a__20_Ἀρχαία_20_ἑλληνικά"><text:span text:style-name="T6">κατῆλθ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ὸ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φρέαρ</text:span></text:span><text:span text:style-name="AncientGreek_3a__20_Ἀρχαία_20_ἑλληνικά"><text:span text:style-name="T39">. </text:span></text:span><text:span text:style-name="AncientGreek_3a__20_Ἀρχαία_20_ἑλληνικά"><text:span text:style-name="T6">Οἰηθεὶς</text:span></text:span><text:span text:style-name="AncientGreek_3a__20_Ἀρχαία_20_ἑλληνικά"><text:span text:style-name="T39"> </text:span></text:span><text:span text:style-name="AncientGreek_3a__20_Ἀρχαία_20_ἑλληνικά"><text:span text:style-name="T6">δ᾿</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κατωτέρω</text:span></text:span><text:span text:style-name="AncientGreek_3a__20_Ἀρχαία_20_ἑλληνικά"><text:span text:style-name="T39"> </text:span></text:span><text:span text:style-name="AncientGreek_3a__20_Ἀρχαία_20_ἑλληνικά"><text:span text:style-name="T6">μᾶλλον</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παραγέγονε</text:span></text:span><text:span text:style-name="AncientGreek_3a__20_Ἀρχαία_20_ἑλληνικά"><text:span text:style-name="T39"> </text:span></text:span><text:span text:style-name="AncientGreek_3a__20_Ἀρχαία_20_ἑλληνικά"><text:span text:style-name="T6">καταδῦσαι</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κηπωρὸν</text:span></text:span><text:span text:style-name="AncientGreek_3a__20_Ἀρχαία_20_ἑλληνικά"><text:span text:style-name="T39"> </text:span></text:span><text:span text:style-name="AncientGreek_3a__20_Ἀρχαία_20_ἑλληνικά"><text:span text:style-name="T6">στραφεὶς</text:span></text:span><text:span text:style-name="AncientGreek_3a__20_Ἀρχαία_20_ἑλληνικά"><text:span text:style-name="T39"> </text:span></text:span><text:span text:style-name="AncientGreek_3a__20_Ἀρχαία_20_ἑλληνικά"><text:span text:style-name="T6">ἔδακ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ετ᾿</text:span></text:span><text:span text:style-name="AncientGreek_3a__20_Ἀρχαία_20_ἑλληνικά"><text:span text:style-name="T39"> </text:span></text:span><text:span text:style-name="AncientGreek_3a__20_Ἀρχαία_20_ἑλληνικά"><text:span text:style-name="T6">ὀδύνης</text:span></text:span><text:span text:style-name="AncientGreek_3a__20_Ἀρχαία_20_ἑλληνικά"><text:span text:style-name="T39"> </text:span></text:span><text:span text:style-name="AncientGreek_3a__20_Ἀρχαία_20_ἑλληνικά"><text:span text:style-name="T6">ἐπανιών</text:span></text:span><text:span text:style-name="AncientGreek_3a__20_Ἀρχαία_20_ἑλληνικά"><text:span text:style-name="T39">· « </text:span></text:span><text:span text:style-name="AncientGreek_3a__20_Ἀρχαία_20_ἑλληνικά"><text:span text:style-name="T6">Δίκαια</text:span></text:span><text:span text:style-name="AncientGreek_3a__20_Ἀρχαία_20_ἑλληνικά"><text:span text:style-name="T39">, </text:span></text:span><text:span text:style-name="AncientGreek_3a__20_Ἀρχαία_20_ἑλληνικά"><text:span text:style-name="T6">φησί</text:span></text:span><text:span text:style-name="AncientGreek_3a__20_Ἀρχαία_20_ἑλληνικά"><text:span text:style-name="T39">, </text:span></text:span><text:span text:style-name="AncientGreek_3a__20_Ἀρχαία_20_ἑλληνικά"><text:span text:style-name="T6">πέπονθα</text:span></text:span><text:span text:style-name="AncientGreek_3a__20_Ἀρχαία_20_ἑλληνικά"><text:span text:style-name="T39">·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δήποτε</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αὐτόχειρα</text:span></text:span><text:span text:style-name="AncientGreek_3a__20_Ἀρχαία_20_ἑλληνικά"><text:span text:style-name="T39"> </text:span></text:span><text:span text:style-name="AncientGreek_3a__20_Ἀρχαία_20_ἑλληνικά"><text:span text:style-name="T6">σῶσαι</text:span></text:span><text:span text:style-name="AncientGreek_3a__20_Ἀρχαία_20_ἑλληνικά"><text:span text:style-name="T39"> </text:span></text:span><text:span text:style-name="AncientGreek_3a__20_Ἀρχαία_20_ἑλληνικά"><text:span text:style-name="T6">ἐσπούδασα</text:span></text:span><text:span text:style-name="AncientGreek_3a__20_Ἀρχαία_20_ἑλληνικά"><text:span text:style-name="T39">; »</text:span></text:span></text:p>
            <text:p text:style-name="P52"><text:span text:style-name="AncientGreek_3a__20_Ἀρχαία_20_ἑλληνικά"><text:span text:style-name="T6">Ὁ μῦθος πρὸς ἀδίκους καὶ ἀχαρίστους.</text:span></text:span></text:p>
          </table:table-cell>
          <table:table-cell table:style-name="Table1.A1" office:value-type="string">
            <text:p text:style-name="P69">A GARDENER AND A DOG</text:p>
            <text:p text:style-name="P37"><text:span text:style-name="Default_20_Paragraph_20_Font"><text:span text:style-name="T8">A gardener's dog had fallen into a well. The gardiner, wishing to draw him out, also descended into the well. Imagining he was coming to shove him deeper, the dog turned and bit him. The gardener, suffering from his injury, came upstairs saying: "It's good for me: why was I in haste to save an animal that wanted to commit suicide?" </text:span></text:span><text:span text:style-name="Default_20_Paragraph_20_Font"><text:span text:style-name="T9">»</text:span></text:span></text:p>
            <text:p text:style-name="P72"/>
            <text:p text:style-name="P69">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6">Κιθαρῳδὸς</text:span></text:span><text:span text:style-name="AncientGreek_3a__20_Ἀρχαία_20_ἑλληνικά"><text:span text:style-name="T39"> </text:span></text:span><text:span text:style-name="AncientGreek_3a__20_Ἀρχαία_20_ἑλληνικά"><text:span text:style-name="T6">ἀφυὴς</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κεκονιαμένῳ</text:span></text:span><text:span text:style-name="AncientGreek_3a__20_Ἀρχαία_20_ἑλληνικά"><text:span text:style-name="T39"> </text:span></text:span><text:span text:style-name="AncientGreek_3a__20_Ἀρχαία_20_ἑλληνικά"><text:span text:style-name="T6">οἴκῳ</text:span></text:span><text:span text:style-name="AncientGreek_3a__20_Ἀρχαία_20_ἑλληνικά"><text:span text:style-name="T39"> </text:span></text:span><text:span text:style-name="AncientGreek_3a__20_Ἀρχαία_20_ἑλληνικά"><text:span text:style-name="T6">συνεχῶς</text:span></text:span><text:span text:style-name="AncientGreek_3a__20_Ἀρχαία_20_ἑλληνικά"><text:span text:style-name="T39"> </text:span></text:span><text:span text:style-name="AncientGreek_3a__20_Ἀρχαία_20_ἑλληνικά"><text:span text:style-name="T6">ᾄδων</text:span></text:span><text:span text:style-name="AncientGreek_3a__20_Ἀρχαία_20_ἑλληνικά"><text:span text:style-name="T39">, </text:span></text:span><text:span text:style-name="AncientGreek_3a__20_Ἀρχαία_20_ἑλληνικά"><text:span text:style-name="T6">ἀντηχούσης</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φωνῆς</text:span></text:span><text:span text:style-name="AncientGreek_3a__20_Ἀρχαία_20_ἑλληνικά"><text:span text:style-name="T39">, </text:span></text:span><text:span text:style-name="AncientGreek_3a__20_Ἀρχαία_20_ἑλληνικά"><text:span text:style-name="T6">ἐνόμισεν</text:span></text:span><text:span text:style-name="AncientGreek_3a__20_Ἀρχαία_20_ἑλληνικά"><text:span text:style-name="T39"> </text:span></text:span><text:span text:style-name="AncientGreek_3a__20_Ἀρχαία_20_ἑλληνικά"><text:span text:style-name="T6">αὑτὸν</text:span></text:span><text:span text:style-name="AncientGreek_3a__20_Ἀρχαία_20_ἑλληνικά"><text:span text:style-name="T39"> </text:span></text:span><text:span text:style-name="AncientGreek_3a__20_Ἀρχαία_20_ἑλληνικά"><text:span text:style-name="T6">εὔφωνον</text:span></text:span><text:span text:style-name="AncientGreek_3a__20_Ἀρχαία_20_ἑλληνικά"><text:span text:style-name="T39"> </text:span></text:span><text:span text:style-name="AncientGreek_3a__20_Ἀρχαία_20_ἑλληνικά"><text:span text:style-name="T6">σφόδρα</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ὴ</text:span></text:span><text:span text:style-name="AncientGreek_3a__20_Ἀρχαία_20_ἑλληνικά"><text:span text:style-name="T39"> </text:span></text:span><text:span text:style-name="AncientGreek_3a__20_Ἀρχαία_20_ἑλληνικά"><text:span text:style-name="T6">ἐπαρθεὶ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ούτῳ</text:span></text:span><text:span text:style-name="AncientGreek_3a__20_Ἀρχαία_20_ἑλληνικά"><text:span text:style-name="T39"> </text:span></text:span><text:span text:style-name="AncientGreek_3a__20_Ἀρχαία_20_ἑλληνικά"><text:span text:style-name="T6">ἔγνω</text:span></text:span><text:span text:style-name="AncientGreek_3a__20_Ἀρχαία_20_ἑλληνικά"><text:span text:style-name="T39"> </text:span></text:span><text:span text:style-name="AncientGreek_3a__20_Ἀρχαία_20_ἑλληνικά"><text:span text:style-name="T6">δεῖ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θέατρον</text:span></text:span><text:span text:style-name="AncientGreek_3a__20_Ἀρχαία_20_ἑλληνικά"><text:span text:style-name="T39"> </text:span></text:span><text:span text:style-name="AncientGreek_3a__20_Ἀρχαία_20_ἑλληνικά"><text:span text:style-name="T6">εἰσελθεῖν</text:span></text:span><text:span text:style-name="AncientGreek_3a__20_Ἀρχαία_20_ἑλληνικά"><text:span text:style-name="T39">. </text:span></text:span><text:span text:style-name="AncientGreek_3a__20_Ἀρχαία_20_ἑλληνικά"><text:span text:style-name="T6">Ἀφικόμεν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σκήνη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άνυ</text:span></text:span><text:span text:style-name="AncientGreek_3a__20_Ἀρχαία_20_ἑλληνικά"><text:span text:style-name="T39"> </text:span></text:span><text:span text:style-name="AncientGreek_3a__20_Ἀρχαία_20_ἑλληνικά"><text:span text:style-name="T6">κακῶς</text:span></text:span><text:span text:style-name="AncientGreek_3a__20_Ἀρχαία_20_ἑλληνικά"><text:span text:style-name="T39"> </text:span></text:span><text:span text:style-name="AncientGreek_3a__20_Ἀρχαία_20_ἑλληνικά"><text:span text:style-name="T6">ᾄδων</text:span></text:span><text:span text:style-name="AncientGreek_3a__20_Ἀρχαία_20_ἑλληνικά"><text:span text:style-name="T39"> </text:span></text:span><text:span text:style-name="AncientGreek_3a__20_Ἀρχαία_20_ἑλληνικά"><text:span text:style-name="T6">λίθοις</text:span></text:span><text:span text:style-name="AncientGreek_3a__20_Ἀρχαία_20_ἑλληνικά"><text:span text:style-name="T39"> </text:span></text:span><text:span text:style-name="AncientGreek_3a__20_Ἀρχαία_20_ἑλληνικά"><text:span text:style-name="T6">βαλλόμενος</text:span></text:span><text:span text:style-name="AncientGreek_3a__20_Ἀρχαία_20_ἑλληνικά"><text:span text:style-name="T39"> </text:span></text:span><text:span text:style-name="AncientGreek_3a__20_Ἀρχαία_20_ἑλληνικά"><text:span text:style-name="T6">ἐξηλάθη</text:span></text:span><text:span text:style-name="AncientGreek_3a__20_Ἀρχαία_20_ἑλληνικά"><text:span text:style-name="T39">.</text:span></text:span></text:p>
            <text:p text:style-name="P43"><text:span text:style-name="AncientGreek_3a__20_Ἀρχαία_20_ἑλληνικά"><text:span text:style-name="T6">Οὕτω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ῥητόρων</text:span></text:span><text:span text:style-name="AncientGreek_3a__20_Ἀρχαία_20_ἑλληνικά"><text:span text:style-name="T39"> </text:span></text:span><text:span text:style-name="AncientGreek_3a__20_Ἀρχαία_20_ἑλληνικά"><text:span text:style-name="T6">ἔνιοι</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σχολαῖς</text:span></text:span><text:span text:style-name="AncientGreek_3a__20_Ἀρχαία_20_ἑλληνικά"><text:span text:style-name="T39"> </text:span></text:span><text:span text:style-name="AncientGreek_3a__20_Ἀρχαία_20_ἑλληνικά"><text:span text:style-name="T6">εἶναί</text:span></text:span><text:span text:style-name="AncientGreek_3a__20_Ἀρχαία_20_ἑλληνικά"><text:span text:style-name="T39"> </text:span></text:span><text:span text:style-name="AncientGreek_3a__20_Ἀρχαία_20_ἑλληνικά"><text:span text:style-name="T6">τινες</text:span></text:span><text:span text:style-name="AncientGreek_3a__20_Ἀρχαία_20_ἑλληνικά"><text:span text:style-name="T39"> </text:span></text:span><text:span text:style-name="AncientGreek_3a__20_Ἀρχαία_20_ἑλληνικά"><text:span text:style-name="T6">δοκοῦντες</text:span></text:span><text:span text:style-name="AncientGreek_3a__20_Ἀρχαία_20_ἑλληνικά"><text:span text:style-name="T39">, </text:span></text:span><text:span text:style-name="AncientGreek_3a__20_Ἀρχαία_20_ἑλληνικά"><text:span text:style-name="T6">ὅταν</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πολιτείας</text:span></text:span><text:span text:style-name="AncientGreek_3a__20_Ἀρχαία_20_ἑλληνικά"><text:span text:style-name="T39"> </text:span></text:span><text:span text:style-name="AncientGreek_3a__20_Ἀρχαία_20_ἑλληνικά"><text:span text:style-name="T6">ἀφίκωνται</text:span></text:span><text:span text:style-name="AncientGreek_3a__20_Ἀρχαία_20_ἑλληνικά"><text:span text:style-name="T39">, </text:span></text:span><text:span text:style-name="AncientGreek_3a__20_Ἀρχαία_20_ἑλληνικά"><text:span text:style-name="T6">οὐδενὸς</text:span></text:span><text:span text:style-name="AncientGreek_3a__20_Ἀρχαία_20_ἑλληνικά"><text:span text:style-name="T39"> </text:span></text:span><text:span text:style-name="AncientGreek_3a__20_Ἀρχαία_20_ἑλληνικά"><text:span text:style-name="T6">ἄξιοι</text:span></text:span><text:span text:style-name="AncientGreek_3a__20_Ἀρχαία_20_ἑλληνικά"><text:span text:style-name="T39"> </text:span></text:span><text:span text:style-name="AncientGreek_3a__20_Ἀρχαία_20_ἑλληνικά"><text:span text:style-name="T6">εὑρίσκονται</text:span></text:span><text:span text:style-name="AncientGreek_3a__20_Ἀρχαία_20_ἑλληνικά"><text:span text:style-name="T39">.</text:span></text:span></text:p>
          </table:table-cell>
          <table:table-cell table:style-name="Table1.A1" office:value-type="string">
            <text:p text:style-name="P69">THE CITHAR PLAYER</text:p>
            <text:p text:style-name="P69"/>
            <text:p text:style-name="P69">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69"/>
            <text:p text:style-name="P69">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6">Ἔν</text:span></text:span><text:span text:style-name="AncientGreek_3a__20_Ἀρχαία_20_ἑλληνικά"><text:span text:style-name="T39"> </text:span></text:span><text:span text:style-name="AncientGreek_3a__20_Ἀρχαία_20_ἑλληνικά"><text:span text:style-name="T6">τινι</text:span></text:span><text:span text:style-name="AncientGreek_3a__20_Ἀρχαία_20_ἑλληνικά"><text:span text:style-name="T39"> </text:span></text:span><text:span text:style-name="AncientGreek_3a__20_Ἀρχαία_20_ἑλληνικά"><text:span text:style-name="T6">μυρσινῶνι</text:span></text:span><text:span text:style-name="AncientGreek_3a__20_Ἀρχαία_20_ἑλληνικά"><text:span text:style-name="T39"> </text:span></text:span><text:span text:style-name="AncientGreek_3a__20_Ἀρχαία_20_ἑλληνικά"><text:span text:style-name="T6">κίχλα</text:span></text:span><text:span text:style-name="AncientGreek_3a__20_Ἀρχαία_20_ἑλληνικά"><text:span text:style-name="T39"> </text:span></text:span><text:span text:style-name="AncientGreek_3a__20_Ἀρχαία_20_ἑλληνικά"><text:span text:style-name="T6">ἐνέμετο</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γλυκύτητα</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καρποῦ</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ἀφίστατο</text:span></text:span><text:span text:style-name="AncientGreek_3a__20_Ἀρχαία_20_ἑλληνικά"><text:span text:style-name="T39">. </text:span></text:span><text:span text:style-name="AncientGreek_3a__20_Ἀρχαία_20_ἑλληνικά"><text:span text:style-name="T6">Ἰξευτὴ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αρατηρησάμενος</text:span></text:span><text:span text:style-name="AncientGreek_3a__20_Ἀρχαία_20_ἑλληνικά"><text:span text:style-name="T39"> </text:span></text:span><text:span text:style-name="AncientGreek_3a__20_Ἀρχαία_20_ἑλληνικά"><text:span text:style-name="T6">ἐμφιλοχωροῦσαν</text:span></text:span><text:span text:style-name="AncientGreek_3a__20_Ἀρχαία_20_ἑλληνικά"><text:span text:style-name="T39"> </text:span></text:span><text:span text:style-name="AncientGreek_3a__20_Ἀρχαία_20_ἑλληνικά"><text:span text:style-name="T6">ἰξεύσας</text:span></text:span><text:span text:style-name="AncientGreek_3a__20_Ἀρχαία_20_ἑλληνικά"><text:span text:style-name="T39"> </text:span></text:span><text:span text:style-name="AncientGreek_3a__20_Ἀρχαία_20_ἑλληνικά"><text:span text:style-name="T6">συνέλαβ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ὴ</text:span></text:span><text:span text:style-name="AncientGreek_3a__20_Ἀρχαία_20_ἑλληνικά"><text:span text:style-name="T39"> </text:span></text:span><text:span text:style-name="AncientGreek_3a__20_Ἀρχαία_20_ἑλληνικά"><text:span text:style-name="T6">μέλλουσα</text:span></text:span><text:span text:style-name="AncientGreek_3a__20_Ἀρχαία_20_ἑλληνικά"><text:span text:style-name="T39"> </text:span></text:span><text:span text:style-name="AncientGreek_3a__20_Ἀρχαία_20_ἑλληνικά"><text:span text:style-name="T6">ἀναιρεῖσθαι</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Δειλαία</text:span></text:span><text:span text:style-name="AncientGreek_3a__20_Ἀρχαία_20_ἑλληνικά"><text:span text:style-name="T39"> </text:span></text:span><text:span text:style-name="AncientGreek_3a__20_Ἀρχαία_20_ἑλληνικά"><text:span text:style-name="T6">εἰμί</text:span></text:span><text:span text:style-name="AncientGreek_3a__20_Ἀρχαία_20_ἑλληνικά"><text:span text:style-name="T39">, </text:span></text:span><text:span text:style-name="AncientGreek_3a__20_Ἀρχαία_20_ἑλληνικά"><text:span text:style-name="T6">ἥτις</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ροφῆς</text:span></text:span><text:span text:style-name="AncientGreek_3a__20_Ἀρχαία_20_ἑλληνικά"><text:span text:style-name="T39"> </text:span></text:span><text:span text:style-name="AncientGreek_3a__20_Ἀρχαία_20_ἑλληνικά"><text:span text:style-name="T6">γλυκύτητα</text:span></text:span><text:span text:style-name="AncientGreek_3a__20_Ἀρχαία_20_ἑλληνικά"><text:span text:style-name="T39"> </text:span></text:span><text:span text:style-name="AncientGreek_3a__20_Ἀρχαία_20_ἑλληνικά"><text:span text:style-name="T6">σωτηρίας</text:span></text:span><text:span text:style-name="AncientGreek_3a__20_Ἀρχαία_20_ἑλληνικά"><text:span text:style-name="T39"> </text:span></text:span><text:span text:style-name="AncientGreek_3a__20_Ἀρχαία_20_ἑλληνικά"><text:span text:style-name="T6">στερίσκομαι</text:span></text:span><text:span text:style-name="AncientGreek_3a__20_Ἀρχαία_20_ἑλληνικά"><text:span text:style-name="T39">. »</text:span></text:span></text:p>
            <text:p text:style-name="P53"><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ἄνδρα</text:span></text:span><text:span text:style-name="AncientGreek_3a__20_Ἀρχαία_20_ἑλληνικά"><text:span text:style-name="T39"> </text:span></text:span><text:span text:style-name="AncientGreek_3a__20_Ἀρχαία_20_ἑλληνικά"><text:span text:style-name="T6">ἄσωτον</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ἡδυπάθειαν</text:span></text:span><text:span text:style-name="AncientGreek_3a__20_Ἀρχαία_20_ἑλληνικά"><text:span text:style-name="T39"> </text:span></text:span><text:span text:style-name="AncientGreek_3a__20_Ἀρχαία_20_ἑλληνικά"><text:span text:style-name="T6">ἀπολωλότα</text:span></text:span><text:span text:style-name="AncientGreek_3a__20_Ἀρχαία_20_ἑλληνικά"><text:span text:style-name="T39"> </text:span></text:span><text:span text:style-name="AncientGreek_3a__20_Ἀρχαία_20_ἑλληνικά"><text:span text:style-name="T6">εὔκαιρός</text:span></text:span><text:span text:style-name="AncientGreek_3a__20_Ἀρχαία_20_ἑλληνικά"><text:span text:style-name="T39"> </text:span></text:span><text:span text:style-name="AncientGreek_3a__20_Ἀρχαία_20_ἑλληνικά"><text:span text:style-name="T6">ἐστιν</text:span></text:span><text:span text:style-name="AncientGreek_3a__20_Ἀρχαία_20_ἑλληνικά"><text:span text:style-name="T39">.</text:span></text:span></text:p>
          </table:table-cell>
          <table:table-cell table:style-name="Table1.A1" office:value-type="string">
            <text:p text:style-name="P69">THE THRUSH</text:p>
            <text:p text:style-name="P69"/>
            <text:p text:style-name="P69">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69"/>
            <text:p text:style-name="P69">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6">Κλέπται</text:span></text:span><text:span text:style-name="AncientGreek_3a__20_Ἀρχαία_20_ἑλληνικά"><text:span text:style-name="T39"> </text:span></text:span><text:span text:style-name="AncientGreek_3a__20_Ἀρχαία_20_ἑλληνικά"><text:span text:style-name="T6">εἴς</text:span></text:span><text:span text:style-name="AncientGreek_3a__20_Ἀρχαία_20_ἑλληνικά"><text:span text:style-name="T39"> </text:span></text:span><text:span text:style-name="AncientGreek_3a__20_Ἀρχαία_20_ἑλληνικά"><text:span text:style-name="T6">τινα</text:span></text:span><text:span text:style-name="AncientGreek_3a__20_Ἀρχαία_20_ἑλληνικά"><text:span text:style-name="T39"> </text:span></text:span><text:span text:style-name="AncientGreek_3a__20_Ἀρχαία_20_ἑλληνικά"><text:span text:style-name="T6">οἰκίαν</text:span></text:span><text:span text:style-name="AncientGreek_3a__20_Ἀρχαία_20_ἑλληνικά"><text:span text:style-name="T39"> </text:span></text:span><text:span text:style-name="AncientGreek_3a__20_Ἀρχαία_20_ἑλληνικά"><text:span text:style-name="T6">εἰσελθόντες</text:span></text:span><text:span text:style-name="AncientGreek_3a__20_Ἀρχαία_20_ἑλληνικά"><text:span text:style-name="T39"> </text:span></text:span><text:span text:style-name="AncientGreek_3a__20_Ἀρχαία_20_ἑλληνικά"><text:span text:style-name="T6">οὐδὲ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ἄλλο</text:span></text:span><text:span text:style-name="AncientGreek_3a__20_Ἀρχαία_20_ἑλληνικά"><text:span text:style-name="T39"> </text:span></text:span><text:span text:style-name="AncientGreek_3a__20_Ἀρχαία_20_ἑλληνικά"><text:span text:style-name="T6">εὗρον</text:span></text:span><text:span text:style-name="AncientGreek_3a__20_Ἀρχαία_20_ἑλληνικά"><text:span text:style-name="T39">, </text:span></text:span><text:span text:style-name="AncientGreek_3a__20_Ἀρχαία_20_ἑλληνικά"><text:span text:style-name="T6">μόνο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λεκτρυόν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λαβόντες</text:span></text:span><text:span text:style-name="AncientGreek_3a__20_Ἀρχαία_20_ἑλληνικά"><text:span text:style-name="T39"> </text:span></text:span><text:span text:style-name="AncientGreek_3a__20_Ἀρχαία_20_ἑλληνικά"><text:span text:style-name="T6">ἀπηλλάγησα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έλλων</text:span></text:span><text:span text:style-name="AncientGreek_3a__20_Ἀρχαία_20_ἑλληνικά"><text:span text:style-name="T39"> </text:span></text:span><text:span text:style-name="AncientGreek_3a__20_Ἀρχαία_20_ἑλληνικά"><text:span text:style-name="T6">ὑπ᾿</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θύεσθαι</text:span></text:span><text:span text:style-name="AncientGreek_3a__20_Ἀρχαία_20_ἑλληνικά"><text:span text:style-name="T39"> </text:span></text:span><text:span text:style-name="AncientGreek_3a__20_Ἀρχαία_20_ἑλληνικά"><text:span text:style-name="T6">ἐδέετο</text:span></text:span><text:span text:style-name="AncientGreek_3a__20_Ἀρχαία_20_ἑλληνικά"><text:span text:style-name="T39"> </text:span></text:span><text:span text:style-name="AncientGreek_3a__20_Ἀρχαία_20_ἑλληνικά"><text:span text:style-name="T6">ὅπω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ἀπολύσωσι</text:span></text:span><text:span text:style-name="AncientGreek_3a__20_Ἀρχαία_20_ἑλληνικά"><text:span text:style-name="T39">, </text:span></text:span><text:span text:style-name="AncientGreek_3a__20_Ἀρχαία_20_ἑλληνικά"><text:span text:style-name="T6">λέγων</text:span></text:span><text:span text:style-name="AncientGreek_3a__20_Ἀρχαία_20_ἑλληνικά"><text:span text:style-name="T39"> </text:span></text:span><text:span text:style-name="AncientGreek_3a__20_Ἀρχαία_20_ἑλληνικά"><text:span text:style-name="T6">χρήσιμον</text:span></text:span><text:span text:style-name="AncientGreek_3a__20_Ἀρχαία_20_ἑλληνικά"><text:span text:style-name="T39"> </text:span></text:span><text:span text:style-name="AncientGreek_3a__20_Ἀρχαία_20_ἑλληνικά"><text:span text:style-name="T6">ἑαυτὸν</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ἀνθρώποις</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νύκτωρ</text:span></text:span><text:span text:style-name="AncientGreek_3a__20_Ἀρχαία_20_ἑλληνικά"><text:span text:style-name="T39"> </text:span></text:span><text:span text:style-name="AncientGreek_3a__20_Ἀρχαία_20_ἑλληνικά"><text:span text:style-name="T6">αὐτοὺ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ἔργα</text:span></text:span><text:span text:style-name="AncientGreek_3a__20_Ἀρχαία_20_ἑλληνικά"><text:span text:style-name="T39"> </text:span></text:span><text:span text:style-name="AncientGreek_3a__20_Ἀρχαία_20_ἑλληνικά"><text:span text:style-name="T6">ἐγείροντα</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ὑποτυχόντες</text:span></text:span><text:span text:style-name="AncientGreek_3a__20_Ἀρχαία_20_ἑλληνικά"><text:span text:style-name="T39"> </text:span></text:span><text:span text:style-name="AncientGreek_3a__20_Ἀρχαία_20_ἑλληνικά"><text:span text:style-name="T6">ἔφασαν</text:span></text:span><text:span text:style-name="AncientGreek_3a__20_Ἀρχαία_20_ἑλληνικά"><text:span text:style-name="T39">· «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οῦτό</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μᾶλλον</text:span></text:span><text:span text:style-name="AncientGreek_3a__20_Ἀρχαία_20_ἑλληνικά"><text:span text:style-name="T39"> </text:span></text:span><text:span text:style-name="AncientGreek_3a__20_Ἀρχαία_20_ἑλληνικά"><text:span text:style-name="T6">θύομεν</text:span></text:span><text:span text:style-name="AncientGreek_3a__20_Ἀρχαία_20_ἑλληνικά"><text:span text:style-name="T39">· </text:span></text:span><text:span text:style-name="AncientGreek_3a__20_Ἀρχαία_20_ἑλληνικά"><text:span text:style-name="T6">ἐκείνους</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ἐγείρων</text:span></text:span><text:span text:style-name="AncientGreek_3a__20_Ἀρχαία_20_ἑλληνικά"><text:span text:style-name="T39"> </text:span></text:span><text:span text:style-name="AncientGreek_3a__20_Ἀρχαία_20_ἑλληνικά"><text:span text:style-name="T6">ἡμᾶς</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ᾷς</text:span></text:span><text:span text:style-name="AncientGreek_3a__20_Ἀρχαία_20_ἑλληνικά"><text:span text:style-name="T39"> </text:span></text:span><text:span text:style-name="AncientGreek_3a__20_Ἀρχαία_20_ἑλληνικά"><text:span text:style-name="T6">κλέπτειν</text:span></text:span><text:span text:style-name="AncientGreek_3a__20_Ἀρχαία_20_ἑλληνικά"><text:span text:style-name="T39">. »</text:span></text:span></text:p>
            <text:p text:style-name="P54"><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ταῦτα</text:span></text:span><text:span text:style-name="AncientGreek_3a__20_Ἀρχαία_20_ἑλληνικά"><text:span text:style-name="T39"> </text:span></text:span><text:span text:style-name="AncientGreek_3a__20_Ἀρχαία_20_ἑλληνικά"><text:span text:style-name="T6">μάλιστα</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πονηροῖς</text:span></text:span><text:span text:style-name="AncientGreek_3a__20_Ἀρχαία_20_ἑλληνικά"><text:span text:style-name="T39"> </text:span></text:span><text:span text:style-name="AncientGreek_3a__20_Ἀρχαία_20_ἑλληνικά"><text:span text:style-name="T6">ἠναντίωται</text:span></text:span><text:span text:style-name="AncientGreek_3a__20_Ἀρχαία_20_ἑλληνικά"><text:span text:style-name="T39"> </text:span></text:span><text:span text:style-name="AncientGreek_3a__20_Ἀρχαία_20_ἑλληνικά"><text:span text:style-name="T6">ἅτινα</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χρηστῶν</text:span></text:span><text:span text:style-name="AncientGreek_3a__20_Ἀρχαία_20_ἑλληνικά"><text:span text:style-name="T39"> </text:span></text:span><text:span text:style-name="AncientGreek_3a__20_Ἀρχαία_20_ἑλληνικά"><text:span text:style-name="T6">ἐστιν</text:span></text:span><text:span text:style-name="AncientGreek_3a__20_Ἀρχαία_20_ἑλληνικά"><text:span text:style-name="T39"> </text:span></text:span><text:span text:style-name="AncientGreek_3a__20_Ἀρχαία_20_ἑλληνικά"><text:span text:style-name="T6">εὐεργετήματα</text:span></text:span><text:span text:style-name="AncientGreek_3a__20_Ἀρχαία_20_ἑλληνικά"><text:span text:style-name="T39">.</text:span></text:span></text:p>
          </table:table-cell>
          <table:table-cell table:style-name="Table1.A1" office:value-type="string">
            <text:p text:style-name="P69">THIEVES AND THE ROOSTER</text:p>
            <text:p text:style-name="P69"/>
            <text:p text:style-name="P69">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69"/>
            <text:p text:style-name="P69">This fable shows that what upsets the wicked most is what helps good people.</text:p>
          </table:table-cell>
        </table:table-row>
        <text:soft-page-break/>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6">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6">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69">A STOMACH AND SOME FEET</text:p>
            <text:p text:style-name="P69">The stomach and the feet disputed their strength. About the feet claimed that they were so superior in strength that they even carried the stomach. To which he replied: “But, my friends, if I did not provide you with food, you yourselves could not carry me.”</text:p>
            <text:p text:style-name="P69"/>
            <text:p text:style-name="P69">It is the same in armies: numbers, more often than not, are nothing if the chiefs do not excel in counsel.</text:p>
          </table:table-cell>
        </table:table-row>
        <table:table-row table:style-name="Table1.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39"> </text:span></text:span><text:span text:style-name="AncientGreek_3a__20_Ἀρχαία_20_ἑλληνικά"><text:span text:style-name="T6">λιμώττων</text:span></text:span><text:span text:style-name="AncientGreek_3a__20_Ἀρχαία_20_ἑλληνικά"><text:span text:style-name="T39"> </text:span></text:span><text:span text:style-name="AncientGreek_3a__20_Ἀρχαία_20_ἑλληνικά"><text:span text:style-name="T6">ἐπί</text:span></text:span><text:span text:style-name="AncientGreek_3a__20_Ἀρχαία_20_ἑλληνικά"><text:span text:style-name="T39"> </text:span></text:span><text:span text:style-name="AncientGreek_3a__20_Ἀρχαία_20_ἑλληνικά"><text:span text:style-name="T6">τινος</text:span></text:span><text:span text:style-name="AncientGreek_3a__20_Ἀρχαία_20_ἑλληνικά"><text:span text:style-name="T39"> </text:span></text:span><text:span text:style-name="AncientGreek_3a__20_Ἀρχαία_20_ἑλληνικά"><text:span text:style-name="T6">συκῆς</text:span></text:span><text:span text:style-name="AncientGreek_3a__20_Ἀρχαία_20_ἑλληνικά"><text:span text:style-name="T39"> </text:span></text:span><text:span text:style-name="AncientGreek_3a__20_Ἀρχαία_20_ἑλληνικά"><text:span text:style-name="T6">ἐκάθισεν</text:span></text:span><text:span text:style-name="AncientGreek_3a__20_Ἀρχαία_20_ἑλληνικά"><text:span text:style-name="T39">· </text:span></text:span><text:span text:style-name="AncientGreek_3a__20_Ἀρχαία_20_ἑλληνικά"><text:span text:style-name="T6">εὑρὼ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ὀλύνθους</text:span></text:span><text:span text:style-name="AncientGreek_3a__20_Ἀρχαία_20_ἑλληνικά"><text:span text:style-name="T39"> </text:span></text:span><text:span text:style-name="AncientGreek_3a__20_Ἀρχαία_20_ἑλληνικά"><text:span text:style-name="T6">μηδέπω</text:span></text:span><text:span text:style-name="AncientGreek_3a__20_Ἀρχαία_20_ἑλληνικά"><text:span text:style-name="T39"> </text:span></text:span><text:span text:style-name="AncientGreek_3a__20_Ἀρχαία_20_ἑλληνικά"><text:span text:style-name="T6">πεπείρους</text:span></text:span><text:span text:style-name="AncientGreek_3a__20_Ἀρχαία_20_ἑλληνικά"><text:span text:style-name="T39"> </text:span></text:span><text:span text:style-name="AncientGreek_3a__20_Ἀρχαία_20_ἑλληνικά"><text:span text:style-name="T6">προσέμενεν</text:span></text:span><text:span text:style-name="AncientGreek_3a__20_Ἀρχαία_20_ἑλληνικά"><text:span text:style-name="T39"> </text:span></text:span><text:span text:style-name="AncientGreek_3a__20_Ἀρχαία_20_ἑλληνικά"><text:span text:style-name="T6">ἕως</text:span></text:span><text:span text:style-name="AncientGreek_3a__20_Ἀρχαία_20_ἑλληνικά"><text:span text:style-name="T39"> </text:span></text:span><text:span text:style-name="AncientGreek_3a__20_Ἀρχαία_20_ἑλληνικά"><text:span text:style-name="T6">σῦκα</text:span></text:span><text:span text:style-name="AncientGreek_3a__20_Ἀρχαία_20_ἑλληνικά"><text:span text:style-name="T39"> </text:span></text:span><text:span text:style-name="AncientGreek_3a__20_Ἀρχαία_20_ἑλληνικά"><text:span text:style-name="T6">γένωνται</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θεασαμένη</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ἐγχρονίζοντ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αἰτίαν</text:span></text:span><text:span text:style-name="AncientGreek_3a__20_Ἀρχαία_20_ἑλληνικά"><text:span text:style-name="T39"> </text:span></text:span><text:span text:style-name="AncientGreek_3a__20_Ἀρχαία_20_ἑλληνικά"><text:span text:style-name="T6">παρ᾿</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μαθοῦσα</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πεπλάνησαι</text:span></text:span><text:span text:style-name="AncientGreek_3a__20_Ἀρχαία_20_ἑλληνικά"><text:span text:style-name="T39">,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ἐλπίδι</text:span></text:span><text:span text:style-name="AncientGreek_3a__20_Ἀρχαία_20_ἑλληνικά"><text:span text:style-name="T39"> </text:span></text:span><text:span text:style-name="AncientGreek_3a__20_Ἀρχαία_20_ἑλληνικά"><text:span text:style-name="T6">προσέχων</text:span></text:span><text:span text:style-name="AncientGreek_3a__20_Ἀρχαία_20_ἑλληνικά"><text:span text:style-name="T39">, </text:span></text:span><text:span text:style-name="AncientGreek_3a__20_Ἀρχαία_20_ἑλληνικά"><text:span text:style-name="T6">ἥτις</text:span></text:span><text:span text:style-name="AncientGreek_3a__20_Ἀρχαία_20_ἑλληνικά"><text:span text:style-name="T39"> </text:span></text:span><text:span text:style-name="AncientGreek_3a__20_Ἀρχαία_20_ἑλληνικά"><text:span text:style-name="T6">βουκολεῖ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οἶδε</text:span></text:span><text:span text:style-name="AncientGreek_3a__20_Ἀρχαία_20_ἑλληνικά"><text:span text:style-name="T39">, </text:span></text:span><text:span text:style-name="AncientGreek_3a__20_Ἀρχαία_20_ἑλληνικά"><text:span text:style-name="T6">τρέφει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οὐδαμῶς</text:span></text:span><text:span text:style-name="AncientGreek_3a__20_Ἀρχαία_20_ἑλληνικά"><text:span text:style-name="T39">. »</text:span></text:span></text:p>
            <text:p text:style-name="P37"><text:span text:style-name="AncientGreek_3a__20_Ἀρχαία_20_ἑλληνικά"><text:span text:style-name="T6">[Πρὸς ἄνδρα φιλόνεικον.]</text:span></text:span></text:p>
          </table:table-cell>
          <table:table-cell table:style-name="Table1.A1" office:value-type="string">
            <text:p text:style-name="P69">A Jackdaw AND THE FOX</text:p>
            <text:p text:style-name="P69">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69"/>
            <text:p text:style-name="P69">This fable applies to the covetous.</text:p>
          </table:table-cell>
        </table:table-row>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μεγέθει</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ἄλλων</text:span></text:span><text:span text:style-name="AncientGreek_3a__20_Ἀρχαία_20_ἑλληνικά"><text:span text:style-name="T39"> </text:span></text:span><text:span text:style-name="AncientGreek_3a__20_Ἀρχαία_20_ἑλληνικά"><text:span text:style-name="T6">κολοιῶν</text:span></text:span><text:span text:style-name="AncientGreek_3a__20_Ἀρχαία_20_ἑλληνικά"><text:span text:style-name="T39"> </text:span></text:span><text:span text:style-name="AncientGreek_3a__20_Ἀρχαία_20_ἑλληνικά"><text:span text:style-name="T6">διαφέρων</text:span></text:span><text:span text:style-name="AncientGreek_3a__20_Ἀρχαία_20_ἑλληνικά"><text:span text:style-name="T39">, </text:span></text:span><text:span text:style-name="AncientGreek_3a__20_Ἀρχαία_20_ἑλληνικά"><text:span text:style-name="T6">ὑπερφρονήσα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ὁμοφύλους</text:span></text:span><text:span text:style-name="AncientGreek_3a__20_Ἀρχαία_20_ἑλληνικά"><text:span text:style-name="T39">, </text:span></text:span><text:span text:style-name="AncientGreek_3a__20_Ἀρχαία_20_ἑλληνικά"><text:span text:style-name="T6">παρεγένετο</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κόρακ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ύτοις</text:span></text:span><text:span text:style-name="AncientGreek_3a__20_Ἀρχαία_20_ἑλληνικά"><text:span text:style-name="T39"> </text:span></text:span><text:span text:style-name="AncientGreek_3a__20_Ἀρχαία_20_ἑλληνικά"><text:span text:style-name="T6">ἠξίου</text:span></text:span><text:span text:style-name="AncientGreek_3a__20_Ἀρχαία_20_ἑλληνικά"><text:span text:style-name="T39"> </text:span></text:span><text:span text:style-name="AncientGreek_3a__20_Ἀρχαία_20_ἑλληνικά"><text:span text:style-name="T6">συνδιαιτᾶσθα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μφιγνοοῦντες</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τό</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εἶδ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φωνὴν</text:span></text:span><text:span text:style-name="AncientGreek_3a__20_Ἀρχαία_20_ἑλληνικά"><text:span text:style-name="T39"> </text:span></text:span><text:span text:style-name="AncientGreek_3a__20_Ἀρχαία_20_ἑλληνικά"><text:span text:style-name="T6">παίοντε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ἐξέβαλ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ὃς</text:span></text:span><text:span text:style-name="AncientGreek_3a__20_Ἀρχαία_20_ἑλληνικά"><text:span text:style-name="T39"> </text:span></text:span><text:span text:style-name="AncientGreek_3a__20_Ἀρχαία_20_ἑλληνικά"><text:span text:style-name="T6">ἀπελαθεὶς</text:span></text:span><text:span text:style-name="AncientGreek_3a__20_Ἀρχαία_20_ἑλληνικά"><text:span text:style-name="T39"> </text:span></text:span><text:span text:style-name="AncientGreek_3a__20_Ἀρχαία_20_ἑλληνικά"><text:span text:style-name="T6">ὑπ᾿</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ἧκε</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κολοιούς</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γανακτοῦντε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ὕβρει</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προσεδέξαντο</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συνέβη</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ἐξ</text:span></text:span><text:span text:style-name="AncientGreek_3a__20_Ἀρχαία_20_ἑλληνικά"><text:span text:style-name="T39"> </text:span></text:span><text:span text:style-name="AncientGreek_3a__20_Ἀρχαία_20_ἑλληνικά"><text:span text:style-name="T6">ἀμφοτέρων</text:span></text:span><text:span text:style-name="AncientGreek_3a__20_Ἀρχαία_20_ἑλληνικά"><text:span text:style-name="T39"> </text:span></text:span><text:span text:style-name="AncientGreek_3a__20_Ἀρχαία_20_ἑλληνικά"><text:span text:style-name="T6">διαίτης</text:span></text:span><text:span text:style-name="AncientGreek_3a__20_Ἀρχαία_20_ἑλληνικά"><text:span text:style-name="T39"> </text:span></text:span><text:span text:style-name="AncientGreek_3a__20_Ἀρχαία_20_ἑλληνικά"><text:span text:style-name="T6">στερηθῆναι</text:span></text:span><text:span text:style-name="AncientGreek_3a__20_Ἀρχαία_20_ἑλληνικά"><text:span text:style-name="T39">.</text:span></text:span></text:p>
            <text:p text:style-name="P37"><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πατρίδας</text:span></text:span><text:span text:style-name="AncientGreek_3a__20_Ἀρχαία_20_ἑλληνικά"><text:span text:style-name="T39"> </text:span></text:span><text:span text:style-name="AncientGreek_3a__20_Ἀρχαία_20_ἑλληνικά"><text:span text:style-name="T6">ἀπολιπόντε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ἀλλοδαπὰς</text:span></text:span><text:span text:style-name="AncientGreek_3a__20_Ἀρχαία_20_ἑλληνικά"><text:span text:style-name="T39"> </text:span></text:span><text:span text:style-name="AncientGreek_3a__20_Ἀρχαία_20_ἑλληνικά"><text:span text:style-name="T6">προκρίνοντες</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ἐκείναις</text:span></text:span><text:span text:style-name="AncientGreek_3a__20_Ἀρχαία_20_ἑλληνικά"><text:span text:style-name="T39"> </text:span></text:span><text:span text:style-name="AncientGreek_3a__20_Ἀρχαία_20_ἑλληνικά"><text:span text:style-name="T6">εὐδοκιμοῦσι</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ξένοι</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πολιτῶν</text:span></text:span><text:span text:style-name="AncientGreek_3a__20_Ἀρχαία_20_ἑλληνικά"><text:span text:style-name="T39"> </text:span></text:span><text:span text:style-name="AncientGreek_3a__20_Ἀρχαία_20_ἑλληνικά"><text:span text:style-name="T6">δυσχεραίνονται</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ὑπερπεφρονηκέναι</text:span></text:span><text:span text:style-name="AncientGreek_3a__20_Ἀρχαία_20_ἑλληνικά"><text:span text:style-name="T39"> </text:span></text:span><text:span text:style-name="AncientGreek_3a__20_Ἀρχαία_20_ἑλληνικά"><text:span text:style-name="T6">αὐτούς</text:span></text:span><text:span text:style-name="AncientGreek_3a__20_Ἀρχαία_20_ἑλληνικά"><text:span text:style-name="T39">.</text:span></text:span></text:p>
          </table:table-cell>
          <table:table-cell table:style-name="Table1.A1" office:value-type="string">
            <text:p text:style-name="P69">A Jackdaw AND THE CROWS</text:p>
            <text:p text:style-name="P69"/>
            <text:p text:style-name="P69">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69"/>
            <text:p text:style-name="P69">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39"> </text:span></text:span><text:span text:style-name="AncientGreek_3a__20_Ἀρχαία_20_ἑλληνικά"><text:span text:style-name="T6">βουλόμενος</text:span></text:span><text:span text:style-name="AncientGreek_3a__20_Ἀρχαία_20_ἑλληνικά"><text:span text:style-name="T39"> </text:span></text:span><text:span text:style-name="AncientGreek_3a__20_Ἀρχαία_20_ἑλληνικά"><text:span text:style-name="T6">βασιλέα</text:span></text:span><text:span text:style-name="AncientGreek_3a__20_Ἀρχαία_20_ἑλληνικά"><text:span text:style-name="T39"> </text:span></text:span><text:span text:style-name="AncientGreek_3a__20_Ἀρχαία_20_ἑλληνικά"><text:span text:style-name="T6">ὀρνέων</text:span></text:span><text:span text:style-name="AncientGreek_3a__20_Ἀρχαία_20_ἑλληνικά"><text:span text:style-name="T39"> </text:span></text:span><text:span text:style-name="AncientGreek_3a__20_Ἀρχαία_20_ἑλληνικά"><text:span text:style-name="T6">καταστῆσαι</text:span></text:span><text:span text:style-name="AncientGreek_3a__20_Ἀρχαία_20_ἑλληνικά"><text:span text:style-name="T39">, </text:span></text:span><text:span text:style-name="AncientGreek_3a__20_Ἀρχαία_20_ἑλληνικά"><text:span text:style-name="T6">προθεσμίαν</text:span></text:span><text:span text:style-name="AncientGreek_3a__20_Ἀρχαία_20_ἑλληνικά"><text:span text:style-name="T39"> </text:span></text:span><text:span text:style-name="AncientGreek_3a__20_Ἀρχαία_20_ἑλληνικά"><text:span text:style-name="T6">αὐτοῖς</text:span></text:span><text:span text:style-name="AncientGreek_3a__20_Ἀρχαία_20_ἑλληνικά"><text:span text:style-name="T39"> </text:span></text:span><text:span text:style-name="AncientGreek_3a__20_Ἀρχαία_20_ἑλληνικά"><text:span text:style-name="T6">ἔταξε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ᾗ</text:span></text:span><text:span text:style-name="AncientGreek_3a__20_Ἀρχαία_20_ἑλληνικά"><text:span text:style-name="T39"> </text:span></text:span><text:span text:style-name="AncientGreek_3a__20_Ἀρχαία_20_ἑλληνικά"><text:span text:style-name="T6">παραγενήσονται</text:span></text:span><text:span text:style-name="AncientGreek_3a__20_Ἀρχαία_20_ἑλληνικά"><text:span text:style-name="T39"> </text:span></text:span><text:span text:style-name="AncientGreek_3a__20_Ἀρχαία_20_ἑλληνικά"><text:span text:style-name="T6">πάντα</text:span></text:span><text:span text:style-name="AncientGreek_3a__20_Ἀρχαία_20_ἑλληνικά"><text:span text:style-name="T39">, </text:span></text:span><text:span text:style-name="AncientGreek_3a__20_Ἀρχαία_20_ἑλληνικά"><text:span text:style-name="T6">ὅπω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ὡραιότατον</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καταστήσῃ</text:span></text:span><text:span text:style-name="AncientGreek_3a__20_Ἀρχαία_20_ἑλληνικά"><text:span text:style-name="T39"> </text:span></text:span><text:span text:style-name="AncientGreek_3a__20_Ἀρχαία_20_ἑλληνικά"><text:span text:style-name="T6">ἐπ᾿</text:span></text:span><text:span text:style-name="AncientGreek_3a__20_Ἀρχαία_20_ἑλληνικά"><text:span text:style-name="T39"> </text:span></text:span><text:span text:style-name="AncientGreek_3a__20_Ἀρχαία_20_ἑλληνικά"><text:span text:style-name="T6">αὐτοῖς</text:span></text:span><text:span text:style-name="AncientGreek_3a__20_Ἀρχαία_20_ἑλληνικά"><text:span text:style-name="T39"> </text:span></text:span><text:span text:style-name="AncientGreek_3a__20_Ἀρχαία_20_ἑλληνικά"><text:span text:style-name="T6">βασιλέα</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αραγενόμενα</text:span></text:span><text:span text:style-name="AncientGreek_3a__20_Ἀρχαία_20_ἑλληνικά"><text:span text:style-name="T39"> </text:span></text:span><text:span text:style-name="AncientGreek_3a__20_Ἀρχαία_20_ἑλληνικά"><text:span text:style-name="T6">ἐπί</text:span></text:span><text:span text:style-name="AncientGreek_3a__20_Ἀρχαία_20_ἑλληνικά"><text:span text:style-name="T39"> </text:span></text:span><text:span text:style-name="AncientGreek_3a__20_Ἀρχαία_20_ἑλληνικά"><text:span text:style-name="T6">τινα</text:span></text:span><text:span text:style-name="AncientGreek_3a__20_Ἀρχαία_20_ἑλληνικά"><text:span text:style-name="T39"> </text:span></text:span><text:span text:style-name="AncientGreek_3a__20_Ἀρχαία_20_ἑλληνικά"><text:span text:style-name="T6">ποταμὸν</text:span></text:span><text:span text:style-name="AncientGreek_3a__20_Ἀρχαία_20_ἑλληνικά"><text:span text:style-name="T39"> </text:span></text:span><text:span text:style-name="AncientGreek_3a__20_Ἀρχαία_20_ἑλληνικά"><text:span text:style-name="T6">ἀπενίζοντο</text:span></text:span><text:span text:style-name="AncientGreek_3a__20_Ἀρχαία_20_ἑλληνικά"><text:span text:style-name="T39">. </text:span></text:span><text:span text:style-name="AncientGreek_3a__20_Ἀρχαία_20_ἑλληνικά"><text:span text:style-name="T6">Κολοιὸς</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συνιδὼν</text:span></text:span><text:span text:style-name="AncientGreek_3a__20_Ἀρχαία_20_ἑλληνικά"><text:span text:style-name="T39"> </text:span></text:span><text:span text:style-name="AncientGreek_3a__20_Ἀρχαία_20_ἑλληνικά"><text:span text:style-name="T6">ἑαυτὸν</text:span></text:span><text:span text:style-name="AncientGreek_3a__20_Ἀρχαία_20_ἑλληνικά"><text:span text:style-name="T39"> </text:span></text:span><text:span text:style-name="AncientGreek_3a__20_Ἀρχαία_20_ἑλληνικά"><text:span text:style-name="T6">δυσμορφίᾳ</text:span></text:span><text:span text:style-name="AncientGreek_3a__20_Ἀρχαία_20_ἑλληνικά"><text:span text:style-name="T39"> </text:span></text:span><text:span text:style-name="AncientGreek_3a__20_Ἀρχαία_20_ἑλληνικά"><text:span text:style-name="T6">περικείμενον</text:span></text:span><text:span text:style-name="AncientGreek_3a__20_Ἀρχαία_20_ἑλληνικά"><text:span text:style-name="T39">, </text:span></text:span><text:span text:style-name="AncientGreek_3a__20_Ἀρχαία_20_ἑλληνικά"><text:span text:style-name="T6">ἀπελθὼ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ἀποπίπτοντα</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ὀρνέων</text:span></text:span><text:span text:style-name="AncientGreek_3a__20_Ἀρχαία_20_ἑλληνικά"><text:span text:style-name="T39"> </text:span></text:span><text:span text:style-name="AncientGreek_3a__20_Ἀρχαία_20_ἑλληνικά"><text:span text:style-name="T6">πτερὰ</text:span></text:span><text:span text:style-name="AncientGreek_3a__20_Ἀρχαία_20_ἑλληνικά"><text:span text:style-name="T39"> </text:span></text:span><text:span text:style-name="AncientGreek_3a__20_Ἀρχαία_20_ἑλληνικά"><text:span text:style-name="T6">συλλεξάμενος</text:span></text:span><text:span text:style-name="AncientGreek_3a__20_Ἀρχαία_20_ἑλληνικά"><text:span text:style-name="T39">, </text:span></text:span><text:span text:style-name="AncientGreek_3a__20_Ἀρχαία_20_ἑλληνικά"><text:span text:style-name="T6">ἑαυτῷ</text:span></text:span><text:span text:style-name="AncientGreek_3a__20_Ἀρχαία_20_ἑλληνικά"><text:span text:style-name="T39"> </text:span></text:span><text:span text:style-name="AncientGreek_3a__20_Ἀρχαία_20_ἑλληνικά"><text:span text:style-name="T6">περιέθηκ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ροσεκόλλησε</text:span></text:span><text:span text:style-name="AncientGreek_3a__20_Ἀρχαία_20_ἑλληνικά"><text:span text:style-name="T39">. </text:span></text:span><text:span text:style-name="AncientGreek_3a__20_Ἀρχαία_20_ἑλληνικά"><text:span text:style-name="T6">Συνέβη</text:span></text:span><text:span text:style-name="AncientGreek_3a__20_Ἀρχαία_20_ἑλληνικά"><text:span text:style-name="T39"> </text:span></text:span><text:span text:style-name="AncientGreek_3a__20_Ἀρχαία_20_ἑλληνικά"><text:span text:style-name="T6">οὖν</text:span></text:span><text:span text:style-name="AncientGreek_3a__20_Ἀρχαία_20_ἑλληνικά"><text:span text:style-name="T39"> </text:span></text:span><text:span text:style-name="AncientGreek_3a__20_Ἀρχαία_20_ἑλληνικά"><text:span text:style-name="T6">ἐκ</text:span></text:span><text:span text:style-name="AncientGreek_3a__20_Ἀρχαία_20_ἑλληνικά"><text:span text:style-name="T39"> </text:span></text:span><text:span text:style-name="AncientGreek_3a__20_Ἀρχαία_20_ἑλληνικά"><text:span text:style-name="T6">τούτου</text:span></text:span><text:span text:style-name="AncientGreek_3a__20_Ἀρχαία_20_ἑλληνικά"><text:span text:style-name="T39"> </text:span></text:span><text:span text:style-name="AncientGreek_3a__20_Ἀρχαία_20_ἑλληνικά"><text:span text:style-name="T6">εὐειδέστερον</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γεγονέναι</text:span></text:span><text:span text:style-name="AncientGreek_3a__20_Ἀρχαία_20_ἑλληνικά"><text:span text:style-name="T39">. </text:span></text:span><text:span text:style-name="AncientGreek_3a__20_Ἀρχαία_20_ἑλληνικά"><text:span text:style-name="T6">Ἐπέστη</text:span></text:span><text:span text:style-name="AncientGreek_3a__20_Ἀρχαία_20_ἑλληνικά"><text:span text:style-name="T39"> </text:span></text:span><text:span text:style-name="AncientGreek_3a__20_Ἀρχαία_20_ἑλληνικά"><text:span text:style-name="T6">οὖν</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ἡμέρα</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προθεσμί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ἦλθον</text:span></text:span><text:span text:style-name="AncientGreek_3a__20_Ἀρχαία_20_ἑλληνικά"><text:span text:style-name="T39"> </text:span></text:span><text:span text:style-name="AncientGreek_3a__20_Ἀρχαία_20_ἑλληνικά"><text:span text:style-name="T6">πάντα</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ὄρνεα</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Δία</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ολοιὸς</text:span></text:span><text:span text:style-name="AncientGreek_3a__20_Ἀρχαία_20_ἑλληνικά"><text:span text:style-name="T39"> </text:span></text:span><text:span text:style-name="AncientGreek_3a__20_Ἀρχαία_20_ἑλληνικά"><text:span text:style-name="T6">ποικίλος</text:span></text:span><text:span text:style-name="AncientGreek_3a__20_Ἀρχαία_20_ἑλληνικά"><text:span text:style-name="T39"> </text:span></text:span><text:span text:style-name="AncientGreek_3a__20_Ἀρχαία_20_ἑλληνικά"><text:span text:style-name="T6">γενόμενος</text:span></text:span><text:span text:style-name="AncientGreek_3a__20_Ἀρχαία_20_ἑλληνικά"><text:span text:style-name="T39"> </text:span></text:span><text:span text:style-name="AncientGreek_3a__20_Ἀρχαία_20_ἑλληνικά"><text:span text:style-name="T6">ἧκ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αὐτός</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Διὸς</text:span></text:span><text:span text:style-name="AncientGreek_3a__20_Ἀρχαία_20_ἑλληνικά"><text:span text:style-name="T39"> </text:span></text:span><text:span text:style-name="AncientGreek_3a__20_Ἀρχαία_20_ἑλληνικά"><text:span text:style-name="T6">μέλλοντος</text:span></text:span><text:span text:style-name="AncientGreek_3a__20_Ἀρχαία_20_ἑλληνικά"><text:span text:style-name="T39"> </text:span></text:span><text:span text:style-name="AncientGreek_3a__20_Ἀρχαία_20_ἑλληνικά"><text:span text:style-name="T6">χειροτονῆσαι</text:span></text:span><text:span text:style-name="AncientGreek_3a__20_Ἀρχαία_20_ἑλληνικά"><text:span text:style-name="T39"> </text:span></text:span><text:span text:style-name="AncientGreek_3a__20_Ἀρχαία_20_ἑλληνικά"><text:span text:style-name="T6">αὐτοῖ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κολοιὸν</text:span></text:span><text:span text:style-name="AncientGreek_3a__20_Ἀρχαία_20_ἑλληνικά"><text:span text:style-name="T39"> </text:span></text:span><text:span text:style-name="AncientGreek_3a__20_Ἀρχαία_20_ἑλληνικά"><text:span text:style-name="T6">βασιλέα</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εὐπρέπειαν</text:span></text:span><text:span text:style-name="AncientGreek_3a__20_Ἀρχαία_20_ἑλληνικά"><text:span text:style-name="T39">, </text:span></text:span><text:span text:style-name="AncientGreek_3a__20_Ἀρχαία_20_ἑλληνικά"><text:span text:style-name="T6">ἀγανακτήσαντα</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ὄρνεα</text:span></text:span><text:span text:style-name="AncientGreek_3a__20_Ἀρχαία_20_ἑλληνικά"><text:span text:style-name="T39">, </text:span></text:span><text:span text:style-name="AncientGreek_3a__20_Ἀρχαία_20_ἑλληνικά"><text:span text:style-name="T6">ἕκαστον</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ἴδιον</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πτερὸν</text:span></text:span><text:span text:style-name="AncientGreek_3a__20_Ἀρχαία_20_ἑλληνικά"><text:span text:style-name="T39"> </text:span></text:span><text:span text:style-name="AncientGreek_3a__20_Ἀρχαία_20_ἑλληνικά"><text:span text:style-name="T6">ἀφείλετο</text:span></text:span><text:span text:style-name="AncientGreek_3a__20_Ἀρχαία_20_ἑλληνικά"><text:span text:style-name="T39">. </text:span></text:span><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συνέβη</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ἀπογυμνωθέντι</text:span></text:span><text:span text:style-name="AncientGreek_3a__20_Ἀρχαία_20_ἑλληνικά"><text:span text:style-name="T39"> </text:span></text:span><text:span text:style-name="AncientGreek_3a__20_Ἀρχαία_20_ἑλληνικά"><text:span text:style-name="T6">κολοιὸν</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γενέσθαι</text:span></text:span><text:span text:style-name="AncientGreek_3a__20_Ἀρχαία_20_ἑλληνικά"><text:span text:style-name="T39">.</text:span></text:span></text:p>
            <text:p text:style-name="P37"><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χρεωφειλέται</text:span></text:span><text:span text:style-name="AncientGreek_3a__20_Ἀρχαία_20_ἑλληνικά"><text:span text:style-name="T39">, </text:span></text:span><text:span text:style-name="AncientGreek_3a__20_Ἀρχαία_20_ἑλληνικά"><text:span text:style-name="T6">μέχρι</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ἀλλότρια</text:span></text:span><text:span text:style-name="AncientGreek_3a__20_Ἀρχαία_20_ἑλληνικά"><text:span text:style-name="T39"> </text:span></text:span><text:span text:style-name="AncientGreek_3a__20_Ἀρχαία_20_ἑλληνικά"><text:span text:style-name="T6">ἔχουσι</text:span></text:span><text:span text:style-name="AncientGreek_3a__20_Ἀρχαία_20_ἑλληνικά"><text:span text:style-name="T39"> </text:span></text:span><text:span text:style-name="AncientGreek_3a__20_Ἀρχαία_20_ἑλληνικά"><text:span text:style-name="T6">χρήματα</text:span></text:span><text:span text:style-name="AncientGreek_3a__20_Ἀρχαία_20_ἑλληνικά"><text:span text:style-name="T39">, </text:span></text:span><text:span text:style-name="AncientGreek_3a__20_Ἀρχαία_20_ἑλληνικά"><text:span text:style-name="T6">δοκοῦσί</text:span></text:span><text:span text:style-name="AncientGreek_3a__20_Ἀρχαία_20_ἑλληνικά"><text:span text:style-name="T39"> </text:span></text:span><text:span text:style-name="AncientGreek_3a__20_Ἀρχαία_20_ἑλληνικά"><text:span text:style-name="T6">τινες</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ἐπειδὰ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ὰ</text:span></text:span><text:span text:style-name="AncientGreek_3a__20_Ἀρχαία_20_ἑλληνικά"><text:span text:style-name="T39"> </text:span></text:span><text:span text:style-name="AncientGreek_3a__20_Ἀρχαία_20_ἑλληνικά"><text:span text:style-name="T6">ἀποδώσωσιν</text:span></text:span><text:span text:style-name="AncientGreek_3a__20_Ἀρχαία_20_ἑλληνικά"><text:span text:style-name="T39">, </text:span></text:span><text:span text:style-name="AncientGreek_3a__20_Ἀρχαία_20_ἑλληνικά"><text:span text:style-name="T6">ὁποῖοι</text:span></text:span><text:span text:style-name="AncientGreek_3a__20_Ἀρχαία_20_ἑλληνικά"><text:span text:style-name="T39"> </text:span></text:span><text:span text:style-name="AncientGreek_3a__20_Ἀρχαία_20_ἑλληνικά"><text:span text:style-name="T6">ἐξ</text:span></text:span><text:span text:style-name="AncientGreek_3a__20_Ἀρχαία_20_ἑλληνικά"><text:span text:style-name="T39"> </text:span></text:span><text:span text:style-name="AncientGreek_3a__20_Ἀρχαία_20_ἑλληνικά"><text:span text:style-name="T6">ἀρχῆς</text:span></text:span><text:span text:style-name="AncientGreek_3a__20_Ἀρχαία_20_ἑλληνικά"><text:span text:style-name="T39"> </text:span></text:span><text:span text:style-name="AncientGreek_3a__20_Ἀρχαία_20_ἑλληνικά"><text:span text:style-name="T6">ἦσαν</text:span></text:span><text:span text:style-name="AncientGreek_3a__20_Ἀρχαία_20_ἑλληνικά"><text:span text:style-name="T39"> </text:span></text:span><text:span text:style-name="AncientGreek_3a__20_Ἀρχαία_20_ἑλληνικά"><text:span text:style-name="T6">εὑρίσκονται</text:span></text:span><text:span text:style-name="AncientGreek_3a__20_Ἀρχαία_20_ἑλληνικά"><text:span text:style-name="T39">.</text:span></text:span></text:p>
          </table:table-cell>
          <table:table-cell table:style-name="Table1.A1" office:value-type="string">
            <text:p text:style-name="P69">A Jackdaw AND BIRDS</text:p>
            <text:p text:style-name="P69"/>
            <text:p text:style-name="P69">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39"> </text:span></text:span><text:span text:style-name="AncientGreek_3a__20_Ἀρχαία_20_ἑλληνικά"><text:span text:style-name="T6">ἰδὼν</text:span></text:span><text:span text:style-name="AncientGreek_3a__20_Ἀρχαία_20_ἑλληνικά"><text:span text:style-name="T39"> </text:span></text:span><text:span text:style-name="AncientGreek_3a__20_Ἀρχαία_20_ἑλληνικά"><text:span text:style-name="T6">περιστερὰς</text:span></text:span><text:span text:style-name="AncientGreek_3a__20_Ἀρχαία_20_ἑλληνικά"><text:span text:style-name="T39"> </text:span></text:span><text:span text:style-name="AncientGreek_3a__20_Ἀρχαία_20_ἑλληνικά"><text:span text:style-name="T6">ἔν</text:span></text:span><text:span text:style-name="AncientGreek_3a__20_Ἀρχαία_20_ἑλληνικά"><text:span text:style-name="T39"> </text:span></text:span><text:span text:style-name="AncientGreek_3a__20_Ἀρχαία_20_ἑλληνικά"><text:span text:style-name="T6">τινι</text:span></text:span><text:span text:style-name="AncientGreek_3a__20_Ἀρχαία_20_ἑλληνικά"><text:span text:style-name="T39"> </text:span></text:span><text:span text:style-name="AncientGreek_3a__20_Ἀρχαία_20_ἑλληνικά"><text:span text:style-name="T6">περιστεροτροφείῳ</text:span></text:span><text:span text:style-name="AncientGreek_3a__20_Ἀρχαία_20_ἑλληνικά"><text:span text:style-name="T39"> </text:span></text:span><text:span text:style-name="AncientGreek_3a__20_Ἀρχαία_20_ἑλληνικά"><text:span text:style-name="T6">καλῶς</text:span></text:span><text:span text:style-name="AncientGreek_3a__20_Ἀρχαία_20_ἑλληνικά"><text:span text:style-name="T39"> </text:span></text:span><text:span text:style-name="AncientGreek_3a__20_Ἀρχαία_20_ἑλληνικά"><text:span text:style-name="T6">τρεφομένας</text:span></text:span><text:span text:style-name="AncientGreek_3a__20_Ἀρχαία_20_ἑλληνικά"><text:span text:style-name="T39">, </text:span></text:span><text:span text:style-name="AncientGreek_3a__20_Ἀρχαία_20_ἑλληνικά"><text:span text:style-name="T6">λευκάνας</text:span></text:span><text:span text:style-name="AncientGreek_3a__20_Ἀρχαία_20_ἑλληνικά"><text:span text:style-name="T39"> </text:span></text:span><text:span text:style-name="AncientGreek_3a__20_Ἀρχαία_20_ἑλληνικά"><text:span text:style-name="T6">ἑαυτὸν</text:span></text:span><text:span text:style-name="AncientGreek_3a__20_Ἀρχαία_20_ἑλληνικά"><text:span text:style-name="T39"> </text:span></text:span><text:span text:style-name="AncientGreek_3a__20_Ἀρχαία_20_ἑλληνικά"><text:span text:style-name="T6">ἧκε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πὸ</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αὐτῆς</text:span></text:span><text:span text:style-name="AncientGreek_3a__20_Ἀρχαία_20_ἑλληνικά"><text:span text:style-name="T39"> </text:span></text:span><text:span text:style-name="AncientGreek_3a__20_Ἀρχαία_20_ἑλληνικά"><text:span text:style-name="T6">διαίτης</text:span></text:span><text:span text:style-name="AncientGreek_3a__20_Ἀρχαία_20_ἑλληνικά"><text:span text:style-name="T39"> </text:span></text:span><text:span text:style-name="AncientGreek_3a__20_Ἀρχαία_20_ἑλληνικά"><text:span text:style-name="T6">μεταληψόμενος</text:span></text:span><text:span text:style-name="AncientGreek_3a__20_Ἀρχαία_20_ἑλληνικά"><text:span text:style-name="T39">. </text:span></text:span><text:span text:style-name="AncientGreek_3a__20_Ἀρχαία_20_ἑλληνικά"><text:span text:style-name="T6">Αἱ</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μέχρι</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ἡσύχαζεν</text:span></text:span><text:span text:style-name="AncientGreek_3a__20_Ἀρχαία_20_ἑλληνικά"><text:span text:style-name="T39">, </text:span></text:span><text:span text:style-name="AncientGreek_3a__20_Ἀρχαία_20_ἑλληνικά"><text:span text:style-name="T6">οἰόμεναι</text:span></text:span><text:span text:style-name="AncientGreek_3a__20_Ἀρχαία_20_ἑλληνικά"><text:span text:style-name="T39"> </text:span></text:span><text:span text:style-name="AncientGreek_3a__20_Ἀρχαία_20_ἑλληνικά"><text:span text:style-name="T6">περιστερὰν</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προσίεντο</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ποτε</text:span></text:span><text:span text:style-name="AncientGreek_3a__20_Ἀρχαία_20_ἑλληνικά"><text:span text:style-name="T39"> </text:span></text:span><text:span text:style-name="AncientGreek_3a__20_Ἀρχαία_20_ἑλληνικά"><text:span text:style-name="T6">ἐκλαθόμενος</text:span></text:span><text:span text:style-name="AncientGreek_3a__20_Ἀρχαία_20_ἑλληνικά"><text:span text:style-name="T39"> </text:span></text:span><text:span text:style-name="AncientGreek_3a__20_Ἀρχαία_20_ἑλληνικά"><text:span text:style-name="T6">ἐφθέγξατο</text:span></text:span><text:span text:style-name="AncientGreek_3a__20_Ἀρχαία_20_ἑλληνικά"><text:span text:style-name="T39">, </text:span></text:span><text:span text:style-name="AncientGreek_3a__20_Ἀρχαία_20_ἑλληνικά"><text:span text:style-name="T6">τηνικαῦτα</text:span></text:span><text:span text:style-name="AncientGreek_3a__20_Ἀρχαία_20_ἑλληνικά"><text:span text:style-name="T39"> </text:span></text:span><text:span text:style-name="AncientGreek_3a__20_Ἀρχαία_20_ἑλληνικά"><text:span text:style-name="T6">ἀμφιγνοήσασαι</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φωνὴν</text:span></text:span><text:span text:style-name="AncientGreek_3a__20_Ἀρχαία_20_ἑλληνικά"><text:span text:style-name="T39"> </text:span></text:span><text:span text:style-name="AncientGreek_3a__20_Ἀρχαία_20_ἑλληνικά"><text:span text:style-name="T6">ἐξήλασαν</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ὃς</text:span></text:span><text:span text:style-name="AncientGreek_3a__20_Ἀρχαία_20_ἑλληνικά"><text:span text:style-name="T39"> </text:span></text:span><text:span text:style-name="AncientGreek_3a__20_Ἀρχαία_20_ἑλληνικά"><text:span text:style-name="T6">ἀποτυχὼν</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ἐνταῦθα</text:span></text:span><text:span text:style-name="AncientGreek_3a__20_Ἀρχαία_20_ἑλληνικά"><text:span text:style-name="T39"> </text:span></text:span><text:span text:style-name="AncientGreek_3a__20_Ἀρχαία_20_ἑλληνικά"><text:span text:style-name="T6">τροφῆς</text:span></text:span><text:span text:style-name="AncientGreek_3a__20_Ἀρχαία_20_ἑλληνικά"><text:span text:style-name="T39"> </text:span></text:span><text:span text:style-name="AncientGreek_3a__20_Ἀρχαία_20_ἑλληνικά"><text:span text:style-name="T6">ἐπανῆλθε</text:span></text:span><text:span text:style-name="AncientGreek_3a__20_Ἀρχαία_20_ἑλληνικά"><text:span text:style-name="T39"> </text:span></text:span><text:span text:style-name="AncientGreek_3a__20_Ἀρχαία_20_ἑλληνικά"><text:span text:style-name="T6">πάλιν</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κολοιούς</text:span></text:span><text:span text:style-name="AncientGreek_3a__20_Ἀρχαία_20_ἑλληνικά"><text:span text:style-name="T39">· </text:span></text:span><text:span text:style-name="AncientGreek_3a__20_Ἀρχαία_20_ἑλληνικά"><text:span text:style-name="T6">κἀκεῖνοι</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γνωρίζοντε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χρῶμα</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μετ᾿</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διαίτης</text:span></text:span><text:span text:style-name="AncientGreek_3a__20_Ἀρχαία_20_ἑλληνικά"><text:span text:style-name="T39"> </text:span></text:span><text:span text:style-name="AncientGreek_3a__20_Ἀρχαία_20_ἑλληνικά"><text:span text:style-name="T6">ἀπεῖρξαν</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δυοῖν</text:span></text:span><text:span text:style-name="AncientGreek_3a__20_Ἀρχαία_20_ἑλληνικά"><text:span text:style-name="T39"> </text:span></text:span><text:span text:style-name="AncientGreek_3a__20_Ἀρχαία_20_ἑλληνικά"><text:span text:style-name="T6">ἐπιθυμήσας</text:span></text:span><text:span text:style-name="AncientGreek_3a__20_Ἀρχαία_20_ἑλληνικά"><text:span text:style-name="T39"> </text:span></text:span><text:span text:style-name="AncientGreek_3a__20_Ἀρχαία_20_ἑλληνικά"><text:span text:style-name="T6">οὐδὲ</text:span></text:span><text:span text:style-name="AncientGreek_3a__20_Ἀρχαία_20_ἑλληνικά"><text:span text:style-name="T39"> </text:span></text:span><text:span text:style-name="AncientGreek_3a__20_Ἀρχαία_20_ἑλληνικά"><text:span text:style-name="T6">μιᾶς</text:span></text:span><text:span text:style-name="AncientGreek_3a__20_Ἀρχαία_20_ἑλληνικά"><text:span text:style-name="T39"> </text:span></text:span><text:span text:style-name="AncientGreek_3a__20_Ἀρχαία_20_ἑλληνικά"><text:span text:style-name="T6">ἔτυχεν</text:span></text:span><text:span text:style-name="AncientGreek_3a__20_Ἀρχαία_20_ἑλληνικά"><text:span text:style-name="T39">.</text:span></text:span></text:p>
            <text:p text:style-name="P37"><text:span text:style-name="AncientGreek_3a__20_Ἀρχαία_20_ἑλληνικά"><text:span text:style-name="T6">Ἀτὰρ</text:span></text:span><text:span text:style-name="AncientGreek_3a__20_Ἀρχαία_20_ἑλληνικά"><text:span text:style-name="T39"> </text:span></text:span><text:span text:style-name="AncientGreek_3a__20_Ἀρχαία_20_ἑλληνικά"><text:span text:style-name="T6">οὖ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μᾶς</text:span></text:span><text:span text:style-name="AncientGreek_3a__20_Ἀρχαία_20_ἑλληνικά"><text:span text:style-name="T39"> </text:span></text:span><text:span text:style-name="AncientGreek_3a__20_Ἀρχαία_20_ἑλληνικά"><text:span text:style-name="T6">δεῖ</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ἑαυτῶν</text:span></text:span><text:span text:style-name="AncientGreek_3a__20_Ἀρχαία_20_ἑλληνικά"><text:span text:style-name="T39"> </text:span></text:span><text:span text:style-name="AncientGreek_3a__20_Ἀρχαία_20_ἑλληνικά"><text:span text:style-name="T6">ἀρκεῖσθαι</text:span></text:span><text:span text:style-name="AncientGreek_3a__20_Ἀρχαία_20_ἑλληνικά"><text:span text:style-name="T39">, </text:span></text:span><text:span text:style-name="AncientGreek_3a__20_Ἀρχαία_20_ἑλληνικά"><text:span text:style-name="T6">λογιζομένους</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πλεονεξία</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μηδὲν</text:span></text:span><text:span text:style-name="AncientGreek_3a__20_Ἀρχαία_20_ἑλληνικά"><text:span text:style-name="T39"> </text:span></text:span><text:span text:style-name="AncientGreek_3a__20_Ἀρχαία_20_ἑλληνικά"><text:span text:style-name="T6">ὠφελεῖν</text:span></text:span><text:span text:style-name="AncientGreek_3a__20_Ἀρχαία_20_ἑλληνικά"><text:span text:style-name="T39"> </text:span></text:span><text:span text:style-name="AncientGreek_3a__20_Ἀρχαία_20_ἑλληνικά"><text:span text:style-name="T6">πολλάκι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προσόντα</text:span></text:span><text:span text:style-name="AncientGreek_3a__20_Ἀρχαία_20_ἑλληνικά"><text:span text:style-name="T39"> </text:span></text:span><text:span text:style-name="AncientGreek_3a__20_Ἀρχαία_20_ἑλληνικά"><text:span text:style-name="T6">ἀφαιρεῖται</text:span></text:span><text:span text:style-name="AncientGreek_3a__20_Ἀρχαία_20_ἑλληνικά"><text:span text:style-name="T39">.</text:span></text:span></text:p>
          </table:table-cell>
          <table:table-cell table:style-name="Table1.A1" office:value-type="string">
            <text:p text:style-name="P69">THE JACKDAW AND THE PIGEONS</text:p>
            <text:p text:style-name="P69"/>
            <text:p text:style-name="P69">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69"/>
            <text:p text:style-name="P69">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6">Κολοιόν</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συλλαβὼ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ήσας</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πόδα</text:span></text:span><text:span text:style-name="AncientGreek_3a__20_Ἀρχαία_20_ἑλληνικά"><text:span text:style-name="T39"> </text:span></text:span><text:span text:style-name="AncientGreek_3a__20_Ἀρχαία_20_ἑλληνικά"><text:span text:style-name="T6">λινῷ</text:span></text:span><text:span text:style-name="AncientGreek_3a__20_Ἀρχαία_20_ἑλληνικά"><text:span text:style-name="T39"> </text:span></text:span><text:span text:style-name="AncientGreek_3a__20_Ἀρχαία_20_ἑλληνικά"><text:span text:style-name="T6">κάλῳ</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ἑαυτοῦ</text:span></text:span><text:span text:style-name="AncientGreek_3a__20_Ἀρχαία_20_ἑλληνικά"><text:span text:style-name="T39"> </text:span></text:span><text:span text:style-name="AncientGreek_3a__20_Ἀρχαία_20_ἑλληνικά"><text:span text:style-name="T6">παιδὶ</text:span></text:span><text:span text:style-name="AncientGreek_3a__20_Ἀρχαία_20_ἑλληνικά"><text:span text:style-name="T39"> </text:span></text:span><text:span text:style-name="AncientGreek_3a__20_Ἀρχαία_20_ἑλληνικά"><text:span text:style-name="T6">ἔδωκ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οὐχ</text:span></text:span><text:span text:style-name="AncientGreek_3a__20_Ἀρχαία_20_ἑλληνικά"><text:span text:style-name="T39"> </text:span></text:span><text:span text:style-name="AncientGreek_3a__20_Ἀρχαία_20_ἑλληνικά"><text:span text:style-name="T6">ὑπομείνα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μετ᾿</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δίαιτα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ὀλίγον</text:span></text:span><text:span text:style-name="AncientGreek_3a__20_Ἀρχαία_20_ἑλληνικά"><text:span text:style-name="T39"> </text:span></text:span><text:span text:style-name="AncientGreek_3a__20_Ἀρχαία_20_ἑλληνικά"><text:span text:style-name="T6">ἀδείας</text:span></text:span><text:span text:style-name="AncientGreek_3a__20_Ἀρχαία_20_ἑλληνικά"><text:span text:style-name="T39"> </text:span></text:span><text:span text:style-name="AncientGreek_3a__20_Ἀρχαία_20_ἑλληνικά"><text:span text:style-name="T6">ἔτυχε</text:span></text:span><text:span text:style-name="AncientGreek_3a__20_Ἀρχαία_20_ἑλληνικά"><text:span text:style-name="T39">, </text:span></text:span><text:span text:style-name="AncientGreek_3a__20_Ἀρχαία_20_ἑλληνικά"><text:span text:style-name="T6">φυγὼν</text:span></text:span><text:span text:style-name="AncientGreek_3a__20_Ἀρχαία_20_ἑλληνικά"><text:span text:style-name="T39"> </text:span></text:span><text:span text:style-name="AncientGreek_3a__20_Ἀρχαία_20_ἑλληνικά"><text:span text:style-name="T6">ἧκε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ἑαυτοῦ</text:span></text:span><text:span text:style-name="AncientGreek_3a__20_Ἀρχαία_20_ἑλληνικά"><text:span text:style-name="T39"> </text:span></text:span><text:span text:style-name="AncientGreek_3a__20_Ἀρχαία_20_ἑλληνικά"><text:span text:style-name="T6">καλιάν</text:span></text:span><text:span text:style-name="AncientGreek_3a__20_Ἀρχαία_20_ἑλληνικά"><text:span text:style-name="T39">. </text:span></text:span><text:span text:style-name="AncientGreek_3a__20_Ἀρχαία_20_ἑλληνικά"><text:span text:style-name="T6">Περιειληθέντ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εσμοῦ</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κλάδοις</text:span></text:span><text:span text:style-name="AncientGreek_3a__20_Ἀρχαία_20_ἑλληνικά"><text:span text:style-name="T39">, </text:span></text:span><text:span text:style-name="AncientGreek_3a__20_Ἀρχαία_20_ἑλληνικά"><text:span text:style-name="T6">ἀναπτῆναι</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δυνάμενος</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ἀποθνῄσκειν</text:span></text:span><text:span text:style-name="AncientGreek_3a__20_Ἀρχαία_20_ἑλληνικά"><text:span text:style-name="T39"> </text:span></text:span><text:span text:style-name="AncientGreek_3a__20_Ἀρχαία_20_ἑλληνικά"><text:span text:style-name="T6">ἔμελλε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ἑαυτόν</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ἔγωγε</text:span></text:span><text:span text:style-name="AncientGreek_3a__20_Ἀρχαία_20_ἑλληνικά"><text:span text:style-name="T39"> </text:span></text:span><text:span text:style-name="AncientGreek_3a__20_Ἀρχαία_20_ἑλληνικά"><text:span text:style-name="T6">δείλαιος</text:span></text:span><text:span text:style-name="AncientGreek_3a__20_Ἀρχαία_20_ἑλληνικά"><text:span text:style-name="T39">, </text:span></text:span><text:span text:style-name="AncientGreek_3a__20_Ἀρχαία_20_ἑλληνικά"><text:span text:style-name="T6">ὅστι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παρὰ</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δουλείαν</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ὑπομείνας</text:span></text:span><text:span text:style-name="AncientGreek_3a__20_Ἀρχαία_20_ἑλληνικά"><text:span text:style-name="T39"> </text:span></text:span><text:span text:style-name="AncientGreek_3a__20_Ἀρχαία_20_ἑλληνικά"><text:span text:style-name="T6">ἔλαθον</text:span></text:span><text:span text:style-name="AncientGreek_3a__20_Ἀρχαία_20_ἑλληνικά"><text:span text:style-name="T39"> </text:span></text:span><text:span text:style-name="AncientGreek_3a__20_Ἀρχαία_20_ἑλληνικά"><text:span text:style-name="T6">ἐμαυτὸ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ωτηρίας</text:span></text:span><text:span text:style-name="AncientGreek_3a__20_Ἀρχαία_20_ἑλληνικά"><text:span text:style-name="T39"> </text:span></text:span><text:span text:style-name="AncientGreek_3a__20_Ἀρχαία_20_ἑλληνικά"><text:span text:style-name="T6">στερήσας</text:span></text:span><text:span text:style-name="AncientGreek_3a__20_Ἀρχαία_20_ἑλληνικά"><text:span text:style-name="T39">. »</text:span></text:span></text:p>
            <text:p text:style-name="P37"><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ἁρμόσειεν</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ἐπ᾿</text:span></text:span><text:span text:style-name="AncientGreek_3a__20_Ἀρχαία_20_ἑλληνικά"><text:span text:style-name="T39"> </text:span></text:span><text:span text:style-name="AncientGreek_3a__20_Ἀρχαία_20_ἑλληνικά"><text:span text:style-name="T6">ἐκείνω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οἳ</text:span></text:span><text:span text:style-name="AncientGreek_3a__20_Ἀρχαία_20_ἑλληνικά"><text:span text:style-name="T39"> </text:span></text:span><text:span text:style-name="AncientGreek_3a__20_Ἀρχαία_20_ἑλληνικά"><text:span text:style-name="T6">μετρίων</text:span></text:span><text:span text:style-name="AncientGreek_3a__20_Ἀρχαία_20_ἑλληνικά"><text:span text:style-name="T39"> </text:span></text:span><text:span text:style-name="AncientGreek_3a__20_Ἀρχαία_20_ἑλληνικά"><text:span text:style-name="T6">ἑαυτοὺς</text:span></text:span><text:span text:style-name="AncientGreek_3a__20_Ἀρχαία_20_ἑλληνικά"><text:span text:style-name="T39"> </text:span></text:span><text:span text:style-name="AncientGreek_3a__20_Ἀρχαία_20_ἑλληνικά"><text:span text:style-name="T6">κινδύνων</text:span></text:span><text:span text:style-name="AncientGreek_3a__20_Ἀρχαία_20_ἑλληνικά"><text:span text:style-name="T39"> </text:span></text:span><text:span text:style-name="AncientGreek_3a__20_Ἀρχαία_20_ἑλληνικά"><text:span text:style-name="T6">ῥύσασθαι</text:span></text:span><text:span text:style-name="AncientGreek_3a__20_Ἀρχαία_20_ἑλληνικά"><text:span text:style-name="T39"> </text:span></text:span><text:span text:style-name="AncientGreek_3a__20_Ἀρχαία_20_ἑλληνικά"><text:span text:style-name="T6">βουλόμενοι</text:span></text:span><text:span text:style-name="AncientGreek_3a__20_Ἀρχαία_20_ἑλληνικά"><text:span text:style-name="T39"> </text:span></text:span><text:span text:style-name="AncientGreek_3a__20_Ἀρχαία_20_ἑλληνικά"><text:span text:style-name="T6">ἔλαθο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μείζονα</text:span></text:span><text:span text:style-name="AncientGreek_3a__20_Ἀρχαία_20_ἑλληνικά"><text:span text:style-name="T39"> </text:span></text:span><text:span text:style-name="AncientGreek_3a__20_Ἀρχαία_20_ἑλληνικά"><text:span text:style-name="T6">δεινὰ</text:span></text:span><text:span text:style-name="AncientGreek_3a__20_Ἀρχαία_20_ἑλληνικά"><text:span text:style-name="T39"> </text:span></text:span><text:span text:style-name="AncientGreek_3a__20_Ἀρχαία_20_ἑλληνικά"><text:span text:style-name="T6">περιπεσόντες</text:span></text:span><text:span text:style-name="AncientGreek_3a__20_Ἀρχαία_20_ἑλληνικά"><text:span text:style-name="T39">.</text:span></text:span></text:p>
          </table:table-cell>
          <table:table-cell table:style-name="Table1.A1" office:value-type="string">
            <text:p text:style-name="P69">THE ESCAPED CHUCAS</text:p>
            <text:p text:style-name="P69"/>
            <text:p text:style-name="P69">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6">Κόραξ</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ἁρπάσας</text:span></text:span><text:span text:style-name="AncientGreek_3a__20_Ἀρχαία_20_ἑλληνικά"><text:span text:style-name="T39"> </text:span></text:span><text:span text:style-name="AncientGreek_3a__20_Ἀρχαία_20_ἑλληνικά"><text:span text:style-name="T6">ἐπί</text:span></text:span><text:span text:style-name="AncientGreek_3a__20_Ἀρχαία_20_ἑλληνικά"><text:span text:style-name="T39"> </text:span></text:span><text:span text:style-name="AncientGreek_3a__20_Ἀρχαία_20_ἑλληνικά"><text:span text:style-name="T6">τινος</text:span></text:span><text:span text:style-name="AncientGreek_3a__20_Ἀρχαία_20_ἑλληνικά"><text:span text:style-name="T39"> </text:span></text:span><text:span text:style-name="AncientGreek_3a__20_Ἀρχαία_20_ἑλληνικά"><text:span text:style-name="T6">δένδρου</text:span></text:span><text:span text:style-name="AncientGreek_3a__20_Ἀρχαία_20_ἑλληνικά"><text:span text:style-name="T39"> </text:span></text:span><text:span text:style-name="AncientGreek_3a__20_Ἀρχαία_20_ἑλληνικά"><text:span text:style-name="T6">ἐκάθισεν</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θεασαμένη</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βουλομένη</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κρέατος</text:span></text:span><text:span text:style-name="AncientGreek_3a__20_Ἀρχαία_20_ἑλληνικά"><text:span text:style-name="T39"> </text:span></text:span><text:span text:style-name="AncientGreek_3a__20_Ἀρχαία_20_ἑλληνικά"><text:span text:style-name="T6">περιγενέσθαι</text:span></text:span><text:span text:style-name="AncientGreek_3a__20_Ἀρχαία_20_ἑλληνικά"><text:span text:style-name="T39"> </text:span></text:span><text:span text:style-name="AncientGreek_3a__20_Ἀρχαία_20_ἑλληνικά"><text:span text:style-name="T6">στᾶσα</text:span></text:span><text:span text:style-name="AncientGreek_3a__20_Ἀρχαία_20_ἑλληνικά"><text:span text:style-name="T39"> </text:span></text:span><text:span text:style-name="AncientGreek_3a__20_Ἀρχαία_20_ἑλληνικά"><text:span text:style-name="T6">ἐπῄνει</text:span></text:span><text:span text:style-name="AncientGreek_3a__20_Ἀρχαία_20_ἑλληνικά"><text:span text:style-name="T39"> </text:span></text:span><text:span text:style-name="AncientGreek_3a__20_Ἀρχαία_20_ἑλληνικά"><text:span text:style-name="T6">αὐτο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εὐμεγέθη</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αλόν</text:span></text:span><text:span text:style-name="AncientGreek_3a__20_Ἀρχαία_20_ἑλληνικά"><text:span text:style-name="T39">, </text:span></text:span><text:span text:style-name="AncientGreek_3a__20_Ἀρχαία_20_ἑλληνικά"><text:span text:style-name="T6">λέγουσ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πρέπει</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μάλιστα</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ὀρνέων</text:span></text:span><text:span text:style-name="AncientGreek_3a__20_Ἀρχαία_20_ἑλληνικά"><text:span text:style-name="T39"> </text:span></text:span><text:span text:style-name="AncientGreek_3a__20_Ἀρχαία_20_ἑλληνικά"><text:span text:style-name="T6">βασιλεύει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πάντως</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ἐγένετο</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φωνὴν</text:span></text:span><text:span text:style-name="AncientGreek_3a__20_Ἀρχαία_20_ἑλληνικά"><text:span text:style-name="T39"> </text:span></text:span><text:span text:style-name="AncientGreek_3a__20_Ἀρχαία_20_ἑλληνικά"><text:span text:style-name="T6">εἶχ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αραστῆσαι</text:span></text:span><text:span text:style-name="AncientGreek_3a__20_Ἀρχαία_20_ἑλληνικά"><text:span text:style-name="T39"> </text:span></text:span><text:span text:style-name="AncientGreek_3a__20_Ἀρχαία_20_ἑλληνικά"><text:span text:style-name="T6">αὐτῇ</text:span></text:span><text:span text:style-name="AncientGreek_3a__20_Ἀρχαία_20_ἑλληνικά"><text:span text:style-name="T39"> </text:span></text:span><text:span text:style-name="AncientGreek_3a__20_Ἀρχαία_20_ἑλληνικά"><text:span text:style-name="T6">θέλων</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φωνὴν</text:span></text:span><text:span text:style-name="AncientGreek_3a__20_Ἀρχαία_20_ἑλληνικά"><text:span text:style-name="T39"> </text:span></text:span><text:span text:style-name="AncientGreek_3a__20_Ἀρχαία_20_ἑλληνικά"><text:span text:style-name="T6">ἔχει</text:span></text:span><text:span text:style-name="AncientGreek_3a__20_Ἀρχαία_20_ἑλληνικά"><text:span text:style-name="T39">, </text:span></text:span><text:span text:style-name="AncientGreek_3a__20_Ἀρχαία_20_ἑλληνικά"><text:span text:style-name="T6">ἀπο</text:span></text:span><text:span text:style-name="AncientGreek_3a__20_Ἀρχαία_20_ἑλληνικά"><text:span text:style-name="T39">- </text:span></text:span><text:span text:style-name="AncientGreek_3a__20_Ἀρχαία_20_ἑλληνικά"><text:span text:style-name="T6">βαλὼν</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μεγάλα</text:span></text:span><text:span text:style-name="AncientGreek_3a__20_Ἀρχαία_20_ἑλληνικά"><text:span text:style-name="T39"> </text:span></text:span><text:span text:style-name="AncientGreek_3a__20_Ἀρχαία_20_ἑλληνικά"><text:span text:style-name="T6">ἐκεκράγει</text:span></text:span><text:span text:style-name="AncientGreek_3a__20_Ἀρχαία_20_ἑλληνικά"><text:span text:style-name="T39">. </text:span></text:span><text:span text:style-name="AncientGreek_3a__20_Ἀρχαία_20_ἑλληνικά"><text:span text:style-name="T6">Ἐκείν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ροσδραμοῦσ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ἁπράσασα</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κόραξ</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φρένας</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εἶχες</text:span></text:span><text:span text:style-name="AncientGreek_3a__20_Ἀρχαία_20_ἑλληνικά"><text:span text:style-name="T39">, </text:span></text:span><text:span text:style-name="AncientGreek_3a__20_Ἀρχαία_20_ἑλληνικά"><text:span text:style-name="T6">οὐδὲν</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ἐδέησα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βασιλεῦσαι</text:span></text:span><text:span text:style-name="AncientGreek_3a__20_Ἀρχαία_20_ἑλληνικά"><text:span text:style-name="T39">. »</text:span></text:span></text:p>
            <text:p text:style-name="P55"><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ἄνδρα</text:span></text:span><text:span text:style-name="AncientGreek_3a__20_Ἀρχαία_20_ἑλληνικά"><text:span text:style-name="T39"> </text:span></text:span><text:span text:style-name="AncientGreek_3a__20_Ἀρχαία_20_ἑλληνικά"><text:span text:style-name="T6">ἀνόητο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εὔκαιρος</text:span></text:span><text:span text:style-name="AncientGreek_3a__20_Ἀρχαία_20_ἑλληνικά"><text:span text:style-name="T39">.</text:span></text:span></text:p>
          </table:table-cell>
          <table:table-cell table:style-name="Table1.A1" office:value-type="string">
            <text:p text:style-name="P69">A FOX AND A CROW</text:p>
            <text:p text:style-name="P69">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69"/>
            <text:p text:style-name="P69">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6">Κόραξ</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παγίδι</text:span></text:span><text:span text:style-name="AncientGreek_3a__20_Ἀρχαία_20_ἑλληνικά"><text:span text:style-name="T39"> </text:span></text:span><text:span text:style-name="AncientGreek_3a__20_Ἀρχαία_20_ἑλληνικά"><text:span text:style-name="T6">κρατηθεὶς</text:span></text:span><text:span text:style-name="AncientGreek_3a__20_Ἀρχαία_20_ἑλληνικά"><text:span text:style-name="T39"> </text:span></text:span><text:span text:style-name="AncientGreek_3a__20_Ἀρχαία_20_ἑλληνικά"><text:span text:style-name="T6">ηὔξατο</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Ἀπόλλωνι</text:span></text:span><text:span text:style-name="AncientGreek_3a__20_Ἀρχαία_20_ἑλληνικά"><text:span text:style-name="T39"> </text:span></text:span><text:span text:style-name="AncientGreek_3a__20_Ἀρχαία_20_ἑλληνικά"><text:span text:style-name="T6">λιβανωτὸν</text:span></text:span><text:span text:style-name="AncientGreek_3a__20_Ἀρχαία_20_ἑλληνικά"><text:span text:style-name="T39"> </text:span></text:span><text:span text:style-name="AncientGreek_3a__20_Ἀρχαία_20_ἑλληνικά"><text:span text:style-name="T6">ἐπιθύσειν</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παγίδο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ῥύσειε</text:span></text:span><text:span text:style-name="AncientGreek_3a__20_Ἀρχαία_20_ἑλληνικά"><text:span text:style-name="T39">. </text:span></text:span><text:span text:style-name="AncientGreek_3a__20_Ἀρχαία_20_ἑλληνικά"><text:span text:style-name="T6">Σωθεὶ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ὑποσχέσεως</text:span></text:span><text:span text:style-name="AncientGreek_3a__20_Ἀρχαία_20_ἑλληνικά"><text:span text:style-name="T39"> </text:span></text:span><text:span text:style-name="AncientGreek_3a__20_Ἀρχαία_20_ἑλληνικά"><text:span text:style-name="T6">ἐπελάθετο</text:span></text:span><text:span text:style-name="AncientGreek_3a__20_Ἀρχαία_20_ἑλληνικά"><text:span text:style-name="T39">. </text:span></text:span><text:span text:style-name="AncientGreek_3a__20_Ἀρχαία_20_ἑλληνικά"><text:span text:style-name="T6">Αὖθι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ἑτέρᾳ</text:span></text:span><text:span text:style-name="AncientGreek_3a__20_Ἀρχαία_20_ἑλληνικά"><text:span text:style-name="T39"> </text:span></text:span><text:span text:style-name="AncientGreek_3a__20_Ἀρχαία_20_ἑλληνικά"><text:span text:style-name="T6">παγίδι</text:span></text:span><text:span text:style-name="AncientGreek_3a__20_Ἀρχαία_20_ἑλληνικά"><text:span text:style-name="T39"> </text:span></text:span><text:span text:style-name="AncientGreek_3a__20_Ἀρχαία_20_ἑλληνικά"><text:span text:style-name="T6">ληφθείς</text:span></text:span><text:span text:style-name="AncientGreek_3a__20_Ἀρχαία_20_ἑλληνικά"><text:span text:style-name="T39">, </text:span></text:span><text:span text:style-name="AncientGreek_3a__20_Ἀρχαία_20_ἑλληνικά"><text:span text:style-name="T6">ἀφεὶ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Ἀπόλλωνα</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Ἑρμῇ</text:span></text:span><text:span text:style-name="AncientGreek_3a__20_Ἀρχαία_20_ἑλληνικά"><text:span text:style-name="T39"> </text:span></text:span><text:span text:style-name="AncientGreek_3a__20_Ἀρχαία_20_ἑλληνικά"><text:span text:style-name="T6">ηὔξατο</text:span></text:span><text:span text:style-name="AncientGreek_3a__20_Ἀρχαία_20_ἑλληνικά"><text:span text:style-name="T39"> </text:span></text:span><text:span text:style-name="AncientGreek_3a__20_Ἀρχαία_20_ἑλληνικά"><text:span text:style-name="T6">θῦσαι</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κάκιστον</text:span></text:span><text:span text:style-name="AncientGreek_3a__20_Ἀρχαία_20_ἑλληνικά"><text:span text:style-name="T39"> </text:span></text:span><text:span text:style-name="AncientGreek_3a__20_Ἀρχαία_20_ἑλληνικά"><text:span text:style-name="T6">ζῷον</text:span></text:span><text:span text:style-name="AncientGreek_3a__20_Ἀρχαία_20_ἑλληνικά"><text:span text:style-name="T39">, </text:span></text:span><text:span text:style-name="AncientGreek_3a__20_Ἀρχαία_20_ἑλληνικά"><text:span text:style-name="T6">πῶς</text:span></text:span><text:span text:style-name="AncientGreek_3a__20_Ἀρχαία_20_ἑλληνικά"><text:span text:style-name="T39"> </text:span></text:span><text:span text:style-name="AncientGreek_3a__20_Ἀρχαία_20_ἑλληνικά"><text:span text:style-name="T6">σοι</text:span></text:span><text:span text:style-name="AncientGreek_3a__20_Ἀρχαία_20_ἑλληνικά"><text:span text:style-name="T39"> </text:span></text:span><text:span text:style-name="AncientGreek_3a__20_Ἀρχαία_20_ἑλληνικά"><text:span text:style-name="T6">πιστεύσω</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πρότερόν</text:span></text:span><text:span text:style-name="AncientGreek_3a__20_Ἀρχαία_20_ἑλληνικά"><text:span text:style-name="T39"> </text:span></text:span><text:span text:style-name="AncientGreek_3a__20_Ἀρχαία_20_ἑλληνικά"><text:span text:style-name="T6">σου</text:span></text:span><text:span text:style-name="AncientGreek_3a__20_Ἀρχαία_20_ἑλληνικά"><text:span text:style-name="T39"> </text:span></text:span><text:span text:style-name="AncientGreek_3a__20_Ἀρχαία_20_ἑλληνικά"><text:span text:style-name="T6">δεσπότην</text:span></text:span><text:span text:style-name="AncientGreek_3a__20_Ἀρχαία_20_ἑλληνικά"><text:span text:style-name="T39"> </text:span></text:span><text:span text:style-name="AncientGreek_3a__20_Ἀρχαία_20_ἑλληνικά"><text:span text:style-name="T6">ἠδίκησας</text:span></text:span><text:span text:style-name="AncientGreek_3a__20_Ἀρχαία_20_ἑλληνικά"><text:span text:style-name="T39">; »</text:span></text:span></text:p>
            <text:p text:style-name="P40"><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εὐεργέτας</text:span></text:span><text:span text:style-name="AncientGreek_3a__20_Ἀρχαία_20_ἑλληνικά"><text:span text:style-name="T39"> </text:span></text:span><text:span text:style-name="AncientGreek_3a__20_Ἀρχαία_20_ἑλληνικά"><text:span text:style-name="T6">ἀγνώμενες</text:span></text:span><text:span text:style-name="AncientGreek_3a__20_Ἀρχαία_20_ἑλληνικά"><text:span text:style-name="T39"> </text:span></text:span><text:span text:style-name="AncientGreek_3a__20_Ἀρχαία_20_ἑλληνικά"><text:span text:style-name="T6">γενόμενο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περιστάσει</text:span></text:span><text:span text:style-name="AncientGreek_3a__20_Ἀρχαία_20_ἑλληνικά"><text:span text:style-name="T39"> </text:span></text:span><text:span text:style-name="AncientGreek_3a__20_Ἀρχαία_20_ἑλληνικά"><text:span text:style-name="T6">ἐμπεσόντες</text:span></text:span><text:span text:style-name="AncientGreek_3a__20_Ἀρχαία_20_ἑλληνικά"><text:span text:style-name="T39"> </text:span></text:span><text:span text:style-name="AncientGreek_3a__20_Ἀρχαία_20_ἑλληνικά"><text:span text:style-name="T6">οὐχ</text:span></text:span><text:span text:style-name="AncientGreek_3a__20_Ἀρχαία_20_ἑλληνικά"><text:span text:style-name="T39"> </text:span></text:span><text:span text:style-name="AncientGreek_3a__20_Ἀρχαία_20_ἑλληνικά"><text:span text:style-name="T6">ἕξουσι</text:span></text:span><text:span text:style-name="AncientGreek_3a__20_Ἀρχαία_20_ἑλληνικά"><text:span text:style-name="T39"> </text:span></text:span><text:span text:style-name="AncientGreek_3a__20_Ἀρχαία_20_ἑλληνικά"><text:span text:style-name="T6">βοηθούς</text:span></text:span><text:span text:style-name="AncientGreek_3a__20_Ἀρχαία_20_ἑλληνικά"><text:span text:style-name="T39">.</text:span></text:span></text:p>
          </table:table-cell>
          <table:table-cell table:style-name="Table1.A1" office:value-type="string">
            <text:p text:style-name="P69">A RAVEN AND HERMES</text:p>
            <text:p text:style-name="P69">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69"/>
            <text:p text:style-name="P69">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6">Κόραξ</text:span></text:span><text:span text:style-name="AncientGreek_3a__20_Ἀρχαία_20_ἑλληνικά"><text:span text:style-name="T39"> </text:span></text:span><text:span text:style-name="AncientGreek_3a__20_Ἀρχαία_20_ἑλληνικά"><text:span text:style-name="T6">τροφῆς</text:span></text:span><text:span text:style-name="AncientGreek_3a__20_Ἀρχαία_20_ἑλληνικά"><text:span text:style-name="T39"> </text:span></text:span><text:span text:style-name="AncientGreek_3a__20_Ἀρχαία_20_ἑλληνικά"><text:span text:style-name="T6">ἀπορῶ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ἐθέασατο</text:span></text:span><text:span text:style-name="AncientGreek_3a__20_Ἀρχαία_20_ἑλληνικά"><text:span text:style-name="T39"> </text:span></text:span><text:span text:style-name="AncientGreek_3a__20_Ἀρχαία_20_ἑλληνικά"><text:span text:style-name="T6">ὄφιν</text:span></text:span><text:span text:style-name="AncientGreek_3a__20_Ἀρχαία_20_ἑλληνικά"><text:span text:style-name="T39"> </text:span></text:span><text:span text:style-name="AncientGreek_3a__20_Ἀρχαία_20_ἑλληνικά"><text:span text:style-name="T6">ἔν</text:span></text:span><text:span text:style-name="AncientGreek_3a__20_Ἀρχαία_20_ἑλληνικά"><text:span text:style-name="T39"> </text:span></text:span><text:span text:style-name="AncientGreek_3a__20_Ἀρχαία_20_ἑλληνικά"><text:span text:style-name="T6">τινι</text:span></text:span><text:span text:style-name="AncientGreek_3a__20_Ἀρχαία_20_ἑλληνικά"><text:span text:style-name="T39"> </text:span></text:span><text:span text:style-name="AncientGreek_3a__20_Ἀρχαία_20_ἑλληνικά"><text:span text:style-name="T6">εὐηλίῳ</text:span></text:span><text:span text:style-name="AncientGreek_3a__20_Ἀρχαία_20_ἑλληνικά"><text:span text:style-name="T39"> </text:span></text:span><text:span text:style-name="AncientGreek_3a__20_Ἀρχαία_20_ἑλληνικά"><text:span text:style-name="T6">τόπῳ</text:span></text:span><text:span text:style-name="AncientGreek_3a__20_Ἀρχαία_20_ἑλληνικά"><text:span text:style-name="T39"> </text:span></text:span><text:span text:style-name="AncientGreek_3a__20_Ἀρχαία_20_ἑλληνικά"><text:span text:style-name="T6">κοιμώμενον</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καταπτὰς</text:span></text:span><text:span text:style-name="AncientGreek_3a__20_Ἀρχαία_20_ἑλληνικά"><text:span text:style-name="T39"> </text:span></text:span><text:span text:style-name="AncientGreek_3a__20_Ἀρχαία_20_ἑλληνικά"><text:span text:style-name="T6">ἥρπασε</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ἐπιστραφέντ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ακόντος</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ἀποθνῄσκειν</text:span></text:span><text:span text:style-name="AncientGreek_3a__20_Ἀρχαία_20_ἑλληνικά"><text:span text:style-name="T39"> </text:span></text:span><text:span text:style-name="AncientGreek_3a__20_Ἀρχαία_20_ἑλληνικά"><text:span text:style-name="T6">μέλλω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ἔγωγε</text:span></text:span><text:span text:style-name="AncientGreek_3a__20_Ἀρχαία_20_ἑλληνικά"><text:span text:style-name="T39"> </text:span></text:span><text:span text:style-name="AncientGreek_3a__20_Ἀρχαία_20_ἑλληνικά"><text:span text:style-name="T6">δείλαιος</text:span></text:span><text:span text:style-name="AncientGreek_3a__20_Ἀρχαία_20_ἑλληνικά"><text:span text:style-name="T39">, </text:span></text:span><text:span text:style-name="AncientGreek_3a__20_Ἀρχαία_20_ἑλληνικά"><text:span text:style-name="T6">ὅστις</text:span></text:span><text:span text:style-name="AncientGreek_3a__20_Ἀρχαία_20_ἑλληνικά"><text:span text:style-name="T39"> </text:span></text:span><text:span text:style-name="AncientGreek_3a__20_Ἀρχαία_20_ἑλληνικά"><text:span text:style-name="T6">τοιοῦτον</text:span></text:span><text:span text:style-name="AncientGreek_3a__20_Ἀρχαία_20_ἑλληνικά"><text:span text:style-name="T39"> </text:span></text:span><text:span text:style-name="AncientGreek_3a__20_Ἀρχαία_20_ἑλληνικά"><text:span text:style-name="T6">ἕρμαιον</text:span></text:span><text:span text:style-name="AncientGreek_3a__20_Ἀρχαία_20_ἑλληνικά"><text:span text:style-name="T39"> </text:span></text:span><text:span text:style-name="AncientGreek_3a__20_Ἀρχαία_20_ἑλληνικά"><text:span text:style-name="T6">εὕρηκα</text:span></text:span><text:span text:style-name="AncientGreek_3a__20_Ἀρχαία_20_ἑλληνικά"><text:span text:style-name="T39"> </text:span></text:span><text:span text:style-name="AncientGreek_3a__20_Ἀρχαία_20_ἑλληνικά"><text:span text:style-name="T6">ἐξ</text:span></text:span><text:span text:style-name="AncientGreek_3a__20_Ἀρχαία_20_ἑλληνικά"><text:span text:style-name="T39"> </text:span></text:span><text:span text:style-name="AncientGreek_3a__20_Ἀρχαία_20_ἑλληνικά"><text:span text:style-name="T6">οὗ</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πόλλυμαι</text:span></text:span><text:span text:style-name="AncientGreek_3a__20_Ἀρχαία_20_ἑλληνικά"><text:span text:style-name="T39"> .»</text:span></text:span></text:p>
            <text:p text:style-name="P56"><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λεχθείη</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ἐπ᾿</text:span></text:span><text:span text:style-name="AncientGreek_3a__20_Ἀρχαία_20_ἑλληνικά"><text:span text:style-name="T39"> </text:span></text:span><text:span text:style-name="AncientGreek_3a__20_Ἀρχαία_20_ἑλληνικά"><text:span text:style-name="T6">ἄνδρα</text:span></text:span><text:span text:style-name="AncientGreek_3a__20_Ἀρχαία_20_ἑλληνικά"><text:span text:style-name="T39"> </text:span></text:span><text:span text:style-name="AncientGreek_3a__20_Ἀρχαία_20_ἑλληνικά"><text:span text:style-name="T6">ὅς</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θησαυροῦ</text:span></text:span><text:span text:style-name="AncientGreek_3a__20_Ἀρχαία_20_ἑλληνικά"><text:span text:style-name="T39"> </text:span></text:span><text:span text:style-name="AncientGreek_3a__20_Ἀρχαία_20_ἑλληνικά"><text:span text:style-name="T6">εὕρεσι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ερὶ</text:span></text:span><text:span text:style-name="AncientGreek_3a__20_Ἀρχαία_20_ἑλληνικά"><text:span text:style-name="T39"> </text:span></text:span><text:span text:style-name="AncientGreek_3a__20_Ἀρχαία_20_ἑλληνικά"><text:span text:style-name="T6">σωτηρίας</text:span></text:span><text:span text:style-name="AncientGreek_3a__20_Ἀρχαία_20_ἑλληνικά"><text:span text:style-name="T39"> </text:span></text:span><text:span text:style-name="AncientGreek_3a__20_Ἀρχαία_20_ἑλληνικά"><text:span text:style-name="T6">ἐκινδύνευσεν</text:span></text:span><text:span text:style-name="AncientGreek_3a__20_Ἀρχαία_20_ἑλληνικά"><text:span text:style-name="T39">.</text:span></text:span></text:p>
          </table:table-cell>
          <table:table-cell table:style-name="Table1.A1" office:value-type="string">
            <text:p text:style-name="P69">A RAVEN AND A SNAKE</text:p>
            <text:p text:style-name="P37"><text:span text:style-name="Default_20_Paragraph_20_Font"><text:span text:style-name="T8">A crow out of food saw a snake that </text:span></text:span><text:span text:style-name="Default_20_Paragraph_20_Font"><text:span text:style-name="T37">slept in the sun; he swooped down on him and took him away. But the serpent turned and bit him, and the crow, on the point of death, said: "I am very unhappy to have found such a windfall that I am dying of it." »</text:span></text:span></text:p>
            <text:p text:style-name="P81"/>
            <text:p text:style-name="P81">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6">Κόραξ</text:span></text:span><text:span text:style-name="AncientGreek_3a__20_Ἀρχαία_20_ἑλληνικά"><text:span text:style-name="T39"> </text:span></text:span><text:span text:style-name="AncientGreek_3a__20_Ἀρχαία_20_ἑλληνικά"><text:span text:style-name="T6">νοσῶ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μητρί</text:span></text:span><text:span text:style-name="AncientGreek_3a__20_Ἀρχαία_20_ἑλληνικά"><text:span text:style-name="T39">· « </text:span></text:span><text:span text:style-name="AncientGreek_3a__20_Ἀρχαία_20_ἑλληνικά"><text:span text:style-name="T6">Μῆτερ</text:span></text:span><text:span text:style-name="AncientGreek_3a__20_Ἀρχαία_20_ἑλληνικά"><text:span text:style-name="T39">, </text:span></text:span><text:span text:style-name="AncientGreek_3a__20_Ἀρχαία_20_ἑλληνικά"><text:span text:style-name="T6">εὔχου</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θεῷ</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θρήνει</text:span></text:span><text:span text:style-name="AncientGreek_3a__20_Ἀρχαία_20_ἑλληνικά"><text:span text:style-name="T39">. »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text:span></text:span><text:span text:style-name="AncientGreek_3a__20_Ἀρχαία_20_ἑλληνικά"><text:span text:style-name="T39"> </text:span></text:span><text:span text:style-name="AncientGreek_3a__20_Ἀρχαία_20_ἑλληνικά"><text:span text:style-name="T6">ὑπολαβοῦσα</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Τίς</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τέκνο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θεῶν</text:span></text:span><text:span text:style-name="AncientGreek_3a__20_Ἀρχαία_20_ἑλληνικά"><text:span text:style-name="T39"> </text:span></text:span><text:span text:style-name="AncientGreek_3a__20_Ἀρχαία_20_ἑλληνικά"><text:span text:style-name="T6">ἐλεήσει</text:span></text:span><text:span text:style-name="AncientGreek_3a__20_Ἀρχαία_20_ἑλληνικά"><text:span text:style-name="T39">; </text:span></text:span><text:span text:style-name="AncientGreek_3a__20_Ἀρχαία_20_ἑλληνικά"><text:span text:style-name="T6">τίνος</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σοῦ</text:span></text:span><text:span text:style-name="AncientGreek_3a__20_Ἀρχαία_20_ἑλληνικά"><text:span text:style-name="T39"> </text:span></text:span><text:span text:style-name="AncientGreek_3a__20_Ἀρχαία_20_ἑλληνικά"><text:span text:style-name="T6">γε</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κλάπη</text:span></text:span><text:span text:style-name="AncientGreek_3a__20_Ἀρχαία_20_ἑλληνικά"><text:span text:style-name="T39">; »</text:span></text:span></text:p>
            <text:p text:style-name="P5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μῦθ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πολλοὺς</text:span></text:span><text:span text:style-name="AncientGreek_3a__20_Ἀρχαία_20_ἑλληνικά"><text:span text:style-name="T39"> </text:span></text:span><text:span text:style-name="AncientGreek_3a__20_Ἀρχαία_20_ἑλληνικά"><text:span text:style-name="T6">ἐχθροὺς</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βίῳ</text:span></text:span><text:span text:style-name="AncientGreek_3a__20_Ἀρχαία_20_ἑλληνικά"><text:span text:style-name="T39"> </text:span></text:span><text:span text:style-name="AncientGreek_3a__20_Ἀρχαία_20_ἑλληνικά"><text:span text:style-name="T6">ἔχοντες</text:span></text:span><text:span text:style-name="AncientGreek_3a__20_Ἀρχαία_20_ἑλληνικά"><text:span text:style-name="T39"> </text:span></text:span><text:span text:style-name="AncientGreek_3a__20_Ἀρχαία_20_ἑλληνικά"><text:span text:style-name="T6">οὐδένα</text:span></text:span><text:span text:style-name="AncientGreek_3a__20_Ἀρχαία_20_ἑλληνικά"><text:span text:style-name="T39"> </text:span></text:span><text:span text:style-name="AncientGreek_3a__20_Ἀρχαία_20_ἑλληνικά"><text:span text:style-name="T6">φίλο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ἀνάγκῃ</text:span></text:span><text:span text:style-name="AncientGreek_3a__20_Ἀρχαία_20_ἑλληνικά"><text:span text:style-name="T39"> </text:span></text:span><text:span text:style-name="AncientGreek_3a__20_Ἀρχαία_20_ἑλληνικά"><text:span text:style-name="T6">εὑρήσουσιν</text:span></text:span><text:span text:style-name="AncientGreek_3a__20_Ἀρχαία_20_ἑλληνικά"><text:span text:style-name="T39">.</text:span></text:span></text:p>
          </table:table-cell>
          <table:table-cell table:style-name="Table1.A1" office:value-type="string">
            <text:p text:style-name="P69">THE SICK CROW</text:p>
            <text:p text:style-name="P69">A sick crow says to his mother: “Pray to the gods, mother, and don't cry. The mother replied, "Which of the gods, my child, will have pity on you?" is there one from whom you have not stolen meat? »</text:p>
            <text:p text:style-name="P69"/>
            <text:p text:style-name="P69">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6">Κορυδαλὸ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πάγην</text:span></text:span><text:span text:style-name="AncientGreek_3a__20_Ἀρχαία_20_ἑλληνικά"><text:span text:style-name="T39"> </text:span></text:span><text:span text:style-name="AncientGreek_3a__20_Ἀρχαία_20_ἑλληνικά"><text:span text:style-name="T6">ἁλοὺς</text:span></text:span><text:span text:style-name="AncientGreek_3a__20_Ἀρχαία_20_ἑλληνικά"><text:span text:style-name="T39"> </text:span></text:span><text:span text:style-name="AncientGreek_3a__20_Ἀρχαία_20_ἑλληνικά"><text:span text:style-name="T6">θρηνῶν</text:span></text:span><text:span text:style-name="AncientGreek_3a__20_Ἀρχαία_20_ἑλληνικά"><text:span text:style-name="T39"> </text:span></text:span><text:span text:style-name="AncientGreek_3a__20_Ἀρχαία_20_ἑλληνικά"><text:span text:style-name="T6">ἔλεγεν</text:span></text:span><text:span text:style-name="AncientGreek_3a__20_Ἀρχαία_20_ἑλληνικά"><text:span text:style-name="T39">· « </text:span></text:span><text:span text:style-name="AncientGreek_3a__20_Ἀρχαία_20_ἑλληνικά"><text:span text:style-name="T6">Οἴμοι</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ταλαιπώρῳ</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υστήνῳ</text:span></text:span><text:span text:style-name="AncientGreek_3a__20_Ἀρχαία_20_ἑλληνικά"><text:span text:style-name="T39"> </text:span></text:span><text:span text:style-name="AncientGreek_3a__20_Ἀρχαία_20_ἑλληνικά"><text:span text:style-name="T6">πτηνῷ</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χρυσὸν</text:span></text:span><text:span text:style-name="AncientGreek_3a__20_Ἀρχαία_20_ἑλληνικά"><text:span text:style-name="T39"> </text:span></text:span><text:span text:style-name="AncientGreek_3a__20_Ἀρχαία_20_ἑλληνικά"><text:span text:style-name="T6">ἐνοσφισάμην</text:span></text:span><text:span text:style-name="AncientGreek_3a__20_Ἀρχαία_20_ἑλληνικά"><text:span text:style-name="T39"> </text:span></text:span><text:span text:style-name="AncientGreek_3a__20_Ἀρχαία_20_ἑλληνικά"><text:span text:style-name="T6">τινός</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ἄργυρο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ἄλλο</text:span></text:span><text:span text:style-name="AncientGreek_3a__20_Ἀρχαία_20_ἑλληνικά"><text:span text:style-name="T39"> </text:span></text:span><text:span text:style-name="AncientGreek_3a__20_Ἀρχαία_20_ἑλληνικά"><text:span text:style-name="T6">τι</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τιμίων</text:span></text:span><text:span text:style-name="AncientGreek_3a__20_Ἀρχαία_20_ἑλληνικά"><text:span text:style-name="T39">· </text:span></text:span><text:span text:style-name="AncientGreek_3a__20_Ἀρχαία_20_ἑλληνικά"><text:span text:style-name="T6">κόκκ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σίτου</text:span></text:span><text:span text:style-name="AncientGreek_3a__20_Ἀρχαία_20_ἑλληνικά"><text:span text:style-name="T39"> </text:span></text:span><text:span text:style-name="AncientGreek_3a__20_Ἀρχαία_20_ἑλληνικά"><text:span text:style-name="T6">μικρὸ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θάνατόν</text:span></text:span><text:span text:style-name="AncientGreek_3a__20_Ἀρχαία_20_ἑλληνικά"><text:span text:style-name="T39"> </text:span></text:span><text:span text:style-name="AncientGreek_3a__20_Ἀρχαία_20_ἑλληνικά"><text:span text:style-name="T6">μοι</text:span></text:span><text:span text:style-name="AncientGreek_3a__20_Ἀρχαία_20_ἑλληνικά"><text:span text:style-name="T39"> </text:span></text:span><text:span text:style-name="AncientGreek_3a__20_Ἀρχαία_20_ἑλληνικά"><text:span text:style-name="T6">προὐξένησεν</text:span></text:span><text:span text:style-name="AncientGreek_3a__20_Ἀρχαία_20_ἑλληνικά"><text:span text:style-name="T39">. »</text:span></text:span></text:p>
            <text:p text:style-name="P58"><text:span text:style-name="AncientGreek_3a__20_Ἀρχαία_20_ἑλληνικά"><text:span text:style-name="T6">Ὁ μῦθος πρὸς τοὺς διὰ κέρδος εὐτελὲς μέγαν ὑφισταμένους κίνδυνον.</text:span></text:span></text:p>
          </table:table-cell>
          <table:table-cell table:style-name="Table1.A1" office:value-type="string">
            <text:p text:style-name="P69">THE GROSSED LARK</text:p>
            <text:p text:style-name="P69">A crested lark, caught in the lakes, moaned: “Alas! poor unfortunate bird that I am! I did not steal gold, silver, or anything precious from anyone: it was a small grain of wheat that caused my death. »</text:p>
            <text:p text:style-name="P69"/>
            <text:p text:style-name="P69">This fable applies to those who, for petty gain, expose themselves to great danger.</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6">Κορώνη</text:span></text:span><text:span text:style-name="AncientGreek_3a__20_Ἀρχαία_20_ἑλληνικά"><text:span text:style-name="T39"> </text:span></text:span><text:span text:style-name="AncientGreek_3a__20_Ἀρχαία_20_ἑλληνικά"><text:span text:style-name="T6">φθονήσασα</text:span></text:span><text:span text:style-name="AncientGreek_3a__20_Ἀρχαία_20_ἑλληνικά"><text:span text:style-name="T39"> </text:span></text:span><text:span text:style-name="AncientGreek_3a__20_Ἀρχαία_20_ἑλληνικά"><text:span text:style-name="T6">κόρακι</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οἰωνῶν</text:span></text:span><text:span text:style-name="AncientGreek_3a__20_Ἀρχαία_20_ἑλληνικά"><text:span text:style-name="T39"> </text:span></text:span><text:span text:style-name="AncientGreek_3a__20_Ἀρχαία_20_ἑλληνικά"><text:span text:style-name="T6">μαντεύεσθαι</text:span></text:span><text:span text:style-name="AncientGreek_3a__20_Ἀρχαία_20_ἑλληνικά"><text:span text:style-name="T39"> </text:span></text:span><text:span text:style-name="AncientGreek_3a__20_Ἀρχαία_20_ἑλληνικά"><text:span text:style-name="T6">ἀνθρώποι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μέλλον</text:span></text:span><text:span text:style-name="AncientGreek_3a__20_Ἀρχαία_20_ἑλληνικά"><text:span text:style-name="T39"> </text:span></text:span><text:span text:style-name="AncientGreek_3a__20_Ἀρχαία_20_ἑλληνικά"><text:span text:style-name="T6">προφαίνει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ὑπ᾿</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μαρτυρεῖσθαι</text:span></text:span><text:span text:style-name="AncientGreek_3a__20_Ἀρχαία_20_ἑλληνικά"><text:span text:style-name="T39">, </text:span></text:span><text:span text:style-name="AncientGreek_3a__20_Ἀρχαία_20_ἑλληνικά"><text:span text:style-name="T6">ἐβουλήθη</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ἐφικέσθα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ὴ</text:span></text:span><text:span text:style-name="AncientGreek_3a__20_Ἀρχαία_20_ἑλληνικά"><text:span text:style-name="T39"> </text:span></text:span><text:span text:style-name="AncientGreek_3a__20_Ἀρχαία_20_ἑλληνικά"><text:span text:style-name="T6">θεασαμένη</text:span></text:span><text:span text:style-name="AncientGreek_3a__20_Ἀρχαία_20_ἑλληνικά"><text:span text:style-name="T39"> </text:span></text:span><text:span text:style-name="AncientGreek_3a__20_Ἀρχαία_20_ἑλληνικά"><text:span text:style-name="T6">τινὰς</text:span></text:span><text:span text:style-name="AncientGreek_3a__20_Ἀρχαία_20_ἑλληνικά"><text:span text:style-name="T39"> </text:span></text:span><text:span text:style-name="AncientGreek_3a__20_Ἀρχαία_20_ἑλληνικά"><text:span text:style-name="T6">ὁδοιπόρους</text:span></text:span><text:span text:style-name="AncientGreek_3a__20_Ἀρχαία_20_ἑλληνικά"><text:span text:style-name="T39"> </text:span></text:span><text:span text:style-name="AncientGreek_3a__20_Ἀρχαία_20_ἑλληνικά"><text:span text:style-name="T6">παριόντας</text:span></text:span><text:span text:style-name="AncientGreek_3a__20_Ἀρχαία_20_ἑλληνικά"><text:span text:style-name="T39"> </text:span></text:span><text:span text:style-name="AncientGreek_3a__20_Ἀρχαία_20_ἑλληνικά"><text:span text:style-name="T6">ἧκεν</text:span></text:span><text:span text:style-name="AncientGreek_3a__20_Ἀρχαία_20_ἑλληνικά"><text:span text:style-name="T39"> </text:span></text:span><text:span text:style-name="AncientGreek_3a__20_Ἀρχαία_20_ἑλληνικά"><text:span text:style-name="T6">ἐπί</text:span></text:span><text:span text:style-name="AncientGreek_3a__20_Ἀρχαία_20_ἑλληνικά"><text:span text:style-name="T39"> </text:span></text:span><text:span text:style-name="AncientGreek_3a__20_Ἀρχαία_20_ἑλληνικά"><text:span text:style-name="T6">τινος</text:span></text:span><text:span text:style-name="AncientGreek_3a__20_Ἀρχαία_20_ἑλληνικά"><text:span text:style-name="T39"> </text:span></text:span><text:span text:style-name="AncientGreek_3a__20_Ἀρχαία_20_ἑλληνικά"><text:span text:style-name="T6">δένδρου</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τᾶσα</text:span></text:span><text:span text:style-name="AncientGreek_3a__20_Ἀρχαία_20_ἑλληνικά"><text:span text:style-name="T39"> </text:span></text:span><text:span text:style-name="AncientGreek_3a__20_Ἀρχαία_20_ἑλληνικά"><text:span text:style-name="T6">μεγάλα</text:span></text:span><text:span text:style-name="AncientGreek_3a__20_Ἀρχαία_20_ἑλληνικά"><text:span text:style-name="T39"> </text:span></text:span><text:span text:style-name="AncientGreek_3a__20_Ἀρχαία_20_ἑλληνικά"><text:span text:style-name="T6">ἐκεκράγει</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φωνὴν</text:span></text:span><text:span text:style-name="AncientGreek_3a__20_Ἀρχαία_20_ἑλληνικά"><text:span text:style-name="T39"> </text:span></text:span><text:span text:style-name="AncientGreek_3a__20_Ἀρχαία_20_ἑλληνικά"><text:span text:style-name="T6">ἐπιστραφέντω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αταπλαγέντων</text:span></text:span><text:span text:style-name="AncientGreek_3a__20_Ἀρχαία_20_ἑλληνικά"><text:span text:style-name="T39">, </text:span></text:span><text:span text:style-name="AncientGreek_3a__20_Ἀρχαία_20_ἑλληνικά"><text:span text:style-name="T6">εἷς</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ὑποτυχὼ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ἀπίωμεν</text:span></text:span><text:span text:style-name="AncientGreek_3a__20_Ἀρχαία_20_ἑλληνικά"><text:span text:style-name="T39">,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φίλοι</text:span></text:span><text:span text:style-name="AncientGreek_3a__20_Ἀρχαία_20_ἑλληνικά"><text:span text:style-name="T39">· </text:span></text:span><text:span text:style-name="AncientGreek_3a__20_Ἀρχαία_20_ἑλληνικά"><text:span text:style-name="T6">κορώνη</text:span></text:span><text:span text:style-name="AncientGreek_3a__20_Ἀρχαία_20_ἑλληνικά"><text:span text:style-name="T39"> </text:span></text:span><text:span text:style-name="AncientGreek_3a__20_Ἀρχαία_20_ἑλληνικά"><text:span text:style-name="T6">γάρ</text:span></text:span><text:span text:style-name="AncientGreek_3a__20_Ἀρχαία_20_ἑλληνικά"><text:span text:style-name="T39"> </text:span></text:span><text:span text:style-name="AncientGreek_3a__20_Ἀρχαία_20_ἑλληνικά"><text:span text:style-name="T6">ἐστιν</text:span></text:span><text:span text:style-name="AncientGreek_3a__20_Ἀρχαία_20_ἑλληνικά"><text:span text:style-name="T39">, </text:span></text:span><text:span text:style-name="AncientGreek_3a__20_Ἀρχαία_20_ἑλληνικά"><text:span text:style-name="T6">ἥτις</text:span></text:span><text:span text:style-name="AncientGreek_3a__20_Ἀρχαία_20_ἑλληνικά"><text:span text:style-name="T39"> </text:span></text:span><text:span text:style-name="AncientGreek_3a__20_Ἀρχαία_20_ἑλληνικά"><text:span text:style-name="T6">κεκραγυῖα</text:span></text:span><text:span text:style-name="AncientGreek_3a__20_Ἀρχαία_20_ἑλληνικά"><text:span text:style-name="T39"> </text:span></text:span><text:span text:style-name="AncientGreek_3a__20_Ἀρχαία_20_ἑλληνικά"><text:span text:style-name="T6">οἰωνὸ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ἔχει</text:span></text:span><text:span text:style-name="AncientGreek_3a__20_Ἀρχαία_20_ἑλληνικά"><text:span text:style-name="T39">. »</text:span></text:span></text:p>
            <text:p text:style-name="P37"><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κρείττοσιν</text:span></text:span><text:span text:style-name="AncientGreek_3a__20_Ἀρχαία_20_ἑλληνικά"><text:span text:style-name="T39"> </text:span></text:span><text:span text:style-name="AncientGreek_3a__20_Ἀρχαία_20_ἑλληνικά"><text:span text:style-name="T6">ἀνθαμιλλώμενοι</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ἴσων</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ἐφικέσθα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γέλωτα</text:span></text:span><text:span text:style-name="AncientGreek_3a__20_Ἀρχαία_20_ἑλληνικά"><text:span text:style-name="T39"> </text:span></text:span><text:span text:style-name="AncientGreek_3a__20_Ἀρχαία_20_ἑλληνικά"><text:span text:style-name="T6">ὀφλισκάνουσιν</text:span></text:span><text:span text:style-name="AncientGreek_3a__20_Ἀρχαία_20_ἑλληνικά"><text:span text:style-name="T39">.</text:span></text:span></text:p>
          </table:table-cell>
          <table:table-cell table:style-name="Table1.A1" office:value-type="string">
            <text:p text:style-name="P69">A CROW AND THE CROW</text:p>
            <text:p text:style-name="P37"><text:span text:style-name="Default_20_Paragraph_20_Font"><text:span text:style-name="T8">A crow conceived jealousy against a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span></text:span><text:span text:style-name="Default_20_Paragraph_20_Font"><text:span text:style-name="T9">»</text:span></text:span></text:p>
            <text:p text:style-name="P72"/>
            <text:p text:style-name="P69">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6">Κορώνη</text:span></text:span><text:span text:style-name="AncientGreek_3a__20_Ἀρχαία_20_ἑλληνικά"><text:span text:style-name="T39"> </text:span></text:span><text:span text:style-name="AncientGreek_3a__20_Ἀρχαία_20_ἑλληνικά"><text:span text:style-name="T6">Ἀθηνᾷ</text:span></text:span><text:span text:style-name="AncientGreek_3a__20_Ἀρχαία_20_ἑλληνικά"><text:span text:style-name="T39"> </text:span></text:span><text:span text:style-name="AncientGreek_3a__20_Ἀρχαία_20_ἑλληνικά"><text:span text:style-name="T6">θύουσα</text:span></text:span><text:span text:style-name="AncientGreek_3a__20_Ἀρχαία_20_ἑλληνικά"><text:span text:style-name="T39"> </text:span></text:span><text:span text:style-name="AncientGreek_3a__20_Ἀρχαία_20_ἑλληνικά"><text:span text:style-name="T6">κύνα</text:span></text:span><text:span text:style-name="AncientGreek_3a__20_Ἀρχαία_20_ἑλληνικά"><text:span text:style-name="T39"> </text:span></text:span><text:span text:style-name="AncientGreek_3a__20_Ἀρχαία_20_ἑλληνικά"><text:span text:style-name="T6">ἐφ᾿</text:span></text:span><text:span text:style-name="AncientGreek_3a__20_Ἀρχαία_20_ἑλληνικά"><text:span text:style-name="T39"> </text:span></text:span><text:span text:style-name="AncientGreek_3a__20_Ἀρχαία_20_ἑλληνικά"><text:span text:style-name="T6">ἑστίασιν</text:span></text:span><text:span text:style-name="AncientGreek_3a__20_Ἀρχαία_20_ἑλληνικά"><text:span text:style-name="T39"> </text:span></text:span><text:span text:style-name="AncientGreek_3a__20_Ἀρχαία_20_ἑλληνικά"><text:span text:style-name="T6">ἐκάλεσ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αὐτήν</text:span></text:span><text:span text:style-name="AncientGreek_3a__20_Ἀρχαία_20_ἑλληνικά"><text:span text:style-name="T39">· «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μάτην</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θυσίας</text:span></text:span><text:span text:style-name="AncientGreek_3a__20_Ἀρχαία_20_ἑλληνικά"><text:span text:style-name="T39"> </text:span></text:span><text:span text:style-name="AncientGreek_3a__20_Ἀρχαία_20_ἑλληνικά"><text:span text:style-name="T6">ἀναλίσκεις</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δαίμων</text:span></text:span><text:span text:style-name="AncientGreek_3a__20_Ἀρχαία_20_ἑλληνικά"><text:span text:style-name="T39"> </text:span></text:span><text:span text:style-name="AncientGreek_3a__20_Ἀρχαία_20_ἑλληνικά"><text:span text:style-name="T6">οὕτως</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μισεῖ</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σῶν</text:span></text:span><text:span text:style-name="AncientGreek_3a__20_Ἀρχαία_20_ἑλληνικά"><text:span text:style-name="T39"> </text:span></text:span><text:span text:style-name="AncientGreek_3a__20_Ἀρχαία_20_ἑλληνικά"><text:span text:style-name="T6">οἰωνῶ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πίστιν</text:span></text:span><text:span text:style-name="AncientGreek_3a__20_Ἀρχαία_20_ἑλληνικά"><text:span text:style-name="T39"> </text:span></text:span><text:span text:style-name="AncientGreek_3a__20_Ἀρχαία_20_ἑλληνικά"><text:span text:style-name="T6">περιελέσθαι</text:span></text:span><text:span text:style-name="AncientGreek_3a__20_Ἀρχαία_20_ἑλληνικά"><text:span text:style-name="T39">. »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κορώνη</text:span></text:span><text:span text:style-name="AncientGreek_3a__20_Ἀρχαία_20_ἑλληνικά"><text:span text:style-name="T39"> </text:span></text:span><text:span text:style-name="AncientGreek_3a__20_Ἀρχαία_20_ἑλληνικά"><text:span text:style-name="T6">ἀπεκρίνατο</text:span></text:span><text:span text:style-name="AncientGreek_3a__20_Ἀρχαία_20_ἑλληνικά"><text:span text:style-name="T39">· «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αὐτῇ</text:span></text:span><text:span text:style-name="AncientGreek_3a__20_Ἀρχαία_20_ἑλληνικά"><text:span text:style-name="T39"> </text:span></text:span><text:span text:style-name="AncientGreek_3a__20_Ἀρχαία_20_ἑλληνικά"><text:span text:style-name="T6">θύω</text:span></text:span><text:span text:style-name="AncientGreek_3a__20_Ἀρχαία_20_ἑλληνικά"><text:span text:style-name="T39">, </text:span></text:span><text:span text:style-name="AncientGreek_3a__20_Ἀρχαία_20_ἑλληνικά"><text:span text:style-name="T6">διότι</text:span></text:span><text:span text:style-name="AncientGreek_3a__20_Ἀρχαία_20_ἑλληνικά"><text:span text:style-name="T39"> </text:span></text:span><text:span text:style-name="AncientGreek_3a__20_Ἀρχαία_20_ἑλληνικά"><text:span text:style-name="T6">οἶδα</text:span></text:span><text:span text:style-name="AncientGreek_3a__20_Ἀρχαία_20_ἑλληνικά"><text:span text:style-name="T39"> </text:span></text:span><text:span text:style-name="AncientGreek_3a__20_Ἀρχαία_20_ἑλληνικά"><text:span text:style-name="T6">αὐτὴν</text:span></text:span><text:span text:style-name="AncientGreek_3a__20_Ἀρχαία_20_ἑλληνικά"><text:span text:style-name="T39"> </text:span></text:span><text:span text:style-name="AncientGreek_3a__20_Ἀρχαία_20_ἑλληνικά"><text:span text:style-name="T6">ἀπεχθῶς</text:span></text:span><text:span text:style-name="AncientGreek_3a__20_Ἀρχαία_20_ἑλληνικά"><text:span text:style-name="T39"> </text:span></text:span><text:span text:style-name="AncientGreek_3a__20_Ἀρχαία_20_ἑλληνικά"><text:span text:style-name="T6">διακειμένην</text:span></text:span><text:span text:style-name="AncientGreek_3a__20_Ἀρχαία_20_ἑλληνικά"><text:span text:style-name="T39">, </text:span></text:span><text:span text:style-name="AncientGreek_3a__20_Ἀρχαία_20_ἑλληνικά"><text:span text:style-name="T6">ἵνα</text:span></text:span><text:span text:style-name="AncientGreek_3a__20_Ἀρχαία_20_ἑλληνικά"><text:span text:style-name="T39"> </text:span></text:span><text:span text:style-name="AncientGreek_3a__20_Ἀρχαία_20_ἑλληνικά"><text:span text:style-name="T6">διαλλαγῇ</text:span></text:span><text:span text:style-name="AncientGreek_3a__20_Ἀρχαία_20_ἑλληνικά"><text:span text:style-name="T39"> . »</text:span></text:span></text:p>
            <text:p text:style-name="P59"><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πολλοὶ</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φόβον</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ἐχθροὺς</text:span></text:span><text:span text:style-name="AncientGreek_3a__20_Ἀρχαία_20_ἑλληνικά"><text:span text:style-name="T39"> </text:span></text:span><text:span text:style-name="AncientGreek_3a__20_Ἀρχαία_20_ἑλληνικά"><text:span text:style-name="T6">εὐεργετεῖ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ὀκνοῦσιν</text:span></text:span><text:span text:style-name="AncientGreek_3a__20_Ἀρχαία_20_ἑλληνικά"><text:span text:style-name="T39">.</text:span></text:span></text:p>
          </table:table-cell>
          <table:table-cell table:style-name="Table1.A1" office:value-type="string">
            <text:p text:style-name="P69">THE CROW AND THE DOG</text:p>
            <text:p text:style-name="P37"><text:span text:style-name="Default_20_Paragraph_20_Font"><text:span text:style-name="T8">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span></text:span><text:span text:style-name="Default_20_Paragraph_20_Font"><text:span text:style-name="T9">»</text:span></text:span></text:p>
            <text:p text:style-name="P72"/>
            <text:p text:style-name="P69">This is how many people do not hesitate to do good to their enemies, because they are afraid of them.</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6">Γεωργοῦ</text:span></text:span><text:span text:style-name="AncientGreek_3a__20_Ἀρχαία_20_ἑλληνικά"><text:span text:style-name="T39"> </text:span></text:span><text:span text:style-name="AncientGreek_3a__20_Ἀρχαία_20_ἑλληνικά"><text:span text:style-name="T6">παῖς</text:span></text:span><text:span text:style-name="AncientGreek_3a__20_Ἀρχαία_20_ἑλληνικά"><text:span text:style-name="T39"> </text:span></text:span><text:span text:style-name="AncientGreek_3a__20_Ἀρχαία_20_ἑλληνικά"><text:span text:style-name="T6">κοχλίας</text:span></text:span><text:span text:style-name="AncientGreek_3a__20_Ἀρχαία_20_ἑλληνικά"><text:span text:style-name="T39"> </text:span></text:span><text:span text:style-name="AncientGreek_3a__20_Ἀρχαία_20_ἑλληνικά"><text:span text:style-name="T6">ὤπτα</text:span></text:span><text:span text:style-name="AncientGreek_3a__20_Ἀρχαία_20_ἑλληνικά"><text:span text:style-name="T39">· </text:span></text:span><text:span text:style-name="AncientGreek_3a__20_Ἀρχαία_20_ἑλληνικά"><text:span text:style-name="T6">ἀκούσα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τριζόντω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κάκιστα</text:span></text:span><text:span text:style-name="AncientGreek_3a__20_Ἀρχαία_20_ἑλληνικά"><text:span text:style-name="T39"> </text:span></text:span><text:span text:style-name="AncientGreek_3a__20_Ἀρχαία_20_ἑλληνικά"><text:span text:style-name="T6">ζῷα</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οἰκιῶν</text:span></text:span><text:span text:style-name="AncientGreek_3a__20_Ἀρχαία_20_ἑλληνικά"><text:span text:style-name="T39"> </text:span></text:span><text:span text:style-name="AncientGreek_3a__20_Ἀρχαία_20_ἑλληνικά"><text:span text:style-name="T6">ὑμῶν</text:span></text:span><text:span text:style-name="AncientGreek_3a__20_Ἀρχαία_20_ἑλληνικά"><text:span text:style-name="T39"> </text:span></text:span><text:span text:style-name="AncientGreek_3a__20_Ἀρχαία_20_ἑλληνικά"><text:span text:style-name="T6">ἐμπιπραμένων</text:span></text:span><text:span text:style-name="AncientGreek_3a__20_Ἀρχαία_20_ἑλληνικά"><text:span text:style-name="T39">, </text:span></text:span><text:span text:style-name="AncientGreek_3a__20_Ἀρχαία_20_ἑλληνικά"><text:span text:style-name="T6">αὐτοὶ</text:span></text:span><text:span text:style-name="AncientGreek_3a__20_Ἀρχαία_20_ἑλληνικά"><text:span text:style-name="T39"> </text:span></text:span><text:span text:style-name="AncientGreek_3a__20_Ἀρχαία_20_ἑλληνικά"><text:span text:style-name="T6">ᾄδετε</text:span></text:span><text:span text:style-name="AncientGreek_3a__20_Ἀρχαία_20_ἑλληνικά"><text:span text:style-name="T39">. »</text:span></text:span></text:p>
            <text:p text:style-name="P3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πᾶν</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παρὰ</text:span></text:span><text:span text:style-name="AncientGreek_3a__20_Ἀρχαία_20_ἑλληνικά"><text:span text:style-name="T39"> </text:span></text:span><text:span text:style-name="AncientGreek_3a__20_Ἀρχαία_20_ἑλληνικά"><text:span text:style-name="T6">καιρὸν</text:span></text:span><text:span text:style-name="AncientGreek_3a__20_Ἀρχαία_20_ἑλληνικά"><text:span text:style-name="T39"> </text:span></text:span><text:span text:style-name="AncientGreek_3a__20_Ἀρχαία_20_ἑλληνικά"><text:span text:style-name="T6">δρώμενον</text:span></text:span><text:span text:style-name="AncientGreek_3a__20_Ἀρχαία_20_ἑλληνικά"><text:span text:style-name="T39"> </text:span></text:span><text:span text:style-name="AncientGreek_3a__20_Ἀρχαία_20_ἑλληνικά"><text:span text:style-name="T6">ἐπονείδιστον</text:span></text:span><text:span text:style-name="AncientGreek_3a__20_Ἀρχαία_20_ἑλληνικά"><text:span text:style-name="T39">.</text:span></text:span></text:p>
          </table:table-cell>
          <table:table-cell table:style-name="Table1.A1" office:value-type="string">
            <text:p text:style-name="P69">SNAILS</text:p>
            <text:p text:style-name="P69">A laborer's child was grilling snails. Hearing them crackle, he said: “Wretched beasts, your houses are burning, and you are singing! »</text:p>
            <text:p text:style-name="P69"/>
            <text:p text:style-name="P69">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span text:style-name="AncientGreek_3a__20_Ἀρχαία_20_ἑλληνικά"><text:span text:style-name="T1"> .</text:span></text:span></text:p>
            <text:p text:style-name="P60"><text:span text:style-name="AncientGreek_3a__20_Ἀρχαία_20_ἑλληνικά"><text:span text:style-name="T6">Ἀνὴρ</text:span></text:span><text:span text:style-name="AncientGreek_3a__20_Ἀρχαία_20_ἑλληνικά"><text:span text:style-name="T39"> </text:span></text:span><text:span text:style-name="AncientGreek_3a__20_Ἀρχαία_20_ἑλληνικά"><text:span text:style-name="T6">εὐπορῶν</text:span></text:span><text:span text:style-name="AncientGreek_3a__20_Ἀρχαία_20_ἑλληνικά"><text:span text:style-name="T39"> </text:span></text:span><text:span text:style-name="AncientGreek_3a__20_Ἀρχαία_20_ἑλληνικά"><text:span text:style-name="T6">χῆνά</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ἅμ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ύκνον</text:span></text:span><text:span text:style-name="AncientGreek_3a__20_Ἀρχαία_20_ἑλληνικά"><text:span text:style-name="T39"> </text:span></text:span><text:span text:style-name="AncientGreek_3a__20_Ἀρχαία_20_ἑλληνικά"><text:span text:style-name="T6">ἔτρεφε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αὐτοῖς</text:span></text:span><text:span text:style-name="AncientGreek_3a__20_Ἀρχαία_20_ἑλληνικά"><text:span text:style-name="T39"> </text:span></text:span><text:span text:style-name="AncientGreek_3a__20_Ἀρχαία_20_ἑλληνικά"><text:span text:style-name="T6">μέντοι</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ᾠδῆ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ραπέζης</text:span></text:span><text:span text:style-name="AncientGreek_3a__20_Ἀρχαία_20_ἑλληνικά"><text:span text:style-name="T39"> </text:span></text:span><text:span text:style-name="AncientGreek_3a__20_Ἀρχαία_20_ἑλληνικά"><text:span text:style-name="T6">ἕνεκεν</text:span></text:span><text:span text:style-name="AncientGreek_3a__20_Ἀρχαία_20_ἑλληνικά"><text:span text:style-name="T39">. </text:span></text:span><text:span text:style-name="AncientGreek_3a__20_Ἀρχαία_20_ἑλληνικά"><text:span text:style-name="T6">Ἐπεὶ</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ἔδει</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χῆνα</text:span></text:span><text:span text:style-name="AncientGreek_3a__20_Ἀρχαία_20_ἑλληνικά"><text:span text:style-name="T39"> </text:span></text:span><text:span text:style-name="AncientGreek_3a__20_Ἀρχαία_20_ἑλληνικά"><text:span text:style-name="T6">παθεῖν</text:span></text:span><text:span text:style-name="AncientGreek_3a__20_Ἀρχαία_20_ἑλληνικά"><text:span text:style-name="T39"> </text:span></text:span><text:span text:style-name="AncientGreek_3a__20_Ἀρχαία_20_ἑλληνικά"><text:span text:style-name="T6">ἐφ᾿</text:span></text:span><text:span text:style-name="AncientGreek_3a__20_Ἀρχαία_20_ἑλληνικά"><text:span text:style-name="T39"> </text:span></text:span><text:span text:style-name="AncientGreek_3a__20_Ἀρχαία_20_ἑλληνικά"><text:span text:style-name="T6">οἷς</text:span></text:span><text:span text:style-name="AncientGreek_3a__20_Ἀρχαία_20_ἑλληνικά"><text:span text:style-name="T39"> </text:span></text:span><text:span text:style-name="AncientGreek_3a__20_Ἀρχαία_20_ἑλληνικά"><text:span text:style-name="T6">ἐτρέφετο</text:span></text:span><text:span text:style-name="AncientGreek_3a__20_Ἀρχαία_20_ἑλληνικά"><text:span text:style-name="T39">, </text:span></text:span><text:span text:style-name="AncientGreek_3a__20_Ἀρχαία_20_ἑλληνικά"><text:span text:style-name="T6">νὺξ</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ἦ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ιαγινώσκει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καιρὸς</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ἀφῆκεν</text:span></text:span><text:span text:style-name="AncientGreek_3a__20_Ἀρχαία_20_ἑλληνικά"><text:span text:style-name="T39"> </text:span></text:span><text:span text:style-name="AncientGreek_3a__20_Ἀρχαία_20_ἑλληνικά"><text:span text:style-name="T6">ἑκάτερο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ύκνος</text:span></text:span><text:span text:style-name="AncientGreek_3a__20_Ἀρχαία_20_ἑλληνικά"><text:span text:style-name="T39">, </text:span></text:span><text:span text:style-name="AncientGreek_3a__20_Ἀρχαία_20_ἑλληνικά"><text:span text:style-name="T6">ἀντὶ</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χηνὸς</text:span></text:span><text:span text:style-name="AncientGreek_3a__20_Ἀρχαία_20_ἑλληνικά"><text:span text:style-name="T39"> </text:span></text:span><text:span text:style-name="AncientGreek_3a__20_Ἀρχαία_20_ἑλληνικά"><text:span text:style-name="T6">ἀπαχθείς</text:span></text:span><text:span text:style-name="AncientGreek_3a__20_Ἀρχαία_20_ἑλληνικά"><text:span text:style-name="T39">, </text:span></text:span><text:span text:style-name="AncientGreek_3a__20_Ἀρχαία_20_ἑλληνικά"><text:span text:style-name="T6">ᾄδει</text:span></text:span><text:span text:style-name="AncientGreek_3a__20_Ἀρχαία_20_ἑλληνικά"><text:span text:style-name="T39"> </text:span></text:span><text:span text:style-name="AncientGreek_3a__20_Ἀρχαία_20_ἑλληνικά"><text:span text:style-name="T6">τι</text:span></text:span><text:span text:style-name="AncientGreek_3a__20_Ἀρχαία_20_ἑλληνικά"><text:span text:style-name="T39"> </text:span></text:span><text:span text:style-name="AncientGreek_3a__20_Ἀρχαία_20_ἑλληνικά"><text:span text:style-name="T6">μέλος</text:span></text:span><text:span text:style-name="AncientGreek_3a__20_Ἀρχαία_20_ἑλληνικά"><text:span text:style-name="T39"> </text:span></text:span><text:span text:style-name="AncientGreek_3a__20_Ἀρχαία_20_ἑλληνικά"><text:span text:style-name="T6">θανάτου</text:span></text:span><text:span text:style-name="AncientGreek_3a__20_Ἀρχαία_20_ἑλληνικά"><text:span text:style-name="T39"> </text:span></text:span><text:span text:style-name="AncientGreek_3a__20_Ἀρχαία_20_ἑλληνικά"><text:span text:style-name="T6">προοίμι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ᾠδῇ</text:span></text:span><text:span text:style-name="AncientGreek_3a__20_Ἀρχαία_20_ἑλληνικά"><text:span text:style-name="T39"> </text:span></text:span><text:span text:style-name="AncientGreek_3a__20_Ἀρχαία_20_ἑλληνικά"><text:span text:style-name="T6">μηνύει</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φύσι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ελευτὴν</text:span></text:span><text:span text:style-name="AncientGreek_3a__20_Ἀρχαία_20_ἑλληνικά"><text:span text:style-name="T39"> </text:span></text:span><text:span text:style-name="AncientGreek_3a__20_Ἀρχαία_20_ἑλληνικά"><text:span text:style-name="T6">διαφεύγει</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μέλει</text:span></text:span><text:span text:style-name="AncientGreek_3a__20_Ἀρχαία_20_ἑλληνικά"><text:span text:style-name="T39">.</text:span></text:span></text:p>
            <text:p text:style-name="P60"><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μῦθ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πολλάκις</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μουσικὴ</text:span></text:span><text:span text:style-name="AncientGreek_3a__20_Ἀρχαία_20_ἑλληνικά"><text:span text:style-name="T39"> </text:span></text:span><text:span text:style-name="AncientGreek_3a__20_Ἀρχαία_20_ἑλληνικά"><text:span text:style-name="T6">τελευτῆς</text:span></text:span><text:span text:style-name="AncientGreek_3a__20_Ἀρχαία_20_ἑλληνικά"><text:span text:style-name="T39"> </text:span></text:span><text:span text:style-name="AncientGreek_3a__20_Ἀρχαία_20_ἑλληνικά"><text:span text:style-name="T6">ἀναβολὴν</text:span></text:span><text:span text:style-name="AncientGreek_3a__20_Ἀρχαία_20_ἑλληνικά"><text:span text:style-name="T39"> </text:span></text:span><text:span text:style-name="AncientGreek_3a__20_Ἀρχαία_20_ἑλληνικά"><text:span text:style-name="T6">ἀπεργάζεται</text:span></text:span><text:span text:style-name="AncientGreek_3a__20_Ἀρχαία_20_ἑλληνικά"><text:span text:style-name="T39">.</text:span></text:span></text:p>
          </table:table-cell>
          <table:table-cell table:style-name="Table1.A1" office:value-type="string">
            <text:p text:style-name="P69">THE SWAN MADE FOR THE GOOSE</text:p>
            <text:p text:style-name="P37"><text:span text:style-name="Default_20_Paragraph_20_Font"><text:span text:style-name="T8">An opulent man fed a goose and a swan together, not for the same object, but one for his </text:span></text:span><text:span text:style-name="Default_20_Paragraph_20_Font"><text:span text:style-name="T37">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span></text:p>
            <text:p text:style-name="P81"/>
            <text:p text:style-name="P81">This fable shows that music often postpones death.</text:p>
          </table:table-cell>
        </table:table-row>
        <text:soft-page-break/>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6">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6">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69">THE SWAN AND HIS MASTER</text:p>
            <text:p text:style-name="P37"><text:span text:style-name="Default_20_Paragraph_20_Font"><text:span text:style-name="T8">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span></text:span><text:span text:style-name="Default_20_Paragraph_20_Font"><text:span text:style-name="T9">»</text:span></text:span></text:p>
            <text:p text:style-name="P72"/>
            <text:p text:style-name="P69">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6">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1"><text:span text:style-name="AncientGreek_3a__20_Ἀρχαία_20_ἑλληνικά"><text:span text:style-name="T6">δεσπότην, ὃς οὐ πονεῖν με ἐδίδαξεν, ἀλλοτρίους δὲ πόνους κατεσθίειν. »</text:span></text:span></text:p>
            <text:p text:style-name="P61"><text:span text:style-name="AncientGreek_3a__20_Ἀρχαία_20_ἑλληνικά"><text:span text:style-name="T6">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69">THE TWO DOGS</text:p>
            <text:p text:style-name="P37"><text:span text:style-name="Default_20_Paragraph_20_Font"><text:span text:style-name="T8">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text:span><text:span text:style-name="Default_20_Paragraph_20_Font"><text:span text:style-name="T37">must be blamed, but our master who taught me, not to work, but to live from the work of others. »</text:span></text:span></text:p>
            <text:p text:style-name="P81"/>
            <text:p text:style-name="P81">This is how lazy children are not to blame, when their parents bring them up in laziness.</text:p>
          </table:table-cell>
        </table:table-row>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6">Κύνες</text:span></text:span><text:span text:style-name="AncientGreek_3a__20_Ἀρχαία_20_ἑλληνικά"><text:span text:style-name="T39"> </text:span></text:span><text:span text:style-name="AncientGreek_3a__20_Ἀρχαία_20_ἑλληνικά"><text:span text:style-name="T6">λιμώττουσαι</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ἐθεάσαντο</text:span></text:span><text:span text:style-name="AncientGreek_3a__20_Ἀρχαία_20_ἑλληνικά"><text:span text:style-name="T39"> </text:span></text:span><text:span text:style-name="AncientGreek_3a__20_Ἀρχαία_20_ἑλληνικά"><text:span text:style-name="T6">ἔν</text:span></text:span><text:span text:style-name="AncientGreek_3a__20_Ἀρχαία_20_ἑλληνικά"><text:span text:style-name="T39"> </text:span></text:span><text:span text:style-name="AncientGreek_3a__20_Ἀρχαία_20_ἑλληνικά"><text:span text:style-name="T6">τινι</text:span></text:span><text:span text:style-name="AncientGreek_3a__20_Ἀρχαία_20_ἑλληνικά"><text:span text:style-name="T39"> </text:span></text:span><text:span text:style-name="AncientGreek_3a__20_Ἀρχαία_20_ἑλληνικά"><text:span text:style-name="T6">ποταμῷ</text:span></text:span><text:span text:style-name="AncientGreek_3a__20_Ἀρχαία_20_ἑλληνικά"><text:span text:style-name="T39"> </text:span></text:span><text:span text:style-name="AncientGreek_3a__20_Ἀρχαία_20_ἑλληνικά"><text:span text:style-name="T6">βύρσας</text:span></text:span><text:span text:style-name="AncientGreek_3a__20_Ἀρχαία_20_ἑλληνικά"><text:span text:style-name="T39"> </text:span></text:span><text:span text:style-name="AncientGreek_3a__20_Ἀρχαία_20_ἑλληνικά"><text:span text:style-name="T6">βρεχομένας</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δυνάμεναι</text:span></text:span><text:span text:style-name="AncientGreek_3a__20_Ἀρχαία_20_ἑλληνικά"><text:span text:style-name="T39"> </text:span></text:span><text:span text:style-name="AncientGreek_3a__20_Ἀρχαία_20_ἑλληνικά"><text:span text:style-name="T6">αὐτῶν</text:span></text:span><text:span text:style-name="AncientGreek_3a__20_Ἀρχαία_20_ἑλληνικά"><text:span text:style-name="T39"> </text:span></text:span><text:span text:style-name="AncientGreek_3a__20_Ἀρχαία_20_ἑλληνικά"><text:span text:style-name="T6">ἐφικέσθαι</text:span></text:span><text:span text:style-name="AncientGreek_3a__20_Ἀρχαία_20_ἑλληνικά"><text:span text:style-name="T39">, </text:span></text:span><text:span text:style-name="AncientGreek_3a__20_Ἀρχαία_20_ἑλληνικά"><text:span text:style-name="T6">συνέθεντο</text:span></text:span><text:span text:style-name="AncientGreek_3a__20_Ἀρχαία_20_ἑλληνικά"><text:span text:style-name="T39"> </text:span></text:span><text:span text:style-name="AncientGreek_3a__20_Ἀρχαία_20_ἑλληνικά"><text:span text:style-name="T6">ἀλλήλαις</text:span></text:span><text:span text:style-name="AncientGreek_3a__20_Ἀρχαία_20_ἑλληνικά"><text:span text:style-name="T39"> </text:span></text:span><text:span text:style-name="AncientGreek_3a__20_Ἀρχαία_20_ἑλληνικά"><text:span text:style-name="T6">ὅπως</text:span></text:span><text:span text:style-name="AncientGreek_3a__20_Ἀρχαία_20_ἑλληνικά"><text:span text:style-name="T39"> </text:span></text:span><text:span text:style-name="AncientGreek_3a__20_Ἀρχαία_20_ἑλληνικά"><text:span text:style-name="T6">πρῶτον</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ὕδωρ</text:span></text:span><text:span text:style-name="AncientGreek_3a__20_Ἀρχαία_20_ἑλληνικά"><text:span text:style-name="T39"> </text:span></text:span><text:span text:style-name="AncientGreek_3a__20_Ἀρχαία_20_ἑλληνικά"><text:span text:style-name="T6">ἐκπίωσι</text:span></text:span><text:span text:style-name="AncientGreek_3a__20_Ἀρχαία_20_ἑλληνικά"><text:span text:style-name="T39">, </text:span></text:span><text:span text:style-name="AncientGreek_3a__20_Ἀρχαία_20_ἑλληνικά"><text:span text:style-name="T6">εἶθ᾿</text:span></text:span><text:span text:style-name="AncientGreek_3a__20_Ἀρχαία_20_ἑλληνικά"><text:span text:style-name="T39"> </text:span></text:span><text:span text:style-name="AncientGreek_3a__20_Ἀρχαία_20_ἑλληνικά"><text:span text:style-name="T6">οὕτω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βύρσας</text:span></text:span><text:span text:style-name="AncientGreek_3a__20_Ἀρχαία_20_ἑλληνικά"><text:span text:style-name="T39"> </text:span></text:span><text:span text:style-name="AncientGreek_3a__20_Ἀρχαία_20_ἑλληνικά"><text:span text:style-name="T6">παραγένωνται</text:span></text:span><text:span text:style-name="AncientGreek_3a__20_Ἀρχαία_20_ἑλληνικά"><text:span text:style-name="T39">. </text:span></text:span><text:span text:style-name="AncientGreek_3a__20_Ἀρχαία_20_ἑλληνικά"><text:span text:style-name="T6">Συνέβ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αῖς</text:span></text:span><text:span text:style-name="AncientGreek_3a__20_Ἀρχαία_20_ἑλληνικά"><text:span text:style-name="T39"> </text:span></text:span><text:span text:style-name="AncientGreek_3a__20_Ἀρχαία_20_ἑλληνικά"><text:span text:style-name="T6">πινούσαις</text:span></text:span><text:span text:style-name="AncientGreek_3a__20_Ἀρχαία_20_ἑλληνικά"><text:span text:style-name="T39"> </text:span></text:span><text:span text:style-name="AncientGreek_3a__20_Ἀρχαία_20_ἑλληνικά"><text:span text:style-name="T6">διαρραγῆναι</text:span></text:span><text:span text:style-name="AncientGreek_3a__20_Ἀρχαία_20_ἑλληνικά"><text:span text:style-name="T39"> </text:span></text:span><text:span text:style-name="AncientGreek_3a__20_Ἀρχαία_20_ἑλληνικά"><text:span text:style-name="T6">πρὶν</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βυρσῶν</text:span></text:span><text:span text:style-name="AncientGreek_3a__20_Ἀρχαία_20_ἑλληνικά"><text:span text:style-name="T39"> </text:span></text:span><text:span text:style-name="AncientGreek_3a__20_Ἀρχαία_20_ἑλληνικά"><text:span text:style-name="T6">ἐφικέσθαι</text:span></text:span><text:span text:style-name="AncientGreek_3a__20_Ἀρχαία_20_ἑλληνικά"><text:span text:style-name="T39">.</text:span></text:span></text:p>
            <text:p text:style-name="P37"><text:span text:style-name="AncientGreek_3a__20_Ἀρχαία_20_ἑλληνικά"><text:span text:style-name="T6">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69">HUNGRY DOGS</text:p>
            <text:p text:style-name="P69">Hungry dogs saw skins soaking in a river. Unable to reach them, they agreed among themselves to drink all the water, to then get to the skins. But it happened that by dint of drinking they died before reaching the skins.</text:p>
            <text:p text:style-name="P69"/>
            <text:p text:style-name="P69">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6">Δηχθείς</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κυνὸς</text:span></text:span><text:span text:style-name="AncientGreek_3a__20_Ἀρχαία_20_ἑλληνικά"><text:span text:style-name="T39"> </text:span></text:span><text:span text:style-name="AncientGreek_3a__20_Ἀρχαία_20_ἑλληνικά"><text:span text:style-name="T6">περιῄει</text:span></text:span><text:span text:style-name="AncientGreek_3a__20_Ἀρχαία_20_ἑλληνικά"><text:span text:style-name="T39"> </text:span></text:span><text:span text:style-name="AncientGreek_3a__20_Ἀρχαία_20_ἑλληνικά"><text:span text:style-name="T6">ζητῶν</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ἰασόμενον</text:span></text:span><text:span text:style-name="AncientGreek_3a__20_Ἀρχαία_20_ἑλληνικά"><text:span text:style-name="T39">. </text:span></text:span><text:span text:style-name="AncientGreek_3a__20_Ἀρχαία_20_ἑλληνικά"><text:span text:style-name="T6">Εἰπόντος</text:span></text:span><text:span text:style-name="AncientGreek_3a__20_Ἀρχαία_20_ἑλληνικά"><text:span text:style-name="T39"> </text:span></text:span><text:span text:style-name="AncientGreek_3a__20_Ἀρχαία_20_ἑλληνικά"><text:span text:style-name="T6">δέ</text:span></text:span><text:span text:style-name="AncientGreek_3a__20_Ἀρχαία_20_ἑλληνικά"><text:span text:style-name="T39"> </text:span></text:span><text:span text:style-name="AncientGreek_3a__20_Ἀρχαία_20_ἑλληνικά"><text:span text:style-name="T6">τινος</text:span></text:span><text:span text:style-name="AncientGreek_3a__20_Ἀρχαία_20_ἑλληνικά"><text:span text:style-name="T39"> </text:span></text:span><text:span text:style-name="AncientGreek_3a__20_Ἀρχαία_20_ἑλληνικά"><text:span text:style-name="T6">οὕτως</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ἄρα</text:span></text:span><text:span text:style-name="AncientGreek_3a__20_Ἀρχαία_20_ἑλληνικά"><text:span text:style-name="T39"> </text:span></text:span><text:span text:style-name="AncientGreek_3a__20_Ἀρχαία_20_ἑλληνικά"><text:span text:style-name="T6">δέοι</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ἄρτῳ</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αἷμα</text:span></text:span><text:span text:style-name="AncientGreek_3a__20_Ἀρχαία_20_ἑλληνικά"><text:span text:style-name="T39"> </text:span></text:span><text:span text:style-name="AncientGreek_3a__20_Ἀρχαία_20_ἑλληνικά"><text:span text:style-name="T6">ἐκμάξαντα</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δακόντι</text:span></text:span><text:span text:style-name="AncientGreek_3a__20_Ἀρχαία_20_ἑλληνικά"><text:span text:style-name="T39"> </text:span></text:span><text:span text:style-name="AncientGreek_3a__20_Ἀρχαία_20_ἑλληνικά"><text:span text:style-name="T6">κυνὶ</text:span></text:span><text:span text:style-name="AncientGreek_3a__20_Ἀρχαία_20_ἑλληνικά"><text:span text:style-name="T39"> </text:span></text:span><text:span text:style-name="AncientGreek_3a__20_Ἀρχαία_20_ἑλληνικά"><text:span text:style-name="T6">βαλεῖν</text:span></text:span><text:span text:style-name="AncientGreek_3a__20_Ἀρχαία_20_ἑλληνικά"><text:span text:style-name="T39">, </text:span></text:span><text:span text:style-name="AncientGreek_3a__20_Ἀρχαία_20_ἑλληνικά"><text:span text:style-name="T6">ὑποτυχὼ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ἐὰν</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πράξω</text:span></text:span><text:span text:style-name="AncientGreek_3a__20_Ἀρχαία_20_ἑλληνικά"><text:span text:style-name="T39">, </text:span></text:span><text:span text:style-name="AncientGreek_3a__20_Ἀρχαία_20_ἑλληνικά"><text:span text:style-name="T6">δεήσει</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πόλει</text:span></text:span><text:span text:style-name="AncientGreek_3a__20_Ἀρχαία_20_ἑλληνικά"><text:span text:style-name="T39"> </text:span></text:span><text:span text:style-name="AncientGreek_3a__20_Ἀρχαία_20_ἑλληνικά"><text:span text:style-name="T6">κυνῶν</text:span></text:span><text:span text:style-name="AncientGreek_3a__20_Ἀρχαία_20_ἑλληνικά"><text:span text:style-name="T39"> </text:span></text:span><text:span text:style-name="AncientGreek_3a__20_Ἀρχαία_20_ἑλληνικά"><text:span text:style-name="T6">δάκνεσθαι</text:span></text:span><text:span text:style-name="AncientGreek_3a__20_Ἀρχαία_20_ἑλληνικά"><text:span text:style-name="T39">. »</text:span></text:span></text:p>
            <text:p text:style-name="P37"><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πονηρία</text:span></text:span><text:span text:style-name="AncientGreek_3a__20_Ἀρχαία_20_ἑλληνικά"><text:span text:style-name="T39"> </text:span></text:span><text:span text:style-name="AncientGreek_3a__20_Ἀρχαία_20_ἑλληνικά"><text:span text:style-name="T6">δελεαζομένη</text:span></text:span><text:span text:style-name="AncientGreek_3a__20_Ἀρχαία_20_ἑλληνικά"><text:span text:style-name="T39"> </text:span></text:span><text:span text:style-name="AncientGreek_3a__20_Ἀρχαία_20_ἑλληνικά"><text:span text:style-name="T6">ἔτι</text:span></text:span><text:span text:style-name="AncientGreek_3a__20_Ἀρχαία_20_ἑλληνικά"><text:span text:style-name="T39"> </text:span></text:span><text:span text:style-name="AncientGreek_3a__20_Ἀρχαία_20_ἑλληνικά"><text:span text:style-name="T6">μᾶλλον</text:span></text:span><text:span text:style-name="AncientGreek_3a__20_Ἀρχαία_20_ἑλληνικά"><text:span text:style-name="T39"> </text:span></text:span><text:span text:style-name="AncientGreek_3a__20_Ἀρχαία_20_ἑλληνικά"><text:span text:style-name="T6">ἀδικεῖν</text:span></text:span><text:span text:style-name="AncientGreek_3a__20_Ἀρχαία_20_ἑλληνικά"><text:span text:style-name="T39"> </text:span></text:span><text:span text:style-name="AncientGreek_3a__20_Ἀρχαία_20_ἑλληνικά"><text:span text:style-name="T6">παροξύνεται</text:span></text:span><text:span text:style-name="AncientGreek_3a__20_Ἀρχαία_20_ἑλληνικά"><text:span text:style-name="T39">.</text:span></text:span></text:p>
          </table:table-cell>
          <table:table-cell table:style-name="Table1.A1" office:value-type="string">
            <text:p text:style-name="P69">MAN BITTEN BY A DOG</text:p>
            <text:p text:style-name="P69">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69"/>
            <text:p text:style-name="P69">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3">178</text:span></text:span><text:span text:style-name="AncientGreek_3a__20_Ἀρχαία_20_ἑλληνικά"><text:span text:style-name="T6">Κύων &lt;ἑστιώμενος.&gt; siue Ἄνθρωπος καὶ κύων.</text:span></text:span></text:p>
            <text:p text:style-name="P45"><text:span text:style-name="AncientGreek_3a__20_Ἀρχαία_20_ἑλληνικά"><text:span text:style-name="T6">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6">Ὁ μῦθος δηλοῖ ὅτι οὐ δεῖ θαρρεῖν τοῖς ἐξ ἀλλοτρίων εὖ ποιεῖν ἐπαγγελλομένοις.</text:span></text:span></text:p>
          </table:table-cell>
          <table:table-cell table:style-name="Table1.A1" office:value-type="string">
            <text:p text:style-name="P69">THE GUEST DOG or THE MAN AND THE DOG</text:p>
            <text:p text:style-name="P37"><text:span text:style-name="Default_20_Paragraph_20_Font"><text:span text:style-name="T8">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span></text:span><text:span text:style-name="Default_20_Paragraph_20_Font"><text:span text:style-name="T9">»</text:span></text:span></text:p>
            <text:p text:style-name="P72"/>
            <text:p text:style-name="P69">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τρεφόμενος</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οἴκῳ</text:span></text:span><text:span text:style-name="AncientGreek_3a__20_Ἀρχαία_20_ἑλληνικά"><text:span text:style-name="T39">, </text:span></text:span><text:span text:style-name="AncientGreek_3a__20_Ἀρχαία_20_ἑλληνικά"><text:span text:style-name="T6">θηρσὶν</text:span></text:span><text:span text:style-name="AncientGreek_3a__20_Ἀρχαία_20_ἑλληνικά"><text:span text:style-name="T39"> </text:span></text:span><text:span text:style-name="AncientGreek_3a__20_Ἀρχαία_20_ἑλληνικά"><text:span text:style-name="T6">εἰδὼς</text:span></text:span><text:span text:style-name="AncientGreek_3a__20_Ἀρχαία_20_ἑλληνικά"><text:span text:style-name="T39"> </text:span></text:span><text:span text:style-name="AncientGreek_3a__20_Ἀρχαία_20_ἑλληνικά"><text:span text:style-name="T6">μάχεσθαι</text:span></text:span><text:span text:style-name="AncientGreek_3a__20_Ἀρχαία_20_ἑλληνικά"><text:span text:style-name="T39">, </text:span></text:span><text:span text:style-name="AncientGreek_3a__20_Ἀρχαία_20_ἑλληνικά"><text:span text:style-name="T6">ἰδὼν</text:span></text:span><text:span text:style-name="AncientGreek_3a__20_Ἀρχαία_20_ἑλληνικά"><text:span text:style-name="T39"> </text:span></text:span><text:span text:style-name="AncientGreek_3a__20_Ἀρχαία_20_ἑλληνικά"><text:span text:style-name="T6">πολλοὺς</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άξει</text:span></text:span><text:span text:style-name="AncientGreek_3a__20_Ἀρχαία_20_ἑλληνικά"><text:span text:style-name="T39"> </text:span></text:span><text:span text:style-name="AncientGreek_3a__20_Ἀρχαία_20_ἑλληνικά"><text:span text:style-name="T6">ἱσταμένους</text:span></text:span><text:span text:style-name="AncientGreek_3a__20_Ἀρχαία_20_ἑλληνικά"><text:span text:style-name="T39">, </text:span></text:span><text:span text:style-name="AncientGreek_3a__20_Ἀρχαία_20_ἑλληνικά"><text:span text:style-name="T6">ῥήξα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κλοιὸ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τραχήλου</text:span></text:span><text:span text:style-name="AncientGreek_3a__20_Ἀρχαία_20_ἑλληνικά"><text:span text:style-name="T39">, </text:span></text:span><text:span text:style-name="AncientGreek_3a__20_Ἀρχαία_20_ἑλληνικά"><text:span text:style-name="T6">ἔφευγε</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ἀμφόδων</text:span></text:span><text:span text:style-name="AncientGreek_3a__20_Ἀρχαία_20_ἑλληνικά"><text:span text:style-name="T39">. </text:span></text:span><text:span text:style-name="AncientGreek_3a__20_Ἀρχαία_20_ἑλληνικά"><text:span text:style-name="T6">Κύνε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ἄλλοι</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ἰδόντες</text:span></text:span><text:span text:style-name="AncientGreek_3a__20_Ἀρχαία_20_ἑλληνικά"><text:span text:style-name="T39"> </text:span></text:span><text:span text:style-name="AncientGreek_3a__20_Ἀρχαία_20_ἑλληνικά"><text:span text:style-name="T6">εὐτραφῆ</text:span></text:span><text:span text:style-name="AncientGreek_3a__20_Ἀρχαία_20_ἑλληνικά"><text:span text:style-name="T39"> </text:span></text:span><text:span text:style-name="AncientGreek_3a__20_Ἀρχαία_20_ἑλληνικά"><text:span text:style-name="T6">οἷα</text:span></text:span><text:span text:style-name="AncientGreek_3a__20_Ἀρχαία_20_ἑλληνικά"><text:span text:style-name="T39"> </text:span></text:span><text:span text:style-name="AncientGreek_3a__20_Ἀρχαία_20_ἑλληνικά"><text:span text:style-name="T6">ταῦρον</text:span></text:span><text:span text:style-name="AncientGreek_3a__20_Ἀρχαία_20_ἑλληνικά"><text:span text:style-name="T39"> </text:span></text:span><text:span text:style-name="AncientGreek_3a__20_Ἀρχαία_20_ἑλληνικά"><text:span text:style-name="T6">εἶπον</text:span></text:span><text:span text:style-name="AncientGreek_3a__20_Ἀρχαία_20_ἑλληνικά"><text:span text:style-name="T39">· «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φεύγεις</text:span></text:span><text:span text:style-name="AncientGreek_3a__20_Ἀρχαία_20_ἑλληνικά"><text:span text:style-name="T39">; »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τροφῇ</text:span></text:span><text:span text:style-name="AncientGreek_3a__20_Ἀρχαία_20_ἑλληνικά"><text:span text:style-name="T39"> </text:span></text:span><text:span text:style-name="AncientGreek_3a__20_Ἀρχαία_20_ἑλληνικά"><text:span text:style-name="T6">συζῶ</text:span></text:span><text:span text:style-name="AncientGreek_3a__20_Ἀρχαία_20_ἑλληνικά"><text:span text:style-name="T39"> </text:span></text:span><text:span text:style-name="AncientGreek_3a__20_Ἀρχαία_20_ἑλληνικά"><text:span text:style-name="T6">περισσῇ</text:span></text:span><text:span text:style-name="AncientGreek_3a__20_Ἀρχαία_20_ἑλληνικά"><text:span text:style-name="T39"> </text:span></text:span><text:span text:style-name="AncientGreek_3a__20_Ἀρχαία_20_ἑλληνικά"><text:span text:style-name="T6">οἶδ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ῶμα</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ἐμὸν</text:span></text:span><text:span text:style-name="AncientGreek_3a__20_Ἀρχαία_20_ἑλληνικά"><text:span text:style-name="T39"> </text:span></text:span><text:span text:style-name="AncientGreek_3a__20_Ἀρχαία_20_ἑλληνικά"><text:span text:style-name="T6">εὐφραίνω</text:span></text:span><text:span text:style-name="AncientGreek_3a__20_Ἀρχαία_20_ἑλληνικά"><text:span text:style-name="T39">· </text:span></text:span><text:span text:style-name="AncientGreek_3a__20_Ἀρχαία_20_ἑλληνικά"><text:span text:style-name="T6">ἀεὶ</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λησίον</text:span></text:span><text:span text:style-name="AncientGreek_3a__20_Ἀρχαία_20_ἑλληνικά"><text:span text:style-name="T39"> </text:span></text:span><text:span text:style-name="AncientGreek_3a__20_Ἀρχαία_20_ἑλληνικά"><text:span text:style-name="T6">εἰμὶ</text:span></text:span><text:span text:style-name="AncientGreek_3a__20_Ἀρχαία_20_ἑλληνικά"><text:span text:style-name="T39"> </text:span></text:span><text:span text:style-name="AncientGreek_3a__20_Ἀρχαία_20_ἑλληνικά"><text:span text:style-name="T6">θανάτου</text:span></text:span><text:span text:style-name="AncientGreek_3a__20_Ἀρχαία_20_ἑλληνικά"><text:span text:style-name="T39">, </text:span></text:span><text:span text:style-name="AncientGreek_3a__20_Ἀρχαία_20_ἑλληνικά"><text:span text:style-name="T6">ἄρκοι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λέουσι</text:span></text:span><text:span text:style-name="AncientGreek_3a__20_Ἀρχαία_20_ἑλληνικά"><text:span text:style-name="T39"> </text:span></text:span><text:span text:style-name="AncientGreek_3a__20_Ἀρχαία_20_ἑλληνικά"><text:span text:style-name="T6">μαχόμενος</text:span></text:span><text:span text:style-name="AncientGreek_3a__20_Ἀρχαία_20_ἑλληνικά"><text:span text:style-name="T39">. »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ἀλλήλους</text:span></text:span><text:span text:style-name="AncientGreek_3a__20_Ἀρχαία_20_ἑλληνικά"><text:span text:style-name="T39"> </text:span></text:span><text:span text:style-name="AncientGreek_3a__20_Ἀρχαία_20_ἑλληνικά"><text:span text:style-name="T6">εἶπον</text:span></text:span><text:span text:style-name="AncientGreek_3a__20_Ἀρχαία_20_ἑλληνικά"><text:span text:style-name="T39">· « </text:span></text:span><text:span text:style-name="AncientGreek_3a__20_Ἀρχαία_20_ἑλληνικά"><text:span text:style-name="T6">Καλὸν</text:span></text:span><text:span text:style-name="AncientGreek_3a__20_Ἀρχαία_20_ἑλληνικά"><text:span text:style-name="T39"> </text:span></text:span><text:span text:style-name="AncientGreek_3a__20_Ἀρχαία_20_ἑλληνικά"><text:span text:style-name="T6">βίον</text:span></text:span><text:span text:style-name="AncientGreek_3a__20_Ἀρχαία_20_ἑλληνικά"><text:span text:style-name="T39"> </text:span></text:span><text:span text:style-name="AncientGreek_3a__20_Ἀρχαία_20_ἑλληνικά"><text:span text:style-name="T6">ἡμεῖς</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ενιχρόν</text:span></text:span><text:span text:style-name="AncientGreek_3a__20_Ἀρχαία_20_ἑλληνικά"><text:span text:style-name="T39">, </text:span></text:span><text:span text:style-name="AncientGreek_3a__20_Ἀρχαία_20_ἑλληνικά"><text:span text:style-name="T6">ζῶμεν</text:span></text:span><text:span text:style-name="AncientGreek_3a__20_Ἀρχαία_20_ἑλληνικά"><text:span text:style-name="T39">, </text:span></text:span><text:span text:style-name="AncientGreek_3a__20_Ἀρχαία_20_ἑλληνικά"><text:span text:style-name="T6">οἵτινες</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λέουσι</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ἄρκοις</text:span></text:span><text:span text:style-name="AncientGreek_3a__20_Ἀρχαία_20_ἑλληνικά"><text:span text:style-name="T39"> </text:span></text:span><text:span text:style-name="AncientGreek_3a__20_Ἀρχαία_20_ἑλληνικά"><text:span text:style-name="T6">μαχόμεθα</text:span></text:span><text:span text:style-name="AncientGreek_3a__20_Ἀρχαία_20_ἑλληνικά"><text:span text:style-name="T39">. »</text:span></text:span></text:p>
            <text:p text:style-name="P62"><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δεῖ</text:span></text:span><text:span text:style-name="AncientGreek_3a__20_Ἀρχαία_20_ἑλληνικά"><text:span text:style-name="T39"> </text:span></text:span><text:span text:style-name="AncientGreek_3a__20_Ἀρχαία_20_ἑλληνικά"><text:span text:style-name="T6">κινδύνους</text:span></text:span><text:span text:style-name="AncientGreek_3a__20_Ἀρχαία_20_ἑλληνικά"><text:span text:style-name="T39"> </text:span></text:span><text:span text:style-name="AncientGreek_3a__20_Ἀρχαία_20_ἑλληνικά"><text:span text:style-name="T6">ἑαυτῷ</text:span></text:span><text:span text:style-name="AncientGreek_3a__20_Ἀρχαία_20_ἑλληνικά"><text:span text:style-name="T39"> </text:span></text:span><text:span text:style-name="AncientGreek_3a__20_Ἀρχαία_20_ἑλληνικά"><text:span text:style-name="T6">ἐπιφέρειν</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ρυφὴ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ματαίαν</text:span></text:span><text:span text:style-name="AncientGreek_3a__20_Ἀρχαία_20_ἑλληνικά"><text:span text:style-name="T39"> </text:span></text:span><text:span text:style-name="AncientGreek_3a__20_Ἀρχαία_20_ἑλληνικά"><text:span text:style-name="T6">δόξαν</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τούτους</text:span></text:span><text:span text:style-name="AncientGreek_3a__20_Ἀρχαία_20_ἑλληνικά"><text:span text:style-name="T39"> </text:span></text:span><text:span text:style-name="AncientGreek_3a__20_Ἀρχαία_20_ἑλληνικά"><text:span text:style-name="T6">ἐκφεύγειν</text:span></text:span><text:span text:style-name="AncientGreek_3a__20_Ἀρχαία_20_ἑλληνικά"><text:span text:style-name="T39">.</text:span></text:span></text:p>
          </table:table-cell>
          <table:table-cell table:style-name="Table1.A1" office:value-type="string">
            <text:p text:style-name="P69">THE FIGHTING DOG AND DOGS</text:p>
            <text:p text:style-name="P37"><text:span text:style-name="Default_20_Paragraph_20_Font"><text:span text:style-name="T8">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span></text:span><text:span text:style-name="Default_20_Paragraph_20_Font"><text:span text:style-name="T9">»</text:span></text:span></text:p>
            <text:p text:style-name="P72"/>
            <text:p text:style-name="P69">It is not necessary, for good cheer and vain glory, to attract on oneself the danger, but on the contrary to avoid it.</text:p>
          </table:table-cell>
        </table:table-row>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6">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69">THE DOG, THE ROOSTER AND THE FOX</text:p>
            <text:p text:style-name="P69">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69"/>
            <text:p text:style-name="P69">This fable shows that sensible people, when their enemies attack them, deceive them by addressing them to stronger ones.</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6">Ὠά</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καταπίνειν</text:span></text:span><text:span text:style-name="AncientGreek_3a__20_Ἀρχαία_20_ἑλληνικά"><text:span text:style-name="T39"> </text:span></text:span><text:span text:style-name="AncientGreek_3a__20_Ἀρχαία_20_ἑλληνικά"><text:span text:style-name="T6">εἰθισμένος</text:span></text:span><text:span text:style-name="AncientGreek_3a__20_Ἀρχαία_20_ἑλληνικά"><text:span text:style-name="T39">, </text:span></text:span><text:span text:style-name="AncientGreek_3a__20_Ἀρχαία_20_ἑλληνικά"><text:span text:style-name="T6">ἰδών</text:span></text:span><text:span text:style-name="AncientGreek_3a__20_Ἀρχαία_20_ἑλληνικά"><text:span text:style-name="T39"> </text:span></text:span><text:span text:style-name="AncientGreek_3a__20_Ἀρχαία_20_ἑλληνικά"><text:span text:style-name="T6">τινα</text:span></text:span><text:span text:style-name="AncientGreek_3a__20_Ἀρχαία_20_ἑλληνικά"><text:span text:style-name="T39"> </text:span></text:span><text:span text:style-name="AncientGreek_3a__20_Ἀρχαία_20_ἑλληνικά"><text:span text:style-name="T6">κόχλον</text:span></text:span><text:span text:style-name="AncientGreek_3a__20_Ἀρχαία_20_ἑλληνικά"><text:span text:style-name="T39">, </text:span></text:span><text:span text:style-name="AncientGreek_3a__20_Ἀρχαία_20_ἑλληνικά"><text:span text:style-name="T6">χάνας</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στόμα</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μεγίστῃ</text:span></text:span><text:span text:style-name="AncientGreek_3a__20_Ἀρχαία_20_ἑλληνικά"><text:span text:style-name="T39"> </text:span></text:span><text:span text:style-name="AncientGreek_3a__20_Ἀρχαία_20_ἑλληνικά"><text:span text:style-name="T6">συνολκῇ</text:span></text:span><text:span text:style-name="AncientGreek_3a__20_Ἀρχαία_20_ἑλληνικά"><text:span text:style-name="T39"> </text:span></text:span><text:span text:style-name="AncientGreek_3a__20_Ἀρχαία_20_ἑλληνικά"><text:span text:style-name="T6">καταπέπωκε</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οἰηθεὶς</text:span></text:span><text:span text:style-name="AncientGreek_3a__20_Ἀρχαία_20_ἑλληνικά"><text:span text:style-name="T39"> </text:span></text:span><text:span text:style-name="AncientGreek_3a__20_Ἀρχαία_20_ἑλληνικά"><text:span text:style-name="T6">ὠὸν</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Βαρούμεν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σπλάγχνα</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ὀδυνώμενος</text:span></text:span><text:span text:style-name="AncientGreek_3a__20_Ἀρχαία_20_ἑλληνικά"><text:span text:style-name="T39"> </text:span></text:span><text:span text:style-name="AncientGreek_3a__20_Ἀρχαία_20_ἑλληνικά"><text:span text:style-name="T6">ἔλεγε</text:span></text:span><text:span text:style-name="AncientGreek_3a__20_Ἀρχαία_20_ἑλληνικά"><text:span text:style-name="T39">· « </text:span></text:span><text:span text:style-name="AncientGreek_3a__20_Ἀρχαία_20_ἑλληνικά"><text:span text:style-name="T6">Δίκαια</text:span></text:span><text:span text:style-name="AncientGreek_3a__20_Ἀρχαία_20_ἑλληνικά"><text:span text:style-name="T39"> </text:span></text:span><text:span text:style-name="AncientGreek_3a__20_Ἀρχαία_20_ἑλληνικά"><text:span text:style-name="T6">ἔγωγε</text:span></text:span><text:span text:style-name="AncientGreek_3a__20_Ἀρχαία_20_ἑλληνικά"><text:span text:style-name="T39"> </text:span></text:span><text:span text:style-name="AncientGreek_3a__20_Ἀρχαία_20_ἑλληνικά"><text:span text:style-name="T6">πέπονθα</text:span></text:span><text:span text:style-name="AncientGreek_3a__20_Ἀρχαία_20_ἑλληνικά"><text:span text:style-name="T39">, </text:span></text:span><text:span text:style-name="AncientGreek_3a__20_Ἀρχαία_20_ἑλληνικά"><text:span text:style-name="T6">εἴγε</text:span></text:span><text:span text:style-name="AncientGreek_3a__20_Ἀρχαία_20_ἑλληνικά"><text:span text:style-name="T39"> </text:span></text:span><text:span text:style-name="AncientGreek_3a__20_Ἀρχαία_20_ἑλληνικά"><text:span text:style-name="T6">πάντα</text:span></text:span><text:span text:style-name="AncientGreek_3a__20_Ἀρχαία_20_ἑλληνικά"><text:span text:style-name="T39"> </text:span></text:span><text:span text:style-name="AncientGreek_3a__20_Ἀρχαία_20_ἑλληνικά"><text:span text:style-name="T6">περιφερῆ</text:span></text:span><text:span text:style-name="AncientGreek_3a__20_Ἀρχαία_20_ἑλληνικά"><text:span text:style-name="T39"> </text:span></text:span><text:span text:style-name="AncientGreek_3a__20_Ἀρχαία_20_ἑλληνικά"><text:span text:style-name="T6">ὠὰ</text:span></text:span><text:span text:style-name="AncientGreek_3a__20_Ἀρχαία_20_ἑλληνικά"><text:span text:style-name="T39"> </text:span></text:span><text:span text:style-name="AncientGreek_3a__20_Ἀρχαία_20_ἑλληνικά"><text:span text:style-name="T6">πεπίστευκα</text:span></text:span><text:span text:style-name="AncientGreek_3a__20_Ἀρχαία_20_ἑλληνικά"><text:span text:style-name="T39">. »</text:span></text:span></text:p>
            <text:p text:style-name="P37"><text:span text:style-name="AncientGreek_3a__20_Ἀρχαία_20_ἑλληνικά"><text:span text:style-name="T6">Διδάσκει</text:span></text:span><text:span text:style-name="AncientGreek_3a__20_Ἀρχαία_20_ἑλληνικά"><text:span text:style-name="T39"> </text:span></text:span><text:span text:style-name="AncientGreek_3a__20_Ἀρχαία_20_ἑλληνικά"><text:span text:style-name="T6">ἡμᾶ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ἀδικάστως</text:span></text:span><text:span text:style-name="AncientGreek_3a__20_Ἀρχαία_20_ἑλληνικά"><text:span text:style-name="T39"> </text:span></text:span><text:span text:style-name="AncientGreek_3a__20_Ἀρχαία_20_ἑλληνικά"><text:span text:style-name="T6">πρᾶγμα</text:span></text:span><text:span text:style-name="AncientGreek_3a__20_Ἀρχαία_20_ἑλληνικά"><text:span text:style-name="T39"> </text:span></text:span><text:span text:style-name="AncientGreek_3a__20_Ἀρχαία_20_ἑλληνικά"><text:span text:style-name="T6">προσιόντες</text:span></text:span><text:span text:style-name="AncientGreek_3a__20_Ἀρχαία_20_ἑλληνικά"><text:span text:style-name="T39"> </text:span></text:span><text:span text:style-name="AncientGreek_3a__20_Ἀρχαία_20_ἑλληνικά"><text:span text:style-name="T6">λανθάνουσιν</text:span></text:span><text:span text:style-name="AncientGreek_3a__20_Ἀρχαία_20_ἑλληνικά"><text:span text:style-name="T39"> </text:span></text:span><text:span text:style-name="AncientGreek_3a__20_Ἀρχαία_20_ἑλληνικά"><text:span text:style-name="T6">ἑαυτοὺς</text:span></text:span><text:span text:style-name="AncientGreek_3a__20_Ἀρχαία_20_ἑλληνικά"><text:span text:style-name="T39"> </text:span></text:span><text:span text:style-name="AncientGreek_3a__20_Ἀρχαία_20_ἑλληνικά"><text:span text:style-name="T6">περιπείροντες</text:span></text:span><text:span text:style-name="AncientGreek_3a__20_Ἀρχαία_20_ἑλληνικά"><text:span text:style-name="T39"> </text:span></text:span><text:span text:style-name="AncientGreek_3a__20_Ἀρχαία_20_ἑλληνικά"><text:span text:style-name="T6">ἀτόποις</text:span></text:span><text:span text:style-name="AncientGreek_3a__20_Ἀρχαία_20_ἑλληνικά"><text:span text:style-name="T39">.</text:span></text:span></text:p>
          </table:table-cell>
          <table:table-cell table:style-name="Table1.A1" office:value-type="string">
            <text:p text:style-name="P69">THE DOG AND THE SHELL</text:p>
            <text:p text:style-name="P37"><text:span text:style-name="Default_20_Paragraph_20_Font"><text:span text:style-name="T8">A dog accustomed to swallowing eggs, seeing a shell, opened its mouth and, closing its jaws violently, swallowed it, mistaking it for an egg. But his insides growing heavy, he was in pain and said: "I only have what I deserve, I who have taken all round objects for eggs." </text:span></text:span><text:span text:style-name="Default_20_Paragraph_20_Font"><text:span text:style-name="T9">»</text:span></text:span></text:p>
            <text:p text:style-name="P72"/>
            <text:p text:style-name="P69">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θηρευτικὸς</text:span></text:span><text:span text:style-name="AncientGreek_3a__20_Ἀρχαία_20_ἑλληνικά"><text:span text:style-name="T39"> </text:span></text:span><text:span text:style-name="AncientGreek_3a__20_Ἀρχαία_20_ἑλληνικά"><text:span text:style-name="T6">λαγωὸν</text:span></text:span><text:span text:style-name="AncientGreek_3a__20_Ἀρχαία_20_ἑλληνικά"><text:span text:style-name="T39"> </text:span></text:span><text:span text:style-name="AncientGreek_3a__20_Ἀρχαία_20_ἑλληνικά"><text:span text:style-name="T6">συλλαβών</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ποτὲ</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ἔδακνε</text:span></text:span><text:span text:style-name="AncientGreek_3a__20_Ἀρχαία_20_ἑλληνικά"><text:span text:style-name="T39">, </text:span></text:span><text:span text:style-name="AncientGreek_3a__20_Ἀρχαία_20_ἑλληνικά"><text:span text:style-name="T6">ποτὲ</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υ</text:span></text:span><text:span text:style-name="AncientGreek_3a__20_Ἀρχαία_20_ἑλληνικά"><text:span text:style-name="T39">̣</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χείλη</text:span></text:span><text:span text:style-name="AncientGreek_3a__20_Ἀρχαία_20_ἑλληνικά"><text:span text:style-name="T39"> </text:span></text:span><text:span text:style-name="AncientGreek_3a__20_Ἀρχαία_20_ἑλληνικά"><text:span text:style-name="T6">περιέλειχ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παυδήσας</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παῦσαί</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καταδάκνων</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καταφιλῶν</text:span></text:span><text:span text:style-name="AncientGreek_3a__20_Ἀρχαία_20_ἑλληνικά"><text:span text:style-name="T39">, </text:span></text:span><text:span text:style-name="AncientGreek_3a__20_Ἀρχαία_20_ἑλληνικά"><text:span text:style-name="T6">ἵνα</text:span></text:span><text:span text:style-name="AncientGreek_3a__20_Ἀρχαία_20_ἑλληνικά"><text:span text:style-name="T39"> </text:span></text:span><text:span text:style-name="AncientGreek_3a__20_Ἀρχαία_20_ἑλληνικά"><text:span text:style-name="T6">γνῶ</text:span></text:span><text:span text:style-name="AncientGreek_3a__20_Ἀρχαία_20_ἑλληνικά"><text:span text:style-name="T39"> </text:span></text:span><text:span text:style-name="AncientGreek_3a__20_Ἀρχαία_20_ἑλληνικά"><text:span text:style-name="T6">πότερον</text:span></text:span><text:span text:style-name="AncientGreek_3a__20_Ἀρχαία_20_ἑλληνικά"><text:span text:style-name="T39"> </text:span></text:span><text:span text:style-name="AncientGreek_3a__20_Ἀρχαία_20_ἑλληνικά"><text:span text:style-name="T6">ἐχθρὸς</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φίλος</text:span></text:span><text:span text:style-name="AncientGreek_3a__20_Ἀρχαία_20_ἑλληνικά"><text:span text:style-name="T39"> </text:span></text:span><text:span text:style-name="AncientGreek_3a__20_Ἀρχαία_20_ἑλληνικά"><text:span text:style-name="T6">μου</text:span></text:span><text:span text:style-name="AncientGreek_3a__20_Ἀρχαία_20_ἑλληνικά"><text:span text:style-name="T39"> </text:span></text:span><text:span text:style-name="AncientGreek_3a__20_Ἀρχαία_20_ἑλληνικά"><text:span text:style-name="T6">καθέστηκας</text:span></text:span><text:span text:style-name="AncientGreek_3a__20_Ἀρχαία_20_ἑλληνικά"><text:span text:style-name="T39">. »</text:span></text:span></text:p>
            <text:p text:style-name="P63"><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ἄνδρα</text:span></text:span><text:span text:style-name="AncientGreek_3a__20_Ἀρχαία_20_ἑλληνικά"><text:span text:style-name="T39"> </text:span></text:span><text:span text:style-name="AncientGreek_3a__20_Ἀρχαία_20_ἑλληνικά"><text:span text:style-name="T6">ἀμφίβολο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εὔκαιρος</text:span></text:span><text:span text:style-name="AncientGreek_3a__20_Ἀρχαία_20_ἑλληνικά"><text:span text:style-name="T39">.</text:span></text:span></text:p>
          </table:table-cell>
          <table:table-cell table:style-name="Table1.A1" office:value-type="string">
            <text:p text:style-name="P69">THE DOG AND THE HARE</text:p>
            <text:p text:style-name="P69">A hunting dog, having caught a hare, sometimes dait , sometimes licked his chops. The exasperated hare said to him: “Hey! you, stop biting me or kissing me, so that I know whether you are my enemy or my friend. »</text:p>
            <text:p text:style-name="P69"/>
            <text:p text:style-name="P69">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εἰσπηδήσα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μαγειρεῖ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μαγείρου</text:span></text:span><text:span text:style-name="AncientGreek_3a__20_Ἀρχαία_20_ἑλληνικά"><text:span text:style-name="T39"> </text:span></text:span><text:span text:style-name="AncientGreek_3a__20_Ἀρχαία_20_ἑλληνικά"><text:span text:style-name="T6">ἀσχολουμένου</text:span></text:span><text:span text:style-name="AncientGreek_3a__20_Ἀρχαία_20_ἑλληνικά"><text:span text:style-name="T39">, </text:span></text:span><text:span text:style-name="AncientGreek_3a__20_Ἀρχαία_20_ἑλληνικά"><text:span text:style-name="T6">καρδίαν</text:span></text:span><text:span text:style-name="AncientGreek_3a__20_Ἀρχαία_20_ἑλληνικά"><text:span text:style-name="T39"> </text:span></text:span><text:span text:style-name="AncientGreek_3a__20_Ἀρχαία_20_ἑλληνικά"><text:span text:style-name="T6">ἁρπάσας</text:span></text:span><text:span text:style-name="AncientGreek_3a__20_Ἀρχαία_20_ἑλληνικά"><text:span text:style-name="T39">, </text:span></text:span><text:span text:style-name="AncientGreek_3a__20_Ἀρχαία_20_ἑλληνικά"><text:span text:style-name="T6">ἔφυγε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άγειρος</text:span></text:span><text:span text:style-name="AncientGreek_3a__20_Ἀρχαία_20_ἑλληνικά"><text:span text:style-name="T39"> </text:span></text:span><text:span text:style-name="AncientGreek_3a__20_Ἀρχαία_20_ἑλληνικά"><text:span text:style-name="T6">ἐπιστραφείς</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εἶδεν</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φεύγοντα</text:span></text:span><text:span text:style-name="AncientGreek_3a__20_Ἀρχαία_20_ἑλληνικά"><text:span text:style-name="T39">, </text:span></text:span><text:span text:style-name="AncientGreek_3a__20_Ἀρχαία_20_ἑλληνικά"><text:span text:style-name="T6">εῖπεν</text:span></text:span><text:span text:style-name="AncientGreek_3a__20_Ἀρχαία_20_ἑλληνικά"><text:span text:style-name="T39">· « </text:span></text:span><text:span text:style-name="AncientGreek_3a__20_Ἀρχαία_20_ἑλληνικά"><text:span text:style-name="T6">Ὦ</text:span></text:span><text:span text:style-name="AncientGreek_3a__20_Ἀρχαία_20_ἑλληνικά"><text:span text:style-name="T39"> </text:span></text:span><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ἴσθι</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ὅπουπερ</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ᾖς</text:span></text:span><text:span text:style-name="AncientGreek_3a__20_Ἀρχαία_20_ἑλληνικά"><text:span text:style-name="T39">, </text:span></text:span><text:span text:style-name="AncientGreek_3a__20_Ἀρχαία_20_ἑλληνικά"><text:span text:style-name="T6">φυλάξομαί</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ἀπ᾿</text:span></text:span><text:span text:style-name="AncientGreek_3a__20_Ἀρχαία_20_ἑλληνικά"><text:span text:style-name="T39"> </text:span></text:span><text:span text:style-name="AncientGreek_3a__20_Ἀρχαία_20_ἑλληνικά"><text:span text:style-name="T6">ἐμοῦ</text:span></text:span><text:span text:style-name="AncientGreek_3a__20_Ἀρχαία_20_ἑλληνικά"><text:span text:style-name="T39"> </text:span></text:span><text:span text:style-name="AncientGreek_3a__20_Ἀρχαία_20_ἑλληνικά"><text:span text:style-name="T6">καρδίαν</text:span></text:span><text:span text:style-name="AncientGreek_3a__20_Ἀρχαία_20_ἑλληνικά"><text:span text:style-name="T39"> </text:span></text:span><text:span text:style-name="AncientGreek_3a__20_Ἀρχαία_20_ἑλληνικά"><text:span text:style-name="T6">εἴληφας</text:span></text:span><text:span text:style-name="AncientGreek_3a__20_Ἀρχαία_20_ἑλληνικά"><text:span text:style-name="T39">,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ἐμοὶ</text:span></text:span><text:span text:style-name="AncientGreek_3a__20_Ἀρχαία_20_ἑλληνικά"><text:span text:style-name="T39"> </text:span></text:span><text:span text:style-name="AncientGreek_3a__20_Ἀρχαία_20_ἑλληνικά"><text:span text:style-name="T6">καρδίαν</text:span></text:span><text:span text:style-name="AncientGreek_3a__20_Ἀρχαία_20_ἑλληνικά"><text:span text:style-name="T39"> </text:span></text:span><text:span text:style-name="AncientGreek_3a__20_Ἀρχαία_20_ἑλληνικά"><text:span text:style-name="T6">ἔδωκας</text:span></text:span><text:span text:style-name="AncientGreek_3a__20_Ἀρχαία_20_ἑλληνικά"><text:span text:style-name="T39">. »</text:span></text:span></text:p>
            <text:p text:style-name="P64"><text:span text:style-name="AncientGreek_3a__20_Ἀρχαία_20_ἑλληνικά"><text:span text:style-name="T6">Ὁ μῦθος δηλοῖ ὅτι πολλάκις τὰ παθήματα τοῖς ἀνθρώποις μαθήματα γίνονται.</text:span></text:span></text:p>
          </table:table-cell>
          <table:table-cell table:style-name="Table1.A1" office:value-type="string">
            <text:p text:style-name="P69">THE DOG AND THE BUTCHER</text:p>
            <text:p text:style-name="P69">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69"/>
            <text:p text:style-name="P69">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6">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6">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69">THE SLEEPING DOG AND THE WOLF</text:p>
            <text:p text:style-name="P69">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69">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ἔχουσα</text:span></text:span><text:span text:style-name="AncientGreek_3a__20_Ἀρχαία_20_ἑλληνικά"><text:span text:style-name="T39"> </text:span></text:span><text:span text:style-name="AncientGreek_3a__20_Ἀρχαία_20_ἑλληνικά"><text:span text:style-name="T6">ποταμὸν</text:span></text:span><text:span text:style-name="AncientGreek_3a__20_Ἀρχαία_20_ἑλληνικά"><text:span text:style-name="T39"> </text:span></text:span><text:span text:style-name="AncientGreek_3a__20_Ἀρχαία_20_ἑλληνικά"><text:span text:style-name="T6">διέβαινε</text:span></text:span><text:span text:style-name="AncientGreek_3a__20_Ἀρχαία_20_ἑλληνικά"><text:span text:style-name="T39">· </text:span></text:span><text:span text:style-name="AncientGreek_3a__20_Ἀρχαία_20_ἑλληνικά"><text:span text:style-name="T6">θεασαμέν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ἑαυτῆς</text:span></text:span><text:span text:style-name="AncientGreek_3a__20_Ἀρχαία_20_ἑλληνικά"><text:span text:style-name="T39"> </text:span></text:span><text:span text:style-name="AncientGreek_3a__20_Ἀρχαία_20_ἑλληνικά"><text:span text:style-name="T6">σκιὰν</text:span></text:span><text:span text:style-name="AncientGreek_3a__20_Ἀρχαία_20_ἑλληνικά"><text:span text:style-name="T39"> </text:span></text:span><text:span text:style-name="AncientGreek_3a__20_Ἀρχαία_20_ἑλληνικά"><text:span text:style-name="T6">κατὰ</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ὕδατος</text:span></text:span><text:span text:style-name="AncientGreek_3a__20_Ἀρχαία_20_ἑλληνικά"><text:span text:style-name="T39">, </text:span></text:span><text:span text:style-name="AncientGreek_3a__20_Ἀρχαία_20_ἑλληνικά"><text:span text:style-name="T6">ὑπέλαβεν</text:span></text:span><text:span text:style-name="AncientGreek_3a__20_Ἀρχαία_20_ἑλληνικά"><text:span text:style-name="T39"> </text:span></text:span><text:span text:style-name="AncientGreek_3a__20_Ἀρχαία_20_ἑλληνικά"><text:span text:style-name="T6">ἑτέραν</text:span></text:span><text:span text:style-name="AncientGreek_3a__20_Ἀρχαία_20_ἑλληνικά"><text:span text:style-name="T39"> </text:span></text:span><text:span text:style-name="AncientGreek_3a__20_Ἀρχαία_20_ἑλληνικά"><text:span text:style-name="T6">κύνα</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μεῖζον</text:span></text:span><text:span text:style-name="AncientGreek_3a__20_Ἀρχαία_20_ἑλληνικά"><text:span text:style-name="T39"> </text:span></text:span><text:span text:style-name="AncientGreek_3a__20_Ἀρχαία_20_ἑλληνικά"><text:span text:style-name="T6">κρέας</text:span></text:span><text:span text:style-name="AncientGreek_3a__20_Ἀρχαία_20_ἑλληνικά"><text:span text:style-name="T39"> </text:span></text:span><text:span text:style-name="AncientGreek_3a__20_Ἀρχαία_20_ἑλληνικά"><text:span text:style-name="T6">ἔχουσαν</text:span></text:span><text:span text:style-name="AncientGreek_3a__20_Ἀρχαία_20_ἑλληνικά"><text:span text:style-name="T39">. </text:span></text:span><text:span text:style-name="AncientGreek_3a__20_Ἀρχαία_20_ἑλληνικά"><text:span text:style-name="T6">Διόπερ</text:span></text:span><text:span text:style-name="AncientGreek_3a__20_Ἀρχαία_20_ἑλληνικά"><text:span text:style-name="T39"> </text:span></text:span><text:span text:style-name="AncientGreek_3a__20_Ἀρχαία_20_ἑλληνικά"><text:span text:style-name="T6">ἀφεῖσα</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ἴδιον</text:span></text:span><text:span text:style-name="AncientGreek_3a__20_Ἀρχαία_20_ἑλληνικά"><text:span text:style-name="T39"> </text:span></text:span><text:span text:style-name="AncientGreek_3a__20_Ἀρχαία_20_ἑλληνικά"><text:span text:style-name="T6">ὥρμησε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ἐκείνης</text:span></text:span><text:span text:style-name="AncientGreek_3a__20_Ἀρχαία_20_ἑλληνικά"><text:span text:style-name="T39"> </text:span></text:span><text:span text:style-name="AncientGreek_3a__20_Ἀρχαία_20_ἑλληνικά"><text:span text:style-name="T6">ἀφαιρησομένη</text:span></text:span><text:span text:style-name="AncientGreek_3a__20_Ἀρχαία_20_ἑλληνικά"><text:span text:style-name="T39">. </text:span></text:span><text:span text:style-name="AncientGreek_3a__20_Ἀρχαία_20_ἑλληνικά"><text:span text:style-name="T6">Συνέβη</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ῇ</text:span></text:span><text:span text:style-name="AncientGreek_3a__20_Ἀρχαία_20_ἑλληνικά"><text:span text:style-name="T39"> </text:span></text:span><text:span text:style-name="AncientGreek_3a__20_Ἀρχαία_20_ἑλληνικά"><text:span text:style-name="T6">ἀμφοτέρων</text:span></text:span><text:span text:style-name="AncientGreek_3a__20_Ἀρχαία_20_ἑλληνικά"><text:span text:style-name="T39"> </text:span></text:span><text:span text:style-name="AncientGreek_3a__20_Ἀρχαία_20_ἑλληνικά"><text:span text:style-name="T6">στερηθῆναι</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ἐφικομένῃ</text:span></text:span><text:span text:style-name="AncientGreek_3a__20_Ἀρχαία_20_ἑλληνικά"><text:span text:style-name="T39">, </text:span></text:span><text:span text:style-name="AncientGreek_3a__20_Ἀρχαία_20_ἑλληνικά"><text:span text:style-name="T6">διότι</text:span></text:span><text:span text:style-name="AncientGreek_3a__20_Ἀρχαία_20_ἑλληνικά"><text:span text:style-name="T39"> </text:span></text:span><text:span text:style-name="AncientGreek_3a__20_Ἀρχαία_20_ἑλληνικά"><text:span text:style-name="T6">οὐδὲ</text:span></text:span><text:span text:style-name="AncientGreek_3a__20_Ἀρχαία_20_ἑλληνικά"><text:span text:style-name="T39"> </text:span></text:span><text:span text:style-name="AncientGreek_3a__20_Ἀρχαία_20_ἑλληνικά"><text:span text:style-name="T6">ἦ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ποταμοῦ</text:span></text:span><text:span text:style-name="AncientGreek_3a__20_Ἀρχαία_20_ἑλληνικά"><text:span text:style-name="T39"> </text:span></text:span><text:span text:style-name="AncientGreek_3a__20_Ἀρχαία_20_ἑλληνικά"><text:span text:style-name="T6">παρεσύρη</text:span></text:span><text:span text:style-name="AncientGreek_3a__20_Ἀρχαία_20_ἑλληνικά"><text:span text:style-name="T39">.</text:span></text:span></text:p>
            <text:p text:style-name="P65"><text:span text:style-name="AncientGreek_3a__20_Ἀρχαία_20_ἑλληνικά"><text:span text:style-name="T6">Πρὸς ἄνδρα πλεονέκτην ὁ λόγος εὔκαιρος.</text:span></text:span></text:p>
          </table:table-cell>
          <table:table-cell table:style-name="Table1.A1" office:value-type="string">
            <text:p text:style-name="P69">THE DOG THAT CARRIES MEAT</text:p>
            <text:p text:style-name="P69">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69">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6">Λάθρᾳ</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ἔδακνε</text:span></text:span><text:span text:style-name="AncientGreek_3a__20_Ἀρχαία_20_ἑλληνικά"><text:span text:style-name="T39">. </text:span></text:span><text:span text:style-name="AncientGreek_3a__20_Ἀρχαία_20_ἑλληνικά"><text:span text:style-name="T6">Τούτῳ</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εσπότης</text:span></text:span><text:span text:style-name="AncientGreek_3a__20_Ἀρχαία_20_ἑλληνικά"><text:span text:style-name="T39"> </text:span></text:span><text:span text:style-name="AncientGreek_3a__20_Ἀρχαία_20_ἑλληνικά"><text:span text:style-name="T6">κώδωνα</text:span></text:span><text:span text:style-name="AncientGreek_3a__20_Ἀρχαία_20_ἑλληνικά"><text:span text:style-name="T39"> </text:span></text:span><text:span text:style-name="AncientGreek_3a__20_Ἀρχαία_20_ἑλληνικά"><text:span text:style-name="T6">ἐκρέμασεν</text:span></text:span><text:span text:style-name="AncientGreek_3a__20_Ἀρχαία_20_ἑλληνικά"><text:span text:style-name="T39">, </text:span></text:span><text:span text:style-name="AncientGreek_3a__20_Ἀρχαία_20_ἑλληνικά"><text:span text:style-name="T6">ὥστε</text:span></text:span><text:span text:style-name="AncientGreek_3a__20_Ἀρχαία_20_ἑλληνικά"><text:span text:style-name="T39"> </text:span></text:span><text:span text:style-name="AncientGreek_3a__20_Ἀρχαία_20_ἑλληνικά"><text:span text:style-name="T6">πρόδηλον</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πᾶσι</text:span></text:span><text:span text:style-name="AncientGreek_3a__20_Ἀρχαία_20_ἑλληνικά"><text:span text:style-name="T39">. </text:span></text:span><text:span text:style-name="AncientGreek_3a__20_Ἀρχαία_20_ἑλληνικά"><text:span text:style-name="T6">Οὗτ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κώδωνα</text:span></text:span><text:span text:style-name="AncientGreek_3a__20_Ἀρχαία_20_ἑλληνικά"><text:span text:style-name="T39"> </text:span></text:span><text:span text:style-name="AncientGreek_3a__20_Ἀρχαία_20_ἑλληνικά"><text:span text:style-name="T6">σείω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ἀγορᾷ</text:span></text:span><text:span text:style-name="AncientGreek_3a__20_Ἀρχαία_20_ἑλληνικά"><text:span text:style-name="T39"> </text:span></text:span><text:span text:style-name="AncientGreek_3a__20_Ἀρχαία_20_ἑλληνικά"><text:span text:style-name="T6">ἠλαζονεύετο</text:span></text:span><text:span text:style-name="AncientGreek_3a__20_Ἀρχαία_20_ἑλληνικά"><text:span text:style-name="T39">. </text:span></text:span><text:span text:style-name="AncientGreek_3a__20_Ἀρχαία_20_ἑλληνικά"><text:span text:style-name="T6">Γραῦ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φαντάζῃ</text:span></text:span><text:span text:style-name="AncientGreek_3a__20_Ἀρχαία_20_ἑλληνικά"><text:span text:style-name="T39">; </text:span></text:span><text:span text:style-name="AncientGreek_3a__20_Ἀρχαία_20_ἑλληνικά"><text:span text:style-name="T6">οὐ</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ἀρετὴν</text:span></text:span><text:span text:style-name="AncientGreek_3a__20_Ἀρχαία_20_ἑλληνικά"><text:span text:style-name="T39"> </text:span></text:span><text:span text:style-name="AncientGreek_3a__20_Ἀρχαία_20_ἑλληνικά"><text:span text:style-name="T6">τοῦτον</text:span></text:span><text:span text:style-name="AncientGreek_3a__20_Ἀρχαία_20_ἑλληνικά"><text:span text:style-name="T39"> </text:span></text:span><text:span text:style-name="AncientGreek_3a__20_Ἀρχαία_20_ἑλληνικά"><text:span text:style-name="T6">φορεῖς</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ἔλεγχον</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κεκρυμμένης</text:span></text:span><text:span text:style-name="AncientGreek_3a__20_Ἀρχαία_20_ἑλληνικά"><text:span text:style-name="T39"> </text:span></text:span><text:span text:style-name="AncientGreek_3a__20_Ἀρχαία_20_ἑλληνικά"><text:span text:style-name="T6">σου</text:span></text:span><text:span text:style-name="AncientGreek_3a__20_Ἀρχαία_20_ἑλληνικά"><text:span text:style-name="T39"> </text:span></text:span><text:span text:style-name="AncientGreek_3a__20_Ἀρχαία_20_ἑλληνικά"><text:span text:style-name="T6">κακίας</text:span></text:span><text:span text:style-name="AncientGreek_3a__20_Ἀρχαία_20_ἑλληνικά"><text:span text:style-name="T39">. »</text:span></text:span></text:p>
            <text:p text:style-name="P56"><text:span text:style-name="AncientGreek_3a__20_Ἀρχαία_20_ἑλληνικά"><text:span text:style-name="T6">Ὅτι οἱ τῶν ἀλαζόνων κενόδοξοι τρόποι πρόδηλοί εἰσι δηλοῦντες τὴν ἀφανῆ κακίαν.</text:span></text:span></text:p>
          </table:table-cell>
          <table:table-cell table:style-name="Table1.A1" office:value-type="string">
            <text:p text:style-name="P69">THE DOG AT THE BELL</text:p>
            <text:p text:style-name="P69">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69"/>
            <text:p text:style-name="P6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6">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6">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69">A DOG WHO CHASES A LION AND A FOX</text:p>
            <text:p text:style-name="P69">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6">Κώνωψ</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λέοντα</text:span></text:span><text:span text:style-name="AncientGreek_3a__20_Ἀρχαία_20_ἑλληνικά"><text:span text:style-name="T39"> </text:span></text:span><text:span text:style-name="AncientGreek_3a__20_Ἀρχαία_20_ἑλληνικά"><text:span text:style-name="T6">ἐλθὼν</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φοβοῦμαί</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δυνατώτερός</text:span></text:span><text:span text:style-name="AncientGreek_3a__20_Ἀρχαία_20_ἑλληνικά"><text:span text:style-name="T39"> </text:span></text:span><text:span text:style-name="AncientGreek_3a__20_Ἀρχαία_20_ἑλληνικά"><text:span text:style-name="T6">μου</text:span></text:span><text:span text:style-name="AncientGreek_3a__20_Ἀρχαία_20_ἑλληνικά"><text:span text:style-name="T39"> </text:span></text:span><text:span text:style-name="AncientGreek_3a__20_Ἀρχαία_20_ἑλληνικά"><text:span text:style-name="T6">εἶ</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ή</text:span></text:span><text:span text:style-name="AncientGreek_3a__20_Ἀρχαία_20_ἑλληνικά"><text:span text:style-name="T39">, </text:span></text:span><text:span text:style-name="AncientGreek_3a__20_Ἀρχαία_20_ἑλληνικά"><text:span text:style-name="T6">τί</text:span></text:span><text:span text:style-name="AncientGreek_3a__20_Ἀρχαία_20_ἑλληνικά"><text:span text:style-name="T39"> </text:span></text:span><text:span text:style-name="AncientGreek_3a__20_Ἀρχαία_20_ἑλληνικά"><text:span text:style-name="T6">σοί</text:span></text:span><text:span text:style-name="AncientGreek_3a__20_Ἀρχαία_20_ἑλληνικά"><text:span text:style-name="T39"> </text:span></text:span><text:span text:style-name="AncientGreek_3a__20_Ἀρχαία_20_ἑλληνικά"><text:span text:style-name="T6">ἐστιν</text:span></text:span><text:span text:style-name="AncientGreek_3a__20_Ἀρχαία_20_ἑλληνικά"><text:span text:style-name="T39">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ύναμις</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ξύεις</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ὄνυξ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άκνεις</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ὀδοῦσι</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γυνὴ</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ἀνδρὶ</text:span></text:span><text:span text:style-name="AncientGreek_3a__20_Ἀρχαία_20_ἑλληνικά"><text:span text:style-name="T39"> </text:span></text:span><text:span text:style-name="AncientGreek_3a__20_Ἀρχαία_20_ἑλληνικά"><text:span text:style-name="T6">μαχομένη</text:span></text:span><text:span text:style-name="AncientGreek_3a__20_Ἀρχαία_20_ἑλληνικά"><text:span text:style-name="T39"> </text:span></text:span><text:span text:style-name="AncientGreek_3a__20_Ἀρχαία_20_ἑλληνικά"><text:span text:style-name="T6">ποιεῖ</text:span></text:span><text:span text:style-name="AncientGreek_3a__20_Ἀρχαία_20_ἑλληνικά"><text:span text:style-name="T39">. </text:span></text:span><text:span text:style-name="AncientGreek_3a__20_Ἀρχαία_20_ἑλληνικά"><text:span text:style-name="T6">Ἐγὼ</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λίαν</text:span></text:span><text:span text:style-name="AncientGreek_3a__20_Ἀρχαία_20_ἑλληνικά"><text:span text:style-name="T39"> </text:span></text:span><text:span text:style-name="AncientGreek_3a__20_Ἀρχαία_20_ἑλληνικά"><text:span text:style-name="T6">ὑπάρχω</text:span></text:span><text:span text:style-name="AncientGreek_3a__20_Ἀρχαία_20_ἑλληνικά"><text:span text:style-name="T39"> </text:span></text:span><text:span text:style-name="AncientGreek_3a__20_Ἀρχαία_20_ἑλληνικά"><text:span text:style-name="T6">σου</text:span></text:span><text:span text:style-name="AncientGreek_3a__20_Ἀρχαία_20_ἑλληνικά"><text:span text:style-name="T39"> </text:span></text:span><text:span text:style-name="AncientGreek_3a__20_Ἀρχαία_20_ἑλληνικά"><text:span text:style-name="T6">ἰσχυρότερος</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θέλεις</text:span></text:span><text:span text:style-name="AncientGreek_3a__20_Ἀρχαία_20_ἑλληνικά"><text:span text:style-name="T39">, </text:span></text:span><text:span text:style-name="AncientGreek_3a__20_Ἀρχαία_20_ἑλληνικά"><text:span text:style-name="T6">ἔλθωμε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πόλεμον</text:span></text:span><text:span text:style-name="AncientGreek_3a__20_Ἀρχαία_20_ἑλληνικά"><text:span text:style-name="T39">. »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αλπίσα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κώνωψ</text:span></text:span><text:span text:style-name="AncientGreek_3a__20_Ἀρχαία_20_ἑλληνικά"><text:span text:style-name="T39"> </text:span></text:span><text:span text:style-name="AncientGreek_3a__20_Ἀρχαία_20_ἑλληνικά"><text:span text:style-name="T6">ἐνεπήγετο</text:span></text:span><text:span text:style-name="AncientGreek_3a__20_Ἀρχαία_20_ἑλληνικά"><text:span text:style-name="T39">, </text:span></text:span><text:span text:style-name="AncientGreek_3a__20_Ἀρχαία_20_ἑλληνικά"><text:span text:style-name="T6">δάκνων</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περὶ</text:span></text:span><text:span text:style-name="AncientGreek_3a__20_Ἀρχαία_20_ἑλληνικά"><text:span text:style-name="T39"> </text:span></text:span><text:span text:style-name="AncientGreek_3a__20_Ἀρχαία_20_ἑλληνικά"><text:span text:style-name="T6">τὰς</text:span></text:span><text:span text:style-name="AncientGreek_3a__20_Ἀρχαία_20_ἑλληνικά"><text:span text:style-name="T39"> </text:span></text:span><text:span text:style-name="AncientGreek_3a__20_Ἀρχαία_20_ἑλληνικά"><text:span text:style-name="T6">ῥίνας</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ἄτριχα</text:span></text:span><text:span text:style-name="AncientGreek_3a__20_Ἀρχαία_20_ἑλληνικά"><text:span text:style-name="T39"> </text:span></text:span><text:span text:style-name="AncientGreek_3a__20_Ἀρχαία_20_ἑλληνικά"><text:span text:style-name="T6">πρόσωπα</text:span></text:span><text:span text:style-name="AncientGreek_3a__20_Ἀρχαία_20_ἑλληνικά"><text:span text:style-name="T39">. </text:span></text:span><text:span text:style-name="AncientGreek_3a__20_Ἀρχαία_20_ἑλληνικά"><text:span text:style-name="T6">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69">THE COUSIN AND THE LION</text:p>
            <text:p text:style-name="P69">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6">Κώνωψ</text:span></text:span><text:span text:style-name="AncientGreek_3a__20_Ἀρχαία_20_ἑλληνικά"><text:span text:style-name="T39"> </text:span></text:span><text:span text:style-name="AncientGreek_3a__20_Ἀρχαία_20_ἑλληνικά"><text:span text:style-name="T6">ἐπιστὰς</text:span></text:span><text:span text:style-name="AncientGreek_3a__20_Ἀρχαία_20_ἑλληνικά"><text:span text:style-name="T39"> </text:span></text:span><text:span text:style-name="AncientGreek_3a__20_Ἀρχαία_20_ἑλληνικά"><text:span text:style-name="T6">κέρατι</text:span></text:span><text:span text:style-name="AncientGreek_3a__20_Ἀρχαία_20_ἑλληνικά"><text:span text:style-name="T39"> </text:span></text:span><text:span text:style-name="AncientGreek_3a__20_Ἀρχαία_20_ἑλληνικά"><text:span text:style-name="T6">ταύρου</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πολὺν</text:span></text:span><text:span text:style-name="AncientGreek_3a__20_Ἀρχαία_20_ἑλληνικά"><text:span text:style-name="T39"> </text:span></text:span><text:span text:style-name="AncientGreek_3a__20_Ἀρχαία_20_ἑλληνικά"><text:span text:style-name="T6">χρόνον</text:span></text:span><text:span text:style-name="AncientGreek_3a__20_Ἀρχαία_20_ἑλληνικά"><text:span text:style-name="T39"> </text:span></text:span><text:span text:style-name="AncientGreek_3a__20_Ἀρχαία_20_ἑλληνικά"><text:span text:style-name="T6">ἐπικαθίσας</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ἀπαλλάττεσθαι</text:span></text:span><text:span text:style-name="AncientGreek_3a__20_Ἀρχαία_20_ἑλληνικά"><text:span text:style-name="T39"> </text:span></text:span><text:span text:style-name="AncientGreek_3a__20_Ἀρχαία_20_ἑλληνικά"><text:span text:style-name="T6">ἔμελλεν</text:span></text:span><text:span text:style-name="AncientGreek_3a__20_Ἀρχαία_20_ἑλληνικά"><text:span text:style-name="T39">, </text:span></text:span><text:span text:style-name="AncientGreek_3a__20_Ἀρχαία_20_ἑλληνικά"><text:span text:style-name="T6">ἐπυνθάνετο</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ταύρου</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ἤδη</text:span></text:span><text:span text:style-name="AncientGreek_3a__20_Ἀρχαία_20_ἑλληνικά"><text:span text:style-name="T39"> </text:span></text:span><text:span text:style-name="AncientGreek_3a__20_Ἀρχαία_20_ἑλληνικά"><text:span text:style-name="T6">βούλεται</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ἀπελθεῖν</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ὑποτυχὼν</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ὅτε</text:span></text:span><text:span text:style-name="AncientGreek_3a__20_Ἀρχαία_20_ἑλληνικά"><text:span text:style-name="T39"> </text:span></text:span><text:span text:style-name="AncientGreek_3a__20_Ἀρχαία_20_ἑλληνικά"><text:span text:style-name="T6">ἦλθες</text:span></text:span><text:span text:style-name="AncientGreek_3a__20_Ἀρχαία_20_ἑλληνικά"><text:span text:style-name="T39">, </text:span></text:span><text:span text:style-name="AncientGreek_3a__20_Ἀρχαία_20_ἑλληνικά"><text:span text:style-name="T6">ἔγνων</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ἐὰν</text:span></text:span><text:span text:style-name="AncientGreek_3a__20_Ἀρχαία_20_ἑλληνικά"><text:span text:style-name="T39"> </text:span></text:span><text:span text:style-name="AncientGreek_3a__20_Ἀρχαία_20_ἑλληνικά"><text:span text:style-name="T6">ἀπέλθῃς</text:span></text:span><text:span text:style-name="AncientGreek_3a__20_Ἀρχαία_20_ἑλληνικά"><text:span text:style-name="T39">, </text:span></text:span><text:span text:style-name="AncientGreek_3a__20_Ἀρχαία_20_ἑλληνικά"><text:span text:style-name="T6">γνώσομαι</text:span></text:span><text:span text:style-name="AncientGreek_3a__20_Ἀρχαία_20_ἑλληνικά"><text:span text:style-name="T39">. »</text:span></text:span></text:p>
            <text:p text:style-name="P37"><text:span text:style-name="AncientGreek_3a__20_Ἀρχαία_20_ἑλληνικά"><text:span text:style-name="T6">Τούτῳ</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λόγῳ</text:span></text:span><text:span text:style-name="AncientGreek_3a__20_Ἀρχαία_20_ἑλληνικά"><text:span text:style-name="T39"> </text:span></text:span><text:span text:style-name="AncientGreek_3a__20_Ἀρχαία_20_ἑλληνικά"><text:span text:style-name="T6">χρήσαιτο</text:span></text:span><text:span text:style-name="AncientGreek_3a__20_Ἀρχαία_20_ἑλληνικά"><text:span text:style-name="T39"> </text:span></text:span><text:span text:style-name="AncientGreek_3a__20_Ἀρχαία_20_ἑλληνικά"><text:span text:style-name="T6">ἄν</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ἄνδρα</text:span></text:span><text:span text:style-name="AncientGreek_3a__20_Ἀρχαία_20_ἑλληνικά"><text:span text:style-name="T39"> </text:span></text:span><text:span text:style-name="AncientGreek_3a__20_Ἀρχαία_20_ἑλληνικά"><text:span text:style-name="T6">ἀδύνατον</text:span></text:span><text:span text:style-name="AncientGreek_3a__20_Ἀρχαία_20_ἑλληνικά"><text:span text:style-name="T39">, </text:span></text:span><text:span text:style-name="AncientGreek_3a__20_Ἀρχαία_20_ἑλληνικά"><text:span text:style-name="T6">ὃς</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παρὼν</text:span></text:span><text:span text:style-name="AncientGreek_3a__20_Ἀρχαία_20_ἑλληνικά"><text:span text:style-name="T39"> </text:span></text:span><text:span text:style-name="AncientGreek_3a__20_Ἀρχαία_20_ἑλληνικά"><text:span text:style-name="T6">οὔτε</text:span></text:span><text:span text:style-name="AncientGreek_3a__20_Ἀρχαία_20_ἑλληνικά"><text:span text:style-name="T39"> </text:span></text:span><text:span text:style-name="AncientGreek_3a__20_Ἀρχαία_20_ἑλληνικά"><text:span text:style-name="T6">ἀπὼν</text:span></text:span><text:span text:style-name="AncientGreek_3a__20_Ἀρχαία_20_ἑλληνικά"><text:span text:style-name="T39"> </text:span></text:span><text:span text:style-name="AncientGreek_3a__20_Ἀρχαία_20_ἑλληνικά"><text:span text:style-name="T6">ἐπιβλαβὴς</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ὠφέλιμός</text:span></text:span><text:span text:style-name="AncientGreek_3a__20_Ἀρχαία_20_ἑλληνικά"><text:span text:style-name="T39"> </text:span></text:span><text:span text:style-name="AncientGreek_3a__20_Ἀρχαία_20_ἑλληνικά"><text:span text:style-name="T6">ἐστι</text:span></text:span><text:span text:style-name="AncientGreek_3a__20_Ἀρχαία_20_ἑλληνικά"><text:span text:style-name="T39">.</text:span></text:span></text:p>
          </table:table-cell>
          <table:table-cell table:style-name="Table1.A1" office:value-type="string">
            <text:p text:style-name="P69">THE COUSIN AND THE BULL</text:p>
            <text:p text:style-name="P37"><text:span text:style-name="Default_20_Paragraph_20_Font"><text:span text:style-name="T8">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9">»</text:span></text:span></text:p>
            <text:p text:style-name="P72"/>
            <text:p text:style-name="P69">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6">Λαγωοί</text:span></text:span><text:span text:style-name="AncientGreek_3a__20_Ἀρχαία_20_ἑλληνικά"><text:span text:style-name="T39"> </text:span></text:span><text:span text:style-name="AncientGreek_3a__20_Ἀρχαία_20_ἑλληνικά"><text:span text:style-name="T6">ποτε</text:span></text:span><text:span text:style-name="AncientGreek_3a__20_Ἀρχαία_20_ἑλληνικά"><text:span text:style-name="T39"> </text:span></text:span><text:span text:style-name="AncientGreek_3a__20_Ἀρχαία_20_ἑλληνικά"><text:span text:style-name="T6">πολεμοῦντες</text:span></text:span><text:span text:style-name="AncientGreek_3a__20_Ἀρχαία_20_ἑλληνικά"><text:span text:style-name="T39"> </text:span></text:span><text:span text:style-name="AncientGreek_3a__20_Ἀρχαία_20_ἑλληνικά"><text:span text:style-name="T6">ἀετοῖς</text:span></text:span><text:span text:style-name="AncientGreek_3a__20_Ἀρχαία_20_ἑλληνικά"><text:span text:style-name="T39"> </text:span></text:span><text:span text:style-name="AncientGreek_3a__20_Ἀρχαία_20_ἑλληνικά"><text:span text:style-name="T6">παρεκάλου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συμμαχίαν</text:span></text:span><text:span text:style-name="AncientGreek_3a__20_Ἀρχαία_20_ἑλληνικά"><text:span text:style-name="T39"> </text:span></text:span><text:span text:style-name="AncientGreek_3a__20_Ἀρχαία_20_ἑλληνικά"><text:span text:style-name="T6">ἀλώπεκας</text:span></text:span><text:span text:style-name="AncientGreek_3a__20_Ἀρχαία_20_ἑλληνικά"><text:span text:style-name="T39">. </text:span></text:span><text:span text:style-name="AncientGreek_3a__20_Ἀρχαία_20_ἑλληνικά"><text:span text:style-name="T6">Α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ἔφησαν</text:span></text:span><text:span text:style-name="AncientGreek_3a__20_Ἀρχαία_20_ἑλληνικά"><text:span text:style-name="T39">· « </text:span></text:span><text:span text:style-name="AncientGreek_3a__20_Ἀρχαία_20_ἑλληνικά"><text:span text:style-name="T6">Ἐβοηθήσαμεν</text:span></text:span><text:span text:style-name="AncientGreek_3a__20_Ἀρχαία_20_ἑλληνικά"><text:span text:style-name="T39"> </text:span></text:span><text:span text:style-name="AncientGreek_3a__20_Ἀρχαία_20_ἑλληνικά"><text:span text:style-name="T6">ἂν</text:span></text:span><text:span text:style-name="AncientGreek_3a__20_Ἀρχαία_20_ἑλληνικά"><text:span text:style-name="T39"> </text:span></text:span><text:span text:style-name="AncientGreek_3a__20_Ἀρχαία_20_ἑλληνικά"><text:span text:style-name="T6">ὑμῖν</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ᾔδειμεν</text:span></text:span><text:span text:style-name="AncientGreek_3a__20_Ἀρχαία_20_ἑλληνικά"><text:span text:style-name="T39"> </text:span></text:span><text:span text:style-name="AncientGreek_3a__20_Ἀρχαία_20_ἑλληνικά"><text:span text:style-name="T6">τίνες</text:span></text:span><text:span text:style-name="AncientGreek_3a__20_Ἀρχαία_20_ἑλληνικά"><text:span text:style-name="T39"> </text:span></text:span><text:span text:style-name="AncientGreek_3a__20_Ἀρχαία_20_ἑλληνικά"><text:span text:style-name="T6">ἐστὲ</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ίσι</text:span></text:span><text:span text:style-name="AncientGreek_3a__20_Ἀρχαία_20_ἑλληνικά"><text:span text:style-name="T39"> </text:span></text:span><text:span text:style-name="AncientGreek_3a__20_Ἀρχαία_20_ἑλληνικά"><text:span text:style-name="T6">πολεμεῖτε</text:span></text:span><text:span text:style-name="AncientGreek_3a__20_Ἀρχαία_20_ἑλληνικά"><text:span text:style-name="T39">. »</text:span></text:span></text:p>
            <text:p text:style-name="P3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φιλονεικοῦντες</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κρείττοσι</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ἑαυτῶν</text:span></text:span><text:span text:style-name="AncientGreek_3a__20_Ἀρχαία_20_ἑλληνικά"><text:span text:style-name="T39"> </text:span></text:span><text:span text:style-name="AncientGreek_3a__20_Ἀρχαία_20_ἑλληνικά"><text:span text:style-name="T6">σωτηρίας</text:span></text:span><text:span text:style-name="AncientGreek_3a__20_Ἀρχαία_20_ἑλληνικά"><text:span text:style-name="T39"> </text:span></text:span><text:span text:style-name="AncientGreek_3a__20_Ἀρχαία_20_ἑλληνικά"><text:span text:style-name="T6">καταφρονοῦσι</text:span></text:span><text:span text:style-name="AncientGreek_3a__20_Ἀρχαία_20_ἑλληνικά"><text:span text:style-name="T39">.</text:span></text:span></text:p>
          </table:table-cell>
          <table:table-cell table:style-name="Table1.A1" office:value-type="string">
            <text:p text:style-name="P69">HARES AND FOXES</text:p>
            <text:p text:style-name="P69">One day the hares, being at war with the eagles, called the foxes to their aid. They replied: “We would have come to your aid if we did not know who you are and who you are fighting. »</text:p>
            <text:p text:style-name="P69"/>
            <text:p text:style-name="P69">This fable shows that those who put themselves in conflict with more powerful ones disregard their salvatio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λαγωοί</text:span></text:span><text:span text:style-name="AncientGreek_3a__20_Ἀρχαία_20_ἑλληνικά"><text:span text:style-name="T39"> </text:span></text:span><text:span text:style-name="AncientGreek_3a__20_Ἀρχαία_20_ἑλληνικά"><text:span text:style-name="T6">ποτε</text:span></text:span><text:span text:style-name="AncientGreek_3a__20_Ἀρχαία_20_ἑλληνικά"><text:span text:style-name="T39"> </text:span></text:span><text:span text:style-name="AncientGreek_3a__20_Ἀρχαία_20_ἑλληνικά"><text:span text:style-name="T6">συνελθόντε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ἑαυτῶν</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ἀλλήλους</text:span></text:span><text:span text:style-name="AncientGreek_3a__20_Ἀρχαία_20_ἑλληνικά"><text:span text:style-name="T39"> </text:span></text:span><text:span text:style-name="AncientGreek_3a__20_Ἀρχαία_20_ἑλληνικά"><text:span text:style-name="T6">ἀπεκλαίοντο</text:span></text:span><text:span text:style-name="AncientGreek_3a__20_Ἀρχαία_20_ἑλληνικά"><text:span text:style-name="T39"> </text:span></text:span><text:span text:style-name="AncientGreek_3a__20_Ἀρχαία_20_ἑλληνικά"><text:span text:style-name="T6">βίο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ἐπισφαλὴς</text:span></text:span><text:span text:style-name="AncientGreek_3a__20_Ἀρχαία_20_ἑλληνικά"><text:span text:style-name="T39"> </text:span></text:span><text:span text:style-name="AncientGreek_3a__20_Ἀρχαία_20_ἑλληνικά"><text:span text:style-name="T6">εἴη</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ειλίας</text:span></text:span><text:span text:style-name="AncientGreek_3a__20_Ἀρχαία_20_ἑλληνικά"><text:span text:style-name="T39"> </text:span></text:span><text:span text:style-name="AncientGreek_3a__20_Ἀρχαία_20_ἑλληνικά"><text:span text:style-name="T6">πλέω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ὑπ᾿</text:span></text:span><text:span text:style-name="AncientGreek_3a__20_Ἀρχαία_20_ἑλληνικά"><text:span text:style-name="T39"> </text:span></text:span><text:span text:style-name="AncientGreek_3a__20_Ἀρχαία_20_ἑλληνικά"><text:span text:style-name="T6">ἀνθρώπω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υνῶ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ετῶ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ἄλλων</text:span></text:span><text:span text:style-name="AncientGreek_3a__20_Ἀρχαία_20_ἑλληνικά"><text:span text:style-name="T39"> </text:span></text:span><text:span text:style-name="AncientGreek_3a__20_Ἀρχαία_20_ἑλληνικά"><text:span text:style-name="T6">πολλῶν</text:span></text:span><text:span text:style-name="AncientGreek_3a__20_Ἀρχαία_20_ἑλληνικά"><text:span text:style-name="T39"> </text:span></text:span><text:span text:style-name="AncientGreek_3a__20_Ἀρχαία_20_ἑλληνικά"><text:span text:style-name="T6">ἀναλίσκονται</text:span></text:span><text:span text:style-name="AncientGreek_3a__20_Ἀρχαία_20_ἑλληνικά"><text:span text:style-name="T39">· </text:span></text:span><text:span text:style-name="AncientGreek_3a__20_Ἀρχαία_20_ἑλληνικά"><text:span text:style-name="T6">βέλτιον</text:span></text:span><text:span text:style-name="AncientGreek_3a__20_Ἀρχαία_20_ἑλληνικά"><text:span text:style-name="T39"> </text:span></text:span><text:span text:style-name="AncientGreek_3a__20_Ἀρχαία_20_ἑλληνικά"><text:span text:style-name="T6">οὖν</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θανεῖν</text:span></text:span><text:span text:style-name="AncientGreek_3a__20_Ἀρχαία_20_ἑλληνικά"><text:span text:style-name="T39"> </text:span></text:span><text:span text:style-name="AncientGreek_3a__20_Ἀρχαία_20_ἑλληνικά"><text:span text:style-name="T6">ἅπαξ</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βίου</text:span></text:span><text:span text:style-name="AncientGreek_3a__20_Ἀρχαία_20_ἑλληνικά"><text:span text:style-name="T39"> </text:span></text:span><text:span text:style-name="AncientGreek_3a__20_Ἀρχαία_20_ἑλληνικά"><text:span text:style-name="T6">τρέμειν</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τοίνυν</text:span></text:span><text:span text:style-name="AncientGreek_3a__20_Ἀρχαία_20_ἑλληνικά"><text:span text:style-name="T39"> </text:span></text:span><text:span text:style-name="AncientGreek_3a__20_Ἀρχαία_20_ἑλληνικά"><text:span text:style-name="T6">κυρώσαντες</text:span></text:span><text:span text:style-name="AncientGreek_3a__20_Ἀρχαία_20_ἑλληνικά"><text:span text:style-name="T39">, </text:span></text:span><text:span text:style-name="AncientGreek_3a__20_Ἀρχαία_20_ἑλληνικά"><text:span text:style-name="T6">ὥρμησαν</text:span></text:span><text:span text:style-name="AncientGreek_3a__20_Ἀρχαία_20_ἑλληνικά"><text:span text:style-name="T39"> </text:span></text:span><text:span text:style-name="AncientGreek_3a__20_Ἀρχαία_20_ἑλληνικά"><text:span text:style-name="T6">κατὰ</text:span></text:span><text:span text:style-name="AncientGreek_3a__20_Ἀρχαία_20_ἑλληνικά"><text:span text:style-name="T39"> </text:span></text:span><text:span text:style-name="AncientGreek_3a__20_Ἀρχαία_20_ἑλληνικά"><text:span text:style-name="T6">ταὐτὸ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λίμνη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αὐτὴν</text:span></text:span><text:span text:style-name="AncientGreek_3a__20_Ἀρχαία_20_ἑλληνικά"><text:span text:style-name="T39"> </text:span></text:span><text:span text:style-name="AncientGreek_3a__20_Ἀρχαία_20_ἑλληνικά"><text:span text:style-name="T6">ἐμπεσούμενο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ποπνιγησόμενοι</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αθημένων</text:span></text:span><text:span text:style-name="AncientGreek_3a__20_Ἀρχαία_20_ἑλληνικά"><text:span text:style-name="T39"> </text:span></text:span><text:span text:style-name="AncientGreek_3a__20_Ἀρχαία_20_ἑλληνικά"><text:span text:style-name="T6">κύκλῳ</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λίμνης</text:span></text:span><text:span text:style-name="AncientGreek_3a__20_Ἀρχαία_20_ἑλληνικά"><text:span text:style-name="T39"> </text:span></text:span><text:span text:style-name="AncientGreek_3a__20_Ἀρχαία_20_ἑλληνικά"><text:span text:style-name="T6">βατράχω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ρόμου</text:span></text:span><text:span text:style-name="AncientGreek_3a__20_Ἀρχαία_20_ἑλληνικά"><text:span text:style-name="T39"> </text:span></text:span><text:span text:style-name="AncientGreek_3a__20_Ἀρχαία_20_ἑλληνικά"><text:span text:style-name="T6">κτύπον</text:span></text:span><text:span text:style-name="AncientGreek_3a__20_Ἀρχαία_20_ἑλληνικά"><text:span text:style-name="T39"> </text:span></text:span><text:span text:style-name="AncientGreek_3a__20_Ἀρχαία_20_ἑλληνικά"><text:span text:style-name="T6">ᾔσθοντο</text:span></text:span><text:span text:style-name="AncientGreek_3a__20_Ἀρχαία_20_ἑλληνικά"><text:span text:style-name="T39">, </text:span></text:span><text:span text:style-name="AncientGreek_3a__20_Ἀρχαία_20_ἑλληνικά"><text:span text:style-name="T6">εὐθὺς</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αύτην</text:span></text:span><text:span text:style-name="AncientGreek_3a__20_Ἀρχαία_20_ἑλληνικά"><text:span text:style-name="T39"> </text:span></text:span><text:span text:style-name="AncientGreek_3a__20_Ἀρχαία_20_ἑλληνικά"><text:span text:style-name="T6">εἰσπηδησάντω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λαγωῶν</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ἀγχινούστερος</text:span></text:span><text:span text:style-name="AncientGreek_3a__20_Ἀρχαία_20_ἑλληνικά"><text:span text:style-name="T39"> </text:span></text:span><text:span text:style-name="AncientGreek_3a__20_Ἀρχαία_20_ἑλληνικά"><text:span text:style-name="T6">εἶναι</text:span></text:span><text:span text:style-name="AncientGreek_3a__20_Ἀρχαία_20_ἑλληνικά"><text:span text:style-name="T39"> </text:span></text:span><text:span text:style-name="AncientGreek_3a__20_Ἀρχαία_20_ἑλληνικά"><text:span text:style-name="T6">δοκῶ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ἄλλω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Στῆτε</text:span></text:span><text:span text:style-name="AncientGreek_3a__20_Ἀρχαία_20_ἑλληνικά"><text:span text:style-name="T39">, </text:span></text:span><text:span text:style-name="AncientGreek_3a__20_Ἀρχαία_20_ἑλληνικά"><text:span text:style-name="T6">ἑταῖροι</text:span></text:span><text:span text:style-name="AncientGreek_3a__20_Ἀρχαία_20_ἑλληνικά"><text:span text:style-name="T39">, </text:span></text:span><text:span text:style-name="AncientGreek_3a__20_Ἀρχαία_20_ἑλληνικά"><text:span text:style-name="T6">μηδὲν</text:span></text:span><text:span text:style-name="AncientGreek_3a__20_Ἀρχαία_20_ἑλληνικά"><text:span text:style-name="T39"> </text:span></text:span><text:span text:style-name="AncientGreek_3a__20_Ἀρχαία_20_ἑλληνικά"><text:span text:style-name="T6">δεινὸν</text:span></text:span><text:span text:style-name="AncientGreek_3a__20_Ἀρχαία_20_ἑλληνικά"><text:span text:style-name="T39"> </text:span></text:span><text:span text:style-name="AncientGreek_3a__20_Ἀρχαία_20_ἑλληνικά"><text:span text:style-name="T6">ὑμᾶς</text:span></text:span><text:span text:style-name="AncientGreek_3a__20_Ἀρχαία_20_ἑλληνικά"><text:span text:style-name="T39"> </text:span></text:span><text:span text:style-name="AncientGreek_3a__20_Ἀρχαία_20_ἑλληνικά"><text:span text:style-name="T6">αὐτοὺς</text:span></text:span><text:span text:style-name="AncientGreek_3a__20_Ἀρχαία_20_ἑλληνικά"><text:span text:style-name="T39"> </text:span></text:span><text:span text:style-name="AncientGreek_3a__20_Ἀρχαία_20_ἑλληνικά"><text:span text:style-name="T6">διαπράξησθε</text:span></text:span><text:span text:style-name="AncientGreek_3a__20_Ἀρχαία_20_ἑλληνικά"><text:span text:style-name="T39">· </text:span></text:span><text:span text:style-name="AncientGreek_3a__20_Ἀρχαία_20_ἑλληνικά"><text:span text:style-name="T6">ἤδη</text:span></text:span><text:span text:style-name="AncientGreek_3a__20_Ἀρχαία_20_ἑλληνικά"><text:span text:style-name="T39"> </text:span></text:span><text:span text:style-name="AncientGreek_3a__20_Ἀρχαία_20_ἑλληνικά"><text:span text:style-name="T6">γάρ</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ὁρᾶτ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ἡμῶν</text:span></text:span><text:span text:style-name="AncientGreek_3a__20_Ἀρχαία_20_ἑλληνικά"><text:span text:style-name="T39"> </text:span></text:span><text:span text:style-name="AncientGreek_3a__20_Ἀρχαία_20_ἑλληνικά"><text:span text:style-name="T6">ἕτερ᾿</text:span></text:span><text:span text:style-name="AncientGreek_3a__20_Ἀρχαία_20_ἑλληνικά"><text:span text:style-name="T39"> </text:span></text:span><text:span text:style-name="AncientGreek_3a__20_Ἀρχαία_20_ἑλληνικά"><text:span text:style-name="T6">ἐστὶ</text:span></text:span><text:span text:style-name="AncientGreek_3a__20_Ἀρχαία_20_ἑλληνικά"><text:span text:style-name="T39"> </text:span></text:span><text:span text:style-name="AncientGreek_3a__20_Ἀρχαία_20_ἑλληνικά"><text:span text:style-name="T6">ζῷα</text:span></text:span><text:span text:style-name="AncientGreek_3a__20_Ἀρχαία_20_ἑλληνικά"><text:span text:style-name="T39"> </text:span></text:span><text:span text:style-name="AncientGreek_3a__20_Ἀρχαία_20_ἑλληνικά"><text:span text:style-name="T6">δειλότερα</text:span></text:span><text:span text:style-name="AncientGreek_3a__20_Ἀρχαία_20_ἑλληνικά"><text:span text:style-name="T39">. »</text:span></text:span></text:p>
            <text:p text:style-name="P37"><text:span text:style-name="AncientGreek_3a__20_Ἀρχαία_20_ἑλληνικά"><text:span text:style-name="T6">Ὁ μῦθος δηλοῖ ὅτι οἱ δυστυχοῦντες ἐξ ἑτέρων χείρονα πασχόντων παραμυθοῦνται.</text:span></text:span></text:p>
          </table:table-cell>
          <table:table-cell table:style-name="Table1.A1" office:value-type="string">
            <text:p text:style-name="P69">HARES AND FROGS</text:p>
            <text:p text:style-name="P69">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69"/>
            <text:p text:style-name="P69">This fable shows that the unhappy console themselves by seeing people more unhappy than themselves.</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6">Λαγωὸ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text:span></text:span></text:p>
            <text:p text:style-name="P3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αγωὸς</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ἀλώπεκι</text:span></text:span><text:span text:style-name="AncientGreek_3a__20_Ἀρχαία_20_ἑλληνικά"><text:span text:style-name="T39">· « </text:span></text:span><text:span text:style-name="AncientGreek_3a__20_Ἀρχαία_20_ἑλληνικά"><text:span text:style-name="T6">Ὄντως</text:span></text:span><text:span text:style-name="AncientGreek_3a__20_Ἀρχαία_20_ἑλληνικά"><text:span text:style-name="T39"> </text:span></text:span><text:span text:style-name="AncientGreek_3a__20_Ἀρχαία_20_ἑλληνικά"><text:span text:style-name="T6">πολλὰ</text:span></text:span><text:span text:style-name="AncientGreek_3a__20_Ἀρχαία_20_ἑλληνικά"><text:span text:style-name="T39"> </text:span></text:span><text:span text:style-name="AncientGreek_3a__20_Ἀρχαία_20_ἑλληνικά"><text:span text:style-name="T6">κερδαίνεις</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ἔχεις</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ὄνομά</text:span></text:span><text:span text:style-name="AncientGreek_3a__20_Ἀρχαία_20_ἑλληνικά"><text:span text:style-name="T39"> </text:span></text:span><text:span text:style-name="AncientGreek_3a__20_Ἀρχαία_20_ἑλληνικά"><text:span text:style-name="T6">σοι</text:span></text:span><text:span text:style-name="AncientGreek_3a__20_Ἀρχαία_20_ἑλληνικά"><text:span text:style-name="T39"> </text:span></text:span><text:span text:style-name="AncientGreek_3a__20_Ἀρχαία_20_ἑλληνικά"><text:span text:style-name="T6">κερδώ</text:span></text:span><text:span text:style-name="AncientGreek_3a__20_Ἀρχαία_20_ἑλληνικά"><text:span text:style-name="T39"> </text:span></text:span><text:span text:style-name="AncientGreek_3a__20_Ἀρχαία_20_ἑλληνικά"><text:span text:style-name="T6">ἐστιν</text:span></text:span><text:span text:style-name="AncientGreek_3a__20_Ἀρχαία_20_ἑλληνικά"><text:span text:style-name="T39">; »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ἀπιστεῖς</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δεῦρο</text:span></text:span><text:span text:style-name="AncientGreek_3a__20_Ἀρχαία_20_ἑλληνικά"><text:span text:style-name="T39">· </text:span></text:span><text:span text:style-name="AncientGreek_3a__20_Ἀρχαία_20_ἑλληνικά"><text:span text:style-name="T6">ἐγὼ</text:span></text:span><text:span text:style-name="AncientGreek_3a__20_Ἀρχαία_20_ἑλληνικά"><text:span text:style-name="T39"> </text:span></text:span><text:span text:style-name="AncientGreek_3a__20_Ἀρχαία_20_ἑλληνικά"><text:span text:style-name="T6">ἑστιῶ</text:span></text:span><text:span text:style-name="AncientGreek_3a__20_Ἀρχαία_20_ἑλληνικά"><text:span text:style-name="T39"> </text:span></text:span><text:span text:style-name="AncientGreek_3a__20_Ἀρχαία_20_ἑλληνικά"><text:span text:style-name="T6">σε</text:span></text:span><text:span text:style-name="AncientGreek_3a__20_Ἀρχαία_20_ἑλληνικά"><text:span text:style-name="T39">. »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ἠκολούθε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ἦν</text:span></text:span><text:span text:style-name="AncientGreek_3a__20_Ἀρχαία_20_ἑλληνικά"><text:span text:style-name="T39"> </text:span></text:span><text:span text:style-name="AncientGreek_3a__20_Ἀρχαία_20_ἑλληνικά"><text:span text:style-name="T6">ἔνδον</text:span></text:span><text:span text:style-name="AncientGreek_3a__20_Ἀρχαία_20_ἑλληνικά"><text:span text:style-name="T39"> </text:span></text:span><text:span text:style-name="AncientGreek_3a__20_Ἀρχαία_20_ἑλληνικά"><text:span text:style-name="T6">οὐδὲν</text:span></text:span><text:span text:style-name="AncientGreek_3a__20_Ἀρχαία_20_ἑλληνικά"><text:span text:style-name="T39"> </text:span></text:span><text:span text:style-name="AncientGreek_3a__20_Ἀρχαία_20_ἑλληνικά"><text:span text:style-name="T6">ἢ</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αγωὸς</text:span></text:span><text:span text:style-name="AncientGreek_3a__20_Ἀρχαία_20_ἑλληνικά"><text:span text:style-name="T39"> </text:span></text:span><text:span text:style-name="AncientGreek_3a__20_Ἀρχαία_20_ἑλληνικά"><text:span text:style-name="T6">δεῖπνος</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ἀλώπεκι</text:span></text:span><text:span text:style-name="AncientGreek_3a__20_Ἀρχαία_20_ἑλληνικά"><text:span text:style-name="T39">. </text:span></text:span><text:span text:style-name="AncientGreek_3a__20_Ἀρχαία_20_ἑλληνικά"><text:span text:style-name="T6">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6">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8">The hare said to the fox: "Do you really make a lot of profit, and can you say why you are called the 'profiteer <text:s/>? ' </text:span></text:span><text:span text:style-name="Default_20_Paragraph_20_Font"><text:span text:style-name="T37">'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38">»</text:span></text:span></text:p>
            <text:p text:style-name="P82"/>
            <text:p text:style-name="P8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6">Λάρος</text:span></text:span><text:span text:style-name="AncientGreek_3a__20_Ἀρχαία_20_ἑλληνικά"><text:span text:style-name="T39"> </text:span></text:span><text:span text:style-name="AncientGreek_3a__20_Ἀρχαία_20_ἑλληνικά"><text:span text:style-name="T6">ἰχθὺν</text:span></text:span><text:span text:style-name="AncientGreek_3a__20_Ἀρχαία_20_ἑλληνικά"><text:span text:style-name="T39"> </text:span></text:span><text:span text:style-name="AncientGreek_3a__20_Ἀρχαία_20_ἑλληνικά"><text:span text:style-name="T6">καταπιών</text:span></text:span><text:span text:style-name="AncientGreek_3a__20_Ἀρχαία_20_ἑλληνικά"><text:span text:style-name="T39">, </text:span></text:span><text:span text:style-name="AncientGreek_3a__20_Ἀρχαία_20_ἑλληνικά"><text:span text:style-name="T6">διαρραγέντος</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φάρυγγο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ἠϊόνος</text:span></text:span><text:span text:style-name="AncientGreek_3a__20_Ἀρχαία_20_ἑλληνικά"><text:span text:style-name="T39"> </text:span></text:span><text:span text:style-name="AncientGreek_3a__20_Ἀρχαία_20_ἑλληνικά"><text:span text:style-name="T6">νεκρὸς</text:span></text:span><text:span text:style-name="AncientGreek_3a__20_Ἀρχαία_20_ἑλληνικά"><text:span text:style-name="T39"> </text:span></text:span><text:span text:style-name="AncientGreek_3a__20_Ἀρχαία_20_ἑλληνικά"><text:span text:style-name="T6">ἔκειτο</text:span></text:span><text:span text:style-name="AncientGreek_3a__20_Ἀρχαία_20_ἑλληνικά"><text:span text:style-name="T39">. </text:span></text:span><text:span text:style-name="AncientGreek_3a__20_Ἀρχαία_20_ἑλληνικά"><text:span text:style-name="T6">Ἰκτῖν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θεασάμενος</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Ἄξια</text:span></text:span><text:span text:style-name="AncientGreek_3a__20_Ἀρχαία_20_ἑλληνικά"><text:span text:style-name="T39"> </text:span></text:span><text:span text:style-name="AncientGreek_3a__20_Ἀρχαία_20_ἑλληνικά"><text:span text:style-name="T6">σύ</text:span></text:span><text:span text:style-name="AncientGreek_3a__20_Ἀρχαία_20_ἑλληνικά"><text:span text:style-name="T39"> </text:span></text:span><text:span text:style-name="AncientGreek_3a__20_Ἀρχαία_20_ἑλληνικά"><text:span text:style-name="T6">γε</text:span></text:span><text:span text:style-name="AncientGreek_3a__20_Ἀρχαία_20_ἑλληνικά"><text:span text:style-name="T39"> </text:span></text:span><text:span text:style-name="AncientGreek_3a__20_Ἀρχαία_20_ἑλληνικά"><text:span text:style-name="T6">πέπονθας</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πτηνὸν</text:span></text:span><text:span text:style-name="AncientGreek_3a__20_Ἀρχαία_20_ἑλληνικά"><text:span text:style-name="T39"> </text:span></text:span><text:span text:style-name="AncientGreek_3a__20_Ἀρχαία_20_ἑλληνικά"><text:span text:style-name="T6">γεννηθεὶ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θαλάσσης</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δίαιταν</text:span></text:span><text:span text:style-name="AncientGreek_3a__20_Ἀρχαία_20_ἑλληνικά"><text:span text:style-name="T39"> </text:span></text:span><text:span text:style-name="AncientGreek_3a__20_Ἀρχαία_20_ἑλληνικά"><text:span text:style-name="T6">ἐποιοῦ</text:span></text:span><text:span text:style-name="AncientGreek_3a__20_Ἀρχαία_20_ἑλληνικά"><text:span text:style-name="T39">. »</text:span></text:span></text:p>
            <text:p text:style-name="P68"><text:span text:style-name="AncientGreek_3a__20_Ἀρχαία_20_ἑλληνικά"><text:span text:style-name="T6">Οὕτως</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οἰκεῖα</text:span></text:span><text:span text:style-name="AncientGreek_3a__20_Ἀρχαία_20_ἑλληνικά"><text:span text:style-name="T39"> </text:span></text:span><text:span text:style-name="AncientGreek_3a__20_Ἀρχαία_20_ἑλληνικά"><text:span text:style-name="T6">ἐπιτηδεύματα</text:span></text:span><text:span text:style-name="AncientGreek_3a__20_Ἀρχαία_20_ἑλληνικά"><text:span text:style-name="T39"> </text:span></text:span><text:span text:style-name="AncientGreek_3a__20_Ἀρχαία_20_ἑλληνικά"><text:span text:style-name="T6">καταλιπόντε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μηδὲν</text:span></text:span><text:span text:style-name="AncientGreek_3a__20_Ἀρχαία_20_ἑλληνικά"><text:span text:style-name="T39"> </text:span></text:span><text:span text:style-name="AncientGreek_3a__20_Ἀρχαία_20_ἑλληνικά"><text:span text:style-name="T6">προσήκουσιν</text:span></text:span><text:span text:style-name="AncientGreek_3a__20_Ἀρχαία_20_ἑλληνικά"><text:span text:style-name="T39"> </text:span></text:span><text:span text:style-name="AncientGreek_3a__20_Ἀρχαία_20_ἑλληνικά"><text:span text:style-name="T6">ἐπιβαλλόμεμοι</text:span></text:span><text:span text:style-name="AncientGreek_3a__20_Ἀρχαία_20_ἑλληνικά"><text:span text:style-name="T39"> </text:span></text:span><text:span text:style-name="AncientGreek_3a__20_Ἀρχαία_20_ἑλληνικά"><text:span text:style-name="T6">εἰκότως</text:span></text:span><text:span text:style-name="AncientGreek_3a__20_Ἀρχαία_20_ἑλληνικά"><text:span text:style-name="T39"> </text:span></text:span><text:span text:style-name="AncientGreek_3a__20_Ἀρχαία_20_ἑλληνικά"><text:span text:style-name="T6">δυστυχοῦσιν</text:span></text:span><text:span text:style-name="AncientGreek_3a__20_Ἀρχαία_20_ἑλληνικά"><text:span text:style-name="T39">.</text:span></text:span></text:p>
          </table:table-cell>
          <table:table-cell table:style-name="Table1.A1" office:value-type="string">
            <text:p text:style-name="P69">THE SEAGULL AND THE KITE</text:p>
            <text:p text:style-name="P69">A seagull having swallowed a fish, its throat burst and it lay dead on the shore. A kite, having seen her, said: "You have only what you deserve, since, born a bird, you sought your life on the sea."</text:p>
            <text:p text:style-name="P69"/>
            <text:p text:style-name="P69">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Λέαινα</text:span></text:span><text:span text:style-name="AncientGreek_3a__20_Ἀρχαία_20_ἑλληνικά"><text:span text:style-name="T39"> </text:span></text:span><text:span text:style-name="AncientGreek_3a__20_Ἀρχαία_20_ἑλληνικά"><text:span text:style-name="T6">ὀνειδιζομένη</text:span></text:span><text:span text:style-name="AncientGreek_3a__20_Ἀρχαία_20_ἑλληνικά"><text:span text:style-name="T39"> </text:span></text:span><text:span text:style-name="AncientGreek_3a__20_Ἀρχαία_20_ἑλληνικά"><text:span text:style-name="T6">ὑπὸ</text:span></text:span><text:span text:style-name="AncientGreek_3a__20_Ἀρχαία_20_ἑλληνικά"><text:span text:style-name="T39"> </text:span></text:span><text:span text:style-name="AncientGreek_3a__20_Ἀρχαία_20_ἑλληνικά"><text:span text:style-name="T6">ἀλώπεκο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ῷ</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παντὸς</text:span></text:span><text:span text:style-name="AncientGreek_3a__20_Ἀρχαία_20_ἑλληνικά"><text:span text:style-name="T39"> </text:span></text:span><text:span text:style-name="AncientGreek_3a__20_Ἀρχαία_20_ἑλληνικά"><text:span text:style-name="T6">ἕνα</text:span></text:span><text:span text:style-name="AncientGreek_3a__20_Ἀρχαία_20_ἑλληνικά"><text:span text:style-name="T39"> </text:span></text:span><text:span text:style-name="AncientGreek_3a__20_Ἀρχαία_20_ἑλληνικά"><text:span text:style-name="T6">τίκτειν</text:span></text:span><text:span text:style-name="AncientGreek_3a__20_Ἀρχαία_20_ἑλληνικά"><text:span text:style-name="T39">· « </text:span></text:span><text:span text:style-name="AncientGreek_3a__20_Ἀρχαία_20_ἑλληνικά"><text:span text:style-name="T6">Ἕνα</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λέοντα</text:span></text:span><text:span text:style-name="AncientGreek_3a__20_Ἀρχαία_20_ἑλληνικά"><text:span text:style-name="T39">. »</text:span></text:span></text:p>
            <text:p text:style-name="P37"><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καλὸ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πλήθει</text:span></text:span><text:span text:style-name="AncientGreek_3a__20_Ἀρχαία_20_ἑλληνικά"><text:span text:style-name="T39"> </text:span></text:span><text:span text:style-name="AncientGreek_3a__20_Ἀρχαία_20_ἑλληνικά"><text:span text:style-name="T6">δεῖ</text:span></text:span><text:span text:style-name="AncientGreek_3a__20_Ἀρχαία_20_ἑλληνικά"><text:span text:style-name="T39"> </text:span></text:span><text:span text:style-name="AncientGreek_3a__20_Ἀρχαία_20_ἑλληνικά"><text:span text:style-name="T6">μετρεῖν</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ἀρετὴν</text:span></text:span><text:span text:style-name="AncientGreek_3a__20_Ἀρχαία_20_ἑλληνικά"><text:span text:style-name="T39"> </text:span></text:span><text:span text:style-name="AncientGreek_3a__20_Ἀρχαία_20_ἑλληνικά"><text:span text:style-name="T6">ἀφορᾶν</text:span></text:span><text:span text:style-name="AncientGreek_3a__20_Ἀρχαία_20_ἑλληνικά"><text:span text:style-name="T39">.</text:span></text:span></text:p>
          </table:table-cell>
          <table:table-cell table:style-name="Table1.A1" office:value-type="string">
            <text:p text:style-name="P69">THE LIONESS AND THE FOX</text:p>
            <text:p text:style-name="P69">A fox reproached a lioness for never giving birth to more than one cub. "Only one," she said, "but a lion." »</text:p>
            <text:p text:style-name="P69"/>
            <text:p text:style-name="P69">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τις</text:span></text:span><text:span text:style-name="AncientGreek_3a__20_Ἀρχαία_20_ἑλληνικά"><text:span text:style-name="T39"> </text:span></text:span><text:span text:style-name="AncientGreek_3a__20_Ἀρχαία_20_ἑλληνικά"><text:span text:style-name="T6">ἐβασίλευσεν</text:span></text:span><text:span text:style-name="AncientGreek_3a__20_Ἀρχαία_20_ἑλληνικά"><text:span text:style-name="T39"> </text:span></text:span><text:span text:style-name="AncientGreek_3a__20_Ἀρχαία_20_ἑλληνικά"><text:span text:style-name="T6">οὐχὶ</text:span></text:span><text:span text:style-name="AncientGreek_3a__20_Ἀρχαία_20_ἑλληνικά"><text:span text:style-name="T39"> </text:span></text:span><text:span text:style-name="AncientGreek_3a__20_Ἀρχαία_20_ἑλληνικά"><text:span text:style-name="T6">θυμώδης</text:span></text:span><text:span text:style-name="AncientGreek_3a__20_Ἀρχαία_20_ἑλληνικά"><text:span text:style-name="T39">, </text:span></text:span><text:span text:style-name="AncientGreek_3a__20_Ἀρχαία_20_ἑλληνικά"><text:span text:style-name="T6">οὐδὲ</text:span></text:span><text:span text:style-name="AncientGreek_3a__20_Ἀρχαία_20_ἑλληνικά"><text:span text:style-name="T39"> </text:span></text:span><text:span text:style-name="AncientGreek_3a__20_Ἀρχαία_20_ἑλληνικά"><text:span text:style-name="T6">ὠμός</text:span></text:span><text:span text:style-name="AncientGreek_3a__20_Ἀρχαία_20_ἑλληνικά"><text:span text:style-name="T39">, </text:span></text:span><text:span text:style-name="AncientGreek_3a__20_Ἀρχαία_20_ἑλληνικά"><text:span text:style-name="T6">οὐδὲ</text:span></text:span><text:span text:style-name="AncientGreek_3a__20_Ἀρχαία_20_ἑλληνικά"><text:span text:style-name="T39"> </text:span></text:span><text:span text:style-name="AncientGreek_3a__20_Ἀρχαία_20_ἑλληνικά"><text:span text:style-name="T6">βίαιος</text:span></text:span><text:span text:style-name="AncientGreek_3a__20_Ἀρχαία_20_ἑλληνικά"><text:span text:style-name="T39">, </text:span></text:span><text:span text:style-name="AncientGreek_3a__20_Ἀρχαία_20_ἑλληνικά"><text:span text:style-name="T6">ἀλλὰ</text:span></text:span><text:span text:style-name="AncientGreek_3a__20_Ἀρχαία_20_ἑλληνικά"><text:span text:style-name="T39"> </text:span></text:span><text:span text:style-name="AncientGreek_3a__20_Ἀρχαία_20_ἑλληνικά"><text:span text:style-name="T6">πρᾷο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ίκαιος</text:span></text:span><text:span text:style-name="AncientGreek_3a__20_Ἀρχαία_20_ἑλληνικά"><text:span text:style-name="T39">, </text:span></text:span><text:span text:style-name="AncientGreek_3a__20_Ἀρχαία_20_ἑλληνικά"><text:span text:style-name="T6">ὥσπερ</text:span></text:span><text:span text:style-name="AncientGreek_3a__20_Ἀρχαία_20_ἑλληνικά"><text:span text:style-name="T39"> </text:span></text:span><text:span text:style-name="AncientGreek_3a__20_Ἀρχαία_20_ἑλληνικά"><text:span text:style-name="T6">ἄνθρωπος</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βασιλείας</text:span></text:span><text:span text:style-name="AncientGreek_3a__20_Ἀρχαία_20_ἑλληνικά"><text:span text:style-name="T39"> </text:span></text:span><text:span text:style-name="AncientGreek_3a__20_Ἀρχαία_20_ἑλληνικά"><text:span text:style-name="T6">συναθροισμὸς</text:span></text:span><text:span text:style-name="AncientGreek_3a__20_Ἀρχαία_20_ἑλληνικά"><text:span text:style-name="T39"> </text:span></text:span><text:span text:style-name="AncientGreek_3a__20_Ἀρχαία_20_ἑλληνικά"><text:span text:style-name="T6">ἐγένετο</text:span></text:span><text:span text:style-name="AncientGreek_3a__20_Ἀρχαία_20_ἑλληνικά"><text:span text:style-name="T39"> </text:span></text:span><text:span text:style-name="AncientGreek_3a__20_Ἀρχαία_20_ἑλληνικά"><text:span text:style-name="T6">πάντω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ζώων</text:span></text:span><text:span text:style-name="AncientGreek_3a__20_Ἀρχαία_20_ἑλληνικά"><text:span text:style-name="T39"> </text:span></text:span><text:span text:style-name="AncientGreek_3a__20_Ἀρχαία_20_ἑλληνικά"><text:span text:style-name="T6">δοῦναι</text:span></text:span><text:span text:style-name="AncientGreek_3a__20_Ἀρχαία_20_ἑλληνικά"><text:span text:style-name="T39"> </text:span></text:span><text:span text:style-name="AncientGreek_3a__20_Ἀρχαία_20_ἑλληνικά"><text:span text:style-name="T6">δίκ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λαβεῖν</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ἄλληλα</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ύκος</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προβάτῳ</text:span></text:span><text:span text:style-name="AncientGreek_3a__20_Ἀρχαία_20_ἑλληνικά"><text:span text:style-name="T39">, </text:span></text:span><text:span text:style-name="AncientGreek_3a__20_Ἀρχαία_20_ἑλληνικά"><text:span text:style-name="T6">πάρδαλι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ἰγάγρῳ</text:span></text:span><text:span text:style-name="AncientGreek_3a__20_Ἀρχαία_20_ἑλληνικά"><text:span text:style-name="T39">, </text:span></text:span><text:span text:style-name="AncientGreek_3a__20_Ἀρχαία_20_ἑλληνικά"><text:span text:style-name="T6">ἐλάφῳ</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τίγρις</text:span></text:span><text:span text:style-name="AncientGreek_3a__20_Ἀρχαία_20_ἑλληνικά"><text:span text:style-name="T39">, </text:span></text:span><text:span text:style-name="AncientGreek_3a__20_Ἀρχαία_20_ἑλληνικά"><text:span text:style-name="T6">κύω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λαγωῷ</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πτὼξ</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Πολλὰ</text:span></text:span><text:span text:style-name="AncientGreek_3a__20_Ἀρχαία_20_ἑλληνικά"><text:span text:style-name="T39"> </text:span></text:span><text:span text:style-name="AncientGreek_3a__20_Ἀρχαία_20_ἑλληνικά"><text:span text:style-name="T6">ηὐχόμην</text:span></text:span><text:span text:style-name="AncientGreek_3a__20_Ἀρχαία_20_ἑλληνικά"><text:span text:style-name="T39"> </text:span></text:span><text:span text:style-name="AncientGreek_3a__20_Ἀρχαία_20_ἑλληνικά"><text:span text:style-name="T6">ἰδεῖ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ἡμέραν</text:span></text:span><text:span text:style-name="AncientGreek_3a__20_Ἀρχαία_20_ἑλληνικά"><text:span text:style-name="T39"> </text:span></text:span><text:span text:style-name="AncientGreek_3a__20_Ἀρχαία_20_ἑλληνικά"><text:span text:style-name="T6">ταύτην</text:span></text:span><text:span text:style-name="AncientGreek_3a__20_Ἀρχαία_20_ἑλληνικά"><text:span text:style-name="T39">, </text:span></text:span><text:span text:style-name="AncientGreek_3a__20_Ἀρχαία_20_ἑλληνικά"><text:span text:style-name="T6">ἵνα</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βιαίοις</text:span></text:span><text:span text:style-name="AncientGreek_3a__20_Ἀρχαία_20_ἑλληνικά"><text:span text:style-name="T39"> </text:span></text:span><text:span text:style-name="AncientGreek_3a__20_Ἀρχαία_20_ἑλληνικά"><text:span text:style-name="T6">φοβερὰ</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εὐτελῆ</text:span></text:span><text:span text:style-name="AncientGreek_3a__20_Ἀρχαία_20_ἑλληνικά"><text:span text:style-name="T39"> </text:span></text:span><text:span text:style-name="AncientGreek_3a__20_Ἀρχαία_20_ἑλληνικά"><text:span text:style-name="T6">φανῶσιν</text:span></text:span><text:span text:style-name="AncientGreek_3a__20_Ἀρχαία_20_ἑλληνικά"><text:span text:style-name="T39">. »</text:span></text:span></text:p>
            <text:p text:style-name="P37"><text:span text:style-name="AncientGreek_3a__20_Ἀρχαία_20_ἑλληνικά"><text:span text:style-name="T6">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69">LION ROYALTY</text:p>
            <text:p text:style-name="P69">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69"/>
            <text:p text:style-name="P69">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γηράσας</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δυνάμενος</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ἀλκῆς</text:span></text:span><text:span text:style-name="AncientGreek_3a__20_Ἀρχαία_20_ἑλληνικά"><text:span text:style-name="T39"> </text:span></text:span><text:span text:style-name="AncientGreek_3a__20_Ἀρχαία_20_ἑλληνικά"><text:span text:style-name="T6">ἑαυτῷ</text:span></text:span><text:span text:style-name="AncientGreek_3a__20_Ἀρχαία_20_ἑλληνικά"><text:span text:style-name="T39"> </text:span></text:span><text:span text:style-name="AncientGreek_3a__20_Ἀρχαία_20_ἑλληνικά"><text:span text:style-name="T6">τροφὴν</text:span></text:span><text:span text:style-name="AncientGreek_3a__20_Ἀρχαία_20_ἑλληνικά"><text:span text:style-name="T39"> </text:span></text:span><text:span text:style-name="AncientGreek_3a__20_Ἀρχαία_20_ἑλληνικά"><text:span text:style-name="T6">πορίζειν</text:span></text:span><text:span text:style-name="AncientGreek_3a__20_Ἀρχαία_20_ἑλληνικά"><text:span text:style-name="T39"> </text:span></text:span><text:span text:style-name="AncientGreek_3a__20_Ἀρχαία_20_ἑλληνικά"><text:span text:style-name="T6">ἔγνω</text:span></text:span><text:span text:style-name="AncientGreek_3a__20_Ἀρχαία_20_ἑλληνικά"><text:span text:style-name="T39"> </text:span></text:span><text:span text:style-name="AncientGreek_3a__20_Ἀρχαία_20_ἑλληνικά"><text:span text:style-name="T6">δεῖν</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ἐπινοίας</text:span></text:span><text:span text:style-name="AncientGreek_3a__20_Ἀρχαία_20_ἑλληνικά"><text:span text:style-name="T39"> </text:span></text:span><text:span text:style-name="AncientGreek_3a__20_Ἀρχαία_20_ἑλληνικά"><text:span text:style-name="T6">τοῦτο</text:span></text:span><text:span text:style-name="AncientGreek_3a__20_Ἀρχαία_20_ἑλληνικά"><text:span text:style-name="T39"> </text:span></text:span><text:span text:style-name="AncientGreek_3a__20_Ἀρχαία_20_ἑλληνικά"><text:span text:style-name="T6">πρᾶξαι</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δὴ</text:span></text:span><text:span text:style-name="AncientGreek_3a__20_Ἀρχαία_20_ἑλληνικά"><text:span text:style-name="T39"> </text:span></text:span><text:span text:style-name="AncientGreek_3a__20_Ἀρχαία_20_ἑλληνικά"><text:span text:style-name="T6">παραγενόμενος</text:span></text:span><text:span text:style-name="AncientGreek_3a__20_Ἀρχαία_20_ἑλληνικά"><text:span text:style-name="T39"> </text:span></text:span><text:span text:style-name="AncientGreek_3a__20_Ἀρχαία_20_ἑλληνικά"><text:span text:style-name="T6">εἴς</text:span></text:span><text:span text:style-name="AncientGreek_3a__20_Ἀρχαία_20_ἑλληνικά"><text:span text:style-name="T39"> </text:span></text:span><text:span text:style-name="AncientGreek_3a__20_Ἀρχαία_20_ἑλληνικά"><text:span text:style-name="T6">τι</text:span></text:span><text:span text:style-name="AncientGreek_3a__20_Ἀρχαία_20_ἑλληνικά"><text:span text:style-name="T39"> </text:span></text:span><text:span text:style-name="AncientGreek_3a__20_Ἀρχαία_20_ἑλληνικά"><text:span text:style-name="T6">σπήλαιο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ἐνταῦθα</text:span></text:span><text:span text:style-name="AncientGreek_3a__20_Ἀρχαία_20_ἑλληνικά"><text:span text:style-name="T39"> </text:span></text:span><text:span text:style-name="AncientGreek_3a__20_Ἀρχαία_20_ἑλληνικά"><text:span text:style-name="T6">κατακλιθεὶς</text:span></text:span><text:span text:style-name="AncientGreek_3a__20_Ἀρχαία_20_ἑλληνικά"><text:span text:style-name="T39"> </text:span></text:span><text:span text:style-name="AncientGreek_3a__20_Ἀρχαία_20_ἑλληνικά"><text:span text:style-name="T6">προσεποιεῖτο</text:span></text:span><text:span text:style-name="AncientGreek_3a__20_Ἀρχαία_20_ἑλληνικά"><text:span text:style-name="T39"> </text:span></text:span><text:span text:style-name="AncientGreek_3a__20_Ἀρχαία_20_ἑλληνικά"><text:span text:style-name="T6">νοσεῖ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οὕτω</text:span></text:span><text:span text:style-name="AncientGreek_3a__20_Ἀρχαία_20_ἑλληνικά"><text:span text:style-name="T39"> </text:span></text:span><text:span text:style-name="AncientGreek_3a__20_Ἀρχαία_20_ἑλληνικά"><text:span text:style-name="T6">τὰ</text:span></text:span><text:span text:style-name="AncientGreek_3a__20_Ἀρχαία_20_ἑλληνικά"><text:span text:style-name="T39"> </text:span></text:span><text:span text:style-name="AncientGreek_3a__20_Ἀρχαία_20_ἑλληνικά"><text:span text:style-name="T6">παραγενόμενα</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ἐπὶ</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ἐπίσκεψιν</text:span></text:span><text:span text:style-name="AncientGreek_3a__20_Ἀρχαία_20_ἑλληνικά"><text:span text:style-name="T39"> </text:span></text:span><text:span text:style-name="AncientGreek_3a__20_Ἀρχαία_20_ἑλληνικά"><text:span text:style-name="T6">ζῷα</text:span></text:span><text:span text:style-name="AncientGreek_3a__20_Ἀρχαία_20_ἑλληνικά"><text:span text:style-name="T39"> </text:span></text:span><text:span text:style-name="AncientGreek_3a__20_Ἀρχαία_20_ἑλληνικά"><text:span text:style-name="T6">συνλαμβάνων</text:span></text:span><text:span text:style-name="AncientGreek_3a__20_Ἀρχαία_20_ἑλληνικά"><text:span text:style-name="T39"> </text:span></text:span><text:span text:style-name="AncientGreek_3a__20_Ἀρχαία_20_ἑλληνικά"><text:span text:style-name="T6">κατήσθιε</text:span></text:span><text:span text:style-name="AncientGreek_3a__20_Ἀρχαία_20_ἑλληνικά"><text:span text:style-name="T39">. </text:span></text:span><text:span text:style-name="AncientGreek_3a__20_Ἀρχαία_20_ἑλληνικά"><text:span text:style-name="T6">Πολλῶν</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θηρίων</text:span></text:span><text:span text:style-name="AncientGreek_3a__20_Ἀρχαία_20_ἑλληνικά"><text:span text:style-name="T39"> </text:span></text:span><text:span text:style-name="AncientGreek_3a__20_Ἀρχαία_20_ἑλληνικά"><text:span text:style-name="T6">καταναλωθέντων</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text:span></text:span><text:span text:style-name="AncientGreek_3a__20_Ἀρχαία_20_ἑλληνικά"><text:span text:style-name="T6">τὸ</text:span></text:span><text:span text:style-name="AncientGreek_3a__20_Ἀρχαία_20_ἑλληνικά"><text:span text:style-name="T39"> </text:span></text:span><text:span text:style-name="AncientGreek_3a__20_Ἀρχαία_20_ἑλληνικά"><text:span text:style-name="T6">τέχνασμα</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συνεῖσα</text:span></text:span><text:span text:style-name="AncientGreek_3a__20_Ἀρχαία_20_ἑλληνικά"><text:span text:style-name="T39"> </text:span></text:span><text:span text:style-name="AncientGreek_3a__20_Ἀρχαία_20_ἑλληνικά"><text:span text:style-name="T6">παρεγένετο</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στᾶσα</text:span></text:span><text:span text:style-name="AncientGreek_3a__20_Ἀρχαία_20_ἑλληνικά"><text:span text:style-name="T39"> </text:span></text:span><text:span text:style-name="AncientGreek_3a__20_Ἀρχαία_20_ἑλληνικά"><text:span text:style-name="T6">ἄποθε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σπηλαίου</text:span></text:span><text:span text:style-name="AncientGreek_3a__20_Ἀρχαία_20_ἑλληνικά"><text:span text:style-name="T39"> </text:span></text:span><text:span text:style-name="AncientGreek_3a__20_Ἀρχαία_20_ἑλληνικά"><text:span text:style-name="T6">ἐπυνθάνετο</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πῶς</text:span></text:span><text:span text:style-name="AncientGreek_3a__20_Ἀρχαία_20_ἑλληνικά"><text:span text:style-name="T39"> </text:span></text:span><text:span text:style-name="AncientGreek_3a__20_Ἀρχαία_20_ἑλληνικά"><text:span text:style-name="T6">ἔχοι</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εἰπόντος</text:span></text:span><text:span text:style-name="AncientGreek_3a__20_Ἀρχαία_20_ἑλληνικά"><text:span text:style-name="T39">· « </text:span></text:span><text:span text:style-name="AncientGreek_3a__20_Ἀρχαία_20_ἑλληνικά"><text:span text:style-name="T6">Κακῶς</text:span></text:span><text:span text:style-name="AncientGreek_3a__20_Ἀρχαία_20_ἑλληνικά"><text:span text:style-name="T39">, »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αἰτίαν</text:span></text:span><text:span text:style-name="AncientGreek_3a__20_Ἀρχαία_20_ἑλληνικά"><text:span text:style-name="T39"> </text:span></text:span><text:span text:style-name="AncientGreek_3a__20_Ἀρχαία_20_ἑλληνικά"><text:span text:style-name="T6">ἐρομένου</text:span></text:span><text:span text:style-name="AncientGreek_3a__20_Ἀρχαία_20_ἑλληνικά"><text:span text:style-name="T39"> </text:span></text:span><text:span text:style-name="AncientGreek_3a__20_Ἀρχαία_20_ἑλληνικά"><text:span text:style-name="T6">δι᾿</text:span></text:span><text:span text:style-name="AncientGreek_3a__20_Ἀρχαία_20_ἑλληνικά"><text:span text:style-name="T39"> </text:span></text:span><text:span text:style-name="AncientGreek_3a__20_Ἀρχαία_20_ἑλληνικά"><text:span text:style-name="T6">ἣν</text:span></text:span><text:span text:style-name="AncientGreek_3a__20_Ἀρχαία_20_ἑλληνικά"><text:span text:style-name="T39"> </text:span></text:span><text:span text:style-name="AncientGreek_3a__20_Ἀρχαία_20_ἑλληνικά"><text:span text:style-name="T6">οὐκ</text:span></text:span><text:span text:style-name="AncientGreek_3a__20_Ἀρχαία_20_ἑλληνικά"><text:span text:style-name="T39"> </text:span></text:span><text:span text:style-name="AncientGreek_3a__20_Ἀρχαία_20_ἑλληνικά"><text:span text:style-name="T6">εἴσεισιν</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λλ᾿</text:span></text:span><text:span text:style-name="AncientGreek_3a__20_Ἀρχαία_20_ἑλληνικά"><text:span text:style-name="T39"> </text:span></text:span><text:span text:style-name="AncientGreek_3a__20_Ἀρχαία_20_ἑλληνικά"><text:span text:style-name="T6">ἔγωγε</text:span></text:span><text:span text:style-name="AncientGreek_3a__20_Ἀρχαία_20_ἑλληνικά"><text:span text:style-name="T39"> </text:span></text:span><text:span text:style-name="AncientGreek_3a__20_Ἀρχαία_20_ἑλληνικά"><text:span text:style-name="T6">εἰσῆλθον</text:span></text:span><text:span text:style-name="AncientGreek_3a__20_Ἀρχαία_20_ἑλληνικά"><text:span text:style-name="T39"> </text:span></text:span><text:span text:style-name="AncientGreek_3a__20_Ἀρχαία_20_ἑλληνικά"><text:span text:style-name="T6">ἄν</text:span></text:span><text:span text:style-name="AncientGreek_3a__20_Ἀρχαία_20_ἑλληνικά"><text:span text:style-name="T39">,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ἑώρων</text:span></text:span><text:span text:style-name="AncientGreek_3a__20_Ἀρχαία_20_ἑλληνικά"><text:span text:style-name="T39"> </text:span></text:span><text:span text:style-name="AncientGreek_3a__20_Ἀρχαία_20_ἑλληνικά"><text:span text:style-name="T6">πολλῶν</text:span></text:span><text:span text:style-name="AncientGreek_3a__20_Ἀρχαία_20_ἑλληνικά"><text:span text:style-name="T39"> </text:span></text:span><text:span text:style-name="AncientGreek_3a__20_Ἀρχαία_20_ἑλληνικά"><text:span text:style-name="T6">εἰσιόντων</text:span></text:span><text:span text:style-name="AncientGreek_3a__20_Ἀρχαία_20_ἑλληνικά"><text:span text:style-name="T39"> </text:span></text:span><text:span text:style-name="AncientGreek_3a__20_Ἀρχαία_20_ἑλληνικά"><text:span text:style-name="T6">ἴχνη</text:span></text:span><text:span text:style-name="AncientGreek_3a__20_Ἀρχαία_20_ἑλληνικά"><text:span text:style-name="T39">, </text:span></text:span><text:span text:style-name="AncientGreek_3a__20_Ἀρχαία_20_ἑλληνικά"><text:span text:style-name="T6">ἐξιόντο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οὐδενός</text:span></text:span><text:span text:style-name="AncientGreek_3a__20_Ἀρχαία_20_ἑλληνικά"><text:span text:style-name="T39">. »</text:span></text:span></text:p>
            <text:p text:style-name="P64"><text:span text:style-name="AncientGreek_3a__20_Ἀρχαία_20_ἑλληνικά"><text:span text:style-name="T6">Οὕτως οἱ φρόνιμοι τῶν ἀνθρώπων ἐκ τεκμηρίων προορώμενοι τοὺς κινδύνους ἐκφεύγουσιν.</text:span></text:span></text:p>
          </table:table-cell>
          <table:table-cell table:style-name="Table1.A1" office:value-type="string">
            <text:p text:style-name="P69">THE AGED LION AND THE FOX</text:p>
            <text:p text:style-name="P37"><text:span text:style-name="Default_20_Paragraph_20_Font"><text:span text:style-name="T8">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9">»</text:span></text:span></text:p>
            <text:p text:style-name="P72"/>
            <text:p text:style-name="P69">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γεωργοῦ</text:span></text:span><text:span text:style-name="AncientGreek_3a__20_Ἀρχαία_20_ἑλληνικά"><text:span text:style-name="T39"> </text:span></text:span><text:span text:style-name="AncientGreek_3a__20_Ἀρχαία_20_ἑλληνικά"><text:span text:style-name="T6">ἔπαυλιν</text:span></text:span><text:span text:style-name="AncientGreek_3a__20_Ἀρχαία_20_ἑλληνικά"><text:span text:style-name="T39"> </text:span></text:span><text:span text:style-name="AncientGreek_3a__20_Ἀρχαία_20_ἑλληνικά"><text:span text:style-name="T6">εἰσῆλθεν</text:span></text:span><text:span text:style-name="AncientGreek_3a__20_Ἀρχαία_20_ἑλληνικά"><text:span text:style-name="T39">. </text:span></text:span><text:span text:style-name="AncientGreek_3a__20_Ἀρχαία_20_ἑλληνικά"><text:span text:style-name="T6">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6">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69">THE CLOSED LION AND THE PLOWMAN</text:p>
            <text:p text:style-name="P69">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69"/>
            <text:p text:style-name="P69">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ἐρασθεὶς</text:span></text:span><text:span text:style-name="AncientGreek_3a__20_Ἀρχαία_20_ἑλληνικά"><text:span text:style-name="T39"> </text:span></text:span><text:span text:style-name="AncientGreek_3a__20_Ἀρχαία_20_ἑλληνικά"><text:span text:style-name="T6">γεωργοῦ</text:span></text:span><text:span text:style-name="AncientGreek_3a__20_Ἀρχαία_20_ἑλληνικά"><text:span text:style-name="T39"> </text:span></text:span><text:span text:style-name="AncientGreek_3a__20_Ἀρχαία_20_ἑλληνικά"><text:span text:style-name="T6">θυγατρός</text:span></text:span><text:span text:style-name="AncientGreek_3a__20_Ἀρχαία_20_ἑλληνικά"><text:span text:style-name="T39">, </text:span></text:span><text:span text:style-name="AncientGreek_3a__20_Ἀρχαία_20_ἑλληνικά"><text:span text:style-name="T6">ταύτην</text:span></text:span><text:span text:style-name="AncientGreek_3a__20_Ἀρχαία_20_ἑλληνικά"><text:span text:style-name="T39"> </text:span></text:span><text:span text:style-name="AncientGreek_3a__20_Ἀρχαία_20_ἑλληνικά"><text:span text:style-name="T6">ἐμνηστεύσατο</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ἐκδοῦναι</text:span></text:span><text:span text:style-name="AncientGreek_3a__20_Ἀρχαία_20_ἑλληνικά"><text:span text:style-name="T39"> </text:span></text:span><text:span text:style-name="AncientGreek_3a__20_Ἀρχαία_20_ἑλληνικά"><text:span text:style-name="T6">θηρίῳ</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θυγατέρα</text:span></text:span><text:span text:style-name="AncientGreek_3a__20_Ἀρχαία_20_ἑλληνικά"><text:span text:style-name="T39"> </text:span></text:span><text:span text:style-name="AncientGreek_3a__20_Ἀρχαία_20_ἑλληνικά"><text:span text:style-name="T6">ὑπομένων</text:span></text:span><text:span text:style-name="AncientGreek_3a__20_Ἀρχαία_20_ἑλληνικά"><text:span text:style-name="T39">, </text:span></text:span><text:span text:style-name="AncientGreek_3a__20_Ἀρχαία_20_ἑλληνικά"><text:span text:style-name="T6">μηδὲ</text:span></text:span><text:span text:style-name="AncientGreek_3a__20_Ἀρχαία_20_ἑλληνικά"><text:span text:style-name="T39"> </text:span></text:span><text:span text:style-name="AncientGreek_3a__20_Ἀρχαία_20_ἑλληνικά"><text:span text:style-name="T6">ἀρνήσασθαι</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φόβον</text:span></text:span><text:span text:style-name="AncientGreek_3a__20_Ἀρχαία_20_ἑλληνικά"><text:span text:style-name="T39"> </text:span></text:span><text:span text:style-name="AncientGreek_3a__20_Ἀρχαία_20_ἑλληνικά"><text:span text:style-name="T6">δυνάμενος</text:span></text:span><text:span text:style-name="AncientGreek_3a__20_Ἀρχαία_20_ἑλληνικά"><text:span text:style-name="T39"> </text:span></text:span><text:span text:style-name="AncientGreek_3a__20_Ἀρχαία_20_ἑλληνικά"><text:span text:style-name="T6">τοιοῦτόν</text:span></text:span><text:span text:style-name="AncientGreek_3a__20_Ἀρχαία_20_ἑλληνικά"><text:span text:style-name="T39"> </text:span></text:span><text:span text:style-name="AncientGreek_3a__20_Ἀρχαία_20_ἑλληνικά"><text:span text:style-name="T6">τι</text:span></text:span><text:span text:style-name="AncientGreek_3a__20_Ἀρχαία_20_ἑλληνικά"><text:span text:style-name="T39"> </text:span></text:span><text:span text:style-name="AncientGreek_3a__20_Ἀρχαία_20_ἑλληνικά"><text:span text:style-name="T6">ἐπενόησεν</text:span></text:span><text:span text:style-name="AncientGreek_3a__20_Ἀρχαία_20_ἑλληνικά"><text:span text:style-name="T39">. </text:span></text:span><text:span text:style-name="AncientGreek_3a__20_Ἀρχαία_20_ἑλληνικά"><text:span text:style-name="T6">Ἐπειδὴ</text:span></text:span><text:span text:style-name="AncientGreek_3a__20_Ἀρχαία_20_ἑλληνικά"><text:span text:style-name="T39"> </text:span></text:span><text:span text:style-name="AncientGreek_3a__20_Ἀρχαία_20_ἑλληνικά"><text:span text:style-name="T6">συνεχῶς</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ἐπέκειτο</text:span></text:span><text:span text:style-name="AncientGreek_3a__20_Ἀρχαία_20_ἑλληνικά"><text:span text:style-name="T39">, </text:span></text:span><text:span text:style-name="AncientGreek_3a__20_Ἀρχαία_20_ἑλληνικά"><text:span text:style-name="T6">ἔλεγεν</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νυμφίον</text:span></text:span><text:span text:style-name="AncientGreek_3a__20_Ἀρχαία_20_ἑλληνικά"><text:span text:style-name="T39"> </text:span></text:span><text:span text:style-name="AncientGreek_3a__20_Ἀρχαία_20_ἑλληνικά"><text:span text:style-name="T6">μὲν</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ἄξιον</text:span></text:span><text:span text:style-name="AncientGreek_3a__20_Ἀρχαία_20_ἑλληνικά"><text:span text:style-name="T39"> </text:span></text:span><text:span text:style-name="AncientGreek_3a__20_Ἀρχαία_20_ἑλληνικά"><text:span text:style-name="T6">τῆς</text:span></text:span><text:span text:style-name="AncientGreek_3a__20_Ἀρχαία_20_ἑλληνικά"><text:span text:style-name="T39"> </text:span></text:span><text:span text:style-name="AncientGreek_3a__20_Ἀρχαία_20_ἑλληνικά"><text:span text:style-name="T6">θυγατρὸς</text:span></text:span><text:span text:style-name="AncientGreek_3a__20_Ἀρχαία_20_ἑλληνικά"><text:span text:style-name="T39"> </text:span></text:span><text:span text:style-name="AncientGreek_3a__20_Ἀρχαία_20_ἑλληνικά"><text:span text:style-name="T6">δοκιμάζει</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ἄλλως</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ῷ</text:span></text:span><text:span text:style-name="AncientGreek_3a__20_Ἀρχαία_20_ἑλληνικά"><text:span text:style-name="T39"> </text:span></text:span><text:span text:style-name="AncientGreek_3a__20_Ἀρχαία_20_ἑλληνικά"><text:span text:style-name="T6">δύνασθαι</text:span></text:span><text:span text:style-name="AncientGreek_3a__20_Ἀρχαία_20_ἑλληνικά"><text:span text:style-name="T39"> </text:span></text:span><text:span text:style-name="AncientGreek_3a__20_Ἀρχαία_20_ἑλληνικά"><text:span text:style-name="T6">ἐκδοῦναι</text:span></text:span><text:span text:style-name="AncientGreek_3a__20_Ἀρχαία_20_ἑλληνικά"><text:span text:style-name="T39">, </text:span></text:span><text:span text:style-name="AncientGreek_3a__20_Ἀρχαία_20_ἑλληνικά"><text:span text:style-name="T6">ἐὰν</text:span></text:span><text:span text:style-name="AncientGreek_3a__20_Ἀρχαία_20_ἑλληνικά"><text:span text:style-name="T39"> </text:span></text:span><text:span text:style-name="AncientGreek_3a__20_Ἀρχαία_20_ἑλληνικά"><text:span text:style-name="T6">μὴ</text:span></text:span><text:span text:style-name="AncientGreek_3a__20_Ἀρχαία_20_ἑλληνικά"><text:span text:style-name="T39"> </text:span></text:span><text:span text:style-name="AncientGreek_3a__20_Ἀρχαία_20_ἑλληνικά"><text:span text:style-name="T6">τούς</text:span></text:span><text:span text:style-name="AncientGreek_3a__20_Ἀρχαία_20_ἑλληνικά"><text:span text:style-name="T39"> </text:span></text:span><text:span text:style-name="AncientGreek_3a__20_Ἀρχαία_20_ἑλληνικά"><text:span text:style-name="T6">τε</text:span></text:span><text:span text:style-name="AncientGreek_3a__20_Ἀρχαία_20_ἑλληνικά"><text:span text:style-name="T39"> </text:span></text:span><text:span text:style-name="AncientGreek_3a__20_Ἀρχαία_20_ἑλληνικά"><text:span text:style-name="T6">ὀδόντας</text:span></text:span><text:span text:style-name="AncientGreek_3a__20_Ἀρχαία_20_ἑλληνικά"><text:span text:style-name="T39"> </text:span></text:span><text:span text:style-name="AncientGreek_3a__20_Ἀρχαία_20_ἑλληνικά"><text:span text:style-name="T6">ἐξέλῃ</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τοὺς</text:span></text:span><text:span text:style-name="AncientGreek_3a__20_Ἀρχαία_20_ἑλληνικά"><text:span text:style-name="T39"> </text:span></text:span><text:span text:style-name="AncientGreek_3a__20_Ἀρχαία_20_ἑλληνικά"><text:span text:style-name="T6">ὄνυχας</text:span></text:span><text:span text:style-name="AncientGreek_3a__20_Ἀρχαία_20_ἑλληνικά"><text:span text:style-name="T39"> </text:span></text:span><text:span text:style-name="AncientGreek_3a__20_Ἀρχαία_20_ἑλληνικά"><text:span text:style-name="T6">ἐκτέμῃ</text:span></text:span><text:span text:style-name="AncientGreek_3a__20_Ἀρχαία_20_ἑλληνικά"><text:span text:style-name="T39">· </text:span></text:span><text:span text:style-name="AncientGreek_3a__20_Ἀρχαία_20_ἑλληνικά"><text:span text:style-name="T6">τούτους</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δεδοικέναι</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κόρην</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ῥᾳδίως</text:span></text:span><text:span text:style-name="AncientGreek_3a__20_Ἀρχαία_20_ἑλληνικά"><text:span text:style-name="T39"> </text:span></text:span><text:span text:style-name="AncientGreek_3a__20_Ἀρχαία_20_ἑλληνικά"><text:span text:style-name="T6">διὰ</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ἔρωτα</text:span></text:span><text:span text:style-name="AncientGreek_3a__20_Ἀρχαία_20_ἑλληνικά"><text:span text:style-name="T39"> </text:span></text:span><text:span text:style-name="AncientGreek_3a__20_Ἀρχαία_20_ἑλληνικά"><text:span text:style-name="T6">ἑκάτερα</text:span></text:span><text:span text:style-name="AncientGreek_3a__20_Ἀρχαία_20_ἑλληνικά"><text:span text:style-name="T39"> </text:span></text:span><text:span text:style-name="AncientGreek_3a__20_Ἀρχαία_20_ἑλληνικά"><text:span text:style-name="T6">ὑπομείναντο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γεωργὸς</text:span></text:span><text:span text:style-name="AncientGreek_3a__20_Ἀρχαία_20_ἑλληνικά"><text:span text:style-name="T39"> </text:span></text:span><text:span text:style-name="AncientGreek_3a__20_Ἀρχαία_20_ἑλληνικά"><text:span text:style-name="T6">καταφρονήσας</text:span></text:span><text:span text:style-name="AncientGreek_3a__20_Ἀρχαία_20_ἑλληνικά"><text:span text:style-name="T39"> </text:span></text:span><text:span text:style-name="AncientGreek_3a__20_Ἀρχαία_20_ἑλληνικά"><text:span text:style-name="T6">αὐτοῦ</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παρεγένετο</text:span></text:span><text:span text:style-name="AncientGreek_3a__20_Ἀρχαία_20_ἑλληνικά"><text:span text:style-name="T39"> </text:span></text:span><text:span text:style-name="AncientGreek_3a__20_Ἀρχαία_20_ἑλληνικά"><text:span text:style-name="T6">πρὸς</text:span></text:span><text:span text:style-name="AncientGreek_3a__20_Ἀρχαία_20_ἑλληνικά"><text:span text:style-name="T39"> </text:span></text:span><text:span text:style-name="AncientGreek_3a__20_Ἀρχαία_20_ἑλληνικά"><text:span text:style-name="T6">αὐτόν</text:span></text:span><text:span text:style-name="AncientGreek_3a__20_Ἀρχαία_20_ἑλληνικά"><text:span text:style-name="T39">, </text:span></text:span><text:span text:style-name="AncientGreek_3a__20_Ἀρχαία_20_ἑλληνικά"><text:span text:style-name="T6">ῥοπάλοις</text:span></text:span><text:span text:style-name="AncientGreek_3a__20_Ἀρχαία_20_ἑλληνικά"><text:span text:style-name="T39"> </text:span></text:span><text:span text:style-name="AncientGreek_3a__20_Ἀρχαία_20_ἑλληνικά"><text:span text:style-name="T6">αὐτὸν</text:span></text:span><text:span text:style-name="AncientGreek_3a__20_Ἀρχαία_20_ἑλληνικά"><text:span text:style-name="T39"> </text:span></text:span><text:span text:style-name="AncientGreek_3a__20_Ἀρχαία_20_ἑλληνικά"><text:span text:style-name="T6">παίων</text:span></text:span><text:span text:style-name="AncientGreek_3a__20_Ἀρχαία_20_ἑλληνικά"><text:span text:style-name="T39"> </text:span></text:span><text:span text:style-name="AncientGreek_3a__20_Ἀρχαία_20_ἑλληνικά"><text:span text:style-name="T6">ἐξήλασεν</text:span></text:span><text:span text:style-name="AncientGreek_3a__20_Ἀρχαία_20_ἑλληνικά"><text:span text:style-name="T39">.</text:span></text:span></text:p>
            <text:p text:style-name="P37"><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λόγος</text:span></text:span><text:span text:style-name="AncientGreek_3a__20_Ἀρχαία_20_ἑλληνικά"><text:span text:style-name="T39"> </text:span></text:span><text:span text:style-name="AncientGreek_3a__20_Ἀρχαία_20_ἑλληνικά"><text:span text:style-name="T6">δηλοῖ</text:span></text:span><text:span text:style-name="AncientGreek_3a__20_Ἀρχαία_20_ἑλληνικά"><text:span text:style-name="T39"> </text:span></text:span><text:span text:style-name="AncientGreek_3a__20_Ἀρχαία_20_ἑλληνικά"><text:span text:style-name="T6">ὅτι</text:span></text:span><text:span text:style-name="AncientGreek_3a__20_Ἀρχαία_20_ἑλληνικά"><text:span text:style-name="T39"> </text:span></text:span><text:span text:style-name="AncientGreek_3a__20_Ἀρχαία_20_ἑλληνικά"><text:span text:style-name="T6">οἱ</text:span></text:span><text:span text:style-name="AncientGreek_3a__20_Ἀρχαία_20_ἑλληνικά"><text:span text:style-name="T39"> </text:span></text:span><text:span text:style-name="AncientGreek_3a__20_Ἀρχαία_20_ἑλληνικά"><text:span text:style-name="T6">ῥᾳδίως</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πέλας</text:span></text:span><text:span text:style-name="AncientGreek_3a__20_Ἀρχαία_20_ἑλληνικά"><text:span text:style-name="T39"> </text:span></text:span><text:span text:style-name="AncientGreek_3a__20_Ἀρχαία_20_ἑλληνικά"><text:span text:style-name="T6">πιστεύοντες</text:span></text:span><text:span text:style-name="AncientGreek_3a__20_Ἀρχαία_20_ἑλληνικά"><text:span text:style-name="T39">, </text:span></text:span><text:span text:style-name="AncientGreek_3a__20_Ἀρχαία_20_ἑλληνικά"><text:span text:style-name="T6">ὅταν</text:span></text:span><text:span text:style-name="AncientGreek_3a__20_Ἀρχαία_20_ἑλληνικά"><text:span text:style-name="T39"> </text:span></text:span><text:span text:style-name="AncientGreek_3a__20_Ἀρχαία_20_ἑλληνικά"><text:span text:style-name="T6">τῶν</text:span></text:span><text:span text:style-name="AncientGreek_3a__20_Ἀρχαία_20_ἑλληνικά"><text:span text:style-name="T39"> </text:span></text:span><text:span text:style-name="AncientGreek_3a__20_Ἀρχαία_20_ἑλληνικά"><text:span text:style-name="T6">ἰδίων</text:span></text:span><text:span text:style-name="AncientGreek_3a__20_Ἀρχαία_20_ἑλληνικά"><text:span text:style-name="T39"> </text:span></text:span><text:span text:style-name="AncientGreek_3a__20_Ἀρχαία_20_ἑλληνικά"><text:span text:style-name="T6">πλεονεκτημάτων</text:span></text:span><text:span text:style-name="AncientGreek_3a__20_Ἀρχαία_20_ἑλληνικά"><text:span text:style-name="T39"> </text:span></text:span><text:span text:style-name="AncientGreek_3a__20_Ἀρχαία_20_ἑλληνικά"><text:span text:style-name="T6">ἑαυτοὺς</text:span></text:span><text:span text:style-name="AncientGreek_3a__20_Ἀρχαία_20_ἑλληνικά"><text:span text:style-name="T39"> </text:span></text:span><text:span text:style-name="AncientGreek_3a__20_Ἀρχαία_20_ἑλληνικά"><text:span text:style-name="T6">ἀπογυμνώσωσιν</text:span></text:span><text:span text:style-name="AncientGreek_3a__20_Ἀρχαία_20_ἑλληνικά"><text:span text:style-name="T39">, </text:span></text:span><text:span text:style-name="AncientGreek_3a__20_Ἀρχαία_20_ἑλληνικά"><text:span text:style-name="T6">εὐάλωτοι</text:span></text:span><text:span text:style-name="AncientGreek_3a__20_Ἀρχαία_20_ἑλληνικά"><text:span text:style-name="T39"> </text:span></text:span><text:span text:style-name="AncientGreek_3a__20_Ἀρχαία_20_ἑλληνικά"><text:span text:style-name="T6">τούτοις</text:span></text:span><text:span text:style-name="AncientGreek_3a__20_Ἀρχαία_20_ἑλληνικά"><text:span text:style-name="T39"> </text:span></text:span><text:span text:style-name="AncientGreek_3a__20_Ἀρχαία_20_ἑλληνικά"><text:span text:style-name="T6">γίνονται</text:span></text:span><text:span text:style-name="AncientGreek_3a__20_Ἀρχαία_20_ἑλληνικά"><text:span text:style-name="T39"> </text:span></text:span><text:span text:style-name="AncientGreek_3a__20_Ἀρχαία_20_ἑλληνικά"><text:span text:style-name="T6">οἷς</text:span></text:span><text:span text:style-name="AncientGreek_3a__20_Ἀρχαία_20_ἑλληνικά"><text:span text:style-name="T39"> </text:span></text:span><text:span text:style-name="AncientGreek_3a__20_Ἀρχαία_20_ἑλληνικά"><text:span text:style-name="T6">πρότερον</text:span></text:span><text:span text:style-name="AncientGreek_3a__20_Ἀρχαία_20_ἑλληνικά"><text:span text:style-name="T39"> </text:span></text:span><text:span text:style-name="AncientGreek_3a__20_Ἀρχαία_20_ἑλληνικά"><text:span text:style-name="T6">φοβεροὶ</text:span></text:span><text:span text:style-name="AncientGreek_3a__20_Ἀρχαία_20_ἑλληνικά"><text:span text:style-name="T39"> </text:span></text:span><text:span text:style-name="AncientGreek_3a__20_Ἀρχαία_20_ἑλληνικά"><text:span text:style-name="T6">καθεστήκεσαν</text:span></text:span><text:span text:style-name="AncientGreek_3a__20_Ἀρχαία_20_ἑλληνικά"><text:span text:style-name="T39">.</text:span></text:span></text:p>
          </table:table-cell>
          <table:table-cell table:style-name="Table1.A1" office:value-type="string">
            <text:p text:style-name="P69">THE LOVED LION AND THE PLOWMAN</text:p>
            <text:p text:style-name="P69">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69"/>
            <text:p text:style-name="P69">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νοσήσας</text:span></text:span><text:span text:style-name="AncientGreek_3a__20_Ἀρχαία_20_ἑλληνικά"><text:span text:style-name="T39"> </text:span></text:span><text:span text:style-name="AncientGreek_3a__20_Ἀρχαία_20_ἑλληνικά"><text:span text:style-name="T6">ἔκειτο</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φάραγγι</text:span></text:span><text:span text:style-name="AncientGreek_3a__20_Ἀρχαία_20_ἑλληνικά"><text:span text:style-name="T39">· </text:span></text:span><text:span text:style-name="AncientGreek_3a__20_Ἀρχαία_20_ἑλληνικά"><text:span text:style-name="T6">τῇ</text:span></text:span><text:span text:style-name="AncientGreek_3a__20_Ἀρχαία_20_ἑλληνικά"><text:span text:style-name="T39"> </text:span></text:span><text:span text:style-name="AncientGreek_3a__20_Ἀρχαία_20_ἑλληνικά"><text:span text:style-name="T6">προσφιλεῖ</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λώπεκι</text:span></text:span><text:span text:style-name="AncientGreek_3a__20_Ἀρχαία_20_ἑλληνικά"><text:span text:style-name="T39">, </text:span></text:span><text:span text:style-name="AncientGreek_3a__20_Ἀρχαία_20_ἑλληνικά"><text:span text:style-name="T6">ᾗ</text:span></text:span><text:span text:style-name="AncientGreek_3a__20_Ἀρχαία_20_ἑλληνικά"><text:span text:style-name="T39"> </text:span></text:span><text:span text:style-name="AncientGreek_3a__20_Ἀρχαία_20_ἑλληνικά"><text:span text:style-name="T6">προσωμίλει</text:span></text:span><text:span text:style-name="AncientGreek_3a__20_Ἀρχαία_20_ἑλληνικά"><text:span text:style-name="T39">, </text:span></text:span><text:span text:style-name="AncientGreek_3a__20_Ἀρχαία_20_ἑλληνικά"><text:span text:style-name="T6">εἶπεν</text:span></text:span><text:span text:style-name="AncientGreek_3a__20_Ἀρχαία_20_ἑλληνικά"><text:span text:style-name="T39">· « </text:span></text:span><text:span text:style-name="AncientGreek_3a__20_Ἀρχαία_20_ἑλληνικά"><text:span text:style-name="T6">εἰ</text:span></text:span><text:span text:style-name="AncientGreek_3a__20_Ἀρχαία_20_ἑλληνικά"><text:span text:style-name="T39"> </text:span></text:span><text:span text:style-name="AncientGreek_3a__20_Ἀρχαία_20_ἑλληνικά"><text:span text:style-name="T6">θέλεις</text:span></text:span><text:span text:style-name="AncientGreek_3a__20_Ἀρχαία_20_ἑλληνικά"><text:span text:style-name="T39"> </text:span></text:span><text:span text:style-name="AncientGreek_3a__20_Ἀρχαία_20_ἑλληνικά"><text:span text:style-name="T6">ὑγιᾶναί</text:span></text:span><text:span text:style-name="AncientGreek_3a__20_Ἀρχαία_20_ἑλληνικά"><text:span text:style-name="T39"> </text:span></text:span><text:span text:style-name="AncientGreek_3a__20_Ἀρχαία_20_ἑλληνικά"><text:span text:style-name="T6">με</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ζῆ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ἔλαφο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μεγίστην</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τὸν</text:span></text:span><text:span text:style-name="AncientGreek_3a__20_Ἀρχαία_20_ἑλληνικά"><text:span text:style-name="T39"> </text:span></text:span><text:span text:style-name="AncientGreek_3a__20_Ἀρχαία_20_ἑλληνικά"><text:span text:style-name="T6">δρυμὸν</text:span></text:span><text:span text:style-name="AncientGreek_3a__20_Ἀρχαία_20_ἑλληνικά"><text:span text:style-name="T39"> </text:span></text:span><text:span text:style-name="AncientGreek_3a__20_Ἀρχαία_20_ἑλληνικά"><text:span text:style-name="T6">οἰκοῦσαν</text:span></text:span><text:span text:style-name="AncientGreek_3a__20_Ἀρχαία_20_ἑλληνικά"><text:span text:style-name="T39"> </text:span></text:span><text:span text:style-name="AncientGreek_3a__20_Ἀρχαία_20_ἑλληνικά"><text:span text:style-name="T6">τοῖς</text:span></text:span><text:span text:style-name="AncientGreek_3a__20_Ἀρχαία_20_ἑλληνικά"><text:span text:style-name="T39"> </text:span></text:span><text:span text:style-name="AncientGreek_3a__20_Ἀρχαία_20_ἑλληνικά"><text:span text:style-name="T6">γλυκέσι</text:span></text:span><text:span text:style-name="AncientGreek_3a__20_Ἀρχαία_20_ἑλληνικά"><text:span text:style-name="T39"> </text:span></text:span><text:span text:style-name="AncientGreek_3a__20_Ἀρχαία_20_ἑλληνικά"><text:span text:style-name="T6">σου</text:span></text:span><text:span text:style-name="AncientGreek_3a__20_Ἀρχαία_20_ἑλληνικά"><text:span text:style-name="T39"> </text:span></text:span><text:span text:style-name="AncientGreek_3a__20_Ἀρχαία_20_ἑλληνικά"><text:span text:style-name="T6">λόγοις</text:span></text:span><text:span text:style-name="AncientGreek_3a__20_Ἀρχαία_20_ἑλληνικά"><text:span text:style-name="T39"> </text:span></text:span><text:span text:style-name="AncientGreek_3a__20_Ἀρχαία_20_ἑλληνικά"><text:span text:style-name="T6">ἐξαπατήσασα</text:span></text:span><text:span text:style-name="AncientGreek_3a__20_Ἀρχαία_20_ἑλληνικά"><text:span text:style-name="T39"> </text:span></text:span><text:span text:style-name="AncientGreek_3a__20_Ἀρχαία_20_ἑλληνικά"><text:span text:style-name="T6">ἄγε</text:span></text:span><text:span text:style-name="AncientGreek_3a__20_Ἀρχαία_20_ἑλληνικά"><text:span text:style-name="T39"> </text:span></text:span><text:span text:style-name="AncientGreek_3a__20_Ἀρχαία_20_ἑλληνικά"><text:span text:style-name="T6">εἰς</text:span></text:span><text:span text:style-name="AncientGreek_3a__20_Ἀρχαία_20_ἑλληνικά"><text:span text:style-name="T39"> </text:span></text:span><text:span text:style-name="AncientGreek_3a__20_Ἀρχαία_20_ἑλληνικά"><text:span text:style-name="T6">ἐμὰς</text:span></text:span><text:span text:style-name="AncientGreek_3a__20_Ἀρχαία_20_ἑλληνικά"><text:span text:style-name="T39"> </text:span></text:span><text:span text:style-name="AncientGreek_3a__20_Ἀρχαία_20_ἑλληνικά"><text:span text:style-name="T6">χεῖρας</text:span></text:span><text:span text:style-name="AncientGreek_3a__20_Ἀρχαία_20_ἑλληνικά"><text:span text:style-name="T39">· </text:span></text:span><text:span text:style-name="AncientGreek_3a__20_Ἀρχαία_20_ἑλληνικά"><text:span text:style-name="T6">ἐπιθυμῶ</text:span></text:span><text:span text:style-name="AncientGreek_3a__20_Ἀρχαία_20_ἑλληνικά"><text:span text:style-name="T39"> </text:span></text:span><text:span text:style-name="AncientGreek_3a__20_Ἀρχαία_20_ἑλληνικά"><text:span text:style-name="T6">γὰρ</text:span></text:span><text:span text:style-name="AncientGreek_3a__20_Ἀρχαία_20_ἑλληνικά"><text:span text:style-name="T39"> </text:span></text:span><text:span text:style-name="AncientGreek_3a__20_Ἀρχαία_20_ἑλληνικά"><text:span text:style-name="T6">αὐτῆς</text:span></text:span><text:span text:style-name="AncientGreek_3a__20_Ἀρχαία_20_ἑλληνικά"><text:span text:style-name="T39"> </text:span></text:span><text:span text:style-name="AncientGreek_3a__20_Ἀρχαία_20_ἑλληνικά"><text:span text:style-name="T6">ἐγκάτων</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καρδίας</text:span></text:span><text:span text:style-name="AncientGreek_3a__20_Ἀρχαία_20_ἑλληνικά"><text:span text:style-name="T39">. » </text:span></text:span><text:span text:style-name="AncientGreek_3a__20_Ἀρχαία_20_ἑλληνικά"><text:span text:style-name="T6">Ἡ</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ἀλώπηξ</text:span></text:span><text:span text:style-name="AncientGreek_3a__20_Ἀρχαία_20_ἑλληνικά"><text:span text:style-name="T39"> </text:span></text:span><text:span text:style-name="AncientGreek_3a__20_Ἀρχαία_20_ἑλληνικά"><text:span text:style-name="T6">ἀπελθοῦσα</text:span></text:span><text:span text:style-name="AncientGreek_3a__20_Ἀρχαία_20_ἑλληνικά"><text:span text:style-name="T39"> </text:span></text:span><text:span text:style-name="AncientGreek_3a__20_Ἀρχαία_20_ἑλληνικά"><text:span text:style-name="T6">εὗρε</text:span></text:span><text:span text:style-name="AncientGreek_3a__20_Ἀρχαία_20_ἑλληνικά"><text:span text:style-name="T39"> </text:span></text:span><text:span text:style-name="AncientGreek_3a__20_Ἀρχαία_20_ἑλληνικά"><text:span text:style-name="T6">τὴν</text:span></text:span><text:span text:style-name="AncientGreek_3a__20_Ἀρχαία_20_ἑλληνικά"><text:span text:style-name="T39"> </text:span></text:span><text:span text:style-name="AncientGreek_3a__20_Ἀρχαία_20_ἑλληνικά"><text:span text:style-name="T6">ἔλαφον</text:span></text:span><text:span text:style-name="AncientGreek_3a__20_Ἀρχαία_20_ἑλληνικά"><text:span text:style-name="T39"> </text:span></text:span><text:span text:style-name="AncientGreek_3a__20_Ἀρχαία_20_ἑλληνικά"><text:span text:style-name="T6">σκιρτῶσαν</text:span></text:span><text:span text:style-name="AncientGreek_3a__20_Ἀρχαία_20_ἑλληνικά"><text:span text:style-name="T39"> </text:span></text:span><text:span text:style-name="AncientGreek_3a__20_Ἀρχαία_20_ἑλληνικά"><text:span text:style-name="T6">ἐν</text:span></text:span><text:span text:style-name="AncientGreek_3a__20_Ἀρχαία_20_ἑλληνικά"><text:span text:style-name="T39"> </text:span></text:span><text:span text:style-name="AncientGreek_3a__20_Ἀρχαία_20_ἑλληνικά"><text:span text:style-name="T6">τᾶς</text:span></text:span><text:span text:style-name="AncientGreek_3a__20_Ἀρχαία_20_ἑλληνικά"><text:span text:style-name="T39"> </text:span></text:span><text:span text:style-name="AncientGreek_3a__20_Ἀρχαία_20_ἑλληνικά"><text:span text:style-name="T6">ὕλαις</text:span></text:span><text:span text:style-name="AncientGreek_3a__20_Ἀρχαία_20_ἑλληνικά"><text:span text:style-name="T39">· </text:span></text:span><text:span text:style-name="AncientGreek_3a__20_Ἀρχαία_20_ἑλληνικά"><text:span text:style-name="T6">προσπαίσασα</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αὐτῇ</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χαίρειν</text:span></text:span><text:span text:style-name="AncientGreek_3a__20_Ἀρχαία_20_ἑλληνικά"><text:span text:style-name="T39"> </text:span></text:span><text:span text:style-name="AncientGreek_3a__20_Ἀρχαία_20_ἑλληνικά"><text:span text:style-name="T6">εἰποῦσα</text:span></text:span><text:span text:style-name="AncientGreek_3a__20_Ἀρχαία_20_ἑλληνικά"><text:span text:style-name="T39"> </text:span></text:span><text:span text:style-name="AncientGreek_3a__20_Ἀρχαία_20_ἑλληνικά"><text:span text:style-name="T6">ἔφη</text:span></text:span><text:span text:style-name="AncientGreek_3a__20_Ἀρχαία_20_ἑλληνικά"><text:span text:style-name="T39">· « </text:span></text:span><text:span text:style-name="AncientGreek_3a__20_Ἀρχαία_20_ἑλληνικά"><text:span text:style-name="T6">Ἀγαθά</text:span></text:span><text:span text:style-name="AncientGreek_3a__20_Ἀρχαία_20_ἑλληνικά"><text:span text:style-name="T39"> </text:span></text:span><text:span text:style-name="AncientGreek_3a__20_Ἀρχαία_20_ἑλληνικά"><text:span text:style-name="T6">σοι</text:span></text:span><text:span text:style-name="AncientGreek_3a__20_Ἀρχαία_20_ἑλληνικά"><text:span text:style-name="T39"> </text:span></text:span><text:span text:style-name="AncientGreek_3a__20_Ἀρχαία_20_ἑλληνικά"><text:span text:style-name="T6">ἦλθον</text:span></text:span><text:span text:style-name="AncientGreek_3a__20_Ἀρχαία_20_ἑλληνικά"><text:span text:style-name="T39"> </text:span></text:span><text:span text:style-name="AncientGreek_3a__20_Ἀρχαία_20_ἑλληνικά"><text:span text:style-name="T6">μηνῦσαι</text:span></text:span><text:span text:style-name="AncientGreek_3a__20_Ἀρχαία_20_ἑλληνικά"><text:span text:style-name="T39">· </text:span></text:span><text:span text:style-name="AncientGreek_3a__20_Ἀρχαία_20_ἑλληνικά"><text:span text:style-name="T6">οἶδας</text:span></text:span><text:span text:style-name="AncientGreek_3a__20_Ἀρχαία_20_ἑλληνικά"><text:span text:style-name="T39"> </text:span></text:span><text:span text:style-name="AncientGreek_3a__20_Ἀρχαία_20_ἑλληνικά"><text:span text:style-name="T6">ὡς</text:span></text:span><text:span text:style-name="AncientGreek_3a__20_Ἀρχαία_20_ἑλληνικά"><text:span text:style-name="T39"> </text:span></text:span><text:span text:style-name="AncientGreek_3a__20_Ἀρχαία_20_ἑλληνικά"><text:span text:style-name="T6">ὁ</text:span></text:span><text:span text:style-name="AncientGreek_3a__20_Ἀρχαία_20_ἑλληνικά"><text:span text:style-name="T39"> </text:span></text:span><text:span text:style-name="AncientGreek_3a__20_Ἀρχαία_20_ἑλληνικά"><text:span text:style-name="T6">βασιλεὺς</text:span></text:span><text:span text:style-name="AncientGreek_3a__20_Ἀρχαία_20_ἑλληνικά"><text:span text:style-name="T39"> </text:span></text:span><text:span text:style-name="AncientGreek_3a__20_Ἀρχαία_20_ἑλληνικά"><text:span text:style-name="T6">ἡμῶν</text:span></text:span><text:span text:style-name="AncientGreek_3a__20_Ἀρχαία_20_ἑλληνικά"><text:span text:style-name="T39"> </text:span></text:span><text:span text:style-name="AncientGreek_3a__20_Ἀρχαία_20_ἑλληνικά"><text:span text:style-name="T6">λέων</text:span></text:span><text:span text:style-name="AncientGreek_3a__20_Ἀρχαία_20_ἑλληνικά"><text:span text:style-name="T39"> </text:span></text:span><text:span text:style-name="AncientGreek_3a__20_Ἀρχαία_20_ἑλληνικά"><text:span text:style-name="T6">γείτων</text:span></text:span><text:span text:style-name="AncientGreek_3a__20_Ἀρχαία_20_ἑλληνικά"><text:span text:style-name="T39"> </text:span></text:span><text:span text:style-name="AncientGreek_3a__20_Ἀρχαία_20_ἑλληνικά"><text:span text:style-name="T6">ἐστί</text:span></text:span><text:span text:style-name="AncientGreek_3a__20_Ἀρχαία_20_ἑλληνικά"><text:span text:style-name="T39"> </text:span></text:span><text:span text:style-name="AncientGreek_3a__20_Ἀρχαία_20_ἑλληνικά"><text:span text:style-name="T6">μοι</text:span></text:span><text:span text:style-name="AncientGreek_3a__20_Ἀρχαία_20_ἑλληνικά"><text:span text:style-name="T39">· </text:span></text:span><text:span text:style-name="AncientGreek_3a__20_Ἀρχαία_20_ἑλληνικά"><text:span text:style-name="T6">νοσεῖ</text:span></text:span><text:span text:style-name="AncientGreek_3a__20_Ἀρχαία_20_ἑλληνικά"><text:span text:style-name="T39"> </text:span></text:span><text:span text:style-name="AncientGreek_3a__20_Ἀρχαία_20_ἑλληνικά"><text:span text:style-name="T6">δὲ</text:span></text:span><text:span text:style-name="AncientGreek_3a__20_Ἀρχαία_20_ἑλληνικά"><text:span text:style-name="T39"> </text:span></text:span><text:span text:style-name="AncientGreek_3a__20_Ἀρχαία_20_ἑλληνικά"><text:span text:style-name="T6">καὶ</text:span></text:span><text:span text:style-name="AncientGreek_3a__20_Ἀρχαία_20_ἑλληνικά"><text:span text:style-name="T39"> </text:span></text:span><text:span text:style-name="AncientGreek_3a__20_Ἀρχαία_20_ἑλληνικά"><text:span text:style-name="T6">ἔστιν</text:span></text:span><text:span text:style-name="AncientGreek_3a__20_Ἀρχαία_20_ἑλληνικά"><text:span text:style-name="T39"> </text:span></text:span><text:span text:style-name="AncientGreek_3a__20_Ἀρχαία_20_ἑλληνικά"><text:span text:style-name="T6">ἐγγὺς</text:span></text:span><text:span text:style-name="AncientGreek_3a__20_Ἀρχαία_20_ἑλληνικά"><text:span text:style-name="T39"> </text:span></text:span><text:span text:style-name="AncientGreek_3a__20_Ἀρχαία_20_ἑλληνικά"><text:span text:style-name="T6">τοῦ</text:span></text:span><text:span text:style-name="AncientGreek_3a__20_Ἀρχαία_20_ἑλληνικά"><text:span text:style-name="T39"> </text:span></text:span><text:span text:style-name="AncientGreek_3a__20_Ἀρχαία_20_ἑλληνικά"><text:span text:style-name="T6">θνῄσκειν</text:span></text:span><text:span text:style-name="AncientGreek_3a__20_Ἀρχαία_20_ἑλληνικά"><text:span text:style-name="T39">. </text:span></text:span><text:span text:style-name="AncientGreek_3a__20_Ἀρχαία_20_ἑλληνικά"><text:span text:style-name="T6">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6">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6">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69">THE LION, THE FOX AND THE DEER.</text:p>
            <text:p text:style-name="P69">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69"/>
            <text:p text:style-name="P69">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6-26T09:56:39.062000000</dc:date>
    <meta:editing-cycles>21</meta:editing-cycles>
    <meta:editing-duration>PT1H45M46S</meta:editing-duration>
    <meta:document-statistic meta:table-count="1" meta:image-count="0" meta:object-count="0" meta:page-count="37" meta:paragraph-count="600" meta:word-count="19026" meta:character-count="108073" meta:non-whitespace-character-count="89581"/>
    <meta:template xlink:type="simple" xlink:actuate="onRequest" xlink:title="" xlink:href="Normal.dotm"/>
  </office:meta>
</office:document-meta>
</file>